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137">
      <style:table-cell-properties style:rotation-align="none"/>
    </style:style>
    <style:style style:name="ce2" style:family="table-cell" style:parent-style-name="Default" style:data-style-name="N138">
      <style:table-cell-properties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Default" style:data-style-name="N13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2" table:number-columns-repeated="16374" table:default-cell-style-name="Default"/>
        <table:table-row table:style-name="ro1">
          <table:table-cell office:value-type="string" calcext:value-type="string">
            <text:p>Número do processo</text:p>
          </table:table-cell>
          <table:table-cell office:value-type="string" calcext:value-type="string">
            <text:p>Data de ajuizamento</text:p>
          </table:table-cell>
          <table:table-cell office:value-type="string" calcext:value-type="string">
            <text:p>Data da prescrição</text:p>
          </table:table-cell>
          <table:table-cell office:value-type="string" calcext:value-type="string">
            <text:p>Dias restantes para prescrição</text:p>
          </table:table-cell>
          <table:table-cell office:value-type="string" calcext:value-type="string">
            <text:p>Magistrado</text:p>
          </table:table-cell>
          <table:table-cell office:value-type="string" calcext:value-type="string">
            <text:p>Data do último movimento</text:p>
          </table:table-cell>
          <table:table-cell office:value-type="string" calcext:value-type="string">
            <text:p>Descrição do movimento</text:p>
          </table:table-cell>
          <table:table-cell office:value-type="string" calcext:value-type="string">
            <text:p>Localização_Prescrição</text:p>
          </table:table-cell>
          <table:table-cell office:value-type="string" calcext:value-type="string">
            <text:p>Total de processos</text:p>
          </table:table-cell>
          <table:table-cell office:value-type="string" calcext:value-type="string">
            <text:p>Serventia Descrição Prescriçã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1-70.2016.4.05.8108</text:p>
          </table:table-cell>
          <table:table-cell office:value-type="date" office:date-value="2016-01-19T15:54:00" calcext:value-type="date">
            <text:p>19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1T14:55:59.38" calcext:value-type="date">
            <text:p>11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1-70.2016.4.05.8108</text:p>
          </table:table-cell>
          <table:table-cell office:value-type="date" office:date-value="2018-12-11T14:28:14.42" calcext:value-type="date">
            <text:p>11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26T14:15:11.65" calcext:value-type="date">
            <text:p>26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2-40.2016.4.05.8501</text:p>
          </table:table-cell>
          <table:table-cell office:value-type="date" office:date-value="2016-01-07T14:29:00" calcext:value-type="date">
            <text:p>07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6-04-19T10:35:00" calcext:value-type="date">
            <text:p>19/04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2-55.2016.4.05.8108</text:p>
          </table:table-cell>
          <table:table-cell office:value-type="date" office:date-value="2016-01-19T15:54:00" calcext:value-type="date">
            <text:p>19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3T13:47:19.54" calcext:value-type="date">
            <text:p>13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2-55.2016.4.05.8108</text:p>
          </table:table-cell>
          <table:table-cell office:value-type="date" office:date-value="2018-12-12T13:40:12.15" calcext:value-type="date">
            <text:p>12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23T09:02:56.07" calcext:value-type="date">
            <text:p>23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3-14.2014.4.05.8107</text:p>
          </table:table-cell>
          <table:table-cell office:value-type="date" office:date-value="2014-01-14T13:50:00" calcext:value-type="date">
            <text:p>14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22:50.42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3-14.2014.4.05.8107</text:p>
          </table:table-cell>
          <table:table-cell office:value-type="date" office:date-value="2018-04-23T13:17:22.41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ABRÍCIO PONTE DE ARAUJO</text:p>
          </table:table-cell>
          <table:table-cell office:value-type="date" office:date-value="2022-08-29T21:42:19.12" calcext:value-type="date">
            <text:p>29/08/2022</text:p>
          </table:table-cell>
          <table:table-cell office:value-type="string" calcext:value-type="string">
            <text:p>Recurso Extraordinário - Suspensão do Processa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3-29.2014.4.05.8102</text:p>
          </table:table-cell>
          <table:table-cell office:value-type="date" office:date-value="2014-01-09T14:52:00" calcext:value-type="date">
            <text:p>09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7T15:12:39.41" calcext:value-type="date">
            <text:p>17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3-63.2018.4.05.8304</text:p>
          </table:table-cell>
          <table:table-cell office:value-type="date" office:date-value="2018-04-17T17:53:00" calcext:value-type="date">
            <text:p>17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9-02-14T14:00:58.35" calcext:value-type="date">
            <text:p>14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3-77.2015.4.05.8107</text:p>
          </table:table-cell>
          <table:table-cell office:value-type="date" office:date-value="2015-01-16T15:08:00" calcext:value-type="date">
            <text:p>16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2:50:15.65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3-77.2015.4.05.8107</text:p>
          </table:table-cell>
          <table:table-cell office:value-type="date" office:date-value="2018-04-13T12:41:22.71" calcext:value-type="date">
            <text:p>1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IRO BENIGNO PORTO</text:p>
          </table:table-cell>
          <table:table-cell office:value-type="date" office:date-value="2020-10-21T11:57:20.91" calcext:value-type="date">
            <text:p>21/10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4-14.2014.4.05.8102</text:p>
          </table:table-cell>
          <table:table-cell office:value-type="date" office:date-value="2014-01-09T14:52:00" calcext:value-type="date">
            <text:p>09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4T14:06:58.13" calcext:value-type="date">
            <text:p>14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4-31.2016.4.05.8203</text:p>
          </table:table-cell>
          <table:table-cell office:value-type="date" office:date-value="2016-01-28T14:26:00" calcext:value-type="date">
            <text:p>28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5-05T11:27:00" calcext:value-type="date">
            <text:p>05/05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4-62.2015.4.05.8107</text:p>
          </table:table-cell>
          <table:table-cell office:value-type="date" office:date-value="2015-01-16T15:08:00" calcext:value-type="date">
            <text:p>16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2T16:48:41.6" calcext:value-type="date">
            <text:p>12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4-98.2016.4.05.8504</text:p>
          </table:table-cell>
          <table:table-cell office:value-type="date" office:date-value="2016-01-14T17:42:00" calcext:value-type="date">
            <text:p>14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5-30T10:40:00" calcext:value-type="date">
            <text:p>30/05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6-06.2018.4.05.8308</text:p>
          </table:table-cell>
          <table:table-cell office:value-type="date" office:date-value="2018-06-26T14:26:00" calcext:value-type="date">
            <text:p>26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HUR NAPOLEÃO TEIXEIRA FILHO</text:p>
          </table:table-cell>
          <table:table-cell office:value-type="date" office:date-value="2019-03-20T16:17:00" calcext:value-type="date">
            <text:p>20/03/2019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7-51.2014.4.05.8107</text:p>
          </table:table-cell>
          <table:table-cell office:value-type="date" office:date-value="2014-01-14T13:50:00" calcext:value-type="date">
            <text:p>14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3-02T17:14:00.1" calcext:value-type="date">
            <text:p>02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7-51.2014.4.05.8107</text:p>
          </table:table-cell>
          <table:table-cell office:value-type="date" office:date-value="2018-02-27T20:46:51.03" calcext:value-type="date">
            <text:p>2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23-09-18T15:24:49.91" calcext:value-type="date">
            <text:p>18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7-77.2016.4.05.8108</text:p>
          </table:table-cell>
          <table:table-cell office:value-type="date" office:date-value="2016-01-19T15:54:00" calcext:value-type="date">
            <text:p>19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0T14:32:20.42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7-77.2016.4.05.8108</text:p>
          </table:table-cell>
          <table:table-cell office:value-type="date" office:date-value="2018-12-10T13:06:01.02" calcext:value-type="date">
            <text:p>10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23T10:41:44.77" calcext:value-type="date">
            <text:p>23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7-88.2018.4.05.8308</text:p>
          </table:table-cell>
          <table:table-cell office:value-type="date" office:date-value="2018-06-26T14:26:00" calcext:value-type="date">
            <text:p>26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ALYNNI MARIA DE LAVOR PASSOS</text:p>
          </table:table-cell>
          <table:table-cell office:value-type="date" office:date-value="2018-09-27T15:17:00" calcext:value-type="date">
            <text:p>27/09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8-06.2018.4.05.8201</text:p>
          </table:table-cell>
          <table:table-cell office:value-type="date" office:date-value="2018-03-19T12:15:00" calcext:value-type="date">
            <text:p>19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18-04-10T11:04:48.01" calcext:value-type="date">
            <text:p>10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8-62.2016.4.05.8108</text:p>
          </table:table-cell>
          <table:table-cell office:value-type="date" office:date-value="2016-01-19T15:54:00" calcext:value-type="date">
            <text:p>19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4T10:04:09.99" calcext:value-type="date">
            <text:p>14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8-62.2016.4.05.8108</text:p>
          </table:table-cell>
          <table:table-cell office:value-type="date" office:date-value="2018-12-14T09:45:40.04" calcext:value-type="date">
            <text:p>14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23T08:49:19.97" calcext:value-type="date">
            <text:p>23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9-47.2016.4.05.8108</text:p>
          </table:table-cell>
          <table:table-cell office:value-type="date" office:date-value="2016-01-19T15:54:00" calcext:value-type="date">
            <text:p>19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7T15:47:58.31" calcext:value-type="date">
            <text:p>17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9-47.2016.4.05.8108</text:p>
          </table:table-cell>
          <table:table-cell office:value-type="date" office:date-value="2018-12-17T13:13:59.92" calcext:value-type="date">
            <text:p>17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23T08:33:44.28" calcext:value-type="date">
            <text:p>23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9-53.2016.4.05.8106</text:p>
          </table:table-cell>
          <table:table-cell office:value-type="date" office:date-value="2016-01-26T14:15:00" calcext:value-type="date">
            <text:p>26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19T23:02:57" calcext:value-type="date">
            <text:p>1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09-64.2018.4.05.8306</text:p>
          </table:table-cell>
          <table:table-cell office:value-type="date" office:date-value="2018-08-01T18:12:00" calcext:value-type="date">
            <text:p>01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9-20T09:20:00" calcext:value-type="date">
            <text:p>20/09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0-86.2017.4.05.8402</text:p>
          </table:table-cell>
          <table:table-cell office:value-type="date" office:date-value="2017-03-09T13:58:00" calcext:value-type="date">
            <text:p>09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7-08-16T15:40:25.19" calcext:value-type="date">
            <text:p>16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17.2016.4.05.8108</text:p>
          </table:table-cell>
          <table:table-cell office:value-type="date" office:date-value="2016-01-26T15:27:00" calcext:value-type="date">
            <text:p>26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8T13:37:43.04" calcext:value-type="date">
            <text:p>18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17.2016.4.05.8108</text:p>
          </table:table-cell>
          <table:table-cell office:value-type="date" office:date-value="2018-12-18T13:30:32.97" calcext:value-type="date">
            <text:p>18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31T09:21:26.92" calcext:value-type="date">
            <text:p>31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19.2013.4.05.8400</text:p>
          </table:table-cell>
          <table:table-cell office:value-type="date" office:date-value="2013-01-07T16:58:00" calcext:value-type="date">
            <text:p>07/0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8-13T00:54:33.24" calcext:value-type="date">
            <text:p>13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51.2015.4.05.8108</text:p>
          </table:table-cell>
          <table:table-cell office:value-type="date" office:date-value="2015-02-19T10:37:00" calcext:value-type="date">
            <text:p>19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0T16:06:37.73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51.2015.4.05.8108</text:p>
          </table:table-cell>
          <table:table-cell office:value-type="date" office:date-value="2018-12-10T14:51:39.04" calcext:value-type="date">
            <text:p>10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06T15:53:48.34" calcext:value-type="date">
            <text:p>0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60.2015.4.05.8105</text:p>
          </table:table-cell>
          <table:table-cell office:value-type="date" office:date-value="2015-02-25T11:00:00" calcext:value-type="date">
            <text:p>25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5-30T16:08:01.14" calcext:value-type="date">
            <text:p>30/05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1-82.2014.4.05.8303</text:p>
          </table:table-cell>
          <table:table-cell office:value-type="date" office:date-value="2014-01-13T17:19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06-13T17:33:12.22" calcext:value-type="date">
            <text:p>13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2-04.2013.4.05.8400</text:p>
          </table:table-cell>
          <table:table-cell office:value-type="date" office:date-value="2013-01-07T14:11:00" calcext:value-type="date">
            <text:p>07/0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2T13:24:28.85" calcext:value-type="date">
            <text:p>02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2-40.2018.4.05.8105</text:p>
          </table:table-cell>
          <table:table-cell office:value-type="date" office:date-value="2018-08-27T14:36:00" calcext:value-type="date">
            <text:p>27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8T10:35:27.93" calcext:value-type="date">
            <text:p>28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2-59.2017.4.05.8401</text:p>
          </table:table-cell>
          <table:table-cell office:value-type="date" office:date-value="2017-01-23T11:25:00" calcext:value-type="date">
            <text:p>23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8-14T17:17:00" calcext:value-type="date">
            <text:p>14/08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3-06.2010.4.05.8202</text:p>
          </table:table-cell>
          <table:table-cell office:value-type="date" office:date-value="2010-01-13T09:33:00" calcext:value-type="date">
            <text:p>13/01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31T10:05:44.53" calcext:value-type="date">
            <text:p>31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3-40.2014.4.05.8307</text:p>
          </table:table-cell>
          <table:table-cell office:value-type="date" office:date-value="2014-01-13T17:51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19T17:20:54.14" calcext:value-type="date">
            <text:p>19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3-40.2014.4.05.8307</text:p>
          </table:table-cell>
          <table:table-cell office:value-type="date" office:date-value="2017-10-19T13:42:59.61" calcext:value-type="date">
            <text:p>19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20T16:28:06.57" calcext:value-type="date">
            <text:p>20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3-44.2017.4.05.8401</text:p>
          </table:table-cell>
          <table:table-cell office:value-type="date" office:date-value="2017-01-23T12:47:00" calcext:value-type="date">
            <text:p>23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8-14T17:11:00" calcext:value-type="date">
            <text:p>14/08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3-86.2013.4.05.8400</text:p>
          </table:table-cell>
          <table:table-cell office:value-type="date" office:date-value="2013-01-07T16:58:00" calcext:value-type="date">
            <text:p>07/0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2-01T14:39:08.34" calcext:value-type="date">
            <text:p>01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4-11.2017.4.05.8504</text:p>
          </table:table-cell>
          <table:table-cell office:value-type="date" office:date-value="2017-03-07T09:49:00" calcext:value-type="date">
            <text:p>07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18-08-13T11:44:00" calcext:value-type="date">
            <text:p>13/08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4-29.2017.4.05.8401</text:p>
          </table:table-cell>
          <table:table-cell office:value-type="date" office:date-value="2017-01-24T14:12:00" calcext:value-type="date">
            <text:p>24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17-10-23T14:46:00" calcext:value-type="date">
            <text:p>23/10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4-46.2014.4.05.8106</text:p>
          </table:table-cell>
          <table:table-cell office:value-type="date" office:date-value="2014-03-11T08:20:00" calcext:value-type="date">
            <text:p>11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1-06-05T12:05:39.27" calcext:value-type="date">
            <text:p>05/06/2021</text:p>
          </table:table-cell>
          <table:table-cell office:value-type="string" calcext:value-type="string">
            <text:p>Baixa Definitiva - Processo Migrado para o PJe no 2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4-46.2014.4.05.8106</text:p>
          </table:table-cell>
          <table:table-cell office:value-type="date" office:date-value="2021-06-05T10:02:18.99" calcext:value-type="date">
            <text:p>05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2-01-24T08:30:39.77" calcext:value-type="date">
            <text:p>24/01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5-06.2015.4.05.8103</text:p>
          </table:table-cell>
          <table:table-cell office:value-type="date" office:date-value="2015-01-08T17:30:00" calcext:value-type="date">
            <text:p>08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5-04-06T14:23:00" calcext:value-type="date">
            <text:p>06/04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5-14.2017.4.05.8401</text:p>
          </table:table-cell>
          <table:table-cell office:value-type="date" office:date-value="2017-01-24T14:12:00" calcext:value-type="date">
            <text:p>24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RLAN DONATO ROCHA</text:p>
          </table:table-cell>
          <table:table-cell office:value-type="date" office:date-value="2017-06-01T15:20:00" calcext:value-type="date">
            <text:p>01/06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5-41.2017.4.05.8101</text:p>
          </table:table-cell>
          <table:table-cell office:value-type="date" office:date-value="2017-01-26T13:28:00" calcext:value-type="date">
            <text:p>26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7-11-24T15:16:00" calcext:value-type="date">
            <text:p>24/11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6-28.2014.4.05.8102</text:p>
          </table:table-cell>
          <table:table-cell office:value-type="date" office:date-value="2014-01-14T10:25:00" calcext:value-type="date">
            <text:p>14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6-09-01T12:57:00" calcext:value-type="date">
            <text:p>01/09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6-92.2018.4.05.8003</text:p>
          </table:table-cell>
          <table:table-cell office:value-type="date" office:date-value="2018-03-21T14:37:00" calcext:value-type="date">
            <text:p>21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3-22T10:37:00" calcext:value-type="date">
            <text:p>22/03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6-96.2017.4.05.8401</text:p>
          </table:table-cell>
          <table:table-cell office:value-type="date" office:date-value="2017-01-24T14:12:00" calcext:value-type="date">
            <text:p>24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17-06-26T09:40:00" calcext:value-type="date">
            <text:p>26/06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7-81.2017.4.05.8401</text:p>
          </table:table-cell>
          <table:table-cell office:value-type="date" office:date-value="2017-01-24T14:12:00" calcext:value-type="date">
            <text:p>24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17-09-27T08:51:00" calcext:value-type="date">
            <text:p>27/09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18-91.2016.4.05.8404</text:p>
          </table:table-cell>
          <table:table-cell office:value-type="date" office:date-value="2016-02-17T17:44:00" calcext:value-type="date">
            <text:p>17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16-08-02T14:14:00" calcext:value-type="date">
            <text:p>02/08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0-27.2017.4.05.8404</text:p>
          </table:table-cell>
          <table:table-cell office:value-type="date" office:date-value="2017-11-10T10:04:00" calcext:value-type="date">
            <text:p>10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18-03-01T17:27:00" calcext:value-type="date">
            <text:p>01/03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0-53.2014.4.05.8203</text:p>
          </table:table-cell>
          <table:table-cell office:value-type="date" office:date-value="2014-03-26T14:06:00" calcext:value-type="date">
            <text:p>26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3-16T14:07:00" calcext:value-type="date">
            <text:p>16/03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2-23.2014.4.05.8106</text:p>
          </table:table-cell>
          <table:table-cell office:value-type="date" office:date-value="2014-03-20T15:16:00" calcext:value-type="date">
            <text:p>20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0T14:15:47.88" calcext:value-type="date">
            <text:p>20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2-26.2014.4.05.8105</text:p>
          </table:table-cell>
          <table:table-cell office:value-type="date" office:date-value="2014-02-13T11:05:00" calcext:value-type="date">
            <text:p>13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7-04-28T11:56:00" calcext:value-type="date">
            <text:p>28/04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3-70.2017.4.05.8504</text:p>
          </table:table-cell>
          <table:table-cell office:value-type="date" office:date-value="2017-05-09T11:01:00" calcext:value-type="date">
            <text:p>09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8-13T11:56:00" calcext:value-type="date">
            <text:p>13/08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3-88.2017.4.05.8304</text:p>
          </table:table-cell>
          <table:table-cell office:value-type="date" office:date-value="2017-02-15T11:07:00" calcext:value-type="date">
            <text:p>15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 BISPO DA SILVA NETO</text:p>
          </table:table-cell>
          <table:table-cell office:value-type="date" office:date-value="2017-10-03T14:51:00" calcext:value-type="date">
            <text:p>03/10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7-16.2017.4.05.8405</text:p>
          </table:table-cell>
          <table:table-cell office:value-type="date" office:date-value="2017-05-17T12:34:00" calcext:value-type="date">
            <text:p>17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LLISON RÊGO BEZERRA</text:p>
          </table:table-cell>
          <table:table-cell office:value-type="date" office:date-value="2017-08-31T11:29:00" calcext:value-type="date">
            <text:p>31/08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7-25.2017.4.05.8402</text:p>
          </table:table-cell>
          <table:table-cell office:value-type="date" office:date-value="2017-09-04T18:00:00" calcext:value-type="date">
            <text:p>04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8-03-20T14:06:37.72" calcext:value-type="date">
            <text:p>20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7-91.2018.4.05.8401</text:p>
          </table:table-cell>
          <table:table-cell office:value-type="date" office:date-value="2018-04-18T09:41:00" calcext:value-type="date">
            <text:p>18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18-11-22T15:44:37.12" calcext:value-type="date">
            <text:p>22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29-61.2018.4.05.8401</text:p>
          </table:table-cell>
          <table:table-cell office:value-type="date" office:date-value="2018-05-14T10:49:00" calcext:value-type="date">
            <text:p>14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RLAN DONATO ROCHA</text:p>
          </table:table-cell>
          <table:table-cell office:value-type="date" office:date-value="2022-06-21T11:35:00" calcext:value-type="date">
            <text:p>21/06/2022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1-61.2014.4.05.8307</text:p>
          </table:table-cell>
          <table:table-cell office:value-type="date" office:date-value="2014-01-28T16:21:00" calcext:value-type="date">
            <text:p>28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17T15:32:11.12" calcext:value-type="date">
            <text:p>17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1-85.2014.4.05.8105</text:p>
          </table:table-cell>
          <table:table-cell office:value-type="date" office:date-value="2014-02-26T13:59:00" calcext:value-type="date">
            <text:p>26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3-26T16:01:00" calcext:value-type="date">
            <text:p>26/03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2-27.2015.4.05.8205</text:p>
          </table:table-cell>
          <table:table-cell office:value-type="date" office:date-value="2015-01-27T13:38:00" calcext:value-type="date">
            <text:p>27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5-04-17T17:54:00" calcext:value-type="date">
            <text:p>17/04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3-07.2018.4.05.8302</text:p>
          </table:table-cell>
          <table:table-cell office:value-type="date" office:date-value="2018-06-25T16:21:00" calcext:value-type="date">
            <text:p>25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8-11-29T15:09:01.97" calcext:value-type="date">
            <text:p>2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3-07.2018.4.05.8302</text:p>
          </table:table-cell>
          <table:table-cell office:value-type="date" office:date-value="2018-11-20T16:24:02.84" calcext:value-type="date">
            <text:p>20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9-02-26T00:01:14.11" calcext:value-type="date">
            <text:p>26/02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3-61.2014.4.05.8103</text:p>
          </table:table-cell>
          <table:table-cell office:value-type="date" office:date-value="2014-01-13T11:01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16T15:19:04.7" calcext:value-type="date">
            <text:p>16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3-61.2014.4.05.8103</text:p>
          </table:table-cell>
          <table:table-cell office:value-type="date" office:date-value="2019-03-15T16:15:46.3" calcext:value-type="date">
            <text:p>15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06T17:18:51.61" calcext:value-type="date">
            <text:p>0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3-98.2013.8.15.0241</text:p>
          </table:table-cell>
          <table:table-cell office:value-type="date" office:date-value="2020-03-11T12:44:32.38" calcext:value-type="date">
            <text:p>11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20-03-12T08:42:56.97" calcext:value-type="date">
            <text:p>12/03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4-89.2018.4.05.8302</text:p>
          </table:table-cell>
          <table:table-cell office:value-type="date" office:date-value="2018-06-25T16:20:00" calcext:value-type="date">
            <text:p>25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8-10-10T16:00:14.75" calcext:value-type="date">
            <text:p>10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4-89.2018.4.05.8302</text:p>
          </table:table-cell>
          <table:table-cell office:value-type="date" office:date-value="2018-10-05T19:44:17.19" calcext:value-type="date">
            <text:p>05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9-02-07T16:32:56.15" calcext:value-type="date">
            <text:p>07/02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5-25.2014.4.05.8105</text:p>
          </table:table-cell>
          <table:table-cell office:value-type="date" office:date-value="2014-03-11T13:49:00" calcext:value-type="date">
            <text:p>11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5-08-20T10:48:00" calcext:value-type="date">
            <text:p>20/08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9-54.2012.4.05.8001</text:p>
          </table:table-cell>
          <table:table-cell office:value-type="date" office:date-value="2012-01-17T17:02:00" calcext:value-type="date">
            <text:p>17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8-09-18T15:22:57.35" calcext:value-type="date">
            <text:p>18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9-57.2017.4.05.8105</text:p>
          </table:table-cell>
          <table:table-cell office:value-type="date" office:date-value="2017-07-06T11:18:00" calcext:value-type="date">
            <text:p>06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6-01T14:06:00" calcext:value-type="date">
            <text:p>01/06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39-62.2014.4.05.8105</text:p>
          </table:table-cell>
          <table:table-cell office:value-type="date" office:date-value="2014-03-11T13:49:00" calcext:value-type="date">
            <text:p>11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8-11-14T12:12:26.85" calcext:value-type="date">
            <text:p>14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0-72.2013.4.05.8205</text:p>
          </table:table-cell>
          <table:table-cell office:value-type="date" office:date-value="2013-02-07T18:55:00" calcext:value-type="date">
            <text:p>07/0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6T12:35:46.98" calcext:value-type="date">
            <text:p>26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1-20.2014.4.05.8400</text:p>
          </table:table-cell>
          <table:table-cell office:value-type="date" office:date-value="2014-01-13T17:42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8-04T17:55:30.96" calcext:value-type="date">
            <text:p>04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3-65.2015.4.05.8105</text:p>
          </table:table-cell>
          <table:table-cell office:value-type="date" office:date-value="2015-03-26T13:44:00" calcext:value-type="date">
            <text:p>26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26T09:24:57.16" calcext:value-type="date">
            <text:p>26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3-65.2015.4.05.8105</text:p>
          </table:table-cell>
          <table:table-cell office:value-type="date" office:date-value="2019-02-26T08:58:16.84" calcext:value-type="date">
            <text:p>26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20-04-26T14:57:52.29" calcext:value-type="date">
            <text:p>26/04/2020</text:p>
          </table:table-cell>
          <table:table-cell office:value-type="string" calcext:value-type="string">
            <text:p>Sobrestad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3-94.2017.4.05.8105</text:p>
          </table:table-cell>
          <table:table-cell office:value-type="date" office:date-value="2017-07-13T12:45:00" calcext:value-type="date">
            <text:p>13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22-12-15T13:27:00" calcext:value-type="date">
            <text:p>15/12/20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4-44.2015.4.05.8107</text:p>
          </table:table-cell>
          <table:table-cell office:value-type="date" office:date-value="2015-02-26T15:41:00" calcext:value-type="date">
            <text:p>26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20:00:21.39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4-89.2016.4.05.8404</text:p>
          </table:table-cell>
          <table:table-cell office:value-type="date" office:date-value="2016-04-05T16:29:00" calcext:value-type="date">
            <text:p>0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19-08-21T11:11:00" calcext:value-type="date">
            <text:p>21/08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45-13.2016.4.05.8101</text:p>
          </table:table-cell>
          <table:table-cell office:value-type="date" office:date-value="2016-02-02T14:57:00" calcext:value-type="date">
            <text:p>02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6-08-09T15:38:00" calcext:value-type="date">
            <text:p>09/08/2016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51-76.2014.4.05.8105</text:p>
          </table:table-cell>
          <table:table-cell office:value-type="date" office:date-value="2019-04-11T11:50:06.67" calcext:value-type="date">
            <text:p>11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5T12:25:47.95" calcext:value-type="date">
            <text:p>25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55-96.2017.4.05.8400</text:p>
          </table:table-cell>
          <table:table-cell office:value-type="date" office:date-value="2017-02-23T18:16:00" calcext:value-type="date">
            <text:p>23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7-09-01T15:25:00" calcext:value-type="date">
            <text:p>01/09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63-95.2016.4.05.8501</text:p>
          </table:table-cell>
          <table:table-cell office:value-type="date" office:date-value="2016-06-15T09:51:00" calcext:value-type="date">
            <text:p>15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10-24T11:04:00" calcext:value-type="date">
            <text:p>24/10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64-69.2014.4.05.8107</text:p>
          </table:table-cell>
          <table:table-cell office:value-type="date" office:date-value="2014-02-06T11:55:00" calcext:value-type="date">
            <text:p>06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9:33:30.01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65-17.2015.4.05.8108</text:p>
          </table:table-cell>
          <table:table-cell office:value-type="date" office:date-value="2015-03-11T12:50:00" calcext:value-type="date">
            <text:p>11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1T11:32:45.84" calcext:value-type="date">
            <text:p>11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65-17.2015.4.05.8108</text:p>
          </table:table-cell>
          <table:table-cell office:value-type="date" office:date-value="2018-12-11T10:07:16.11" calcext:value-type="date">
            <text:p>11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20T10:46:05.14" calcext:value-type="date">
            <text:p>20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65-68.2016.4.05.8403</text:p>
          </table:table-cell>
          <table:table-cell office:value-type="date" office:date-value="2016-04-20T10:38:00" calcext:value-type="date">
            <text:p>20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16-06-01T15:19:00" calcext:value-type="date">
            <text:p>01/06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0-84.2016.4.05.8502</text:p>
          </table:table-cell>
          <table:table-cell office:value-type="date" office:date-value="2016-06-22T10:43:00" calcext:value-type="date">
            <text:p>22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4-03T14:25:00" calcext:value-type="date">
            <text:p>03/04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2-49.2014.4.05.8106</text:p>
          </table:table-cell>
          <table:table-cell office:value-type="date" office:date-value="2014-06-09T17:23:00" calcext:value-type="date">
            <text:p>09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0T19:09:38.61" calcext:value-type="date">
            <text:p>20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6-36.2012.4.05.8307</text:p>
          </table:table-cell>
          <table:table-cell office:value-type="date" office:date-value="2012-02-10T11:41:00" calcext:value-type="date">
            <text:p>10/02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0T11:02:32.77" calcext:value-type="date">
            <text:p>20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6-38.2018.4.05.8400</text:p>
          </table:table-cell>
          <table:table-cell office:value-type="date" office:date-value="2018-08-08T17:12:00" calcext:value-type="date">
            <text:p>08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10-11T16:49:20.73" calcext:value-type="date">
            <text:p>11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6-65.2014.4.05.8307</text:p>
          </table:table-cell>
          <table:table-cell office:value-type="date" office:date-value="2014-03-18T17:44:00" calcext:value-type="date">
            <text:p>18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3T11:50:50.99" calcext:value-type="date">
            <text:p>23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7-21.2012.4.05.8307</text:p>
          </table:table-cell>
          <table:table-cell office:value-type="date" office:date-value="2012-02-10T11:36:00" calcext:value-type="date">
            <text:p>10/02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5-06-10T16:26:00" calcext:value-type="date">
            <text:p>10/06/2015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78-98.2015.4.05.8404</text:p>
          </table:table-cell>
          <table:table-cell office:value-type="date" office:date-value="2015-04-30T13:52:00" calcext:value-type="date">
            <text:p>30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15-05-05T16:19:00" calcext:value-type="date">
            <text:p>05/05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1-71.2015.4.05.8107</text:p>
          </table:table-cell>
          <table:table-cell office:value-type="date" office:date-value="2015-04-22T18:27:00" calcext:value-type="date">
            <text:p>22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20:29:53.81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1-71.2015.4.05.8107</text:p>
          </table:table-cell>
          <table:table-cell office:value-type="date" office:date-value="2018-02-17T20:17:14.9" calcext:value-type="date">
            <text:p>1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24-01-29T10:21:19.99" calcext:value-type="date">
            <text:p>2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2-66.2014.4.05.8309</text:p>
          </table:table-cell>
          <table:table-cell office:value-type="date" office:date-value="2014-03-24T13:50:00" calcext:value-type="date">
            <text:p>24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1-22T17:56:54.37" calcext:value-type="date">
            <text:p>22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2-66.2014.4.05.8309</text:p>
          </table:table-cell>
          <table:table-cell office:value-type="date" office:date-value="2018-01-22T16:47:32.82" calcext:value-type="date">
            <text:p>22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UARDO SOUSA DANTAS</text:p>
          </table:table-cell>
          <table:table-cell office:value-type="date" office:date-value="2023-05-26T00:06:04.71" calcext:value-type="date">
            <text:p>26/05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3-84.2014.4.05.8104</text:p>
          </table:table-cell>
          <table:table-cell office:value-type="date" office:date-value="2014-03-21T16:11:00" calcext:value-type="date">
            <text:p>21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6T13:36:53.99" calcext:value-type="date">
            <text:p>26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4-69.2014.4.05.8104</text:p>
          </table:table-cell>
          <table:table-cell office:value-type="date" office:date-value="2014-03-21T16:18:00" calcext:value-type="date">
            <text:p>21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8T14:29:39.08" calcext:value-type="date">
            <text:p>28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7-75.2015.4.05.8205</text:p>
          </table:table-cell>
          <table:table-cell office:value-type="date" office:date-value="2015-03-18T16:59:00" calcext:value-type="date">
            <text:p>18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5-04-17T17:55:00" calcext:value-type="date">
            <text:p>17/04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89-57.2015.4.05.8104</text:p>
          </table:table-cell>
          <table:table-cell office:value-type="date" office:date-value="2015-04-09T11:26:00" calcext:value-type="date">
            <text:p>09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2-19T10:37:25.63" calcext:value-type="date">
            <text:p>19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94-38.2013.4.05.8205</text:p>
          </table:table-cell>
          <table:table-cell office:value-type="date" office:date-value="2013-02-20T18:45:00" calcext:value-type="date">
            <text:p>20/0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0T17:07:41.8" calcext:value-type="date">
            <text:p>20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95-95.2014.4.05.8105</text:p>
          </table:table-cell>
          <table:table-cell office:value-type="date" office:date-value="2014-05-21T17:34:00" calcext:value-type="date">
            <text:p>21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12-10T15:46:55.35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95-95.2014.4.05.8105</text:p>
          </table:table-cell>
          <table:table-cell office:value-type="date" office:date-value="2018-12-10T14:27:28.15" calcext:value-type="date">
            <text:p>10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1T14:36:37.61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096-32.2013.4.05.8003</text:p>
          </table:table-cell>
          <table:table-cell office:value-type="date" office:date-value="2013-03-18T12:14:00" calcext:value-type="date">
            <text:p>18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AULO HENRIQUE DA SILVA AGUIAR</text:p>
          </table:table-cell>
          <table:table-cell office:value-type="date" office:date-value="2018-11-10T09:32:53.03" calcext:value-type="date">
            <text:p>10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01-02.2014.4.05.8106</text:p>
          </table:table-cell>
          <table:table-cell office:value-type="date" office:date-value="2014-08-06T11:35:00" calcext:value-type="date">
            <text:p>06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3-03T16:42:00" calcext:value-type="date">
            <text:p>03/03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03-47.2015.4.05.8102</text:p>
          </table:table-cell>
          <table:table-cell office:value-type="date" office:date-value="2015-01-27T13:52:00" calcext:value-type="date">
            <text:p>27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01T11:14:24.15" calcext:value-type="date">
            <text:p>01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03-74.2016.4.05.8502</text:p>
          </table:table-cell>
          <table:table-cell office:value-type="date" office:date-value="2016-08-18T14:11:00" calcext:value-type="date">
            <text:p>18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4-03T15:28:00" calcext:value-type="date">
            <text:p>03/04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07-37.2013.4.05.8205</text:p>
          </table:table-cell>
          <table:table-cell office:value-type="date" office:date-value="2013-02-25T18:54:00" calcext:value-type="date">
            <text:p>25/0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23T16:06:03.28" calcext:value-type="date">
            <text:p>23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11-44.2017.4.05.8202</text:p>
          </table:table-cell>
          <table:table-cell office:value-type="date" office:date-value="2017-08-25T11:31:00" calcext:value-type="date">
            <text:p>25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8-08-08T14:22:00" calcext:value-type="date">
            <text:p>08/08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11-71.2013.4.05.8303</text:p>
          </table:table-cell>
          <table:table-cell office:value-type="date" office:date-value="2013-03-11T17:46:00" calcext:value-type="date">
            <text:p>11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19-01-16T17:02:00" calcext:value-type="date">
            <text:p>16/01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13-08.2017.4.05.8107</text:p>
          </table:table-cell>
          <table:table-cell office:value-type="date" office:date-value="2017-10-19T14:00:00" calcext:value-type="date">
            <text:p>19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8:45:17.22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13-08.2017.4.05.8107</text:p>
          </table:table-cell>
          <table:table-cell office:value-type="date" office:date-value="2018-04-23T18:42:44.24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24T16:03:38.86" calcext:value-type="date">
            <text:p>24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14-15.2016.4.05.8305</text:p>
          </table:table-cell>
          <table:table-cell office:value-type="date" office:date-value="2016-03-21T16:04:00" calcext:value-type="date">
            <text:p>21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2-13T14:54:00" calcext:value-type="date">
            <text:p>13/02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18-10.2015.4.05.8104</text:p>
          </table:table-cell>
          <table:table-cell office:value-type="date" office:date-value="2015-05-22T13:37:00" calcext:value-type="date">
            <text:p>22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0-29T16:46:33.21" calcext:value-type="date">
            <text:p>2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21-27.2013.4.05.8203</text:p>
          </table:table-cell>
          <table:table-cell office:value-type="date" office:date-value="2013-11-13T16:54:00" calcext:value-type="date">
            <text:p>13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9-09T10:27:00" calcext:value-type="date">
            <text:p>09/09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22-53.2015.4.05.8102</text:p>
          </table:table-cell>
          <table:table-cell office:value-type="date" office:date-value="2015-01-29T12:18:00" calcext:value-type="date">
            <text:p>29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4T15:43:52.2" calcext:value-type="date">
            <text:p>14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23-60.2009.4.05.8001</text:p>
          </table:table-cell>
          <table:table-cell office:value-type="date" office:date-value="2009-03-12T07:40:00" calcext:value-type="date">
            <text:p>12/03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19-01-31T15:41:17.01" calcext:value-type="date">
            <text:p>31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25-67.2013.4.05.8105</text:p>
          </table:table-cell>
          <table:table-cell office:value-type="date" office:date-value="2013-05-23T16:12:00" calcext:value-type="date">
            <text:p>23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07T11:17:59.25" calcext:value-type="date">
            <text:p>07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26-18.2014.4.05.8202</text:p>
          </table:table-cell>
          <table:table-cell office:value-type="date" office:date-value="2014-05-08T17:59:00" calcext:value-type="date">
            <text:p>08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5-07-28T13:15:00" calcext:value-type="date">
            <text:p>28/07/2015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28-50.2012.4.05.8107</text:p>
          </table:table-cell>
          <table:table-cell office:value-type="date" office:date-value="2012-04-23T14:42:00" calcext:value-type="date">
            <text:p>23/04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09T10:08:23.47" calcext:value-type="date">
            <text:p>0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0-51.2016.4.05.8504</text:p>
          </table:table-cell>
          <table:table-cell office:value-type="date" office:date-value="2016-07-15T15:34:00" calcext:value-type="date">
            <text:p>15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11-17T10:29:00" calcext:value-type="date">
            <text:p>17/11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1-31.2014.4.05.8108</text:p>
          </table:table-cell>
          <table:table-cell office:value-type="date" office:date-value="2014-05-22T13:41:00" calcext:value-type="date">
            <text:p>22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3T15:16:44.62" calcext:value-type="date">
            <text:p>13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2-50.2013.4.05.8205</text:p>
          </table:table-cell>
          <table:table-cell office:value-type="date" office:date-value="2013-03-04T10:17:00" calcext:value-type="date">
            <text:p>04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22T15:58:08.08" calcext:value-type="date">
            <text:p>22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3-06.2016.4.05.8504</text:p>
          </table:table-cell>
          <table:table-cell office:value-type="date" office:date-value="2016-06-28T08:50:00" calcext:value-type="date">
            <text:p>28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10-28T14:11:00" calcext:value-type="date">
            <text:p>28/10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3-44.2013.4.05.8202</text:p>
          </table:table-cell>
          <table:table-cell office:value-type="date" office:date-value="2013-03-04T15:12:00" calcext:value-type="date">
            <text:p>04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19T13:34:14.53" calcext:value-type="date">
            <text:p>1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4-05.2013.4.05.8307</text:p>
          </table:table-cell>
          <table:table-cell office:value-type="date" office:date-value="2013-04-11T11:20:00" calcext:value-type="date">
            <text:p>11/04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8-04-27T11:47:00" calcext:value-type="date">
            <text:p>27/04/2018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4-50.2018.4.05.8300</text:p>
          </table:table-cell>
          <table:table-cell office:value-type="date" office:date-value="2018-08-06T16:00:00" calcext:value-type="date">
            <text:p>06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Z XIMENES</text:p>
          </table:table-cell>
          <table:table-cell office:value-type="date" office:date-value="2019-12-13T13:57:35.35" calcext:value-type="date">
            <text:p>13/1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4-67.2015.4.05.8102</text:p>
          </table:table-cell>
          <table:table-cell office:value-type="date" office:date-value="2015-02-04T12:24:00" calcext:value-type="date">
            <text:p>04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08T15:08:37.43" calcext:value-type="date">
            <text:p>08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5-39.2021.8.17.2940</text:p>
          </table:table-cell>
          <table:table-cell office:value-type="date" office:date-value="2021-11-18T09:51:06.72" calcext:value-type="date">
            <text:p>18/11/2021</text:p>
          </table:table-cell>
          <table:table-cell office:value-type="date" office:date-value="2025-11-18T09:51:06.72" calcext:value-type="date">
            <text:p>18/11/202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19T11:11:44.31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6-53.2014.4.05.8108</text:p>
          </table:table-cell>
          <table:table-cell office:value-type="date" office:date-value="2014-06-02T17:00:00" calcext:value-type="date">
            <text:p>02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7T17:28:45.85" calcext:value-type="date">
            <text:p>17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8-17.2014.4.05.8304</text:p>
          </table:table-cell>
          <table:table-cell office:value-type="date" office:date-value="2014-02-11T18:06:00" calcext:value-type="date">
            <text:p>11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 BISPO DA SILVA NETO</text:p>
          </table:table-cell>
          <table:table-cell office:value-type="date" office:date-value="2015-08-07T12:59:00" calcext:value-type="date">
            <text:p>07/08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8-23.2014.4.05.8108</text:p>
          </table:table-cell>
          <table:table-cell office:value-type="date" office:date-value="2014-06-02T17:00:00" calcext:value-type="date">
            <text:p>02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3T16:43:18.72" calcext:value-type="date">
            <text:p>13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38-23.2014.4.05.8108</text:p>
          </table:table-cell>
          <table:table-cell office:value-type="date" office:date-value="2018-12-13T16:15:39.68" calcext:value-type="date">
            <text:p>13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19T17:47:39.51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41-10.2011.4.05.8002</text:p>
          </table:table-cell>
          <table:table-cell office:value-type="date" office:date-value="2011-09-26T13:54:00" calcext:value-type="date">
            <text:p>26/09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5-12-02T11:05:00" calcext:value-type="date">
            <text:p>02/12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44-34.2017.4.05.8202</text:p>
          </table:table-cell>
          <table:table-cell office:value-type="date" office:date-value="2017-10-06T12:13:00" calcext:value-type="date">
            <text:p>06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19T17:06:11.18" calcext:value-type="date">
            <text:p>19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1-31.2014.4.05.8105</text:p>
          </table:table-cell>
          <table:table-cell office:value-type="date" office:date-value="2014-08-19T15:32:00" calcext:value-type="date">
            <text:p>19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05T10:52:46.84" calcext:value-type="date">
            <text:p>05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1-31.2014.4.05.8105</text:p>
          </table:table-cell>
          <table:table-cell office:value-type="date" office:date-value="2019-02-05T10:49:09.75" calcext:value-type="date">
            <text:p>05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3T10:33:33.58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2-10.2014.4.05.8107</text:p>
          </table:table-cell>
          <table:table-cell office:value-type="date" office:date-value="2014-03-27T13:53:00" calcext:value-type="date">
            <text:p>27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9:24:39.12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2-23.2017.4.05.8101</text:p>
          </table:table-cell>
          <table:table-cell office:value-type="date" office:date-value="2017-09-01T08:33:00" calcext:value-type="date">
            <text:p>01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11-15T08:55:10.95" calcext:value-type="date">
            <text:p>15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3-24.2016.4.05.8107</text:p>
          </table:table-cell>
          <table:table-cell office:value-type="date" office:date-value="2016-07-19T09:02:00" calcext:value-type="date">
            <text:p>19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20:16:28.46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3-24.2016.4.05.8107</text:p>
          </table:table-cell>
          <table:table-cell office:value-type="date" office:date-value="2018-02-17T20:06:41.26" calcext:value-type="date">
            <text:p>1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ABRÍCIO PONTE DE ARAUJO</text:p>
          </table:table-cell>
          <table:table-cell office:value-type="date" office:date-value="2022-05-30T20:28:39.26" calcext:value-type="date">
            <text:p>30/05/2022</text:p>
          </table:table-cell>
          <table:table-cell office:value-type="string" calcext:value-type="string">
            <text:p>Recurso Extraordinário - Suspensão do Processa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3-51.2016.4.05.8001</text:p>
          </table:table-cell>
          <table:table-cell office:value-type="date" office:date-value="2016-09-22T16:22:00" calcext:value-type="date">
            <text:p>22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AULO HENRIQUE DA SILVA AGUIAR</text:p>
          </table:table-cell>
          <table:table-cell office:value-type="date" office:date-value="2017-05-19T10:04:00" calcext:value-type="date">
            <text:p>19/05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4-46.2015.4.05.8106</text:p>
          </table:table-cell>
          <table:table-cell office:value-type="date" office:date-value="2015-08-12T14:10:00" calcext:value-type="date">
            <text:p>12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3-04T12:56:25.43" calcext:value-type="date">
            <text:p>04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5-64.2016.4.05.8504</text:p>
          </table:table-cell>
          <table:table-cell office:value-type="date" office:date-value="2016-08-24T14:43:00" calcext:value-type="date">
            <text:p>24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18-02-28T15:51:55.4" calcext:value-type="date">
            <text:p>28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7-98.2015.4.05.8106</text:p>
          </table:table-cell>
          <table:table-cell office:value-type="date" office:date-value="2015-08-12T14:10:00" calcext:value-type="date">
            <text:p>12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1T14:14:21.98" calcext:value-type="date">
            <text:p>21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9-43.2016.4.05.8103</text:p>
          </table:table-cell>
          <table:table-cell office:value-type="date" office:date-value="2016-03-11T11:45:00" calcext:value-type="date">
            <text:p>11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23T10:53:08.11" calcext:value-type="date">
            <text:p>23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9-43.2016.4.05.8103</text:p>
          </table:table-cell>
          <table:table-cell office:value-type="date" office:date-value="2019-02-22T14:58:41" calcext:value-type="date">
            <text:p>22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08T15:41:49.18" calcext:value-type="date">
            <text:p>08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59-91.2012.4.05.8100</text:p>
          </table:table-cell>
          <table:table-cell office:value-type="date" office:date-value="2012-01-12T16:28:00" calcext:value-type="date">
            <text:p>12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5-09T12:44:06.43" calcext:value-type="date">
            <text:p>09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1-40.2012.4.05.8107</text:p>
          </table:table-cell>
          <table:table-cell office:value-type="date" office:date-value="2012-05-15T15:42:00" calcext:value-type="date">
            <text:p>15/05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8:24:57.62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1-40.2012.4.05.8107</text:p>
          </table:table-cell>
          <table:table-cell office:value-type="date" office:date-value="2018-02-17T17:19:00.54" calcext:value-type="date">
            <text:p>1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23-12-05T17:16:15.85" calcext:value-type="date">
            <text:p>05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1-50.2015.4.05.8102</text:p>
          </table:table-cell>
          <table:table-cell office:value-type="date" office:date-value="2015-02-13T19:55:00" calcext:value-type="date">
            <text:p>13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0-29T16:07:46.01" calcext:value-type="date">
            <text:p>2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3-14.2015.4.05.8104</text:p>
          </table:table-cell>
          <table:table-cell office:value-type="date" office:date-value="2015-06-10T14:26:00" calcext:value-type="date">
            <text:p>10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0-22T14:35:56.58" calcext:value-type="date">
            <text:p>22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3-57.2010.4.05.8502</text:p>
          </table:table-cell>
          <table:table-cell office:value-type="date" office:date-value="2023-09-15T13:06:30.14" calcext:value-type="date">
            <text:p>15/09/2023</text:p>
          </table:table-cell>
          <table:table-cell office:value-type="date" office:date-value="2027-09-15T13:06:30.14" calcext:value-type="date">
            <text:p>15/09/2027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09-19T08:19:08.13" calcext:value-type="date">
            <text:p>19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6-31.2013.4.05.8106</text:p>
          </table:table-cell>
          <table:table-cell office:value-type="date" office:date-value="2013-07-03T18:52:00" calcext:value-type="date">
            <text:p>03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2T14:05:01.75" calcext:value-type="date">
            <text:p>22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8-98.2013.4.05.8106</text:p>
          </table:table-cell>
          <table:table-cell office:value-type="date" office:date-value="2013-07-11T09:01:00" calcext:value-type="date">
            <text:p>11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2T16:18:50.59" calcext:value-type="date">
            <text:p>22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69-67.2010.4.05.8307</text:p>
          </table:table-cell>
          <table:table-cell office:value-type="date" office:date-value="2010-12-17T17:42:00" calcext:value-type="date">
            <text:p>17/12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5T14:48:43.36" calcext:value-type="date">
            <text:p>25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70-30.2006.4.05.8101</text:p>
          </table:table-cell>
          <table:table-cell office:value-type="date" office:date-value="2006-02-21T22:01:00" calcext:value-type="date">
            <text:p>21/02/200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08T16:34:21.07" calcext:value-type="date">
            <text:p>08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71-60.2016.4.05.8102</text:p>
          </table:table-cell>
          <table:table-cell office:value-type="date" office:date-value="2016-02-03T14:28:00" calcext:value-type="date">
            <text:p>03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1-22T16:25:18.64" calcext:value-type="date">
            <text:p>22/11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74-07.2015.4.05.8310</text:p>
          </table:table-cell>
          <table:table-cell office:value-type="date" office:date-value="2015-07-30T16:40:00" calcext:value-type="date">
            <text:p>30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LAN ENDRY VERAS FERREIRA</text:p>
          </table:table-cell>
          <table:table-cell office:value-type="date" office:date-value="2016-05-25T10:14:00" calcext:value-type="date">
            <text:p>25/05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77-63.2013.4.05.8105</text:p>
          </table:table-cell>
          <table:table-cell office:value-type="date" office:date-value="2013-07-02T12:02:00" calcext:value-type="date">
            <text:p>02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1-31T16:54:31.9" calcext:value-type="date">
            <text:p>31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78-64.2016.4.05.8001</text:p>
          </table:table-cell>
          <table:table-cell office:value-type="date" office:date-value="2016-11-11T14:23:00" calcext:value-type="date">
            <text:p>11/1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OYSIO CAVALCANTI LIMA</text:p>
          </table:table-cell>
          <table:table-cell office:value-type="date" office:date-value="2018-01-12T13:57:00" calcext:value-type="date">
            <text:p>12/01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82-48.2014.4.05.8106</text:p>
          </table:table-cell>
          <table:table-cell office:value-type="date" office:date-value="2014-12-17T18:05:00" calcext:value-type="date">
            <text:p>17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2T15:19:29.98" calcext:value-type="date">
            <text:p>22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83-61.2013.4.05.8205</text:p>
          </table:table-cell>
          <table:table-cell office:value-type="date" office:date-value="2013-03-25T17:29:00" calcext:value-type="date">
            <text:p>25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9T13:49:34.35" calcext:value-type="date">
            <text:p>09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88-24.2015.4.05.8105</text:p>
          </table:table-cell>
          <table:table-cell office:value-type="date" office:date-value="2015-05-26T10:00:00" calcext:value-type="date">
            <text:p>2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6-07-13T09:21:00" calcext:value-type="date">
            <text:p>13/07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89-09.2015.4.05.8105</text:p>
          </table:table-cell>
          <table:table-cell office:value-type="date" office:date-value="2015-05-26T10:00:00" calcext:value-type="date">
            <text:p>2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6T13:24:12.85" calcext:value-type="date">
            <text:p>26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89-34.2014.4.05.8108</text:p>
          </table:table-cell>
          <table:table-cell office:value-type="date" office:date-value="2014-07-17T12:11:00" calcext:value-type="date">
            <text:p>17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3T17:24:22.17" calcext:value-type="date">
            <text:p>13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89-34.2014.4.05.8108</text:p>
          </table:table-cell>
          <table:table-cell office:value-type="date" office:date-value="2018-11-27T17:17:25.13" calcext:value-type="date">
            <text:p>27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ELO SAMPAIO PIMENTEL ROCHA</text:p>
          </table:table-cell>
          <table:table-cell office:value-type="date" office:date-value="2020-11-28T00:04:15.51" calcext:value-type="date">
            <text:p>28/11/2020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0-91.2015.4.05.8105</text:p>
          </table:table-cell>
          <table:table-cell office:value-type="date" office:date-value="2015-05-26T10:00:00" calcext:value-type="date">
            <text:p>2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12-10T15:49:20.42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0-91.2015.4.05.8105</text:p>
          </table:table-cell>
          <table:table-cell office:value-type="date" office:date-value="2018-12-10T14:24:19.75" calcext:value-type="date">
            <text:p>10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21-07-28T17:40:54.37" calcext:value-type="date">
            <text:p>28/07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1-76.2015.4.05.8105</text:p>
          </table:table-cell>
          <table:table-cell office:value-type="date" office:date-value="2015-05-26T10:00:00" calcext:value-type="date">
            <text:p>2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8T14:38:05.11" calcext:value-type="date">
            <text:p>28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2-08.2013.4.05.8307</text:p>
          </table:table-cell>
          <table:table-cell office:value-type="date" office:date-value="2013-05-16T15:10:00" calcext:value-type="date">
            <text:p>16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0T14:30:28.16" calcext:value-type="date">
            <text:p>20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2-61.2015.4.05.8105</text:p>
          </table:table-cell>
          <table:table-cell office:value-type="date" office:date-value="2015-05-26T10:00:00" calcext:value-type="date">
            <text:p>2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8-12-10T16:34:45.96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3-46.2015.4.05.8105</text:p>
          </table:table-cell>
          <table:table-cell office:value-type="date" office:date-value="2015-05-26T10:00:00" calcext:value-type="date">
            <text:p>2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05T14:29:00.23" calcext:value-type="date">
            <text:p>05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3-46.2015.4.05.8105</text:p>
          </table:table-cell>
          <table:table-cell office:value-type="date" office:date-value="2019-02-05T11:40:49.97" calcext:value-type="date">
            <text:p>05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1T15:40:36.46" calcext:value-type="date">
            <text:p>21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4-36.2012.4.05.8202</text:p>
          </table:table-cell>
          <table:table-cell office:value-type="date" office:date-value="2012-02-14T09:46:00" calcext:value-type="date">
            <text:p>14/02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24T14:56:35.17" calcext:value-type="date">
            <text:p>24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4-71.2014.4.05.8103</text:p>
          </table:table-cell>
          <table:table-cell office:value-type="date" office:date-value="2014-03-11T15:18:00" calcext:value-type="date">
            <text:p>11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08T15:35:12.22" calcext:value-type="date">
            <text:p>0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6-07.2015.4.05.8103</text:p>
          </table:table-cell>
          <table:table-cell office:value-type="date" office:date-value="2015-02-23T14:45:00" calcext:value-type="date">
            <text:p>23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8-12-07T15:20:29.71" calcext:value-type="date">
            <text:p>07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6-07.2015.4.05.8103</text:p>
          </table:table-cell>
          <table:table-cell office:value-type="date" office:date-value="2018-12-07T14:25:55.99" calcext:value-type="date">
            <text:p>07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1-27T14:23:57.67" calcext:value-type="date">
            <text:p>27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7-11.2014.4.05.8108</text:p>
          </table:table-cell>
          <table:table-cell office:value-type="date" office:date-value="2014-08-06T10:22:00" calcext:value-type="date">
            <text:p>06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8T10:19:57.72" calcext:value-type="date">
            <text:p>18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7-11.2014.4.05.8108</text:p>
          </table:table-cell>
          <table:table-cell office:value-type="date" office:date-value="2018-12-18T09:34:19.68" calcext:value-type="date">
            <text:p>18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2-16T20:22:21.35" calcext:value-type="date">
            <text:p>16/12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7-89.2015.4.05.8103</text:p>
          </table:table-cell>
          <table:table-cell office:value-type="date" office:date-value="2015-02-23T14:45:00" calcext:value-type="date">
            <text:p>23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08T16:20:51.54" calcext:value-type="date">
            <text:p>0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198-17.2014.4.05.8101</text:p>
          </table:table-cell>
          <table:table-cell office:value-type="date" office:date-value="2014-06-03T19:12:00" calcext:value-type="date">
            <text:p>03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10-23T14:50:27.72" calcext:value-type="date">
            <text:p>23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04-51.2015.4.05.8307</text:p>
          </table:table-cell>
          <table:table-cell office:value-type="date" office:date-value="2015-09-02T14:24:00" calcext:value-type="date">
            <text:p>02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3T18:18:43.02" calcext:value-type="date">
            <text:p>23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04-78.2015.4.05.8104</text:p>
          </table:table-cell>
          <table:table-cell office:value-type="date" office:date-value="2015-09-15T11:49:00" calcext:value-type="date">
            <text:p>15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2-28T09:51:53.15" calcext:value-type="date">
            <text:p>2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05-97.2014.4.05.8104</text:p>
          </table:table-cell>
          <table:table-cell office:value-type="date" office:date-value="2014-05-12T16:51:00" calcext:value-type="date">
            <text:p>12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2-19T10:52:21.64" calcext:value-type="date">
            <text:p>19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10-47.2013.4.05.8107</text:p>
          </table:table-cell>
          <table:table-cell office:value-type="date" office:date-value="2013-03-20T17:57:00" calcext:value-type="date">
            <text:p>20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8:40:45.71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12-49.2015.4.05.8106</text:p>
          </table:table-cell>
          <table:table-cell office:value-type="date" office:date-value="2015-11-03T09:38:00" calcext:value-type="date">
            <text:p>03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8T21:34:45.79" calcext:value-type="date">
            <text:p>28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14-34.2015.4.05.8101</text:p>
          </table:table-cell>
          <table:table-cell office:value-type="date" office:date-value="2015-10-21T14:09:00" calcext:value-type="date">
            <text:p>21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2-26T09:49:20.18" calcext:value-type="date">
            <text:p>26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14-34.2015.4.05.8101</text:p>
          </table:table-cell>
          <table:table-cell office:value-type="date" office:date-value="2019-02-25T15:37:47.97" calcext:value-type="date">
            <text:p>25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1-29T09:27:38.57" calcext:value-type="date">
            <text:p>29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16-42.2013.4.05.8402</text:p>
          </table:table-cell>
          <table:table-cell office:value-type="date" office:date-value="2013-06-14T16:07:00" calcext:value-type="date">
            <text:p>14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5-09-16T17:23:00" calcext:value-type="date">
            <text:p>16/09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25-19.2013.4.05.8106</text:p>
          </table:table-cell>
          <table:table-cell office:value-type="date" office:date-value="2014-01-14T17:27:00" calcext:value-type="date">
            <text:p>14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3T10:03:51.4" calcext:value-type="date">
            <text:p>23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26-30.2015.4.05.8107</text:p>
          </table:table-cell>
          <table:table-cell office:value-type="date" office:date-value="2015-09-15T13:34:00" calcext:value-type="date">
            <text:p>15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5-02T11:12:00" calcext:value-type="date">
            <text:p>02/05/2018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26-33.2015.4.05.8106</text:p>
          </table:table-cell>
          <table:table-cell office:value-type="date" office:date-value="2015-11-17T17:25:00" calcext:value-type="date">
            <text:p>17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3-04T11:07:04.32" calcext:value-type="date">
            <text:p>04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27-18.2015.4.05.8106</text:p>
          </table:table-cell>
          <table:table-cell office:value-type="date" office:date-value="2015-11-17T17:25:00" calcext:value-type="date">
            <text:p>17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3T10:22:59.53" calcext:value-type="date">
            <text:p>23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28-03.2015.4.05.8106</text:p>
          </table:table-cell>
          <table:table-cell office:value-type="date" office:date-value="2015-11-17T17:25:00" calcext:value-type="date">
            <text:p>17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3T11:05:22.94" calcext:value-type="date">
            <text:p>23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29-85.2015.4.05.8106</text:p>
          </table:table-cell>
          <table:table-cell office:value-type="date" office:date-value="2015-11-17T17:25:00" calcext:value-type="date">
            <text:p>17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3T12:06:29.61" calcext:value-type="date">
            <text:p>23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0-70.2015.4.05.8106</text:p>
          </table:table-cell>
          <table:table-cell office:value-type="date" office:date-value="2015-11-17T17:25:00" calcext:value-type="date">
            <text:p>17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7T09:31:51.48" calcext:value-type="date">
            <text:p>2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1-97.2016.4.05.8307</text:p>
          </table:table-cell>
          <table:table-cell office:value-type="date" office:date-value="2016-08-01T16:43:00" calcext:value-type="date">
            <text:p>01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6-09-28T14:18:00" calcext:value-type="date">
            <text:p>28/09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2-82.2016.4.05.8307</text:p>
          </table:table-cell>
          <table:table-cell office:value-type="date" office:date-value="2016-08-01T16:43:00" calcext:value-type="date">
            <text:p>01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6-09-28T14:14:00" calcext:value-type="date">
            <text:p>28/09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3-67.2016.4.05.8307</text:p>
          </table:table-cell>
          <table:table-cell office:value-type="date" office:date-value="2016-07-29T13:09:00" calcext:value-type="date">
            <text:p>29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6-09-28T14:10:00" calcext:value-type="date">
            <text:p>28/09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3-93.2013.4.05.8106</text:p>
          </table:table-cell>
          <table:table-cell office:value-type="date" office:date-value="2014-01-14T17:27:00" calcext:value-type="date">
            <text:p>14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7T10:36:09.27" calcext:value-type="date">
            <text:p>2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4-22.2015.4.05.8102</text:p>
          </table:table-cell>
          <table:table-cell office:value-type="date" office:date-value="2015-03-13T09:23:00" calcext:value-type="date">
            <text:p>13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4T09:25:10.64" calcext:value-type="date">
            <text:p>14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37-14.2014.4.05.8101</text:p>
          </table:table-cell>
          <table:table-cell office:value-type="date" office:date-value="2014-06-25T17:09:00" calcext:value-type="date">
            <text:p>25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5-04-29T18:26:00" calcext:value-type="date">
            <text:p>29/04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43-03.2014.4.05.8107</text:p>
          </table:table-cell>
          <table:table-cell office:value-type="date" office:date-value="2014-05-14T18:27:00" calcext:value-type="date">
            <text:p>14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2:58:05.15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43-03.2014.4.05.8107</text:p>
          </table:table-cell>
          <table:table-cell office:value-type="date" office:date-value="2018-04-13T12:55:48.51" calcext:value-type="date">
            <text:p>1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1-23T00:00:32.63" calcext:value-type="date">
            <text:p>23/1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44-94.2014.4.05.8104</text:p>
          </table:table-cell>
          <table:table-cell office:value-type="date" office:date-value="2014-06-11T13:32:00" calcext:value-type="date">
            <text:p>11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15-02-25T13:13:00" calcext:value-type="date">
            <text:p>25/02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45-17.2016.4.05.8102</text:p>
          </table:table-cell>
          <table:table-cell office:value-type="date" office:date-value="2016-03-10T15:55:00" calcext:value-type="date">
            <text:p>10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30T14:53:13.76" calcext:value-type="date">
            <text:p>30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45-67.2014.4.05.8108</text:p>
          </table:table-cell>
          <table:table-cell office:value-type="date" office:date-value="2014-10-01T15:55:00" calcext:value-type="date">
            <text:p>01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5-09-17T15:44:00" calcext:value-type="date">
            <text:p>17/09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50-23.2013.4.05.8303</text:p>
          </table:table-cell>
          <table:table-cell office:value-type="date" office:date-value="2013-05-03T14:59:00" calcext:value-type="date">
            <text:p>03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19-01-16T17:02:00" calcext:value-type="date">
            <text:p>16/01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53-13.2015.4.05.8107</text:p>
          </table:table-cell>
          <table:table-cell office:value-type="date" office:date-value="2015-09-17T14:32:00" calcext:value-type="date">
            <text:p>17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05:58.93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53-13.2015.4.05.8107</text:p>
          </table:table-cell>
          <table:table-cell office:value-type="date" office:date-value="2018-04-23T13:04:16.93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09-05T17:50:31.6" calcext:value-type="date">
            <text:p>05/09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57-50.2015.4.05.8107</text:p>
          </table:table-cell>
          <table:table-cell office:value-type="date" office:date-value="2015-09-17T14:32:00" calcext:value-type="date">
            <text:p>17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20:05:41.64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71-77.2014.4.05.8104</text:p>
          </table:table-cell>
          <table:table-cell office:value-type="date" office:date-value="2014-07-29T15:00:00" calcext:value-type="date">
            <text:p>29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2-19T11:07:27.93" calcext:value-type="date">
            <text:p>19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73-30.2008.4.05.8501</text:p>
          </table:table-cell>
          <table:table-cell office:value-type="date" office:date-value="2008-12-03T10:24:00" calcext:value-type="date">
            <text:p>03/12/200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3-16T14:44:00" calcext:value-type="date">
            <text:p>16/03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78-90.2010.4.05.8401</text:p>
          </table:table-cell>
          <table:table-cell office:value-type="date" office:date-value="2010-03-04T15:28:00" calcext:value-type="date">
            <text:p>04/03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15-09-08T13:43:00" calcext:value-type="date">
            <text:p>08/09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81-84.2015.4.05.8202</text:p>
          </table:table-cell>
          <table:table-cell office:value-type="date" office:date-value="2015-05-27T17:58:00" calcext:value-type="date">
            <text:p>27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6-02T15:02:00" calcext:value-type="date">
            <text:p>02/06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88-93.2021.8.17.3030</text:p>
          </table:table-cell>
          <table:table-cell office:value-type="date" office:date-value="2022-07-19T15:53:50.27" calcext:value-type="date">
            <text:p>19/07/2022</text:p>
          </table:table-cell>
          <table:table-cell office:value-type="date" office:date-value="2026-07-19T15:53:50.27" calcext:value-type="date">
            <text:p>19/07/2026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12-02T00:00:22.63" calcext:value-type="date">
            <text:p>02/12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92-93.2013.4.05.8102</text:p>
          </table:table-cell>
          <table:table-cell office:value-type="date" office:date-value="2013-04-04T16:25:00" calcext:value-type="date">
            <text:p>04/04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0-30T12:39:39.87" calcext:value-type="date">
            <text:p>30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95-71.2015.4.05.8104</text:p>
          </table:table-cell>
          <table:table-cell office:value-type="date" office:date-value="2015-10-08T14:26:00" calcext:value-type="date">
            <text:p>08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2-06T17:34:33.9" calcext:value-type="date">
            <text:p>06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298-26.2015.4.05.8104</text:p>
          </table:table-cell>
          <table:table-cell office:value-type="date" office:date-value="2015-10-08T15:03:00" calcext:value-type="date">
            <text:p>08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1-29T13:07:18.99" calcext:value-type="date">
            <text:p>29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1-38.2016.4.05.8106</text:p>
          </table:table-cell>
          <table:table-cell office:value-type="date" office:date-value="2016-12-05T15:11:00" calcext:value-type="date">
            <text:p>05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8T22:57:55.08" calcext:value-type="date">
            <text:p>28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2-23.2016.4.05.8106</text:p>
          </table:table-cell>
          <table:table-cell office:value-type="date" office:date-value="2016-12-06T14:10:00" calcext:value-type="date">
            <text:p>06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7T19:50:17.52" calcext:value-type="date">
            <text:p>2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2-85.2014.4.05.8205</text:p>
          </table:table-cell>
          <table:table-cell office:value-type="date" office:date-value="2014-06-12T09:34:00" calcext:value-type="date">
            <text:p>12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3-18T11:34:00" calcext:value-type="date">
            <text:p>18/03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3-08.2016.4.05.8106</text:p>
          </table:table-cell>
          <table:table-cell office:value-type="date" office:date-value="2016-12-07T11:07:00" calcext:value-type="date">
            <text:p>07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9-01-31T16:59:00" calcext:value-type="date">
            <text:p>31/01/2019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4-90.2016.4.05.8106</text:p>
          </table:table-cell>
          <table:table-cell office:value-type="date" office:date-value="2016-12-07T09:45:00" calcext:value-type="date">
            <text:p>07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9-01-31T16:54:00" calcext:value-type="date">
            <text:p>31/01/2019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5-74.2013.4.05.8205</text:p>
          </table:table-cell>
          <table:table-cell office:value-type="date" office:date-value="2013-05-02T16:09:00" calcext:value-type="date">
            <text:p>02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17T11:42:55.9" calcext:value-type="date">
            <text:p>17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5-75.2016.4.05.8106</text:p>
          </table:table-cell>
          <table:table-cell office:value-type="date" office:date-value="2016-12-07T11:07:00" calcext:value-type="date">
            <text:p>07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9-01-31T16:54:00" calcext:value-type="date">
            <text:p>31/01/2019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6-60.2016.4.05.8106</text:p>
          </table:table-cell>
          <table:table-cell office:value-type="date" office:date-value="2016-12-07T11:07:00" calcext:value-type="date">
            <text:p>07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9-01-31T16:54:00" calcext:value-type="date">
            <text:p>31/01/2019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7-45.2016.4.05.8106</text:p>
          </table:table-cell>
          <table:table-cell office:value-type="date" office:date-value="2016-12-07T11:07:00" calcext:value-type="date">
            <text:p>07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2-28T08:38:15.23" calcext:value-type="date">
            <text:p>28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8-50.2009.4.05.8308</text:p>
          </table:table-cell>
          <table:table-cell office:value-type="date" office:date-value="2009-03-04T14:28:00" calcext:value-type="date">
            <text:p>04/03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2-09T12:02:04.32" calcext:value-type="date">
            <text:p>0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9-52.2015.4.05.8105</text:p>
          </table:table-cell>
          <table:table-cell office:value-type="date" office:date-value="2015-08-04T10:28:00" calcext:value-type="date">
            <text:p>0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7T10:41:43.21" calcext:value-type="date">
            <text:p>27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09-90.2013.4.05.8309</text:p>
          </table:table-cell>
          <table:table-cell office:value-type="date" office:date-value="2013-11-11T14:18:00" calcext:value-type="date">
            <text:p>11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2-20T15:28:29.99" calcext:value-type="date">
            <text:p>20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12-96.2013.4.05.8001</text:p>
          </table:table-cell>
          <table:table-cell office:value-type="date" office:date-value="2013-06-06T12:37:00" calcext:value-type="date">
            <text:p>06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8-07-04T18:09:00" calcext:value-type="date">
            <text:p>04/07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14-74.2015.4.05.8105</text:p>
          </table:table-cell>
          <table:table-cell office:value-type="date" office:date-value="2015-08-04T10:28:00" calcext:value-type="date">
            <text:p>0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12-10T15:19:12.54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14-74.2015.4.05.8105</text:p>
          </table:table-cell>
          <table:table-cell office:value-type="date" office:date-value="2018-12-10T14:26:08.22" calcext:value-type="date">
            <text:p>10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21T15:10:55.41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16-44.2015.4.05.8105</text:p>
          </table:table-cell>
          <table:table-cell office:value-type="date" office:date-value="2015-08-04T10:28:00" calcext:value-type="date">
            <text:p>0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05T11:02:10.01" calcext:value-type="date">
            <text:p>05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16-44.2015.4.05.8105</text:p>
          </table:table-cell>
          <table:table-cell office:value-type="date" office:date-value="2019-02-05T10:46:50.39" calcext:value-type="date">
            <text:p>05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19T14:17:07.12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19-37.2013.4.05.8309</text:p>
          </table:table-cell>
          <table:table-cell office:value-type="date" office:date-value="2013-11-18T16:04:00" calcext:value-type="date">
            <text:p>18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4-24T16:23:32.17" calcext:value-type="date">
            <text:p>24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24-59.2013.4.05.8309</text:p>
          </table:table-cell>
          <table:table-cell office:value-type="date" office:date-value="2013-11-26T15:04:00" calcext:value-type="date">
            <text:p>26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2-09T10:37:59.7" calcext:value-type="date">
            <text:p>0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28-36.2016.4.05.8101</text:p>
          </table:table-cell>
          <table:table-cell office:value-type="date" office:date-value="2016-03-02T14:06:00" calcext:value-type="date">
            <text:p>02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4-04T16:27:56.28" calcext:value-type="date">
            <text:p>04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28-77.2009.4.05.8102</text:p>
          </table:table-cell>
          <table:table-cell office:value-type="date" office:date-value="2009-03-26T17:51:00" calcext:value-type="date">
            <text:p>26/03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2-05T11:20:57.3" calcext:value-type="date">
            <text:p>05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0-90.2013.4.05.8107</text:p>
          </table:table-cell>
          <table:table-cell office:value-type="date" office:date-value="2013-05-21T13:19:00" calcext:value-type="date">
            <text:p>21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9:06:31.39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1-51.2013.4.05.8309</text:p>
          </table:table-cell>
          <table:table-cell office:value-type="date" office:date-value="2013-12-02T13:25:00" calcext:value-type="date">
            <text:p>02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3-05T13:05:33.81" calcext:value-type="date">
            <text:p>05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2-40.2016.4.05.8500</text:p>
          </table:table-cell>
          <table:table-cell office:value-type="date" office:date-value="2016-05-10T15:56:00" calcext:value-type="date">
            <text:p>10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IVON DE ARAGAO</text:p>
          </table:table-cell>
          <table:table-cell office:value-type="date" office:date-value="2016-08-29T12:02:00" calcext:value-type="date">
            <text:p>29/08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2-94.2017.8.17.3340</text:p>
          </table:table-cell>
          <table:table-cell office:value-type="date" office:date-value="2020-03-17T12:35:39.94" calcext:value-type="date">
            <text:p>17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20-07-09T10:33:19.04" calcext:value-type="date">
            <text:p>09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4-06.2013.4.05.8309</text:p>
          </table:table-cell>
          <table:table-cell office:value-type="date" office:date-value="2013-12-10T17:13:00" calcext:value-type="date">
            <text:p>1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3-05T16:53:08.28" calcext:value-type="date">
            <text:p>05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4-59.2015.4.05.8107</text:p>
          </table:table-cell>
          <table:table-cell office:value-type="date" office:date-value="2015-11-09T16:52:00" calcext:value-type="date">
            <text:p>09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33:31.38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34-59.2015.4.05.8107</text:p>
          </table:table-cell>
          <table:table-cell office:value-type="date" office:date-value="2018-04-23T13:30:44.71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1-09T13:37:22.15" calcext:value-type="date">
            <text:p>09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45-53.2013.4.05.8303</text:p>
          </table:table-cell>
          <table:table-cell office:value-type="date" office:date-value="2013-06-25T15:21:00" calcext:value-type="date">
            <text:p>25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19-01-16T17:02:00" calcext:value-type="date">
            <text:p>16/01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46-38.2013.4.05.8303</text:p>
          </table:table-cell>
          <table:table-cell office:value-type="date" office:date-value="2013-06-25T15:21:00" calcext:value-type="date">
            <text:p>25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19-01-16T17:02:00" calcext:value-type="date">
            <text:p>16/01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0-57.2013.4.05.8309</text:p>
          </table:table-cell>
          <table:table-cell office:value-type="date" office:date-value="2013-12-18T15:47:00" calcext:value-type="date">
            <text:p>18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2-20T17:11:14.72" calcext:value-type="date">
            <text:p>20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0-87.2013.4.05.8105</text:p>
          </table:table-cell>
          <table:table-cell office:value-type="date" office:date-value="2013-10-09T09:54:00" calcext:value-type="date">
            <text:p>09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3-27T13:22:00" calcext:value-type="date">
            <text:p>27/03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2-57.2013.4.05.8105</text:p>
          </table:table-cell>
          <table:table-cell office:value-type="date" office:date-value="2013-10-09T09:54:00" calcext:value-type="date">
            <text:p>09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6-08-24T11:39:00" calcext:value-type="date">
            <text:p>24/08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3-42.2013.4.05.8105</text:p>
          </table:table-cell>
          <table:table-cell office:value-type="date" office:date-value="2013-10-09T09:54:00" calcext:value-type="date">
            <text:p>09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6-07-27T15:48:00" calcext:value-type="date">
            <text:p>27/07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4-65.2015.4.05.8102</text:p>
          </table:table-cell>
          <table:table-cell office:value-type="date" office:date-value="2015-04-15T19:42:00" calcext:value-type="date">
            <text:p>15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09T15:49:07.46" calcext:value-type="date">
            <text:p>09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5-06.2013.4.05.8204</text:p>
          </table:table-cell>
          <table:table-cell office:value-type="date" office:date-value="2013-07-22T18:02:00" calcext:value-type="date">
            <text:p>22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3-11T15:29:00" calcext:value-type="date">
            <text:p>11/03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6-35.2015.4.05.8102</text:p>
          </table:table-cell>
          <table:table-cell office:value-type="date" office:date-value="2015-04-15T19:42:00" calcext:value-type="date">
            <text:p>15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9-01-11T17:01:03.18" calcext:value-type="date">
            <text:p>11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7-20.2015.4.05.8102</text:p>
          </table:table-cell>
          <table:table-cell office:value-type="date" office:date-value="2015-04-15T19:42:00" calcext:value-type="date">
            <text:p>15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9T15:04:04.6" calcext:value-type="date">
            <text:p>19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58-05.2015.4.05.8102</text:p>
          </table:table-cell>
          <table:table-cell office:value-type="date" office:date-value="2015-04-15T19:42:00" calcext:value-type="date">
            <text:p>15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29T09:34:53.89" calcext:value-type="date">
            <text:p>2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64-58.2014.4.05.8001</text:p>
          </table:table-cell>
          <table:table-cell office:value-type="date" office:date-value="2014-10-16T18:52:00" calcext:value-type="date">
            <text:p>16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6-12T10:16:00" calcext:value-type="date">
            <text:p>12/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66-12.2016.4.05.8307</text:p>
          </table:table-cell>
          <table:table-cell office:value-type="date" office:date-value="2016-09-05T15:57:00" calcext:value-type="date">
            <text:p>05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8-04-27T11:42:00" calcext:value-type="date">
            <text:p>27/04/2018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68-96.2013.4.05.8303</text:p>
          </table:table-cell>
          <table:table-cell office:value-type="date" office:date-value="2013-07-02T15:15:00" calcext:value-type="date">
            <text:p>02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02-16T08:24:00" calcext:value-type="date">
            <text:p>16/02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0-89.2015.4.05.8305</text:p>
          </table:table-cell>
          <table:table-cell office:value-type="date" office:date-value="2015-08-31T17:56:00" calcext:value-type="date">
            <text:p>31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OS ANTONIO MACIEL SARAIVA</text:p>
          </table:table-cell>
          <table:table-cell office:value-type="date" office:date-value="2015-10-16T22:28:00" calcext:value-type="date">
            <text:p>16/10/2015</text:p>
          </table:table-cell>
          <table:table-cell office:value-type="string" calcext:value-type="string">
            <text:p>Publica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0-98.2015.4.05.8108</text:p>
          </table:table-cell>
          <table:table-cell office:value-type="date" office:date-value="2015-08-07T09:58:00" calcext:value-type="date">
            <text:p>07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8T10:46:28.16" calcext:value-type="date">
            <text:p>18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0-98.2015.4.05.8108</text:p>
          </table:table-cell>
          <table:table-cell office:value-type="date" office:date-value="2018-12-18T10:41:22.42" calcext:value-type="date">
            <text:p>18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2-18T11:34:20.87" calcext:value-type="date">
            <text:p>18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2-39.2013.4.05.8205</text:p>
          </table:table-cell>
          <table:table-cell office:value-type="date" office:date-value="2013-05-27T18:01:00" calcext:value-type="date">
            <text:p>27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8T17:37:42.07" calcext:value-type="date">
            <text:p>08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2-48.2013.4.05.8105</text:p>
          </table:table-cell>
          <table:table-cell office:value-type="date" office:date-value="2013-10-16T15:31:00" calcext:value-type="date">
            <text:p>16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8-12-10T14:39:12.45" calcext:value-type="date">
            <text:p>10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3-24.2013.4.05.8205</text:p>
          </table:table-cell>
          <table:table-cell office:value-type="date" office:date-value="2013-05-27T18:01:00" calcext:value-type="date">
            <text:p>27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3-02T10:45:00" calcext:value-type="date">
            <text:p>02/03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4-09.2013.4.05.8205</text:p>
          </table:table-cell>
          <table:table-cell office:value-type="date" office:date-value="2013-05-27T18:01:00" calcext:value-type="date">
            <text:p>27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3-02T10:54:00" calcext:value-type="date">
            <text:p>02/03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6-05.2021.8.17.2490</text:p>
          </table:table-cell>
          <table:table-cell office:value-type="date" office:date-value="2022-02-01T12:55:16.93" calcext:value-type="date">
            <text:p>01/02/2022</text:p>
          </table:table-cell>
          <table:table-cell office:value-type="date" office:date-value="2026-02-01T12:55:16.93" calcext:value-type="date">
            <text:p>01/02/2026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12-21T00:00:06.6" calcext:value-type="date">
            <text:p>21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6-12.2013.4.05.8000</text:p>
          </table:table-cell>
          <table:table-cell office:value-type="date" office:date-value="2013-02-14T16:47:00" calcext:value-type="date">
            <text:p>14/0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8-01T16:01:45.25" calcext:value-type="date">
            <text:p>0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6-20.2015.4.05.8104</text:p>
          </table:table-cell>
          <table:table-cell office:value-type="date" office:date-value="2015-12-16T15:44:00" calcext:value-type="date">
            <text:p>16/1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3-21T14:56:48.96" calcext:value-type="date">
            <text:p>21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77-05.2015.4.05.8104</text:p>
          </table:table-cell>
          <table:table-cell office:value-type="date" office:date-value="2015-12-16T15:44:00" calcext:value-type="date">
            <text:p>16/1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08-30T15:52:00" calcext:value-type="date">
            <text:p>30/08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80-71.2017.4.05.8400</text:p>
          </table:table-cell>
          <table:table-cell office:value-type="date" office:date-value="2017-10-05T16:08:00" calcext:value-type="date">
            <text:p>05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5-16T15:04:47.91" calcext:value-type="date">
            <text:p>16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80-71.2017.4.05.8400</text:p>
          </table:table-cell>
          <table:table-cell office:value-type="date" office:date-value="2018-05-16T14:59:41.54" calcext:value-type="date">
            <text:p>16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0-06-24T00:00:32.74" calcext:value-type="date">
            <text:p>24/06/2020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399-88.2014.4.05.8107</text:p>
          </table:table-cell>
          <table:table-cell office:value-type="date" office:date-value="2014-07-24T10:57:00" calcext:value-type="date">
            <text:p>24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24T11:23:39.1" calcext:value-type="date">
            <text:p>24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03-75.2016.4.05.8101</text:p>
          </table:table-cell>
          <table:table-cell office:value-type="date" office:date-value="2016-03-30T11:01:00" calcext:value-type="date">
            <text:p>30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2-28T17:10:57.54" calcext:value-type="date">
            <text:p>2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03-75.2016.4.05.8101</text:p>
          </table:table-cell>
          <table:table-cell office:value-type="date" office:date-value="2019-02-28T16:55:13.48" calcext:value-type="date">
            <text:p>28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3-11-24T10:13:41.18" calcext:value-type="date">
            <text:p>24/1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04-60.2016.4.05.8101</text:p>
          </table:table-cell>
          <table:table-cell office:value-type="date" office:date-value="2016-03-30T11:01:00" calcext:value-type="date">
            <text:p>30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09-24T09:44:51.16" calcext:value-type="date">
            <text:p>24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04-60.2016.4.05.8101</text:p>
          </table:table-cell>
          <table:table-cell office:value-type="date" office:date-value="2018-09-24T09:26:56.91" calcext:value-type="date">
            <text:p>24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3-08-24T13:03:50.75" calcext:value-type="date">
            <text:p>24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10-52.2007.4.05.8402</text:p>
          </table:table-cell>
          <table:table-cell office:value-type="date" office:date-value="2007-10-02T14:34:00" calcext:value-type="date">
            <text:p>02/10/200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8-07-19T16:21:11.27" calcext:value-type="date">
            <text:p>19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18-09.2014.4.05.8103</text:p>
          </table:table-cell>
          <table:table-cell office:value-type="date" office:date-value="2014-05-20T11:39:00" calcext:value-type="date">
            <text:p>20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02T15:11:41.42" calcext:value-type="date">
            <text:p>02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22-79.2010.4.05.8202</text:p>
          </table:table-cell>
          <table:table-cell office:value-type="date" office:date-value="2010-02-04T16:49:00" calcext:value-type="date">
            <text:p>04/02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8T11:35:47.5" calcext:value-type="date">
            <text:p>08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23-31.2014.4.05.8103</text:p>
          </table:table-cell>
          <table:table-cell office:value-type="date" office:date-value="2014-05-19T14:00:00" calcext:value-type="date">
            <text:p>19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02T15:21:11.67" calcext:value-type="date">
            <text:p>02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23-61.2015.4.05.8308</text:p>
          </table:table-cell>
          <table:table-cell office:value-type="date" office:date-value="2015-09-08T11:53:00" calcext:value-type="date">
            <text:p>08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HUR NAPOLEÃO TEIXEIRA FILHO</text:p>
          </table:table-cell>
          <table:table-cell office:value-type="date" office:date-value="2015-10-28T15:11:00" calcext:value-type="date">
            <text:p>28/10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27-68.2014.4.05.8103</text:p>
          </table:table-cell>
          <table:table-cell office:value-type="date" office:date-value="2014-05-26T16:03:00" calcext:value-type="date">
            <text:p>26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02T14:30:26.04" calcext:value-type="date">
            <text:p>02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28-34.2015.4.05.8001</text:p>
          </table:table-cell>
          <table:table-cell office:value-type="date" office:date-value="2015-12-07T15:30:00" calcext:value-type="date">
            <text:p>07/1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6-20T16:39:00" calcext:value-type="date">
            <text:p>20/06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28-81.2013.4.05.8202</text:p>
          </table:table-cell>
          <table:table-cell office:value-type="date" office:date-value="2013-05-10T16:18:00" calcext:value-type="date">
            <text:p>10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07T12:05:07.05" calcext:value-type="date">
            <text:p>07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32-21.2013.4.05.8105</text:p>
          </table:table-cell>
          <table:table-cell office:value-type="date" office:date-value="2013-12-17T16:10:00" calcext:value-type="date">
            <text:p>17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3-28T14:01:19.13" calcext:value-type="date">
            <text:p>28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35-61.2013.4.05.8303</text:p>
          </table:table-cell>
          <table:table-cell office:value-type="date" office:date-value="2013-08-05T14:32:00" calcext:value-type="date">
            <text:p>05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19-01-16T17:02:00" calcext:value-type="date">
            <text:p>16/01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39-07.2013.4.05.8107</text:p>
          </table:table-cell>
          <table:table-cell office:value-type="date" office:date-value="2013-07-30T11:13:00" calcext:value-type="date">
            <text:p>30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20T22:07:27.83" calcext:value-type="date">
            <text:p>20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39-67.2014.4.05.8205</text:p>
          </table:table-cell>
          <table:table-cell office:value-type="date" office:date-value="2014-09-10T10:06:00" calcext:value-type="date">
            <text:p>10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20T14:53:09.61" calcext:value-type="date">
            <text:p>20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40-52.2014.4.05.8205</text:p>
          </table:table-cell>
          <table:table-cell office:value-type="date" office:date-value="2014-09-10T10:06:00" calcext:value-type="date">
            <text:p>10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2T12:47:03.44" calcext:value-type="date">
            <text:p>02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43-10.2014.4.05.8107</text:p>
          </table:table-cell>
          <table:table-cell office:value-type="date" office:date-value="2014-08-12T09:34:00" calcext:value-type="date">
            <text:p>12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9:48:54.48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51-44.2015.4.05.8400</text:p>
          </table:table-cell>
          <table:table-cell office:value-type="date" office:date-value="2015-02-05T17:41:00" calcext:value-type="date">
            <text:p>05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5-09-03T18:27:00" calcext:value-type="date">
            <text:p>03/09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51-91.2017.4.05.8103</text:p>
          </table:table-cell>
          <table:table-cell office:value-type="date" office:date-value="2017-10-05T10:08:00" calcext:value-type="date">
            <text:p>05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8-11-19T11:01:00" calcext:value-type="date">
            <text:p>19/11/2018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54-17.2015.4.05.8103</text:p>
          </table:table-cell>
          <table:table-cell office:value-type="date" office:date-value="2015-05-05T15:15:00" calcext:value-type="date">
            <text:p>05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15T17:12:26.79" calcext:value-type="date">
            <text:p>15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54-46.2017.4.05.8103</text:p>
          </table:table-cell>
          <table:table-cell office:value-type="date" office:date-value="2017-10-05T16:27:00" calcext:value-type="date">
            <text:p>05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7-10-31T13:59:00" calcext:value-type="date">
            <text:p>31/10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54-96.2015.4.05.8400</text:p>
          </table:table-cell>
          <table:table-cell office:value-type="date" office:date-value="2015-02-05T17:41:00" calcext:value-type="date">
            <text:p>05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16-04-29T08:14:00" calcext:value-type="date">
            <text:p>29/04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57-88.2014.4.05.8205</text:p>
          </table:table-cell>
          <table:table-cell office:value-type="date" office:date-value="2014-09-17T15:00:00" calcext:value-type="date">
            <text:p>17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 SOARES AMORIM DE FREITAS</text:p>
          </table:table-cell>
          <table:table-cell office:value-type="date" office:date-value="2015-09-28T14:47:00" calcext:value-type="date">
            <text:p>28/09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68-23.2014.4.05.8107</text:p>
          </table:table-cell>
          <table:table-cell office:value-type="date" office:date-value="2014-09-02T21:50:00" calcext:value-type="date">
            <text:p>02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2:29:25.32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69-89.2015.4.05.8101</text:p>
          </table:table-cell>
          <table:table-cell office:value-type="date" office:date-value="2015-09-24T09:51:00" calcext:value-type="date">
            <text:p>2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11-08T20:14:08.93" calcext:value-type="date">
            <text:p>08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69-89.2015.4.05.8101</text:p>
          </table:table-cell>
          <table:table-cell office:value-type="date" office:date-value="2018-11-08T18:37:29.98" calcext:value-type="date">
            <text:p>08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4-01-19T15:57:05.39" calcext:value-type="date">
            <text:p>19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70-09.2013.4.05.8307</text:p>
          </table:table-cell>
          <table:table-cell office:value-type="date" office:date-value="2013-09-30T14:30:00" calcext:value-type="date">
            <text:p>30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4T12:51:49.17" calcext:value-type="date">
            <text:p>24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73-45.2014.4.05.8107</text:p>
          </table:table-cell>
          <table:table-cell office:value-type="date" office:date-value="2014-09-15T14:58:00" calcext:value-type="date">
            <text:p>15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15:50.15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73-45.2014.4.05.8107</text:p>
          </table:table-cell>
          <table:table-cell office:value-type="date" office:date-value="2018-04-23T13:12:26.05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ABRÍCIO PONTE DE ARAUJO</text:p>
          </table:table-cell>
          <table:table-cell office:value-type="date" office:date-value="2022-08-29T21:26:12.23" calcext:value-type="date">
            <text:p>29/08/2022</text:p>
          </table:table-cell>
          <table:table-cell office:value-type="string" calcext:value-type="string">
            <text:p>Recurso Extraordinário - Suspensão do Processa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77-16.2013.4.05.8205</text:p>
          </table:table-cell>
          <table:table-cell office:value-type="date" office:date-value="2013-07-15T15:53:00" calcext:value-type="date">
            <text:p>15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21T10:29:33.98" calcext:value-type="date">
            <text:p>2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80-40.2014.4.05.8300</text:p>
          </table:table-cell>
          <table:table-cell office:value-type="date" office:date-value="2014-01-27T15:44:00" calcext:value-type="date">
            <text:p>2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01-16T11:40:00" calcext:value-type="date">
            <text:p>16/01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86-44.2014.4.05.8107</text:p>
          </table:table-cell>
          <table:table-cell office:value-type="date" office:date-value="2014-09-18T12:07:00" calcext:value-type="date">
            <text:p>18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09T10:28:56.32" calcext:value-type="date">
            <text:p>0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92-35.2015.4.05.8101</text:p>
          </table:table-cell>
          <table:table-cell office:value-type="date" office:date-value="2015-08-06T16:09:00" calcext:value-type="date">
            <text:p>06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2-20T08:09:00.89" calcext:value-type="date">
            <text:p>20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499-95.2013.4.05.8101</text:p>
          </table:table-cell>
          <table:table-cell office:value-type="date" office:date-value="2013-10-24T15:09:00" calcext:value-type="date">
            <text:p>24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3-08T08:13:57.19" calcext:value-type="date">
            <text:p>08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02-12.2016.4.05.8500</text:p>
          </table:table-cell>
          <table:table-cell office:value-type="date" office:date-value="2016-07-04T13:39:00" calcext:value-type="date">
            <text:p>04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7-29T15:34:00" calcext:value-type="date">
            <text:p>29/07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10-88.2013.4.05.8307</text:p>
          </table:table-cell>
          <table:table-cell office:value-type="date" office:date-value="2013-10-09T17:25:00" calcext:value-type="date">
            <text:p>09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15-12-17T14:19:00" calcext:value-type="date">
            <text:p>17/12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16-13.2013.4.05.8205</text:p>
          </table:table-cell>
          <table:table-cell office:value-type="date" office:date-value="2013-08-09T15:52:00" calcext:value-type="date">
            <text:p>09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3-26T17:10:00" calcext:value-type="date">
            <text:p>26/03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22-29.2013.4.05.8202</text:p>
          </table:table-cell>
          <table:table-cell office:value-type="date" office:date-value="2013-06-27T13:35:00" calcext:value-type="date">
            <text:p>27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29T14:21:03.24" calcext:value-type="date">
            <text:p>2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29-12.2013.4.05.8205</text:p>
          </table:table-cell>
          <table:table-cell office:value-type="date" office:date-value="2013-08-09T15:52:00" calcext:value-type="date">
            <text:p>09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0T10:02:19.39" calcext:value-type="date">
            <text:p>20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29-78.2014.4.05.8107</text:p>
          </table:table-cell>
          <table:table-cell office:value-type="date" office:date-value="2014-10-15T09:47:00" calcext:value-type="date">
            <text:p>15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2:22:24.39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29-78.2014.4.05.8107</text:p>
          </table:table-cell>
          <table:table-cell office:value-type="date" office:date-value="2018-04-13T12:12:54.89" calcext:value-type="date">
            <text:p>1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19T16:29:57.83" calcext:value-type="date">
            <text:p>19/10/2023</text:p>
          </table:table-cell>
          <table:table-cell office:value-type="string" calcext:value-type="string">
            <text:p>Julgamento em Diligênci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2-17.2015.4.05.8101</text:p>
          </table:table-cell>
          <table:table-cell office:value-type="date" office:date-value="2015-09-24T09:51:00" calcext:value-type="date">
            <text:p>2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20T10:34:12.43" calcext:value-type="date">
            <text:p>20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3-02.2015.4.05.8101</text:p>
          </table:table-cell>
          <table:table-cell office:value-type="date" office:date-value="2015-09-24T09:51:00" calcext:value-type="date">
            <text:p>2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09-14T16:30:14.13" calcext:value-type="date">
            <text:p>14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3-02.2015.4.05.8101</text:p>
          </table:table-cell>
          <table:table-cell office:value-type="date" office:date-value="2018-09-14T15:30:10.49" calcext:value-type="date">
            <text:p>14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4-02-15T09:43:41.77" calcext:value-type="date">
            <text:p>15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4-03.2014.4.05.8107</text:p>
          </table:table-cell>
          <table:table-cell office:value-type="date" office:date-value="2014-10-15T09:47:00" calcext:value-type="date">
            <text:p>15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28:39.72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5-69.2015.4.05.8101</text:p>
          </table:table-cell>
          <table:table-cell office:value-type="date" office:date-value="2015-09-24T09:51:00" calcext:value-type="date">
            <text:p>2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09-24T10:43:21.71" calcext:value-type="date">
            <text:p>24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6-54.2015.4.05.8101</text:p>
          </table:table-cell>
          <table:table-cell office:value-type="date" office:date-value="2015-09-24T09:51:00" calcext:value-type="date">
            <text:p>2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2-04T14:03:38.87" calcext:value-type="date">
            <text:p>04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8-40.2014.4.05.8107</text:p>
          </table:table-cell>
          <table:table-cell office:value-type="date" office:date-value="2014-10-22T08:38:00" calcext:value-type="date">
            <text:p>22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43:55.56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38-40.2014.4.05.8107</text:p>
          </table:table-cell>
          <table:table-cell office:value-type="date" office:date-value="2018-04-23T13:37:23.74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20T19:51:35.19" calcext:value-type="date">
            <text:p>20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0-91.2015.4.05.8101</text:p>
          </table:table-cell>
          <table:table-cell office:value-type="date" office:date-value="2015-09-24T09:51:00" calcext:value-type="date">
            <text:p>2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11-13T11:16:38.92" calcext:value-type="date">
            <text:p>13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0-91.2015.4.05.8101</text:p>
          </table:table-cell>
          <table:table-cell office:value-type="date" office:date-value="2018-11-13T10:48:04.55" calcext:value-type="date">
            <text:p>13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22T15:00:31.65" calcext:value-type="date">
            <text:p>22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2-20.2013.4.05.8202</text:p>
          </table:table-cell>
          <table:table-cell office:value-type="date" office:date-value="2013-07-16T14:25:00" calcext:value-type="date">
            <text:p>16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8-28T10:15:13.58" calcext:value-type="date">
            <text:p>28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2-83.2005.4.05.8304</text:p>
          </table:table-cell>
          <table:table-cell office:value-type="date" office:date-value="2005-11-23T18:24:00" calcext:value-type="date">
            <text:p>23/11/200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IUS LUIS ARGENTINI PRINCIPE CREDIDIO</text:p>
          </table:table-cell>
          <table:table-cell office:value-type="date" office:date-value="2005-11-24T13:58:00" calcext:value-type="date">
            <text:p>24/11/2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8-30.2013.4.05.8201</text:p>
          </table:table-cell>
          <table:table-cell office:value-type="date" office:date-value="2013-03-15T18:20:00" calcext:value-type="date">
            <text:p>15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PAIVA GADELHA</text:p>
          </table:table-cell>
          <table:table-cell office:value-type="date" office:date-value="2018-06-01T17:16:00" calcext:value-type="date">
            <text:p>01/06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9-69.2014.4.05.8107</text:p>
          </table:table-cell>
          <table:table-cell office:value-type="date" office:date-value="2014-10-31T15:44:00" calcext:value-type="date">
            <text:p>31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2:53:46.44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49-69.2014.4.05.8107</text:p>
          </table:table-cell>
          <table:table-cell office:value-type="date" office:date-value="2018-04-13T12:52:05.89" calcext:value-type="date">
            <text:p>1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23T15:14:16.87" calcext:value-type="date">
            <text:p>23/10/2023</text:p>
          </table:table-cell>
          <table:table-cell office:value-type="string" calcext:value-type="string">
            <text:p>Julgamento em Diligênci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51-39.2014.4.05.8107</text:p>
          </table:table-cell>
          <table:table-cell office:value-type="date" office:date-value="2014-10-31T15:44:00" calcext:value-type="date">
            <text:p>31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49:43.71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54-29.2016.4.05.8202</text:p>
          </table:table-cell>
          <table:table-cell office:value-type="date" office:date-value="2016-07-05T15:22:00" calcext:value-type="date">
            <text:p>05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05T18:04:02.27" calcext:value-type="date">
            <text:p>05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54-29.2016.4.05.8202</text:p>
          </table:table-cell>
          <table:table-cell office:value-type="date" office:date-value="2018-11-05T17:48:53.74" calcext:value-type="date">
            <text:p>05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07-25T10:52:28.02" calcext:value-type="date">
            <text:p>25/07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54-41.2016.4.05.8101</text:p>
          </table:table-cell>
          <table:table-cell office:value-type="date" office:date-value="2016-05-04T15:23:00" calcext:value-type="date">
            <text:p>04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11-30T16:12:36.6" calcext:value-type="date">
            <text:p>30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61-26.2013.4.05.8202</text:p>
          </table:table-cell>
          <table:table-cell office:value-type="date" office:date-value="2013-07-31T18:48:00" calcext:value-type="date">
            <text:p>31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27T13:52:59" calcext:value-type="date">
            <text:p>27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65-63.2013.4.05.8202</text:p>
          </table:table-cell>
          <table:table-cell office:value-type="date" office:date-value="2013-07-31T18:48:00" calcext:value-type="date">
            <text:p>31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19T14:00:20.07" calcext:value-type="date">
            <text:p>1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66-28.2016.4.05.8304</text:p>
          </table:table-cell>
          <table:table-cell office:value-type="date" office:date-value="2016-12-15T16:14:00" calcext:value-type="date">
            <text:p>15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 BISPO DA SILVA NETO</text:p>
          </table:table-cell>
          <table:table-cell office:value-type="date" office:date-value="2018-02-06T14:24:00" calcext:value-type="date">
            <text:p>06/02/2018</text:p>
          </table:table-cell>
          <table:table-cell office:value-type="string" calcext:value-type="string">
            <text:p>Publica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70-80.2016.4.05.8202</text:p>
          </table:table-cell>
          <table:table-cell office:value-type="date" office:date-value="2016-08-02T17:04:00" calcext:value-type="date">
            <text:p>02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5-24T14:24:00" calcext:value-type="date">
            <text:p>24/05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74-32.2016.4.05.8101</text:p>
          </table:table-cell>
          <table:table-cell office:value-type="date" office:date-value="2016-05-19T15:15:00" calcext:value-type="date">
            <text:p>19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09-25T12:36:18.16" calcext:value-type="date">
            <text:p>25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78-62.2013.4.05.8202</text:p>
          </table:table-cell>
          <table:table-cell office:value-type="date" office:date-value="2013-07-31T18:48:00" calcext:value-type="date">
            <text:p>31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16T13:46:07.46" calcext:value-type="date">
            <text:p>16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79-23.2013.4.05.8307</text:p>
          </table:table-cell>
          <table:table-cell office:value-type="date" office:date-value="2013-11-20T09:21:00" calcext:value-type="date">
            <text:p>20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3T14:19:05.85" calcext:value-type="date">
            <text:p>23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82-14.2013.4.05.8101</text:p>
          </table:table-cell>
          <table:table-cell office:value-type="date" office:date-value="2013-12-09T15:08:00" calcext:value-type="date">
            <text:p>0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4-03T11:02:19.11" calcext:value-type="date">
            <text:p>03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82-81.2013.4.05.8305</text:p>
          </table:table-cell>
          <table:table-cell office:value-type="date" office:date-value="2013-09-11T16:38:00" calcext:value-type="date">
            <text:p>11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19-06-10T18:30:31.88" calcext:value-type="date">
            <text:p>10/06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84-29.2014.4.05.8107</text:p>
          </table:table-cell>
          <table:table-cell office:value-type="date" office:date-value="2014-12-09T11:00:00" calcext:value-type="date">
            <text:p>09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03:19.55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84-29.2014.4.05.8107</text:p>
          </table:table-cell>
          <table:table-cell office:value-type="date" office:date-value="2018-04-23T13:02:07.88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1-21T15:19:06.86" calcext:value-type="date">
            <text:p>21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86-80.2015.4.05.8101</text:p>
          </table:table-cell>
          <table:table-cell office:value-type="date" office:date-value="2015-10-01T14:39:00" calcext:value-type="date">
            <text:p>01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2-14T10:51:44.57" calcext:value-type="date">
            <text:p>14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87-81.2014.4.05.8107</text:p>
          </table:table-cell>
          <table:table-cell office:value-type="date" office:date-value="2014-12-09T11:00:00" calcext:value-type="date">
            <text:p>09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23T13:11:12.18" calcext:value-type="date">
            <text:p>2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91-05.2015.4.05.8101</text:p>
          </table:table-cell>
          <table:table-cell office:value-type="date" office:date-value="2016-02-16T13:41:00" calcext:value-type="date">
            <text:p>16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10-19T15:28:57.69" calcext:value-type="date">
            <text:p>1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92-84.2015.4.05.8102</text:p>
          </table:table-cell>
          <table:table-cell office:value-type="date" office:date-value="2015-07-02T12:09:00" calcext:value-type="date">
            <text:p>02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25T12:34:28.54" calcext:value-type="date">
            <text:p>25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95-04.2013.4.05.8104</text:p>
          </table:table-cell>
          <table:table-cell office:value-type="date" office:date-value="2014-01-16T19:18:00" calcext:value-type="date">
            <text:p>16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0-25T12:53:56.18" calcext:value-type="date">
            <text:p>25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596-86.2013.4.05.8104</text:p>
          </table:table-cell>
          <table:table-cell office:value-type="date" office:date-value="2014-01-16T19:18:00" calcext:value-type="date">
            <text:p>16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2-28T16:08:20.78" calcext:value-type="date">
            <text:p>2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04-36.2013.4.05.8307</text:p>
          </table:table-cell>
          <table:table-cell office:value-type="date" office:date-value="2013-12-09T16:36:00" calcext:value-type="date">
            <text:p>0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6T15:13:42.32" calcext:value-type="date">
            <text:p>26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04-63.2013.4.05.8104</text:p>
          </table:table-cell>
          <table:table-cell office:value-type="date" office:date-value="2014-01-16T19:18:00" calcext:value-type="date">
            <text:p>16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3-20T15:02:41.12" calcext:value-type="date">
            <text:p>20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06-68.2015.4.05.8102</text:p>
          </table:table-cell>
          <table:table-cell office:value-type="date" office:date-value="2015-07-02T12:09:00" calcext:value-type="date">
            <text:p>02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26T09:18:16.65" calcext:value-type="date">
            <text:p>26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09-85.2013.4.05.8104</text:p>
          </table:table-cell>
          <table:table-cell office:value-type="date" office:date-value="2014-01-16T19:18:00" calcext:value-type="date">
            <text:p>16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11-05T11:56:00" calcext:value-type="date">
            <text:p>05/11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12-40.2013.4.05.8104</text:p>
          </table:table-cell>
          <table:table-cell office:value-type="date" office:date-value="2014-01-16T19:18:00" calcext:value-type="date">
            <text:p>16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9-01-29T11:11:46.76" calcext:value-type="date">
            <text:p>29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13-25.2013.4.05.8104</text:p>
          </table:table-cell>
          <table:table-cell office:value-type="date" office:date-value="2014-01-16T19:18:00" calcext:value-type="date">
            <text:p>16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18-12-19T09:46:37.69" calcext:value-type="date">
            <text:p>19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14-67.2014.4.05.8300</text:p>
          </table:table-cell>
          <table:table-cell office:value-type="date" office:date-value="2014-01-27T16:19:00" calcext:value-type="date">
            <text:p>2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19-12-11T10:01:58.53" calcext:value-type="date">
            <text:p>11/1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16-12.2015.4.05.8200</text:p>
          </table:table-cell>
          <table:table-cell office:value-type="date" office:date-value="2015-03-11T16:15:00" calcext:value-type="date">
            <text:p>11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01-21T15:03:00" calcext:value-type="date">
            <text:p>21/01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24-27.2013.4.05.8307</text:p>
          </table:table-cell>
          <table:table-cell office:value-type="date" office:date-value="2013-12-19T17:51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0T17:44:23.87" calcext:value-type="date">
            <text:p>20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24-55.2016.4.05.8102</text:p>
          </table:table-cell>
          <table:table-cell office:value-type="date" office:date-value="2016-08-02T13:19:00" calcext:value-type="date">
            <text:p>02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3T15:37:51.89" calcext:value-type="date">
            <text:p>13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24-80.2001.4.05.8102</text:p>
          </table:table-cell>
          <table:table-cell office:value-type="date" office:date-value="2016-07-30T09:32:00" calcext:value-type="date">
            <text:p>30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CAS MARIANO CUNHA ARAGÃO DE ALBUQUERQUE</text:p>
          </table:table-cell>
          <table:table-cell office:value-type="date" office:date-value="2016-08-02T12:17:00" calcext:value-type="date">
            <text:p>02/08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29-14.2015.4.05.8102</text:p>
          </table:table-cell>
          <table:table-cell office:value-type="date" office:date-value="2015-07-01T09:09:00" calcext:value-type="date">
            <text:p>01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0T18:43:55.42" calcext:value-type="date">
            <text:p>10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31-34.2013.4.05.8205</text:p>
          </table:table-cell>
          <table:table-cell office:value-type="date" office:date-value="2013-09-10T08:34:00" calcext:value-type="date">
            <text:p>10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9T10:53:43.19" calcext:value-type="date">
            <text:p>09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37-45.2016.4.05.8202</text:p>
          </table:table-cell>
          <table:table-cell office:value-type="date" office:date-value="2016-08-25T16:11:00" calcext:value-type="date">
            <text:p>25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11-09T15:01:00" calcext:value-type="date">
            <text:p>09/11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37-79.2015.4.05.8202</text:p>
          </table:table-cell>
          <table:table-cell office:value-type="date" office:date-value="2015-10-08T16:12:00" calcext:value-type="date">
            <text:p>08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3T15:19:42.86" calcext:value-type="date">
            <text:p>23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51-55.2013.4.05.8001</text:p>
          </table:table-cell>
          <table:table-cell office:value-type="date" office:date-value="2013-12-18T16:57:00" calcext:value-type="date">
            <text:p>18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9-01-17T08:38:41.7" calcext:value-type="date">
            <text:p>17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63-39.2013.4.05.8205</text:p>
          </table:table-cell>
          <table:table-cell office:value-type="date" office:date-value="2013-09-30T17:17:00" calcext:value-type="date">
            <text:p>30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0T12:08:22.32" calcext:value-type="date">
            <text:p>20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66-94.2013.4.05.8107</text:p>
          </table:table-cell>
          <table:table-cell office:value-type="date" office:date-value="2013-12-10T08:26:00" calcext:value-type="date">
            <text:p>1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3:03:23.29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76-41.2013.4.05.8107</text:p>
          </table:table-cell>
          <table:table-cell office:value-type="date" office:date-value="2014-01-09T14:54:00" calcext:value-type="date">
            <text:p>09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9:26:59.99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79-82.2016.4.05.8400</text:p>
          </table:table-cell>
          <table:table-cell office:value-type="date" office:date-value="2016-05-13T16:53:00" calcext:value-type="date">
            <text:p>13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7-05-31T14:18:00" calcext:value-type="date">
            <text:p>31/05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91-46.2014.4.05.8504</text:p>
          </table:table-cell>
          <table:table-cell office:value-type="date" office:date-value="2014-12-19T13:52:00" calcext:value-type="date">
            <text:p>19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2-26T15:57:00" calcext:value-type="date">
            <text:p>26/02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92-31.2014.4.05.8504</text:p>
          </table:table-cell>
          <table:table-cell office:value-type="date" office:date-value="2014-12-19T13:52:00" calcext:value-type="date">
            <text:p>19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5-22T14:22:00" calcext:value-type="date">
            <text:p>22/05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96-92.2009.4.05.8100</text:p>
          </table:table-cell>
          <table:table-cell office:value-type="date" office:date-value="2009-03-09T13:56:00" calcext:value-type="date">
            <text:p>09/03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8-11-29T16:58:00.53" calcext:value-type="date">
            <text:p>2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97-30.2016.4.05.8101</text:p>
          </table:table-cell>
          <table:table-cell office:value-type="date" office:date-value="2016-10-18T11:50:00" calcext:value-type="date">
            <text:p>18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8-10-03T17:06:02.39" calcext:value-type="date">
            <text:p>03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699-97.2016.4.05.8101</text:p>
          </table:table-cell>
          <table:table-cell office:value-type="date" office:date-value="2016-10-18T11:50:00" calcext:value-type="date">
            <text:p>18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7-01-30T15:58:00" calcext:value-type="date">
            <text:p>30/01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11-95.2013.4.05.8205</text:p>
          </table:table-cell>
          <table:table-cell office:value-type="date" office:date-value="2013-10-22T11:42:00" calcext:value-type="date">
            <text:p>22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05T10:51:09.58" calcext:value-type="date">
            <text:p>05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28-34.2013.4.05.8205</text:p>
          </table:table-cell>
          <table:table-cell office:value-type="date" office:date-value="2013-10-29T11:25:00" calcext:value-type="date">
            <text:p>29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21T12:37:14.33" calcext:value-type="date">
            <text:p>2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39-03.2012.4.05.8204</text:p>
          </table:table-cell>
          <table:table-cell office:value-type="date" office:date-value="2012-05-28T17:21:00" calcext:value-type="date">
            <text:p>28/05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ÉRCIUS GONDIM MAIA</text:p>
          </table:table-cell>
          <table:table-cell office:value-type="date" office:date-value="2018-10-17T15:15:24.16" calcext:value-type="date">
            <text:p>17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53-91.2015.4.05.8103</text:p>
          </table:table-cell>
          <table:table-cell office:value-type="date" office:date-value="2015-06-05T13:24:00" calcext:value-type="date">
            <text:p>05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16T15:10:32.11" calcext:value-type="date">
            <text:p>16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67-31.2013.4.05.8205</text:p>
          </table:table-cell>
          <table:table-cell office:value-type="date" office:date-value="2013-11-26T14:05:00" calcext:value-type="date">
            <text:p>26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03T14:00:28.88" calcext:value-type="date">
            <text:p>03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68-25.2013.4.05.8202</text:p>
          </table:table-cell>
          <table:table-cell office:value-type="date" office:date-value="2013-10-22T11:41:00" calcext:value-type="date">
            <text:p>22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18T09:35:58.38" calcext:value-type="date">
            <text:p>18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77-94.2016.4.05.8100</text:p>
          </table:table-cell>
          <table:table-cell office:value-type="date" office:date-value="2016-01-14T12:37:00" calcext:value-type="date">
            <text:p>14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5-15T13:25:54.62" calcext:value-type="date">
            <text:p>15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791-59.2013.4.05.8205</text:p>
          </table:table-cell>
          <table:table-cell office:value-type="date" office:date-value="2013-12-03T17:08:00" calcext:value-type="date">
            <text:p>03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19T12:03:13.49" calcext:value-type="date">
            <text:p>1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00-68.2015.4.05.8102</text:p>
          </table:table-cell>
          <table:table-cell office:value-type="date" office:date-value="2015-08-17T13:09:00" calcext:value-type="date">
            <text:p>17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9-14T16:22:00" calcext:value-type="date">
            <text:p>14/09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02-60.2009.4.05.8001</text:p>
          </table:table-cell>
          <table:table-cell office:value-type="date" office:date-value="2009-11-05T15:29:00" calcext:value-type="date">
            <text:p>05/11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19-11-09T12:12:04.05" calcext:value-type="date">
            <text:p>09/1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08-95.2013.4.05.8205</text:p>
          </table:table-cell>
          <table:table-cell office:value-type="date" office:date-value="2013-12-16T15:25:00" calcext:value-type="date">
            <text:p>16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1T14:30:34.43" calcext:value-type="date">
            <text:p>0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25-52.2013.4.05.8102</text:p>
          </table:table-cell>
          <table:table-cell office:value-type="date" office:date-value="2013-06-24T13:14:00" calcext:value-type="date">
            <text:p>24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4-13T12:38:37.93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25-52.2013.4.05.8102</text:p>
          </table:table-cell>
          <table:table-cell office:value-type="date" office:date-value="2018-04-13T12:31:37.81" calcext:value-type="date">
            <text:p>1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04T15:56:59.8" calcext:value-type="date">
            <text:p>04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31-08.2017.4.05.8300</text:p>
          </table:table-cell>
          <table:table-cell office:value-type="date" office:date-value="2017-07-18T15:17:00" calcext:value-type="date">
            <text:p>18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19-10-17T17:03:02.52" calcext:value-type="date">
            <text:p>17/10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31-08.2017.4.05.8300</text:p>
          </table:table-cell>
          <table:table-cell office:value-type="date" office:date-value="2019-10-17T16:52:38.96" calcext:value-type="date">
            <text:p>17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3-07-11T22:08:13.44" calcext:value-type="date">
            <text:p>11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31-41.2013.4.05.8205</text:p>
          </table:table-cell>
          <table:table-cell office:value-type="date" office:date-value="2013-12-17T12:45:00" calcext:value-type="date">
            <text:p>17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9T18:23:53.39" calcext:value-type="date">
            <text:p>09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32-26.2013.4.05.8205</text:p>
          </table:table-cell>
          <table:table-cell office:value-type="date" office:date-value="2013-12-17T12:45:00" calcext:value-type="date">
            <text:p>17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8-28T10:23:27.21" calcext:value-type="date">
            <text:p>28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39-67.2012.4.05.8103</text:p>
          </table:table-cell>
          <table:table-cell office:value-type="date" office:date-value="2012-04-13T17:55:00" calcext:value-type="date">
            <text:p>13/04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8-12-12T12:01:34.09" calcext:value-type="date">
            <text:p>12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39-67.2012.4.05.8103</text:p>
          </table:table-cell>
          <table:table-cell office:value-type="date" office:date-value="2018-12-12T10:27:30.76" calcext:value-type="date">
            <text:p>12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19T07:56:57.87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46-60.2015.4.05.8101</text:p>
          </table:table-cell>
          <table:table-cell office:value-type="date" office:date-value="2016-10-06T09:12:00" calcext:value-type="date">
            <text:p>06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19-02-13T16:46:18.88" calcext:value-type="date">
            <text:p>13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47-04.2013.4.05.8202</text:p>
          </table:table-cell>
          <table:table-cell office:value-type="date" office:date-value="2013-12-09T17:40:00" calcext:value-type="date">
            <text:p>0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04T13:31:52.5" calcext:value-type="date">
            <text:p>04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48-77.2013.4.05.8205</text:p>
          </table:table-cell>
          <table:table-cell office:value-type="date" office:date-value="2013-12-19T18:08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27T14:45:41.99" calcext:value-type="date">
            <text:p>27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50-76.2015.4.05.8108</text:p>
          </table:table-cell>
          <table:table-cell office:value-type="date" office:date-value="2015-11-10T16:33:00" calcext:value-type="date">
            <text:p>10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4T13:31:41.85" calcext:value-type="date">
            <text:p>14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50-76.2015.4.05.8108</text:p>
          </table:table-cell>
          <table:table-cell office:value-type="date" office:date-value="2018-12-14T13:11:15.86" calcext:value-type="date">
            <text:p>14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19T16:00:35.69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53-02.2013.4.05.8205</text:p>
          </table:table-cell>
          <table:table-cell office:value-type="date" office:date-value="2013-12-19T18:08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05-04T14:06:37.34" calcext:value-type="date">
            <text:p>04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56-68.2010.4.05.8202</text:p>
          </table:table-cell>
          <table:table-cell office:value-type="date" office:date-value="2010-03-17T17:15:00" calcext:value-type="date">
            <text:p>17/03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02T18:03:35.78" calcext:value-type="date">
            <text:p>02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62-61.2013.4.05.8205</text:p>
          </table:table-cell>
          <table:table-cell office:value-type="date" office:date-value="2013-12-20T12:11:00" calcext:value-type="date">
            <text:p>2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0T09:47:42.42" calcext:value-type="date">
            <text:p>20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64-31.2013.4.05.8205</text:p>
          </table:table-cell>
          <table:table-cell office:value-type="date" office:date-value="2013-12-19T18:08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05-18T15:50:14.38" calcext:value-type="date">
            <text:p>18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67-92.2013.4.05.8202</text:p>
          </table:table-cell>
          <table:table-cell office:value-type="date" office:date-value="2013-12-19T15:55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04T13:36:44.41" calcext:value-type="date">
            <text:p>04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69-36.2016.4.05.8500</text:p>
          </table:table-cell>
          <table:table-cell office:value-type="date" office:date-value="2016-10-07T09:09:00" calcext:value-type="date">
            <text:p>07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11-17T08:14:00" calcext:value-type="date">
            <text:p>17/11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73-90.2013.4.05.8205</text:p>
          </table:table-cell>
          <table:table-cell office:value-type="date" office:date-value="2013-12-20T12:11:00" calcext:value-type="date">
            <text:p>2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19T11:46:51.06" calcext:value-type="date">
            <text:p>19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75-69.2013.4.05.8202</text:p>
          </table:table-cell>
          <table:table-cell office:value-type="date" office:date-value="2013-12-19T17:32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12T09:39:45.95" calcext:value-type="date">
            <text:p>12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81-67.2013.4.05.8205</text:p>
          </table:table-cell>
          <table:table-cell office:value-type="date" office:date-value="2013-12-20T12:11:00" calcext:value-type="date">
            <text:p>2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7-09-05T12:03:12.97" calcext:value-type="date">
            <text:p>05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90-98.2009.4.05.8001</text:p>
          </table:table-cell>
          <table:table-cell office:value-type="date" office:date-value="2009-12-09T16:41:00" calcext:value-type="date">
            <text:p>09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17-06-12T10:06:00" calcext:value-type="date">
            <text:p>12/06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91-14.2013.4.05.8205</text:p>
          </table:table-cell>
          <table:table-cell office:value-type="date" office:date-value="2013-12-20T12:11:00" calcext:value-type="date">
            <text:p>2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05-21T13:47:55.01" calcext:value-type="date">
            <text:p>21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92-96.2013.4.05.8205</text:p>
          </table:table-cell>
          <table:table-cell office:value-type="date" office:date-value="2013-12-19T18:54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06T18:38:41.2" calcext:value-type="date">
            <text:p>06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94-38.2009.4.05.8001</text:p>
          </table:table-cell>
          <table:table-cell office:value-type="date" office:date-value="2009-12-15T16:17:00" calcext:value-type="date">
            <text:p>15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AULO HENRIQUE DA SILVA AGUIAR</text:p>
          </table:table-cell>
          <table:table-cell office:value-type="date" office:date-value="2019-01-08T12:02:05.83" calcext:value-type="date">
            <text:p>08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894-38.2009.4.05.8001</text:p>
          </table:table-cell>
          <table:table-cell office:value-type="date" office:date-value="2019-01-08T10:41:32.75" calcext:value-type="date">
            <text:p>08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12-18T15:05:30.57" calcext:value-type="date">
            <text:p>18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917-81.2009.4.05.8001</text:p>
          </table:table-cell>
          <table:table-cell office:value-type="date" office:date-value="2009-12-17T17:21:00" calcext:value-type="date">
            <text:p>17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20-01-23T14:54:31.23" calcext:value-type="date">
            <text:p>23/01/2020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926-68.2013.4.05.8400</text:p>
          </table:table-cell>
          <table:table-cell office:value-type="date" office:date-value="2013-03-05T12:24:00" calcext:value-type="date">
            <text:p>05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26T13:29:50.62" calcext:value-type="date">
            <text:p>26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962-08.2016.4.05.8400</text:p>
          </table:table-cell>
          <table:table-cell office:value-type="date" office:date-value="2016-06-24T17:21:00" calcext:value-type="date">
            <text:p>24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07T12:17:53.09" calcext:value-type="date">
            <text:p>0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0990-36.2012.4.05.8102</text:p>
          </table:table-cell>
          <table:table-cell office:value-type="date" office:date-value="2012-10-09T15:57:00" calcext:value-type="date">
            <text:p>09/10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2T16:35:10.54" calcext:value-type="date">
            <text:p>12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15-78.2014.4.05.8102</text:p>
          </table:table-cell>
          <table:table-cell office:value-type="date" office:date-value="2014-05-14T17:49:00" calcext:value-type="date">
            <text:p>14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0-25T09:21:27.91" calcext:value-type="date">
            <text:p>25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21-38.2012.4.05.8205</text:p>
          </table:table-cell>
          <table:table-cell office:value-type="date" office:date-value="2012-06-14T18:11:00" calcext:value-type="date">
            <text:p>14/06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29T16:39:10.94" calcext:value-type="date">
            <text:p>2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24-46.2014.4.05.8100</text:p>
          </table:table-cell>
          <table:table-cell office:value-type="date" office:date-value="2014-02-07T15:49:00" calcext:value-type="date">
            <text:p>07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18-06-06T11:10:17.83" calcext:value-type="date">
            <text:p>06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60-95.2013.4.05.8400</text:p>
          </table:table-cell>
          <table:table-cell office:value-type="date" office:date-value="2013-03-13T17:21:00" calcext:value-type="date">
            <text:p>13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6-04-12T14:58:00" calcext:value-type="date">
            <text:p>12/04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71-27.2013.4.05.8400</text:p>
          </table:table-cell>
          <table:table-cell office:value-type="date" office:date-value="2013-03-14T17:16:00" calcext:value-type="date">
            <text:p>14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7-16T21:09:31.83" calcext:value-type="date">
            <text:p>16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82-51.2016.4.05.8400</text:p>
          </table:table-cell>
          <table:table-cell office:value-type="date" office:date-value="2016-07-13T15:51:00" calcext:value-type="date">
            <text:p>13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3-05T09:38:12.82" calcext:value-type="date">
            <text:p>05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83-36.2016.4.05.8400</text:p>
          </table:table-cell>
          <table:table-cell office:value-type="date" office:date-value="2016-07-13T12:17:00" calcext:value-type="date">
            <text:p>13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1-24T09:46:00" calcext:value-type="date">
            <text:p>24/01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084-21.2016.4.05.8400</text:p>
          </table:table-cell>
          <table:table-cell office:value-type="date" office:date-value="2016-07-13T12:18:00" calcext:value-type="date">
            <text:p>13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7-05-18T07:47:00" calcext:value-type="date">
            <text:p>18/05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02-76.2015.4.05.8400</text:p>
          </table:table-cell>
          <table:table-cell office:value-type="date" office:date-value="2015-04-07T17:54:00" calcext:value-type="date">
            <text:p>07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16-03-07T12:02:00" calcext:value-type="date">
            <text:p>07/03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18-93.2016.4.05.8400</text:p>
          </table:table-cell>
          <table:table-cell office:value-type="date" office:date-value="2016-07-18T17:53:00" calcext:value-type="date">
            <text:p>18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7-08-15T10:33:00" calcext:value-type="date">
            <text:p>15/08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40-45.2011.4.05.8104</text:p>
          </table:table-cell>
          <table:table-cell office:value-type="date" office:date-value="2011-12-15T12:02:00" calcext:value-type="date">
            <text:p>15/12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05T10:14:45.87" calcext:value-type="date">
            <text:p>05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50-87.2014.4.05.8103</text:p>
          </table:table-cell>
          <table:table-cell office:value-type="date" office:date-value="2014-11-24T16:10:00" calcext:value-type="date">
            <text:p>24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6-05-31T15:02:00" calcext:value-type="date">
            <text:p>31/05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60-50.2013.4.05.8400</text:p>
          </table:table-cell>
          <table:table-cell office:value-type="date" office:date-value="2013-03-20T17:11:00" calcext:value-type="date">
            <text:p>20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7-17T19:11:21.14" calcext:value-type="date">
            <text:p>17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60-97.2015.4.05.8103</text:p>
          </table:table-cell>
          <table:table-cell office:value-type="date" office:date-value="2015-09-10T15:46:00" calcext:value-type="date">
            <text:p>10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23-05-11T11:46:00" calcext:value-type="date">
            <text:p>11/05/2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64-87.2013.4.05.8400</text:p>
          </table:table-cell>
          <table:table-cell office:value-type="date" office:date-value="2013-03-20T17:11:00" calcext:value-type="date">
            <text:p>20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8-22T12:38:41.18" calcext:value-type="date">
            <text:p>22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64-87.2013.4.05.8400</text:p>
          </table:table-cell>
          <table:table-cell office:value-type="date" office:date-value="2017-08-21T17:03:27.3" calcext:value-type="date">
            <text:p>21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2-20T12:44:16.79" calcext:value-type="date">
            <text:p>20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82-58.2015.4.05.8103</text:p>
          </table:table-cell>
          <table:table-cell office:value-type="date" office:date-value="2015-09-16T11:50:00" calcext:value-type="date">
            <text:p>16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22T15:41:35.34" calcext:value-type="date">
            <text:p>22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198-88.2010.4.05.8102</text:p>
          </table:table-cell>
          <table:table-cell office:value-type="date" office:date-value="2010-11-24T17:04:00" calcext:value-type="date">
            <text:p>24/11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20T19:16:13.88" calcext:value-type="date">
            <text:p>20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29-06.2013.4.05.8102</text:p>
          </table:table-cell>
          <table:table-cell office:value-type="date" office:date-value="2013-09-25T09:11:00" calcext:value-type="date">
            <text:p>25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09T13:32:05.25" calcext:value-type="date">
            <text:p>0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41-93.2013.4.05.8304</text:p>
          </table:table-cell>
          <table:table-cell office:value-type="date" office:date-value="2013-12-06T16:32:00" calcext:value-type="date">
            <text:p>06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 BISPO DA SILVA NETO</text:p>
          </table:table-cell>
          <table:table-cell office:value-type="date" office:date-value="2017-08-22T17:17:09.49" calcext:value-type="date">
            <text:p>22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43-24.2012.4.05.8102</text:p>
          </table:table-cell>
          <table:table-cell office:value-type="date" office:date-value="2012-12-11T15:35:00" calcext:value-type="date">
            <text:p>11/12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9-02-18T16:44:43.78" calcext:value-type="date">
            <text:p>1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43-24.2012.4.05.8102</text:p>
          </table:table-cell>
          <table:table-cell office:value-type="date" office:date-value="2019-02-18T14:11:02.24" calcext:value-type="date">
            <text:p>18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23T13:00:24.81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44-72.2013.4.05.8102</text:p>
          </table:table-cell>
          <table:table-cell office:value-type="date" office:date-value="2013-10-07T13:05:00" calcext:value-type="date">
            <text:p>07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3T15:44:38.08" calcext:value-type="date">
            <text:p>13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55-33.2015.4.05.8102</text:p>
          </table:table-cell>
          <table:table-cell office:value-type="date" office:date-value="2015-11-16T21:38:00" calcext:value-type="date">
            <text:p>16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02-15T17:28:00" calcext:value-type="date">
            <text:p>15/02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272-80.2012.4.05.8100</text:p>
          </table:table-cell>
          <table:table-cell office:value-type="date" office:date-value="2012-01-24T16:42:00" calcext:value-type="date">
            <text:p>24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9-03-16T10:29:42.01" calcext:value-type="date">
            <text:p>16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01-91.2016.4.05.8100</text:p>
          </table:table-cell>
          <table:table-cell office:value-type="date" office:date-value="2016-01-21T17:12:00" calcext:value-type="date">
            <text:p>21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19-06-07T09:47:41.28" calcext:value-type="date">
            <text:p>07/06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21-47.2014.4.05.8102</text:p>
          </table:table-cell>
          <table:table-cell office:value-type="date" office:date-value="2014-06-30T09:41:00" calcext:value-type="date">
            <text:p>30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5T18:44:17.68" calcext:value-type="date">
            <text:p>15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32-82.2014.4.05.8100</text:p>
          </table:table-cell>
          <table:table-cell office:value-type="date" office:date-value="2014-02-19T14:13:00" calcext:value-type="date">
            <text:p>19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6-27T11:46:32.69" calcext:value-type="date">
            <text:p>27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48-52.2013.4.05.8300</text:p>
          </table:table-cell>
          <table:table-cell office:value-type="date" office:date-value="2019-12-09T09:24:32.58" calcext:value-type="date">
            <text:p>09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4-02-22T11:07:03.27" calcext:value-type="date">
            <text:p>22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74-28.2014.4.05.8102</text:p>
          </table:table-cell>
          <table:table-cell office:value-type="date" office:date-value="2014-07-14T09:21:00" calcext:value-type="date">
            <text:p>14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2-14T10:24:08.23" calcext:value-type="date">
            <text:p>14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77-43.2015.4.05.8103</text:p>
          </table:table-cell>
          <table:table-cell office:value-type="date" office:date-value="2015-11-04T17:07:00" calcext:value-type="date">
            <text:p>04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23T08:45:38.74" calcext:value-type="date">
            <text:p>23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77-43.2015.4.05.8103</text:p>
          </table:table-cell>
          <table:table-cell office:value-type="date" office:date-value="2019-02-22T12:10:56.17" calcext:value-type="date">
            <text:p>22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6T15:11:27.93" calcext:value-type="date">
            <text:p>0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388-18.2014.4.05.8100</text:p>
          </table:table-cell>
          <table:table-cell office:value-type="date" office:date-value="2014-02-24T13:48:00" calcext:value-type="date">
            <text:p>24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6-10-13T11:03:00" calcext:value-type="date">
            <text:p>13/10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404-63.2014.4.05.8102</text:p>
          </table:table-cell>
          <table:table-cell office:value-type="date" office:date-value="2014-07-25T15:06:00" calcext:value-type="date">
            <text:p>25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2-09T14:29:32.12" calcext:value-type="date">
            <text:p>0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425-70.2013.4.05.8200</text:p>
          </table:table-cell>
          <table:table-cell office:value-type="date" office:date-value="2013-02-22T17:13:00" calcext:value-type="date">
            <text:p>22/0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2-19T15:42:57.25" calcext:value-type="date">
            <text:p>1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425-70.2013.4.05.8200</text:p>
          </table:table-cell>
          <table:table-cell office:value-type="date" office:date-value="2019-02-19T15:23:49.85" calcext:value-type="date">
            <text:p>19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3-08-01T00:00:11.51" calcext:value-type="date">
            <text:p>01/08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475-86.2005.4.05.8100</text:p>
          </table:table-cell>
          <table:table-cell office:value-type="date" office:date-value="2005-02-10T18:22:00" calcext:value-type="date">
            <text:p>10/02/200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08T16:02:59.36" calcext:value-type="date">
            <text:p>08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483-18.2009.4.05.8102</text:p>
          </table:table-cell>
          <table:table-cell office:value-type="date" office:date-value="2009-11-23T10:08:00" calcext:value-type="date">
            <text:p>23/11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2T11:19:00.93" calcext:value-type="date">
            <text:p>12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28-80.2013.4.05.8102</text:p>
          </table:table-cell>
          <table:table-cell office:value-type="date" office:date-value="2013-11-29T15:06:00" calcext:value-type="date">
            <text:p>29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06T14:27:29.97" calcext:value-type="date">
            <text:p>06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35-38.2014.4.05.8102</text:p>
          </table:table-cell>
          <table:table-cell office:value-type="date" office:date-value="2014-09-01T17:14:00" calcext:value-type="date">
            <text:p>01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9T10:32:40.67" calcext:value-type="date">
            <text:p>19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49-22.2014.4.05.8102</text:p>
          </table:table-cell>
          <table:table-cell office:value-type="date" office:date-value="2014-09-03T17:18:00" calcext:value-type="date">
            <text:p>0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2T12:23:00.11" calcext:value-type="date">
            <text:p>12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56-40.2016.4.05.8200</text:p>
          </table:table-cell>
          <table:table-cell office:value-type="date" office:date-value="2016-03-30T18:35:00" calcext:value-type="date">
            <text:p>30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1-12T15:18:59.54" calcext:value-type="date">
            <text:p>12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57-25.2016.4.05.8200</text:p>
          </table:table-cell>
          <table:table-cell office:value-type="date" office:date-value="2016-03-30T18:35:00" calcext:value-type="date">
            <text:p>30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1-14T16:22:23.91" calcext:value-type="date">
            <text:p>14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57-25.2016.4.05.8200</text:p>
          </table:table-cell>
          <table:table-cell office:value-type="date" office:date-value="2019-01-09T10:57:41.91" calcext:value-type="date">
            <text:p>09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0-03T00:00:14.03" calcext:value-type="date">
            <text:p>03/10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57-96.2014.4.05.8102</text:p>
          </table:table-cell>
          <table:table-cell office:value-type="date" office:date-value="2014-09-08T15:17:00" calcext:value-type="date">
            <text:p>08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2-05T11:23:50.76" calcext:value-type="date">
            <text:p>05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65-49.2009.4.05.8102</text:p>
          </table:table-cell>
          <table:table-cell office:value-type="date" office:date-value="2009-12-18T15:52:00" calcext:value-type="date">
            <text:p>18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17T17:17:19.27" calcext:value-type="date">
            <text:p>1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79-33.2009.4.05.8102</text:p>
          </table:table-cell>
          <table:table-cell office:value-type="date" office:date-value="2009-12-18T15:52:00" calcext:value-type="date">
            <text:p>18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9T15:58:22.79" calcext:value-type="date">
            <text:p>19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80-18.2009.4.05.8102</text:p>
          </table:table-cell>
          <table:table-cell office:value-type="date" office:date-value="2009-12-18T15:52:00" calcext:value-type="date">
            <text:p>18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5T13:35:14.82" calcext:value-type="date">
            <text:p>15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87-34.2014.4.05.8102</text:p>
          </table:table-cell>
          <table:table-cell office:value-type="date" office:date-value="2014-09-17T15:37:00" calcext:value-type="date">
            <text:p>17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8-10T12:19:00" calcext:value-type="date">
            <text:p>10/08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88-19.2014.4.05.8102</text:p>
          </table:table-cell>
          <table:table-cell office:value-type="date" office:date-value="2014-09-23T17:34:00" calcext:value-type="date">
            <text:p>2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6-26T11:34:00" calcext:value-type="date">
            <text:p>26/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89-04.2014.4.05.8102</text:p>
          </table:table-cell>
          <table:table-cell office:value-type="date" office:date-value="2014-09-23T17:34:00" calcext:value-type="date">
            <text:p>2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5-20T15:04:00" calcext:value-type="date">
            <text:p>20/05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92-56.2014.4.05.8102</text:p>
          </table:table-cell>
          <table:table-cell office:value-type="date" office:date-value="2014-09-24T10:06:00" calcext:value-type="date">
            <text:p>24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5-20T14:00:00" calcext:value-type="date">
            <text:p>20/05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93-41.2014.4.05.8102</text:p>
          </table:table-cell>
          <table:table-cell office:value-type="date" office:date-value="2014-09-23T17:34:00" calcext:value-type="date">
            <text:p>2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5-20T14:50:00" calcext:value-type="date">
            <text:p>20/05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599-48.2014.4.05.8102</text:p>
          </table:table-cell>
          <table:table-cell office:value-type="date" office:date-value="2014-09-23T17:34:00" calcext:value-type="date">
            <text:p>2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5-20T14:16:00" calcext:value-type="date">
            <text:p>20/05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00-33.2014.4.05.8102</text:p>
          </table:table-cell>
          <table:table-cell office:value-type="date" office:date-value="2014-09-23T17:34:00" calcext:value-type="date">
            <text:p>2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8-07T13:15:00" calcext:value-type="date">
            <text:p>07/08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01-18.2014.4.05.8102</text:p>
          </table:table-cell>
          <table:table-cell office:value-type="date" office:date-value="2014-09-24T09:34:00" calcext:value-type="date">
            <text:p>24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AUGUSTO NUNES COUTINHO</text:p>
          </table:table-cell>
          <table:table-cell office:value-type="date" office:date-value="2015-05-05T10:52:00" calcext:value-type="date">
            <text:p>05/05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04-70.2014.4.05.8102</text:p>
          </table:table-cell>
          <table:table-cell office:value-type="date" office:date-value="2014-09-19T12:25:00" calcext:value-type="date">
            <text:p>19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16T16:17:39.85" calcext:value-type="date">
            <text:p>16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15-15.2013.4.05.8400</text:p>
          </table:table-cell>
          <table:table-cell office:value-type="date" office:date-value="2013-04-22T16:37:00" calcext:value-type="date">
            <text:p>22/04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4-06T10:34:12.17" calcext:value-type="date">
            <text:p>06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18-54.2014.4.05.8102</text:p>
          </table:table-cell>
          <table:table-cell office:value-type="date" office:date-value="2014-09-23T17:34:00" calcext:value-type="date">
            <text:p>23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12-14T10:42:41.74" calcext:value-type="date">
            <text:p>14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66-13.2014.4.05.8102</text:p>
          </table:table-cell>
          <table:table-cell office:value-type="date" office:date-value="2014-10-07T12:04:00" calcext:value-type="date">
            <text:p>07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4-26T12:20:24.98" calcext:value-type="date">
            <text:p>26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73-05.2014.4.05.8102</text:p>
          </table:table-cell>
          <table:table-cell office:value-type="date" office:date-value="2014-10-07T12:04:00" calcext:value-type="date">
            <text:p>07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09T14:52:26.25" calcext:value-type="date">
            <text:p>0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680-98.1999.4.05.8400</text:p>
          </table:table-cell>
          <table:table-cell office:value-type="date" office:date-value="1999-03-10T16:26:00" calcext:value-type="date">
            <text:p>10/03/199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3-08-17T10:03:19.09" calcext:value-type="date">
            <text:p>17/08/2023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727-02.2013.4.05.8103</text:p>
          </table:table-cell>
          <table:table-cell office:value-type="date" office:date-value="2013-08-09T15:40:00" calcext:value-type="date">
            <text:p>09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09T14:38:12.85" calcext:value-type="date">
            <text:p>0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741-83.2013.4.05.8103</text:p>
          </table:table-cell>
          <table:table-cell office:value-type="date" office:date-value="2013-08-09T15:40:00" calcext:value-type="date">
            <text:p>09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23T08:21:28.99" calcext:value-type="date">
            <text:p>23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43-03.2016.4.05.8200</text:p>
          </table:table-cell>
          <table:table-cell office:value-type="date" office:date-value="2016-04-05T17:38:00" calcext:value-type="date">
            <text:p>0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1-12T15:19:49.89" calcext:value-type="date">
            <text:p>12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43-03.2016.4.05.8200</text:p>
          </table:table-cell>
          <table:table-cell office:value-type="date" office:date-value="2019-01-10T09:22:54.84" calcext:value-type="date">
            <text:p>10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5-20T07:58:41.27" calcext:value-type="date">
            <text:p>20/05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44-85.2016.4.05.8200</text:p>
          </table:table-cell>
          <table:table-cell office:value-type="date" office:date-value="2016-04-05T17:38:00" calcext:value-type="date">
            <text:p>0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1-14T16:07:18.69" calcext:value-type="date">
            <text:p>14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44-85.2016.4.05.8200</text:p>
          </table:table-cell>
          <table:table-cell office:value-type="date" office:date-value="2019-01-10T09:28:52.24" calcext:value-type="date">
            <text:p>10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5-20T08:00:30.62" calcext:value-type="date">
            <text:p>20/05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45-70.2016.4.05.8200</text:p>
          </table:table-cell>
          <table:table-cell office:value-type="date" office:date-value="2016-04-05T17:38:00" calcext:value-type="date">
            <text:p>0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3-09T14:13:06.2" calcext:value-type="date">
            <text:p>09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45-70.2016.4.05.8200</text:p>
          </table:table-cell>
          <table:table-cell office:value-type="date" office:date-value="2019-03-08T10:17:07.82" calcext:value-type="date">
            <text:p>08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3-02T15:56:18.07" calcext:value-type="date">
            <text:p>02/03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86-46.2016.4.05.8100</text:p>
          </table:table-cell>
          <table:table-cell office:value-type="date" office:date-value="2016-02-17T13:57:00" calcext:value-type="date">
            <text:p>17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17-09-14T16:47:51.78" calcext:value-type="date">
            <text:p>14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895-10.2009.4.05.8308</text:p>
          </table:table-cell>
          <table:table-cell office:value-type="date" office:date-value="2009-12-15T15:24:00" calcext:value-type="date">
            <text:p>15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8-03-01T12:16:21.56" calcext:value-type="date">
            <text:p>01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900-65.2009.4.05.8200</text:p>
          </table:table-cell>
          <table:table-cell office:value-type="date" office:date-value="2009-03-23T17:14:00" calcext:value-type="date">
            <text:p>23/03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2-16T13:44:03.99" calcext:value-type="date">
            <text:p>16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901-22.2015.4.05.8109</text:p>
          </table:table-cell>
          <table:table-cell office:value-type="date" office:date-value="2015-09-16T09:52:00" calcext:value-type="date">
            <text:p>16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17-06-23T11:31:00" calcext:value-type="date">
            <text:p>23/06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927-06.2013.4.05.8201</text:p>
          </table:table-cell>
          <table:table-cell office:value-type="date" office:date-value="2013-09-12T16:55:00" calcext:value-type="date">
            <text:p>12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6-13T14:45:00" calcext:value-type="date">
            <text:p>13/06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945-96.2014.4.05.8102</text:p>
          </table:table-cell>
          <table:table-cell office:value-type="date" office:date-value="2014-11-18T10:08:00" calcext:value-type="date">
            <text:p>18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01-26T16:56:33.29" calcext:value-type="date">
            <text:p>26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945-96.2014.4.05.8102</text:p>
          </table:table-cell>
          <table:table-cell office:value-type="date" office:date-value="2018-01-25T13:57:37.81" calcext:value-type="date">
            <text:p>25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11-29T20:51:30.01" calcext:value-type="date">
            <text:p>29/11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1957-13.2014.4.05.8102</text:p>
          </table:table-cell>
          <table:table-cell office:value-type="date" office:date-value="2014-11-18T10:24:00" calcext:value-type="date">
            <text:p>18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2-14T11:28:19.57" calcext:value-type="date">
            <text:p>14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017-80.2014.4.05.8200</text:p>
          </table:table-cell>
          <table:table-cell office:value-type="date" office:date-value="2014-04-07T17:05:00" calcext:value-type="date">
            <text:p>07/04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6-04-19T13:59:00" calcext:value-type="date">
            <text:p>19/04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042-96.2014.4.05.8102</text:p>
          </table:table-cell>
          <table:table-cell office:value-type="date" office:date-value="2014-11-26T14:04:00" calcext:value-type="date">
            <text:p>26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4-12T16:29:12.16" calcext:value-type="date">
            <text:p>12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043-77.2011.4.05.8202</text:p>
          </table:table-cell>
          <table:table-cell office:value-type="date" office:date-value="2011-07-13T14:48:00" calcext:value-type="date">
            <text:p>13/07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06T12:12:59.67" calcext:value-type="date">
            <text:p>06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044-62.2011.4.05.8202</text:p>
          </table:table-cell>
          <table:table-cell office:value-type="date" office:date-value="2011-07-14T15:53:00" calcext:value-type="date">
            <text:p>14/07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9-04-15T11:51:44.64" calcext:value-type="date">
            <text:p>15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045-47.2011.4.05.8202</text:p>
          </table:table-cell>
          <table:table-cell office:value-type="date" office:date-value="2011-07-14T15:53:00" calcext:value-type="date">
            <text:p>14/07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17T14:34:15.79" calcext:value-type="date">
            <text:p>17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055-95.2014.4.05.8102</text:p>
          </table:table-cell>
          <table:table-cell office:value-type="date" office:date-value="2014-12-02T11:51:00" calcext:value-type="date">
            <text:p>02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8-11-21T13:41:00.82" calcext:value-type="date">
            <text:p>21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203-09.2014.4.05.8102</text:p>
          </table:table-cell>
          <table:table-cell office:value-type="date" office:date-value="2014-12-19T18:42:00" calcext:value-type="date">
            <text:p>19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CAS MARIANO CUNHA ARAGÃO DE ALBUQUERQUE</text:p>
          </table:table-cell>
          <table:table-cell office:value-type="date" office:date-value="2015-01-08T14:45:00" calcext:value-type="date">
            <text:p>08/01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205-14.2012.4.05.8501</text:p>
          </table:table-cell>
          <table:table-cell office:value-type="date" office:date-value="2012-12-10T13:46:00" calcext:value-type="date">
            <text:p>10/12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LTON BATISTA BRITO</text:p>
          </table:table-cell>
          <table:table-cell office:value-type="date" office:date-value="2015-08-19T08:34:00" calcext:value-type="date">
            <text:p>19/08/2015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228-28.2014.4.05.8100</text:p>
          </table:table-cell>
          <table:table-cell office:value-type="date" office:date-value="2014-03-28T13:50:00" calcext:value-type="date">
            <text:p>28/03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7-04T08:52:53.38" calcext:value-type="date">
            <text:p>04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229-28.2005.4.05.8100</text:p>
          </table:table-cell>
          <table:table-cell office:value-type="date" office:date-value="2005-02-25T12:36:00" calcext:value-type="date">
            <text:p>25/02/200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11-29T13:29:43.24" calcext:value-type="date">
            <text:p>29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231-08.2013.4.05.8103</text:p>
          </table:table-cell>
          <table:table-cell office:value-type="date" office:date-value="2013-11-21T13:22:00" calcext:value-type="date">
            <text:p>21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02T15:05:24.86" calcext:value-type="date">
            <text:p>02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277-31.2012.4.05.8200</text:p>
          </table:table-cell>
          <table:table-cell office:value-type="date" office:date-value="2012-03-20T17:08:00" calcext:value-type="date">
            <text:p>20/03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2-19T18:08:48.83" calcext:value-type="date">
            <text:p>1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11-60.2013.4.05.8300</text:p>
          </table:table-cell>
          <table:table-cell office:value-type="date" office:date-value="2013-03-08T14:30:00" calcext:value-type="date">
            <text:p>08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09-17T11:35:32.59" calcext:value-type="date">
            <text:p>17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11-60.2013.4.05.8300</text:p>
          </table:table-cell>
          <table:table-cell office:value-type="date" office:date-value="2018-05-04T16:29:07.9" calcext:value-type="date">
            <text:p>04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5-12T11:54:22.1" calcext:value-type="date">
            <text:p>12/05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46-76.2015.4.05.8000</text:p>
          </table:table-cell>
          <table:table-cell office:value-type="date" office:date-value="2015-07-27T17:30:00" calcext:value-type="date">
            <text:p>27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16-04-20T09:31:00" calcext:value-type="date">
            <text:p>20/04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71-31.2011.4.05.8000</text:p>
          </table:table-cell>
          <table:table-cell office:value-type="date" office:date-value="2011-05-02T17:44:00" calcext:value-type="date">
            <text:p>02/05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19-09-12T15:02:49.09" calcext:value-type="date">
            <text:p>12/09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72-61.2012.4.05.8200</text:p>
          </table:table-cell>
          <table:table-cell office:value-type="date" office:date-value="2012-03-23T17:03:00" calcext:value-type="date">
            <text:p>23/03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1-19T15:20:28.93" calcext:value-type="date">
            <text:p>19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82-62.2013.4.05.8300</text:p>
          </table:table-cell>
          <table:table-cell office:value-type="date" office:date-value="2013-03-12T16:07:00" calcext:value-type="date">
            <text:p>12/03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9-11-28T11:20:42.29" calcext:value-type="date">
            <text:p>28/1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82-62.2013.4.05.8300</text:p>
          </table:table-cell>
          <table:table-cell office:value-type="date" office:date-value="2019-11-28T11:15:59.25" calcext:value-type="date">
            <text:p>2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3-06-26T15:56:15.45" calcext:value-type="date">
            <text:p>26/06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399-89.2013.4.05.8400</text:p>
          </table:table-cell>
          <table:table-cell office:value-type="date" office:date-value="2013-05-27T17:01:00" calcext:value-type="date">
            <text:p>27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07T17:23:50.21" calcext:value-type="date">
            <text:p>0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410-41.2010.4.05.8201</text:p>
          </table:table-cell>
          <table:table-cell office:value-type="date" office:date-value="2010-08-23T16:14:00" calcext:value-type="date">
            <text:p>23/08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10T13:57:40.53" calcext:value-type="date">
            <text:p>10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463-15.2016.4.05.8200</text:p>
          </table:table-cell>
          <table:table-cell office:value-type="date" office:date-value="2016-04-27T17:21:00" calcext:value-type="date">
            <text:p>27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E MENDONÇA LAGE</text:p>
          </table:table-cell>
          <table:table-cell office:value-type="date" office:date-value="2016-08-22T10:18:00" calcext:value-type="date">
            <text:p>22/08/2016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464-02.2013.4.05.8201</text:p>
          </table:table-cell>
          <table:table-cell office:value-type="date" office:date-value="2013-12-16T10:09:00" calcext:value-type="date">
            <text:p>16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04-13T10:40:02.68" calcext:value-type="date">
            <text:p>13/04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468-24.2013.4.05.8400</text:p>
          </table:table-cell>
          <table:table-cell office:value-type="date" office:date-value="2013-05-31T16:22:00" calcext:value-type="date">
            <text:p>31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7T13:56:51.06" calcext:value-type="date">
            <text:p>0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478-76.2005.4.05.8100</text:p>
          </table:table-cell>
          <table:table-cell office:value-type="date" office:date-value="2005-03-04T12:21:00" calcext:value-type="date">
            <text:p>04/03/200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RESENDE MARTINS</text:p>
          </table:table-cell>
          <table:table-cell office:value-type="date" office:date-value="2019-03-01T13:35:34.02" calcext:value-type="date">
            <text:p>01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487-59.2015.4.05.8109</text:p>
          </table:table-cell>
          <table:table-cell office:value-type="date" office:date-value="2016-01-07T10:49:00" calcext:value-type="date">
            <text:p>07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18-06-07T10:26:48.36" calcext:value-type="date">
            <text:p>07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524-72.2013.4.05.8201</text:p>
          </table:table-cell>
          <table:table-cell office:value-type="date" office:date-value="2014-01-07T11:44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17-09-13T15:30:05.35" calcext:value-type="date">
            <text:p>13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534-21.2010.4.05.8202</text:p>
          </table:table-cell>
          <table:table-cell office:value-type="date" office:date-value="2010-10-01T12:53:00" calcext:value-type="date">
            <text:p>01/10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6T17:52:32.72" calcext:value-type="date">
            <text:p>26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576-12.2015.4.05.8100</text:p>
          </table:table-cell>
          <table:table-cell office:value-type="date" office:date-value="2015-04-30T17:11:00" calcext:value-type="date">
            <text:p>30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E VIDAL SILVA NETO</text:p>
          </table:table-cell>
          <table:table-cell office:value-type="date" office:date-value="2015-11-30T09:55:00" calcext:value-type="date">
            <text:p>30/11/2015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583-04.2015.4.05.8100</text:p>
          </table:table-cell>
          <table:table-cell office:value-type="date" office:date-value="2015-04-22T16:37:00" calcext:value-type="date">
            <text:p>22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LUIS NOGUEIRA MATIAS</text:p>
          </table:table-cell>
          <table:table-cell office:value-type="date" office:date-value="2019-04-15T17:52:40.28" calcext:value-type="date">
            <text:p>15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614-82.2010.4.05.8202</text:p>
          </table:table-cell>
          <table:table-cell office:value-type="date" office:date-value="2010-10-13T16:43:00" calcext:value-type="date">
            <text:p>13/10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12T10:54:34.86" calcext:value-type="date">
            <text:p>12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631-61.2009.4.05.8103</text:p>
          </table:table-cell>
          <table:table-cell office:value-type="date" office:date-value="2009-11-09T14:21:00" calcext:value-type="date">
            <text:p>09/11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7T11:32:40.71" calcext:value-type="date">
            <text:p>17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645-24.2013.4.05.8000</text:p>
          </table:table-cell>
          <table:table-cell office:value-type="date" office:date-value="2013-06-03T18:06:00" calcext:value-type="date">
            <text:p>03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15-09-25T10:14:00" calcext:value-type="date">
            <text:p>25/09/2015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692-48.2011.4.05.8200</text:p>
          </table:table-cell>
          <table:table-cell office:value-type="date" office:date-value="2011-04-28T17:31:00" calcext:value-type="date">
            <text:p>28/04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1-19T14:15:06.96" calcext:value-type="date">
            <text:p>19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19-85.2012.4.05.8300</text:p>
          </table:table-cell>
          <table:table-cell office:value-type="date" office:date-value="2012-01-12T16:21:00" calcext:value-type="date">
            <text:p>12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09-19T12:39:57.79" calcext:value-type="date">
            <text:p>19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19-85.2012.4.05.8300</text:p>
          </table:table-cell>
          <table:table-cell office:value-type="date" office:date-value="2018-09-18T16:57:00.04" calcext:value-type="date">
            <text:p>18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1-02-02T00:00:38.89" calcext:value-type="date">
            <text:p>02/02/2021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22-68.2006.4.05.8100</text:p>
          </table:table-cell>
          <table:table-cell office:value-type="date" office:date-value="2006-03-31T09:22:00" calcext:value-type="date">
            <text:p>31/03/200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19-06-18T14:26:30.36" calcext:value-type="date">
            <text:p>18/06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22-68.2006.4.05.8100</text:p>
          </table:table-cell>
          <table:table-cell office:value-type="date" office:date-value="2019-06-18T12:15:25.78" calcext:value-type="date">
            <text:p>18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8-30T13:38:42.74" calcext:value-type="date">
            <text:p>30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38-02.2009.4.05.8202</text:p>
          </table:table-cell>
          <table:table-cell office:value-type="date" office:date-value="2009-12-16T17:30:00" calcext:value-type="date">
            <text:p>16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05T10:13:29.26" calcext:value-type="date">
            <text:p>05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46-54.2015.4.05.8400</text:p>
          </table:table-cell>
          <table:table-cell office:value-type="date" office:date-value="2015-09-14T17:29:00" calcext:value-type="date">
            <text:p>1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5-10-21T14:31:00" calcext:value-type="date">
            <text:p>21/10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786-89.2015.4.05.9999</text:p>
          </table:table-cell>
          <table:table-cell office:value-type="date" office:date-value="2016-10-26T16:13:00" calcext:value-type="date">
            <text:p>26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7-06-06T11:42:00" calcext:value-type="date">
            <text:p>06/06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933-17.2014.4.05.8200</text:p>
          </table:table-cell>
          <table:table-cell office:value-type="date" office:date-value="2014-05-22T17:06:00" calcext:value-type="date">
            <text:p>22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5-01-26T15:12:00" calcext:value-type="date">
            <text:p>26/01/2015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2960-16.2013.4.05.8400</text:p>
          </table:table-cell>
          <table:table-cell office:value-type="date" office:date-value="2013-06-17T17:59:00" calcext:value-type="date">
            <text:p>17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8-03T13:00:20.14" calcext:value-type="date">
            <text:p>03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029-95.2015.4.05.8200</text:p>
          </table:table-cell>
          <table:table-cell office:value-type="date" office:date-value="2015-07-13T17:07:00" calcext:value-type="date">
            <text:p>13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11-03T14:45:00" calcext:value-type="date">
            <text:p>03/11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042-59.2008.4.05.8000</text:p>
          </table:table-cell>
          <table:table-cell office:value-type="date" office:date-value="2008-07-09T17:09:00" calcext:value-type="date">
            <text:p>09/07/200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8-17T13:39:08.32" calcext:value-type="date">
            <text:p>17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078-73.2014.4.05.8200</text:p>
          </table:table-cell>
          <table:table-cell office:value-type="date" office:date-value="2014-06-06T17:10:00" calcext:value-type="date">
            <text:p>06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5-02-09T13:32:00" calcext:value-type="date">
            <text:p>09/02/2015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080-42.2011.4.05.8202</text:p>
          </table:table-cell>
          <table:table-cell office:value-type="date" office:date-value="2011-11-25T12:12:00" calcext:value-type="date">
            <text:p>25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09-27T09:45:28.89" calcext:value-type="date">
            <text:p>27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101-39.2016.4.05.8300</text:p>
          </table:table-cell>
          <table:table-cell office:value-type="date" office:date-value="2016-03-14T16:04:00" calcext:value-type="date">
            <text:p>14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17-05-30T15:04:00" calcext:value-type="date">
            <text:p>30/05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139-25.2009.4.05.8000</text:p>
          </table:table-cell>
          <table:table-cell office:value-type="date" office:date-value="2009-06-16T16:39:00" calcext:value-type="date">
            <text:p>16/06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9-19T15:02:21.96" calcext:value-type="date">
            <text:p>19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139-25.2009.4.05.8000</text:p>
          </table:table-cell>
          <table:table-cell office:value-type="date" office:date-value="2018-09-18T13:07:34.12" calcext:value-type="date">
            <text:p>18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2-19T14:42:33.5" calcext:value-type="date">
            <text:p>19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185-87.2009.4.05.8202</text:p>
          </table:table-cell>
          <table:table-cell office:value-type="date" office:date-value="2009-12-11T13:11:00" calcext:value-type="date">
            <text:p>11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31T11:37:55.75" calcext:value-type="date">
            <text:p>31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194-45.2015.4.05.8200</text:p>
          </table:table-cell>
          <table:table-cell office:value-type="date" office:date-value="2015-08-24T16:42:00" calcext:value-type="date">
            <text:p>2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16-12-05T11:29:00" calcext:value-type="date">
            <text:p>05/12/2016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201-24.2012.4.05.8400</text:p>
          </table:table-cell>
          <table:table-cell office:value-type="date" office:date-value="2012-04-26T17:41:00" calcext:value-type="date">
            <text:p>26/04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5-29T15:49:23.2" calcext:value-type="date">
            <text:p>29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223-02.2009.4.05.8202</text:p>
          </table:table-cell>
          <table:table-cell office:value-type="date" office:date-value="2009-12-15T11:28:00" calcext:value-type="date">
            <text:p>15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0-22T15:28:52.69" calcext:value-type="date">
            <text:p>22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224-84.2009.4.05.8202</text:p>
          </table:table-cell>
          <table:table-cell office:value-type="date" office:date-value="2009-12-15T11:28:00" calcext:value-type="date">
            <text:p>15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18-11-08T16:14:45.06" calcext:value-type="date">
            <text:p>08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316-94.2011.4.05.8201</text:p>
          </table:table-cell>
          <table:table-cell office:value-type="date" office:date-value="2011-11-11T09:07:00" calcext:value-type="date">
            <text:p>11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2T16:03:09.3" calcext:value-type="date">
            <text:p>02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385-80.2012.4.05.8205</text:p>
          </table:table-cell>
          <table:table-cell office:value-type="date" office:date-value="2012-11-09T12:15:00" calcext:value-type="date">
            <text:p>09/1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18T15:04:30.54" calcext:value-type="date">
            <text:p>18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425-62.2007.4.05.8100</text:p>
          </table:table-cell>
          <table:table-cell office:value-type="date" office:date-value="2007-03-09T11:53:00" calcext:value-type="date">
            <text:p>09/03/200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ÍS PRAXEDES VIEIRA DA SILVA</text:p>
          </table:table-cell>
          <table:table-cell office:value-type="date" office:date-value="2018-10-29T15:29:20.79" calcext:value-type="date">
            <text:p>29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443-69.2010.4.05.8103</text:p>
          </table:table-cell>
          <table:table-cell office:value-type="date" office:date-value="2010-09-15T18:36:00" calcext:value-type="date">
            <text:p>15/09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4T10:46:50.82" calcext:value-type="date">
            <text:p>14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457-30.2013.4.05.8400</text:p>
          </table:table-cell>
          <table:table-cell office:value-type="date" office:date-value="2013-06-28T17:47:00" calcext:value-type="date">
            <text:p>28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9-18T12:34:57.69" calcext:value-type="date">
            <text:p>18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457-30.2013.4.05.8400</text:p>
          </table:table-cell>
          <table:table-cell office:value-type="date" office:date-value="2017-09-18T12:14:46.73" calcext:value-type="date">
            <text:p>18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0-20T13:00:30.22" calcext:value-type="date">
            <text:p>20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475-85.2012.4.05.8400</text:p>
          </table:table-cell>
          <table:table-cell office:value-type="date" office:date-value="2012-05-09T16:36:00" calcext:value-type="date">
            <text:p>09/05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6-20T11:36:49.55" calcext:value-type="date">
            <text:p>20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488-88.2015.4.05.8300</text:p>
          </table:table-cell>
          <table:table-cell office:value-type="date" office:date-value="2015-03-31T16:19:00" calcext:value-type="date">
            <text:p>31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7-10-26T16:23:00" calcext:value-type="date">
            <text:p>26/10/2017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553-11.2014.4.05.8400</text:p>
          </table:table-cell>
          <table:table-cell office:value-type="date" office:date-value="2014-10-13T17:31:00" calcext:value-type="date">
            <text:p>13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15-04-10T12:07:00" calcext:value-type="date">
            <text:p>10/04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560-71.2012.4.05.8400</text:p>
          </table:table-cell>
          <table:table-cell office:value-type="date" office:date-value="2012-05-11T12:08:00" calcext:value-type="date">
            <text:p>11/05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08T18:05:58.73" calcext:value-type="date">
            <text:p>08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626-80.2014.4.05.8400</text:p>
          </table:table-cell>
          <table:table-cell office:value-type="date" office:date-value="2014-10-22T16:49:00" calcext:value-type="date">
            <text:p>22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5-25T13:59:00" calcext:value-type="date">
            <text:p>25/05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628-50.2014.4.05.8400</text:p>
          </table:table-cell>
          <table:table-cell office:value-type="date" office:date-value="2014-10-22T16:49:00" calcext:value-type="date">
            <text:p>22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5-07-03T17:34:00" calcext:value-type="date">
            <text:p>03/07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629-35.2014.4.05.8400</text:p>
          </table:table-cell>
          <table:table-cell office:value-type="date" office:date-value="2014-10-22T16:49:00" calcext:value-type="date">
            <text:p>22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7-12-01T11:39:00" calcext:value-type="date">
            <text:p>01/12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630-20.2014.4.05.8400</text:p>
          </table:table-cell>
          <table:table-cell office:value-type="date" office:date-value="2014-10-22T16:49:00" calcext:value-type="date">
            <text:p>22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5-01-26T13:12:00" calcext:value-type="date">
            <text:p>26/01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631-05.2014.4.05.8400</text:p>
          </table:table-cell>
          <table:table-cell office:value-type="date" office:date-value="2014-10-22T16:49:00" calcext:value-type="date">
            <text:p>22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6-05T17:13:00" calcext:value-type="date">
            <text:p>05/06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748-82.2012.4.05.8200</text:p>
          </table:table-cell>
          <table:table-cell office:value-type="date" office:date-value="2012-05-14T17:41:00" calcext:value-type="date">
            <text:p>14/05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4-15T11:19:58.49" calcext:value-type="date">
            <text:p>15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760-87.2012.4.05.8300</text:p>
          </table:table-cell>
          <table:table-cell office:value-type="date" office:date-value="2012-01-30T16:42:00" calcext:value-type="date">
            <text:p>30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9-07-18T14:32:07.41" calcext:value-type="date">
            <text:p>18/07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760-87.2012.4.05.8300</text:p>
          </table:table-cell>
          <table:table-cell office:value-type="date" office:date-value="2019-07-18T13:54:16.14" calcext:value-type="date">
            <text:p>18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10-11T11:30:07.49" calcext:value-type="date">
            <text:p>11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818-36.2011.4.05.8200</text:p>
          </table:table-cell>
          <table:table-cell office:value-type="date" office:date-value="2011-06-01T17:00:00" calcext:value-type="date">
            <text:p>01/06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7-31T11:17:58.56" calcext:value-type="date">
            <text:p>31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3818-36.2011.4.05.8200</text:p>
          </table:table-cell>
          <table:table-cell office:value-type="date" office:date-value="2018-07-31T11:13:50.56" calcext:value-type="date">
            <text:p>31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11-17T21:07:55.15" calcext:value-type="date">
            <text:p>17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001-93.2009.4.05.8000</text:p>
          </table:table-cell>
          <table:table-cell office:value-type="date" office:date-value="2009-07-16T16:39:00" calcext:value-type="date">
            <text:p>16/07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8-16T14:47:25.84" calcext:value-type="date">
            <text:p>16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001-93.2009.4.05.8000</text:p>
          </table:table-cell>
          <table:table-cell office:value-type="date" office:date-value="2018-08-16T14:24:25.42" calcext:value-type="date">
            <text:p>16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03-23T12:33:29.83" calcext:value-type="date">
            <text:p>23/03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003-11.2010.4.05.8103</text:p>
          </table:table-cell>
          <table:table-cell office:value-type="date" office:date-value="2010-11-11T17:32:00" calcext:value-type="date">
            <text:p>11/11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23-05-17T13:25:00" calcext:value-type="date">
            <text:p>17/05/2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099-03.2013.4.05.8400</text:p>
          </table:table-cell>
          <table:table-cell office:value-type="date" office:date-value="2013-08-06T16:46:00" calcext:value-type="date">
            <text:p>06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7-24T23:53:36.62" calcext:value-type="date">
            <text:p>24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112-54.2012.4.05.8200</text:p>
          </table:table-cell>
          <table:table-cell office:value-type="date" office:date-value="2012-08-14T17:20:00" calcext:value-type="date">
            <text:p>14/08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1T18:53:45.8" calcext:value-type="date">
            <text:p>0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295-25.2012.4.05.8200</text:p>
          </table:table-cell>
          <table:table-cell office:value-type="date" office:date-value="2012-08-14T17:20:00" calcext:value-type="date">
            <text:p>14/08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12-16T12:41:41.91" calcext:value-type="date">
            <text:p>16/1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295-25.2012.4.05.8200</text:p>
          </table:table-cell>
          <table:table-cell office:value-type="date" office:date-value="2019-12-12T14:48:12.15" calcext:value-type="date">
            <text:p>12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3-05-10T11:35:08.63" calcext:value-type="date">
            <text:p>10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387-48.2013.4.05.8400</text:p>
          </table:table-cell>
          <table:table-cell office:value-type="date" office:date-value="2013-08-23T16:46:00" calcext:value-type="date">
            <text:p>23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LLISON RÊGO BEZERRA</text:p>
          </table:table-cell>
          <table:table-cell office:value-type="date" office:date-value="2017-09-26T12:00:16.9" calcext:value-type="date">
            <text:p>26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388-33.2013.4.05.8400</text:p>
          </table:table-cell>
          <table:table-cell office:value-type="date" office:date-value="2013-08-23T16:46:00" calcext:value-type="date">
            <text:p>23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8T16:58:56.21" calcext:value-type="date">
            <text:p>08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398-95.2013.4.05.8200</text:p>
          </table:table-cell>
          <table:table-cell office:value-type="date" office:date-value="2013-07-22T17:17:00" calcext:value-type="date">
            <text:p>22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3-11T11:28:13.03" calcext:value-type="date">
            <text:p>11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398-95.2013.4.05.8200</text:p>
          </table:table-cell>
          <table:table-cell office:value-type="date" office:date-value="2019-03-08T10:37:36.79" calcext:value-type="date">
            <text:p>08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02T10:02:42.13" calcext:value-type="date">
            <text:p>02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403-02.2013.4.05.8400</text:p>
          </table:table-cell>
          <table:table-cell office:value-type="date" office:date-value="2013-08-26T16:48:00" calcext:value-type="date">
            <text:p>26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6-11-17T15:58:00" calcext:value-type="date">
            <text:p>17/11/2016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476-60.2011.4.05.8200</text:p>
          </table:table-cell>
          <table:table-cell office:value-type="date" office:date-value="2011-07-19T17:14:00" calcext:value-type="date">
            <text:p>19/07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1-15T09:00:43.53" calcext:value-type="date">
            <text:p>15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476-60.2011.4.05.8200</text:p>
          </table:table-cell>
          <table:table-cell office:value-type="date" office:date-value="2019-01-09T09:46:08.35" calcext:value-type="date">
            <text:p>09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5-20T07:56:18.16" calcext:value-type="date">
            <text:p>20/05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517-38.2013.4.05.8400</text:p>
          </table:table-cell>
          <table:table-cell office:value-type="date" office:date-value="2013-08-30T17:18:00" calcext:value-type="date">
            <text:p>30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16T13:42:16.56" calcext:value-type="date">
            <text:p>16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571-60.2015.4.05.8100</text:p>
          </table:table-cell>
          <table:table-cell office:value-type="date" office:date-value="2015-06-05T15:19:00" calcext:value-type="date">
            <text:p>05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ÍS PRAXEDES VIEIRA DA SILVA</text:p>
          </table:table-cell>
          <table:table-cell office:value-type="date" office:date-value="2019-01-07T10:48:37.49" calcext:value-type="date">
            <text:p>07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586-25.2012.4.05.8200</text:p>
          </table:table-cell>
          <table:table-cell office:value-type="date" office:date-value="2012-08-08T16:11:00" calcext:value-type="date">
            <text:p>08/08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2T09:03:37.8" calcext:value-type="date">
            <text:p>02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604-17.2010.4.05.8200</text:p>
          </table:table-cell>
          <table:table-cell office:value-type="date" office:date-value="2010-06-14T17:19:00" calcext:value-type="date">
            <text:p>14/06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E MENDONÇA LAGE</text:p>
          </table:table-cell>
          <table:table-cell office:value-type="date" office:date-value="2013-08-16T15:02:00" calcext:value-type="date">
            <text:p>16/08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608-56.1998.4.05.8400</text:p>
          </table:table-cell>
          <table:table-cell office:value-type="date" office:date-value="1998-06-17T16:36:00" calcext:value-type="date">
            <text:p>17/06/199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LLISON RÊGO BEZERRA</text:p>
          </table:table-cell>
          <table:table-cell office:value-type="date" office:date-value="2009-09-01T11:06:00" calcext:value-type="date">
            <text:p>01/09/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624-82.2013.4.05.8400</text:p>
          </table:table-cell>
          <table:table-cell office:value-type="date" office:date-value="2013-09-06T17:32:00" calcext:value-type="date">
            <text:p>06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26T15:40:50.38" calcext:value-type="date">
            <text:p>26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660-45.2013.4.05.8200</text:p>
          </table:table-cell>
          <table:table-cell office:value-type="date" office:date-value="2013-08-09T17:19:00" calcext:value-type="date">
            <text:p>09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5-06T10:22:50.04" calcext:value-type="date">
            <text:p>06/05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746-95.2013.4.05.8400</text:p>
          </table:table-cell>
          <table:table-cell office:value-type="date" office:date-value="2013-09-13T16:58:00" calcext:value-type="date">
            <text:p>13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13T17:50:34.76" calcext:value-type="date">
            <text:p>13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746-95.2013.4.05.8400</text:p>
          </table:table-cell>
          <table:table-cell office:value-type="date" office:date-value="2018-03-12T17:07:39.72" calcext:value-type="date">
            <text:p>12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ANNE PEREIRA DA MOTTA PIRES OLIVEIRA</text:p>
          </table:table-cell>
          <table:table-cell office:value-type="date" office:date-value="2024-02-06T23:27:03.51" calcext:value-type="date">
            <text:p>0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779-85.2013.4.05.8400</text:p>
          </table:table-cell>
          <table:table-cell office:value-type="date" office:date-value="2013-09-16T18:00:00" calcext:value-type="date">
            <text:p>16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15T16:49:58.14" calcext:value-type="date">
            <text:p>15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783-47.2016.4.05.8100</text:p>
          </table:table-cell>
          <table:table-cell office:value-type="date" office:date-value="2016-07-12T16:58:00" calcext:value-type="date">
            <text:p>12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23-10-05T10:46:00" calcext:value-type="date">
            <text:p>05/10/2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785-13.2013.4.05.8200</text:p>
          </table:table-cell>
          <table:table-cell office:value-type="date" office:date-value="2013-08-16T17:02:00" calcext:value-type="date">
            <text:p>16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5-07-16T17:07:00" calcext:value-type="date">
            <text:p>16/07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930-51.2013.4.05.8400</text:p>
          </table:table-cell>
          <table:table-cell office:value-type="date" office:date-value="2013-09-30T17:06:00" calcext:value-type="date">
            <text:p>30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27T15:33:18.82" calcext:value-type="date">
            <text:p>2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4994-20.2015.4.05.8100</text:p>
          </table:table-cell>
          <table:table-cell office:value-type="date" office:date-value="2015-06-12T18:52:00" calcext:value-type="date">
            <text:p>12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5-04T13:36:02.19" calcext:value-type="date">
            <text:p>04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030-06.2013.4.05.8400</text:p>
          </table:table-cell>
          <table:table-cell office:value-type="date" office:date-value="2013-10-08T17:14:00" calcext:value-type="date">
            <text:p>08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27T13:26:53.72" calcext:value-type="date">
            <text:p>2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086-95.2015.4.05.8100</text:p>
          </table:table-cell>
          <table:table-cell office:value-type="date" office:date-value="2015-09-08T17:26:00" calcext:value-type="date">
            <text:p>08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19-02-16T11:26:55.14" calcext:value-type="date">
            <text:p>16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087-24.2013.4.05.8400</text:p>
          </table:table-cell>
          <table:table-cell office:value-type="date" office:date-value="2013-10-11T17:02:00" calcext:value-type="date">
            <text:p>11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6T17:57:55.44" calcext:value-type="date">
            <text:p>06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089-50.2015.4.05.8100</text:p>
          </table:table-cell>
          <table:table-cell office:value-type="date" office:date-value="2015-09-10T16:33:00" calcext:value-type="date">
            <text:p>10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RESENDE MARTINS</text:p>
          </table:table-cell>
          <table:table-cell office:value-type="date" office:date-value="2019-02-14T11:57:24.22" calcext:value-type="date">
            <text:p>14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163-41.2014.4.05.8100</text:p>
          </table:table-cell>
          <table:table-cell office:value-type="date" office:date-value="2014-06-26T16:30:00" calcext:value-type="date">
            <text:p>26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6-11T12:30:31.34" calcext:value-type="date">
            <text:p>11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256-63.2012.4.05.8200</text:p>
          </table:table-cell>
          <table:table-cell office:value-type="date" office:date-value="2012-07-09T15:24:00" calcext:value-type="date">
            <text:p>09/07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2-12T13:01:06.19" calcext:value-type="date">
            <text:p>12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267-40.2013.4.05.8400</text:p>
          </table:table-cell>
          <table:table-cell office:value-type="date" office:date-value="2013-10-22T17:31:00" calcext:value-type="date">
            <text:p>22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26T18:12:58.35" calcext:value-type="date">
            <text:p>26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280-91.2012.4.05.8200</text:p>
          </table:table-cell>
          <table:table-cell office:value-type="date" office:date-value="2012-08-14T17:20:00" calcext:value-type="date">
            <text:p>14/08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4-06T09:26:59.93" calcext:value-type="date">
            <text:p>06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280-91.2012.4.05.8200</text:p>
          </table:table-cell>
          <table:table-cell office:value-type="date" office:date-value="2019-04-05T19:17:27.67" calcext:value-type="date">
            <text:p>05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3-30T10:19:14.78" calcext:value-type="date">
            <text:p>30/03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291-17.2007.4.05.8000</text:p>
          </table:table-cell>
          <table:table-cell office:value-type="date" office:date-value="2007-07-23T17:41:00" calcext:value-type="date">
            <text:p>23/07/200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6-07T17:20:44.48" calcext:value-type="date">
            <text:p>07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303-53.2011.4.05.8400</text:p>
          </table:table-cell>
          <table:table-cell office:value-type="date" office:date-value="2011-08-10T16:42:00" calcext:value-type="date">
            <text:p>10/08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10-05T11:28:01.64" calcext:value-type="date">
            <text:p>05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392-64.2015.4.05.8100</text:p>
          </table:table-cell>
          <table:table-cell office:value-type="date" office:date-value="2015-09-04T17:32:00" calcext:value-type="date">
            <text:p>0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18-02-26T17:16:54.83" calcext:value-type="date">
            <text:p>26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512-69.2013.4.05.8200</text:p>
          </table:table-cell>
          <table:table-cell office:value-type="date" office:date-value="2013-10-03T17:06:00" calcext:value-type="date">
            <text:p>03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2-19T15:52:24.61" calcext:value-type="date">
            <text:p>1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512-69.2013.4.05.8200</text:p>
          </table:table-cell>
          <table:table-cell office:value-type="date" office:date-value="2019-02-19T15:30:52.49" calcext:value-type="date">
            <text:p>19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5-15T10:40:05.3" calcext:value-type="date">
            <text:p>15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514-89.2011.4.05.8400</text:p>
          </table:table-cell>
          <table:table-cell office:value-type="date" office:date-value="2011-08-22T17:35:00" calcext:value-type="date">
            <text:p>22/08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2T10:57:34.15" calcext:value-type="date">
            <text:p>02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548-52.2015.4.05.8100</text:p>
          </table:table-cell>
          <table:table-cell office:value-type="date" office:date-value="2015-09-10T15:33:00" calcext:value-type="date">
            <text:p>10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8-10-26T13:58:33.25" calcext:value-type="date">
            <text:p>26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569-13.2010.4.05.8000</text:p>
          </table:table-cell>
          <table:table-cell office:value-type="date" office:date-value="2010-09-22T17:08:00" calcext:value-type="date">
            <text:p>22/09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7-24T16:46:59.98" calcext:value-type="date">
            <text:p>24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569-13.2010.4.05.8000</text:p>
          </table:table-cell>
          <table:table-cell office:value-type="date" office:date-value="2018-07-24T16:24:51.99" calcext:value-type="date">
            <text:p>24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26T11:52:56.15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642-41.2013.4.05.8400</text:p>
          </table:table-cell>
          <table:table-cell office:value-type="date" office:date-value="2013-11-14T16:57:00" calcext:value-type="date">
            <text:p>14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7-17T23:05:58.36" calcext:value-type="date">
            <text:p>17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715-65.2012.4.05.8200</text:p>
          </table:table-cell>
          <table:table-cell office:value-type="date" office:date-value="2012-07-23T18:13:00" calcext:value-type="date">
            <text:p>23/07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2-09T11:07:39.86" calcext:value-type="date">
            <text:p>0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715-65.2012.4.05.8200</text:p>
          </table:table-cell>
          <table:table-cell office:value-type="date" office:date-value="2019-02-08T14:55:51.34" calcext:value-type="date">
            <text:p>08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5-20T08:15:47.58" calcext:value-type="date">
            <text:p>20/05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738-49.2014.4.05.8100</text:p>
          </table:table-cell>
          <table:table-cell office:value-type="date" office:date-value="2014-07-22T14:45:00" calcext:value-type="date">
            <text:p>22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2-19T12:49:19.19" calcext:value-type="date">
            <text:p>19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739-41.2013.4.05.8400</text:p>
          </table:table-cell>
          <table:table-cell office:value-type="date" office:date-value="2013-11-26T13:35:00" calcext:value-type="date">
            <text:p>26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7-09-22T15:18:11.47" calcext:value-type="date">
            <text:p>22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751-67.2008.4.05.8000</text:p>
          </table:table-cell>
          <table:table-cell office:value-type="date" office:date-value="2008-12-02T17:12:00" calcext:value-type="date">
            <text:p>02/12/200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8-07-27T12:25:07.57" calcext:value-type="date">
            <text:p>27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794-10.2013.4.05.8200</text:p>
          </table:table-cell>
          <table:table-cell office:value-type="date" office:date-value="2013-10-21T18:06:00" calcext:value-type="date">
            <text:p>21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7-31T17:03:37.26" calcext:value-type="date">
            <text:p>31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877-64.2015.4.05.8100</text:p>
          </table:table-cell>
          <table:table-cell office:value-type="date" office:date-value="2015-08-12T11:03:00" calcext:value-type="date">
            <text:p>12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7-05-19T14:06:00" calcext:value-type="date">
            <text:p>19/05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941-18.2013.4.05.8400</text:p>
          </table:table-cell>
          <table:table-cell office:value-type="date" office:date-value="2013-12-10T17:45:00" calcext:value-type="date">
            <text:p>1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7-28T12:43:12.62" calcext:value-type="date">
            <text:p>28/07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941-18.2013.4.05.8400</text:p>
          </table:table-cell>
          <table:table-cell office:value-type="date" office:date-value="2017-07-28T12:25:04.29" calcext:value-type="date">
            <text:p>28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0-20T00:01:26.14" calcext:value-type="date">
            <text:p>20/10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5995-40.2015.4.05.8100</text:p>
          </table:table-cell>
          <table:table-cell office:value-type="date" office:date-value="2015-09-03T16:29:00" calcext:value-type="date">
            <text:p>03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17-12-04T13:29:40.79" calcext:value-type="date">
            <text:p>04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006-13.2013.4.05.8400</text:p>
          </table:table-cell>
          <table:table-cell office:value-type="date" office:date-value="2013-12-13T15:38:00" calcext:value-type="date">
            <text:p>13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6-04-25T16:43:00" calcext:value-type="date">
            <text:p>25/04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140-58.2013.4.05.8200</text:p>
          </table:table-cell>
          <table:table-cell office:value-type="date" office:date-value="2013-11-12T18:00:00" calcext:value-type="date">
            <text:p>12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2-09T13:53:17.99" calcext:value-type="date">
            <text:p>0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159-11.2006.4.05.8200</text:p>
          </table:table-cell>
          <table:table-cell office:value-type="date" office:date-value="2006-09-05T17:45:00" calcext:value-type="date">
            <text:p>05/09/200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10-14T09:57:00" calcext:value-type="date">
            <text:p>14/10/2023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161-72.2015.4.05.8100</text:p>
          </table:table-cell>
          <table:table-cell office:value-type="date" office:date-value="2015-08-04T15:24:00" calcext:value-type="date">
            <text:p>0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8-10-16T16:43:36.67" calcext:value-type="date">
            <text:p>16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163-42.2015.4.05.8100</text:p>
          </table:table-cell>
          <table:table-cell office:value-type="date" office:date-value="2015-08-04T15:24:00" calcext:value-type="date">
            <text:p>0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19-05-24T16:02:44.71" calcext:value-type="date">
            <text:p>24/05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163-42.2015.4.05.8100</text:p>
          </table:table-cell>
          <table:table-cell office:value-type="date" office:date-value="2019-05-24T15:42:10.27" calcext:value-type="date">
            <text:p>24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1-16T15:34:07.06" calcext:value-type="date">
            <text:p>16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187-14.2013.4.05.8400</text:p>
          </table:table-cell>
          <table:table-cell office:value-type="date" office:date-value="2013-12-19T18:10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10-31T11:49:38.82" calcext:value-type="date">
            <text:p>31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262-71.2013.4.05.8200</text:p>
          </table:table-cell>
          <table:table-cell office:value-type="date" office:date-value="2013-11-19T17:18:00" calcext:value-type="date">
            <text:p>19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1T15:52:36.88" calcext:value-type="date">
            <text:p>0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262-71.2013.4.05.8200</text:p>
          </table:table-cell>
          <table:table-cell office:value-type="date" office:date-value="2018-08-01T15:46:16.91" calcext:value-type="date">
            <text:p>01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1-15T16:49:14.99" calcext:value-type="date">
            <text:p>15/11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279-89.2013.4.05.8400</text:p>
          </table:table-cell>
          <table:table-cell office:value-type="date" office:date-value="2014-01-07T18:19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07T18:05:45.2" calcext:value-type="date">
            <text:p>0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287-71.2010.4.05.8400</text:p>
          </table:table-cell>
          <table:table-cell office:value-type="date" office:date-value="2010-09-13T17:04:00" calcext:value-type="date">
            <text:p>13/09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LLISON RÊGO BEZERRA</text:p>
          </table:table-cell>
          <table:table-cell office:value-type="date" office:date-value="2017-10-17T11:21:14.64" calcext:value-type="date">
            <text:p>17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312-79.2013.4.05.8400</text:p>
          </table:table-cell>
          <table:table-cell office:value-type="date" office:date-value="2014-01-07T18:19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2T14:26:19.4" calcext:value-type="date">
            <text:p>02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318-86.2013.4.05.8400</text:p>
          </table:table-cell>
          <table:table-cell office:value-type="date" office:date-value="2014-01-07T18:19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9-03T14:24:30.53" calcext:value-type="date">
            <text:p>03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320-56.2013.4.05.8400</text:p>
          </table:table-cell>
          <table:table-cell office:value-type="date" office:date-value="2014-01-07T18:19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MIRO JOSE DA ROCHA LEMOS</text:p>
          </table:table-cell>
          <table:table-cell office:value-type="date" office:date-value="2014-01-28T16:45:00" calcext:value-type="date">
            <text:p>28/01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340-09.2011.4.05.8500</text:p>
          </table:table-cell>
          <table:table-cell office:value-type="date" office:date-value="2011-12-14T13:45:00" calcext:value-type="date">
            <text:p>14/12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18-01-25T10:32:38.8" calcext:value-type="date">
            <text:p>25/0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365-58.2011.4.05.8100</text:p>
          </table:table-cell>
          <table:table-cell office:value-type="date" office:date-value="2011-05-04T16:18:00" calcext:value-type="date">
            <text:p>04/05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ÍS PRAXEDES VIEIRA DA SILVA</text:p>
          </table:table-cell>
          <table:table-cell office:value-type="date" office:date-value="2018-10-04T11:34:53.99" calcext:value-type="date">
            <text:p>04/10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410-76.2008.4.05.8000</text:p>
          </table:table-cell>
          <table:table-cell office:value-type="date" office:date-value="2008-12-19T12:42:00" calcext:value-type="date">
            <text:p>19/12/200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18-06-16T15:39:20.15" calcext:value-type="date">
            <text:p>16/06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643-16.2012.4.05.8200</text:p>
          </table:table-cell>
          <table:table-cell office:value-type="date" office:date-value="2012-09-04T17:12:00" calcext:value-type="date">
            <text:p>04/09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1-21T10:47:06.78" calcext:value-type="date">
            <text:p>21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643-16.2012.4.05.8200</text:p>
          </table:table-cell>
          <table:table-cell office:value-type="date" office:date-value="2019-01-18T12:34:46.88" calcext:value-type="date">
            <text:p>18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9T08:28:32.74" calcext:value-type="date">
            <text:p>19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741-39.2014.4.05.8100</text:p>
          </table:table-cell>
          <table:table-cell office:value-type="date" office:date-value="2014-08-22T15:25:00" calcext:value-type="date">
            <text:p>22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23-02-23T14:41:02.09" calcext:value-type="date">
            <text:p>23/02/2023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741-39.2014.4.05.8100</text:p>
          </table:table-cell>
          <table:table-cell office:value-type="date" office:date-value="2023-02-23T14:21:09.84" calcext:value-type="date">
            <text:p>23/02/2023</text:p>
          </table:table-cell>
          <table:table-cell office:value-type="date" office:date-value="2027-02-23T14:21:09.84" calcext:value-type="date">
            <text:p>23/02/2027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20T08:47:23.4" calcext:value-type="date">
            <text:p>20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758-03.2013.4.05.8200</text:p>
          </table:table-cell>
          <table:table-cell office:value-type="date" office:date-value="2013-12-13T13:09:00" calcext:value-type="date">
            <text:p>13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2-19T10:26:41.11" calcext:value-type="date">
            <text:p>1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758-03.2013.4.05.8200</text:p>
          </table:table-cell>
          <table:table-cell office:value-type="date" office:date-value="2019-02-19T10:12:07.54" calcext:value-type="date">
            <text:p>19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5-19T09:20:03.5" calcext:value-type="date">
            <text:p>19/05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759-60.2014.4.05.8100</text:p>
          </table:table-cell>
          <table:table-cell office:value-type="date" office:date-value="2014-08-25T15:54:00" calcext:value-type="date">
            <text:p>25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19-05-28T12:27:06.29" calcext:value-type="date">
            <text:p>28/05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759-60.2014.4.05.8100</text:p>
          </table:table-cell>
          <table:table-cell office:value-type="date" office:date-value="2019-05-24T14:44:12.91" calcext:value-type="date">
            <text:p>24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11-14T10:26:08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829-43.2015.4.05.8100</text:p>
          </table:table-cell>
          <table:table-cell office:value-type="date" office:date-value="2015-09-04T18:04:00" calcext:value-type="date">
            <text:p>04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LUIS NOGUEIRA MATIAS</text:p>
          </table:table-cell>
          <table:table-cell office:value-type="date" office:date-value="2019-01-24T12:25:18.17" calcext:value-type="date">
            <text:p>24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853-58.2012.4.05.8300</text:p>
          </table:table-cell>
          <table:table-cell office:value-type="date" office:date-value="2012-03-20T09:57:00" calcext:value-type="date">
            <text:p>20/03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7-11-20T16:26:09.75" calcext:value-type="date">
            <text:p>20/11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853-58.2012.4.05.8300</text:p>
          </table:table-cell>
          <table:table-cell office:value-type="date" office:date-value="2017-11-20T16:05:18.33" calcext:value-type="date">
            <text:p>20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ÁUDIO KITNER</text:p>
          </table:table-cell>
          <table:table-cell office:value-type="date" office:date-value="2023-01-26T15:04:58.72" calcext:value-type="date">
            <text:p>26/0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866-49.2001.4.05.8201</text:p>
          </table:table-cell>
          <table:table-cell office:value-type="date" office:date-value="2001-10-01T16:49:00" calcext:value-type="date">
            <text:p>01/10/200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8-07T18:04:24.55" calcext:value-type="date">
            <text:p>07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871-54.2013.4.05.8200</text:p>
          </table:table-cell>
          <table:table-cell office:value-type="date" office:date-value="2013-12-18T17:41:00" calcext:value-type="date">
            <text:p>18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6-17T12:40:01.26" calcext:value-type="date">
            <text:p>17/06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27-87.2013.4.05.8200</text:p>
          </table:table-cell>
          <table:table-cell office:value-type="date" office:date-value="2013-12-19T17:22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1T16:58:29.1" calcext:value-type="date">
            <text:p>01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34-79.2013.4.05.8200</text:p>
          </table:table-cell>
          <table:table-cell office:value-type="date" office:date-value="2013-12-19T17:22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7T13:51:27.97" calcext:value-type="date">
            <text:p>07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41-71.2013.4.05.8200</text:p>
          </table:table-cell>
          <table:table-cell office:value-type="date" office:date-value="2013-12-19T17:22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02-07T14:56:37.24" calcext:value-type="date">
            <text:p>07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42-56.2013.4.05.8200</text:p>
          </table:table-cell>
          <table:table-cell office:value-type="date" office:date-value="2013-12-19T17:22:00" calcext:value-type="date">
            <text:p>19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4-15T16:21:27.67" calcext:value-type="date">
            <text:p>15/04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42-56.2013.4.05.8200</text:p>
          </table:table-cell>
          <table:table-cell office:value-type="date" office:date-value="2019-04-12T17:20:06.08" calcext:value-type="date">
            <text:p>12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5-15T11:26:23.65" calcext:value-type="date">
            <text:p>15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45-11.2013.4.05.8200</text:p>
          </table:table-cell>
          <table:table-cell office:value-type="date" office:date-value="2014-01-07T17:18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2T16:19:47.81" calcext:value-type="date">
            <text:p>02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47-78.2013.4.05.8200</text:p>
          </table:table-cell>
          <table:table-cell office:value-type="date" office:date-value="2014-01-07T17:18:00" calcext:value-type="date">
            <text:p>07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1-15T09:33:36.86" calcext:value-type="date">
            <text:p>15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47-78.2013.4.05.8200</text:p>
          </table:table-cell>
          <table:table-cell office:value-type="date" office:date-value="2019-01-10T09:31:42.29" calcext:value-type="date">
            <text:p>10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5-20T08:02:17.91" calcext:value-type="date">
            <text:p>20/05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79-95.2013.8.06.0028</text:p>
          </table:table-cell>
          <table:table-cell office:value-type="date" office:date-value="2020-05-21T11:23:21.74" calcext:value-type="date">
            <text:p>21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ANUEL JOSÉ MATIAS GUERRA</text:p>
          </table:table-cell>
          <table:table-cell office:value-type="date" office:date-value="2020-05-26T16:26:53.62" calcext:value-type="date">
            <text:p>26/05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99-02.2012.4.05.8300</text:p>
          </table:table-cell>
          <table:table-cell office:value-type="date" office:date-value="2012-03-21T16:12:00" calcext:value-type="date">
            <text:p>21/03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09-27T13:41:11.2" calcext:value-type="date">
            <text:p>27/09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6999-02.2012.4.05.8300</text:p>
          </table:table-cell>
          <table:table-cell office:value-type="date" office:date-value="2018-09-25T15:18:11.83" calcext:value-type="date">
            <text:p>25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11-20T10:05:46.31" calcext:value-type="date">
            <text:p>20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045-68.2010.4.05.8200</text:p>
          </table:table-cell>
          <table:table-cell office:value-type="date" office:date-value="2010-09-30T17:06:00" calcext:value-type="date">
            <text:p>30/09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9-14T08:59:32.38" calcext:value-type="date">
            <text:p>14/09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059-38.2013.4.05.8300</text:p>
          </table:table-cell>
          <table:table-cell office:value-type="date" office:date-value="2013-07-08T16:09:00" calcext:value-type="date">
            <text:p>08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19-11-16T13:01:53.28" calcext:value-type="date">
            <text:p>16/1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295-09.2007.4.05.8200</text:p>
          </table:table-cell>
          <table:table-cell office:value-type="date" office:date-value="2007-08-01T17:18:00" calcext:value-type="date">
            <text:p>01/08/200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3-19T10:19:27.6" calcext:value-type="date">
            <text:p>19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302-98.2007.4.05.8200</text:p>
          </table:table-cell>
          <table:table-cell office:value-type="date" office:date-value="2007-07-31T16:02:00" calcext:value-type="date">
            <text:p>31/07/200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1-21T09:28:54.34" calcext:value-type="date">
            <text:p>21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355-94.2012.4.05.8300</text:p>
          </table:table-cell>
          <table:table-cell office:value-type="date" office:date-value="2019-06-28T11:42:41.41" calcext:value-type="date">
            <text:p>28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08-10T15:30:14.08" calcext:value-type="date">
            <text:p>10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375-47.2010.4.05.8400</text:p>
          </table:table-cell>
          <table:table-cell office:value-type="date" office:date-value="2010-10-26T16:58:00" calcext:value-type="date">
            <text:p>26/10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12-04T13:48:51.02" calcext:value-type="date">
            <text:p>04/12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375-47.2010.4.05.8400</text:p>
          </table:table-cell>
          <table:table-cell office:value-type="date" office:date-value="2017-10-02T14:56:30.5" calcext:value-type="date">
            <text:p>02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9-08-20T16:52:32.49" calcext:value-type="date">
            <text:p>20/08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426-12.2015.4.05.8100</text:p>
          </table:table-cell>
          <table:table-cell office:value-type="date" office:date-value="2015-09-11T17:57:00" calcext:value-type="date">
            <text:p>11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RESENDE MARTINS</text:p>
          </table:table-cell>
          <table:table-cell office:value-type="date" office:date-value="2019-01-24T12:04:58.21" calcext:value-type="date">
            <text:p>24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461-47.2012.4.05.8400</text:p>
          </table:table-cell>
          <table:table-cell office:value-type="date" office:date-value="2012-10-08T16:39:00" calcext:value-type="date">
            <text:p>08/10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2-26T15:49:31.24" calcext:value-type="date">
            <text:p>26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507-64.2006.4.05.8200</text:p>
          </table:table-cell>
          <table:table-cell office:value-type="date" office:date-value="2006-11-13T17:42:00" calcext:value-type="date">
            <text:p>13/11/200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5-09-08T14:04:00" calcext:value-type="date">
            <text:p>08/09/2015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524-47.2013.4.05.8300</text:p>
          </table:table-cell>
          <table:table-cell office:value-type="date" office:date-value="2013-07-22T16:13:00" calcext:value-type="date">
            <text:p>22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25T15:44:26.1" calcext:value-type="date">
            <text:p>25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551-89.2011.4.05.8400</text:p>
          </table:table-cell>
          <table:table-cell office:value-type="date" office:date-value="2011-11-16T17:19:00" calcext:value-type="date">
            <text:p>16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12T18:39:16.3" calcext:value-type="date">
            <text:p>12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578-61.2009.4.05.8200</text:p>
          </table:table-cell>
          <table:table-cell office:value-type="date" office:date-value="2009-10-05T17:21:00" calcext:value-type="date">
            <text:p>05/10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7-05-08T08:45:00" calcext:value-type="date">
            <text:p>08/05/20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579-46.2009.4.05.8200</text:p>
          </table:table-cell>
          <table:table-cell office:value-type="date" office:date-value="2009-10-05T17:21:00" calcext:value-type="date">
            <text:p>05/10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5-07-21T10:51:00" calcext:value-type="date">
            <text:p>21/07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621-65.2013.4.05.8100</text:p>
          </table:table-cell>
          <table:table-cell office:value-type="date" office:date-value="2013-05-29T16:05:00" calcext:value-type="date">
            <text:p>29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5-21T13:19:24.24" calcext:value-type="date">
            <text:p>21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621-65.2013.4.05.8100</text:p>
          </table:table-cell>
          <table:table-cell office:value-type="date" office:date-value="2018-05-18T14:28:14.94" calcext:value-type="date">
            <text:p>18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2-06-24T15:36:13.34" calcext:value-type="date">
            <text:p>24/06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626-94.2012.4.05.8400</text:p>
          </table:table-cell>
          <table:table-cell office:value-type="date" office:date-value="2012-10-15T17:22:00" calcext:value-type="date">
            <text:p>15/10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27T16:14:55.44" calcext:value-type="date">
            <text:p>2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656-12.2010.4.05.8300</text:p>
          </table:table-cell>
          <table:table-cell office:value-type="date" office:date-value="2010-06-02T16:10:00" calcext:value-type="date">
            <text:p>02/06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LVES DOS SANTOS JÚNIOR</text:p>
          </table:table-cell>
          <table:table-cell office:value-type="date" office:date-value="2019-09-18T15:11:49.62" calcext:value-type="date">
            <text:p>18/09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817-76.2011.4.05.8400</text:p>
          </table:table-cell>
          <table:table-cell office:value-type="date" office:date-value="2011-11-25T16:46:00" calcext:value-type="date">
            <text:p>25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7T14:09:27.99" calcext:value-type="date">
            <text:p>0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818-61.2011.4.05.8400</text:p>
          </table:table-cell>
          <table:table-cell office:value-type="date" office:date-value="2011-11-25T16:46:00" calcext:value-type="date">
            <text:p>25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07T15:41:01.74" calcext:value-type="date">
            <text:p>07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849-69.2015.4.05.8100</text:p>
          </table:table-cell>
          <table:table-cell office:value-type="date" office:date-value="2015-09-17T17:37:00" calcext:value-type="date">
            <text:p>17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19-05-31T15:00:08.87" calcext:value-type="date">
            <text:p>31/05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7909-90.2011.4.05.8000</text:p>
          </table:table-cell>
          <table:table-cell office:value-type="date" office:date-value="2011-12-13T17:44:00" calcext:value-type="date">
            <text:p>13/12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19-10-02T10:51:58.16" calcext:value-type="date">
            <text:p>02/10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178-18.2014.4.05.8100</text:p>
          </table:table-cell>
          <table:table-cell office:value-type="date" office:date-value="2014-10-13T16:20:00" calcext:value-type="date">
            <text:p>13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23-05-16T10:46:00" calcext:value-type="date">
            <text:p>16/05/2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279-96.2012.4.05.8400</text:p>
          </table:table-cell>
          <table:table-cell office:value-type="date" office:date-value="2012-11-09T17:22:00" calcext:value-type="date">
            <text:p>09/1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6T11:00:59.38" calcext:value-type="date">
            <text:p>06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342-80.2014.4.05.8100</text:p>
          </table:table-cell>
          <table:table-cell office:value-type="date" office:date-value="2014-10-17T15:08:00" calcext:value-type="date">
            <text:p>17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1T15:41:12.4" calcext:value-type="date">
            <text:p>11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389-03.2009.4.05.8400</text:p>
          </table:table-cell>
          <table:table-cell office:value-type="date" office:date-value="2009-09-30T17:00:00" calcext:value-type="date">
            <text:p>30/09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9-28T16:15:33.58" calcext:value-type="date">
            <text:p>28/09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400-31.2015.4.05.8300</text:p>
          </table:table-cell>
          <table:table-cell office:value-type="date" office:date-value="2015-09-18T14:00:00" calcext:value-type="date">
            <text:p>18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3-02-28T14:35:00" calcext:value-type="date">
            <text:p>28/02/2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422-06.2012.4.05.8200</text:p>
          </table:table-cell>
          <table:table-cell office:value-type="date" office:date-value="2012-11-08T14:01:00" calcext:value-type="date">
            <text:p>08/1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2-19T10:33:03.08" calcext:value-type="date">
            <text:p>19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508-11.2011.4.05.8200</text:p>
          </table:table-cell>
          <table:table-cell office:value-type="date" office:date-value="2011-11-21T11:32:00" calcext:value-type="date">
            <text:p>21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1-21T18:48:45.57" calcext:value-type="date">
            <text:p>21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515-66.2012.4.05.8200</text:p>
          </table:table-cell>
          <table:table-cell office:value-type="date" office:date-value="2012-11-12T17:23:00" calcext:value-type="date">
            <text:p>12/1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3-16T16:56:11.71" calcext:value-type="date">
            <text:p>16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665-22.2013.4.05.8100</text:p>
          </table:table-cell>
          <table:table-cell office:value-type="date" office:date-value="2013-06-17T16:03:00" calcext:value-type="date">
            <text:p>17/06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5-29T14:12:35.37" calcext:value-type="date">
            <text:p>29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669-84.2012.4.05.8200</text:p>
          </table:table-cell>
          <table:table-cell office:value-type="date" office:date-value="2012-11-19T17:14:00" calcext:value-type="date">
            <text:p>19/1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8-07-16T15:49:00" calcext:value-type="date">
            <text:p>16/07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8955-08.2011.4.05.8100</text:p>
          </table:table-cell>
          <table:table-cell office:value-type="date" office:date-value="2011-07-07T11:23:00" calcext:value-type="date">
            <text:p>07/07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18-08-29T14:51:55.66" calcext:value-type="date">
            <text:p>29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240-12.2013.4.05.8300</text:p>
          </table:table-cell>
          <table:table-cell office:value-type="date" office:date-value="2013-08-30T14:32:00" calcext:value-type="date">
            <text:p>30/08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9-07-31T11:22:28.41" calcext:value-type="date">
            <text:p>31/07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266-91.2014.4.05.8100</text:p>
          </table:table-cell>
          <table:table-cell office:value-type="date" office:date-value="2014-11-13T11:17:00" calcext:value-type="date">
            <text:p>13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8-11-28T14:51:40.93" calcext:value-type="date">
            <text:p>28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284-36.2010.4.05.8300</text:p>
          </table:table-cell>
          <table:table-cell office:value-type="date" office:date-value="2010-07-08T16:07:00" calcext:value-type="date">
            <text:p>08/07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1-08-28T10:20:41.12" calcext:value-type="date">
            <text:p>28/08/2021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284-36.2010.4.05.8300</text:p>
          </table:table-cell>
          <table:table-cell office:value-type="date" office:date-value="2021-08-28T10:01:34.14" calcext:value-type="date">
            <text:p>28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1-10-23T13:56:04.57" calcext:value-type="date">
            <text:p>23/10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400-84.2015.4.05.8100</text:p>
          </table:table-cell>
          <table:table-cell office:value-type="date" office:date-value="2015-10-19T18:10:00" calcext:value-type="date">
            <text:p>19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19-02-23T13:45:04.85" calcext:value-type="date">
            <text:p>23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789-02.2011.4.05.8200</text:p>
          </table:table-cell>
          <table:table-cell office:value-type="date" office:date-value="2012-01-09T17:06:00" calcext:value-type="date">
            <text:p>09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7-26T11:51:42.43" calcext:value-type="date">
            <text:p>26/07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790-84.2011.4.05.8200</text:p>
          </table:table-cell>
          <table:table-cell office:value-type="date" office:date-value="2012-01-09T17:06:00" calcext:value-type="date">
            <text:p>09/0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8-08-06T13:40:31.5" calcext:value-type="date">
            <text:p>06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09790-84.2011.4.05.8200</text:p>
          </table:table-cell>
          <table:table-cell office:value-type="date" office:date-value="2018-08-06T13:16:15.06" calcext:value-type="date">
            <text:p>06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01-20T12:57:53.7" calcext:value-type="date">
            <text:p>20/0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099-75.2015.4.05.8100</text:p>
          </table:table-cell>
          <table:table-cell office:value-type="date" office:date-value="2015-11-18T16:37:00" calcext:value-type="date">
            <text:p>18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16-06-23T11:21:00" calcext:value-type="date">
            <text:p>23/06/2016</text:p>
          </table:table-cell>
          <table:table-cell office:value-type="string" calcext:value-type="string">
            <text:p>Entrega em carga/vist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122-71.2013.4.05.8300</text:p>
          </table:table-cell>
          <table:table-cell office:value-type="date" office:date-value="2013-09-23T16:09:00" calcext:value-type="date">
            <text:p>23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19-08-29T13:16:54.06" calcext:value-type="date">
            <text:p>29/08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122-71.2013.4.05.8300</text:p>
          </table:table-cell>
          <table:table-cell office:value-type="date" office:date-value="2019-08-29T12:43:44.19" calcext:value-type="date">
            <text:p>29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7-10T11:07:59.92" calcext:value-type="date">
            <text:p>10/07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239-37.2000.4.05.8100</text:p>
          </table:table-cell>
          <table:table-cell office:value-type="date" office:date-value="2000-05-19T17:57:00" calcext:value-type="date">
            <text:p>19/05/200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9-02-27T09:55:16.63" calcext:value-type="date">
            <text:p>27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239-37.2000.4.05.8100</text:p>
          </table:table-cell>
          <table:table-cell office:value-type="date" office:date-value="2019-02-27T09:09:57.55" calcext:value-type="date">
            <text:p>27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3-06-16T17:03:38.62" calcext:value-type="date">
            <text:p>16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345-76.2012.4.05.8100</text:p>
          </table:table-cell>
          <table:table-cell office:value-type="date" office:date-value="2012-07-12T16:12:00" calcext:value-type="date">
            <text:p>12/07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18-02-24T10:44:59.51" calcext:value-type="date">
            <text:p>24/0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433-80.1999.4.05.8000</text:p>
          </table:table-cell>
          <table:table-cell office:value-type="date" office:date-value="1999-12-16T17:28:00" calcext:value-type="date">
            <text:p>16/12/199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19-11-29T13:08:21.24" calcext:value-type="date">
            <text:p>29/1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540-39.2009.4.05.8400</text:p>
          </table:table-cell>
          <table:table-cell office:value-type="date" office:date-value="2009-11-27T17:48:00" calcext:value-type="date">
            <text:p>27/11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8-22T16:20:50.68" calcext:value-type="date">
            <text:p>22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0824-47.2009.4.05.8400</text:p>
          </table:table-cell>
          <table:table-cell office:value-type="date" office:date-value="2009-12-07T17:49:00" calcext:value-type="date">
            <text:p>07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15T13:37:45.35" calcext:value-type="date">
            <text:p>15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038-38.2009.4.05.8400</text:p>
          </table:table-cell>
          <table:table-cell office:value-type="date" office:date-value="2009-12-14T16:53:00" calcext:value-type="date">
            <text:p>14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8-16T16:43:17.52" calcext:value-type="date">
            <text:p>16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135-37.2015.4.05.8300</text:p>
          </table:table-cell>
          <table:table-cell office:value-type="date" office:date-value="2015-11-24T15:45:00" calcext:value-type="date">
            <text:p>24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17-07-06T15:34:00" calcext:value-type="date">
            <text:p>06/07/2017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339-52.2013.4.05.8300</text:p>
          </table:table-cell>
          <table:table-cell office:value-type="date" office:date-value="2013-10-29T16:06:00" calcext:value-type="date">
            <text:p>29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LVES DOS SANTOS JÚNIOR</text:p>
          </table:table-cell>
          <table:table-cell office:value-type="date" office:date-value="2016-05-03T17:15:00" calcext:value-type="date">
            <text:p>03/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353-66.2009.4.05.8400</text:p>
          </table:table-cell>
          <table:table-cell office:value-type="date" office:date-value="2009-12-18T16:50:00" calcext:value-type="date">
            <text:p>18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09T13:15:12.41" calcext:value-type="date">
            <text:p>09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354-51.2009.4.05.8400</text:p>
          </table:table-cell>
          <table:table-cell office:value-type="date" office:date-value="2009-12-18T16:50:00" calcext:value-type="date">
            <text:p>18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7-08-16T14:20:57.79" calcext:value-type="date">
            <text:p>16/08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379-64.2009.4.05.8400</text:p>
          </table:table-cell>
          <table:table-cell office:value-type="date" office:date-value="2010-01-07T17:28:00" calcext:value-type="date">
            <text:p>07/01/201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13T17:16:03.26" calcext:value-type="date">
            <text:p>13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558-65.2013.4.05.8300</text:p>
          </table:table-cell>
          <table:table-cell office:value-type="date" office:date-value="2013-11-05T16:01:00" calcext:value-type="date">
            <text:p>05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19-12-07T11:41:06.81" calcext:value-type="date">
            <text:p>07/1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1558-65.2013.4.05.8300</text:p>
          </table:table-cell>
          <table:table-cell office:value-type="date" office:date-value="2019-12-07T11:32:08.2" calcext:value-type="date">
            <text:p>07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7-18T00:01:02.88" calcext:value-type="date">
            <text:p>18/07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018-19.2008.4.05.8400</text:p>
          </table:table-cell>
          <table:table-cell office:value-type="date" office:date-value="2008-11-07T16:43:00" calcext:value-type="date">
            <text:p>07/11/200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18-03-05T09:17:54.43" calcext:value-type="date">
            <text:p>05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287-12.2013.4.05.8100</text:p>
          </table:table-cell>
          <table:table-cell office:value-type="date" office:date-value="2013-09-27T17:20:00" calcext:value-type="date">
            <text:p>27/09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8-08-24T15:34:50.44" calcext:value-type="date">
            <text:p>24/08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287-12.2013.4.05.8100</text:p>
          </table:table-cell>
          <table:table-cell office:value-type="date" office:date-value="2018-06-25T16:22:46" calcext:value-type="date">
            <text:p>25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MACÊDO PEIXOTO DE CARVALHO</text:p>
          </table:table-cell>
          <table:table-cell office:value-type="date" office:date-value="2023-12-01T14:05:53.06" calcext:value-type="date">
            <text:p>01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300-90.2013.4.05.8300</text:p>
          </table:table-cell>
          <table:table-cell office:value-type="date" office:date-value="2013-11-28T16:03:00" calcext:value-type="date">
            <text:p>28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21-05-22T21:53:52.52" calcext:value-type="date">
            <text:p>22/05/2021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2300-90.2013.4.05.8300</text:p>
          </table:table-cell>
          <table:table-cell office:value-type="date" office:date-value="2021-05-22T21:52:05.24" calcext:value-type="date">
            <text:p>22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3-09-01T11:56:13.85" calcext:value-type="date">
            <text:p>01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049-74.2008.4.05.8400</text:p>
          </table:table-cell>
          <table:table-cell office:value-type="date" office:date-value="2008-11-26T17:12:00" calcext:value-type="date">
            <text:p>26/11/200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8-03-12T13:58:31.02" calcext:value-type="date">
            <text:p>12/03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477-10.2013.4.05.8100</text:p>
          </table:table-cell>
          <table:table-cell office:value-type="date" office:date-value="2013-11-11T16:27:00" calcext:value-type="date">
            <text:p>11/11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RESENDE MARTINS</text:p>
          </table:table-cell>
          <table:table-cell office:value-type="date" office:date-value="2015-11-06T11:00:00" calcext:value-type="date">
            <text:p>06/11/2015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651-53.2012.4.05.8100</text:p>
          </table:table-cell>
          <table:table-cell office:value-type="date" office:date-value="2012-09-28T14:08:00" calcext:value-type="date">
            <text:p>28/09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GRAZIANO DA SILVA TURINI</text:p>
          </table:table-cell>
          <table:table-cell office:value-type="date" office:date-value="2018-12-18T15:13:50.5" calcext:value-type="date">
            <text:p>18/12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3651-53.2012.4.05.8100</text:p>
          </table:table-cell>
          <table:table-cell office:value-type="date" office:date-value="2018-12-18T14:45:14.52" calcext:value-type="date">
            <text:p>18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06-21T12:50:43.73" calcext:value-type="date">
            <text:p>21/06/2023</text:p>
          </table:table-cell>
          <table:table-cell office:value-type="string" calcext:value-type="string">
            <text:p>Provisóri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4845-26.2005.4.05.8200</text:p>
          </table:table-cell>
          <table:table-cell office:value-type="date" office:date-value="2005-11-29T17:33:00" calcext:value-type="date">
            <text:p>29/11/200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1-19T14:16:41.56" calcext:value-type="date">
            <text:p>19/01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4849-28.2012.4.05.8100</text:p>
          </table:table-cell>
          <table:table-cell office:value-type="date" office:date-value="2012-11-09T15:58:00" calcext:value-type="date">
            <text:p>09/11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05-09T16:03:06.32" calcext:value-type="date">
            <text:p>09/05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5310-63.2013.4.05.8100</text:p>
          </table:table-cell>
          <table:table-cell office:value-type="date" office:date-value="2014-01-13T09:32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23T11:30:55.24" calcext:value-type="date">
            <text:p>23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5311-48.2013.4.05.8100</text:p>
          </table:table-cell>
          <table:table-cell office:value-type="date" office:date-value="2014-01-10T17:38:00" calcext:value-type="date">
            <text:p>10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3-02T14:56:03.12" calcext:value-type="date">
            <text:p>02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5312-33.2013.4.05.8100</text:p>
          </table:table-cell>
          <table:table-cell office:value-type="date" office:date-value="2014-01-13T15:01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15T11:18:27.19" calcext:value-type="date">
            <text:p>15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5312-33.2013.4.05.8100</text:p>
          </table:table-cell>
          <table:table-cell office:value-type="date" office:date-value="2019-02-08T11:02:59.7" calcext:value-type="date">
            <text:p>08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15T13:51:32.28" calcext:value-type="date">
            <text:p>15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5313-18.2013.4.05.8100</text:p>
          </table:table-cell>
          <table:table-cell office:value-type="date" office:date-value="2014-01-13T16:02:00" calcext:value-type="date">
            <text:p>13/0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DE NORÕES MILFONT JÚNIOR</text:p>
          </table:table-cell>
          <table:table-cell office:value-type="date" office:date-value="2019-02-08T16:55:07.14" calcext:value-type="date">
            <text:p>08/0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7366-22.2011.4.05.8300</text:p>
          </table:table-cell>
          <table:table-cell office:value-type="date" office:date-value="2011-11-09T16:23:00" calcext:value-type="date">
            <text:p>09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HENRIQUE TEIXEIRA DE OLIVEIRA</text:p>
          </table:table-cell>
          <table:table-cell office:value-type="date" office:date-value="2019-08-15T10:37:19.12" calcext:value-type="date">
            <text:p>15/08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7410-07.2012.4.05.8300</text:p>
          </table:table-cell>
          <table:table-cell office:value-type="date" office:date-value="2012-10-10T16:34:00" calcext:value-type="date">
            <text:p>10/10/2012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7-10-30T15:17:32.97" calcext:value-type="date">
            <text:p>30/10/2017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7667-84.2011.4.05.8100</text:p>
          </table:table-cell>
          <table:table-cell office:value-type="date" office:date-value="2011-11-28T15:01:00" calcext:value-type="date">
            <text:p>28/11/201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18-11-05T13:36:16.3" calcext:value-type="date">
            <text:p>05/11/2018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7667-84.2011.4.05.8100</text:p>
          </table:table-cell>
          <table:table-cell office:value-type="date" office:date-value="2018-11-03T12:35:15.89" calcext:value-type="date">
            <text:p>03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1-04-16T17:52:35.13" calcext:value-type="date">
            <text:p>16/04/2021</text:p>
          </table:table-cell>
          <table:table-cell office:value-type="string" calcext:value-type="string">
            <text:p>Juntada Manifesta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8379-27.2009.4.05.8300</text:p>
          </table:table-cell>
          <table:table-cell office:value-type="date" office:date-value="2009-11-10T16:12:00" calcext:value-type="date">
            <text:p>10/11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THEL FRANCISCO RIBEIRO</text:p>
          </table:table-cell>
          <table:table-cell office:value-type="date" office:date-value="2019-05-10T11:08:54.9" calcext:value-type="date">
            <text:p>10/05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19387-39.2009.4.05.8300</text:p>
          </table:table-cell>
          <table:table-cell office:value-type="date" office:date-value="2009-12-07T16:56:00" calcext:value-type="date">
            <text:p>07/12/200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LVES DOS SANTOS JÚNIOR</text:p>
          </table:table-cell>
          <table:table-cell office:value-type="date" office:date-value="2019-09-18T15:11:50.36" calcext:value-type="date">
            <text:p>18/09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031734-33.1900.4.05.8201</text:p>
          </table:table-cell>
          <table:table-cell office:value-type="date" office:date-value="2000-02-04T09:48:00" calcext:value-type="date">
            <text:p>04/02/200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-</text:p>
          </table:table-cell>
          <table:table-cell office:value-type="date" office:date-value="2007-11-19T15:31:00" calcext:value-type="date">
            <text:p>19/11/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100057-50.2013.8.20.0127</text:p>
          </table:table-cell>
          <table:table-cell office:value-type="date" office:date-value="2022-11-10T15:35:50.41" calcext:value-type="date">
            <text:p>10/11/2022</text:p>
          </table:table-cell>
          <table:table-cell office:value-type="date" office:date-value="2026-11-10T15:35:50.41" calcext:value-type="date">
            <text:p>10/11/2026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22-11-14T15:59:46.92" calcext:value-type="date">
            <text:p>14/11/2022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1-42.2018.4.05.8310</text:p>
          </table:table-cell>
          <table:table-cell office:value-type="date" office:date-value="2018-01-02T10:25:49.84" calcext:value-type="date">
            <text:p>02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18T00:13:33.91" calcext:value-type="date">
            <text:p>1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2-92.2020.4.05.8104</text:p>
          </table:table-cell>
          <table:table-cell office:value-type="date" office:date-value="2019-11-09T14:09:02.96" calcext:value-type="date">
            <text:p>09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2-23T17:31:59.21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3-35.2024.4.05.8105</text:p>
          </table:table-cell>
          <table:table-cell office:value-type="date" office:date-value="2024-01-04T11:31:54.23" calcext:value-type="date">
            <text:p>04/01/2024</text:p>
          </table:table-cell>
          <table:table-cell office:value-type="date" office:date-value="2028-01-04T11:31:54.23" calcext:value-type="date">
            <text:p>04/01/2028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6T14:58:06.5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5-05.2024.4.05.8105</text:p>
          </table:table-cell>
          <table:table-cell office:value-type="date" office:date-value="2024-01-04T12:09:47.05" calcext:value-type="date">
            <text:p>04/01/2024</text:p>
          </table:table-cell>
          <table:table-cell office:value-type="date" office:date-value="2028-01-04T12:09:47.05" calcext:value-type="date">
            <text:p>04/01/2028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06T14:22:38.43" calcext:value-type="date">
            <text:p>0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5-50.2016.4.05.8504</text:p>
          </table:table-cell>
          <table:table-cell office:value-type="date" office:date-value="2015-11-05T16:52:18.85" calcext:value-type="date">
            <text:p>05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2-03-28T12:43:42.34" calcext:value-type="date">
            <text:p>28/03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6-13.2021.4.05.8002</text:p>
          </table:table-cell>
          <table:table-cell office:value-type="date" office:date-value="2021-01-10T20:02:57.99" calcext:value-type="date">
            <text:p>10/01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18T19:25:04.48" calcext:value-type="date">
            <text:p>18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6-74.2021.4.05.8305</text:p>
          </table:table-cell>
          <table:table-cell office:value-type="date" office:date-value="2021-01-06T13:17:38.69" calcext:value-type="date">
            <text:p>06/01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2-18T10:11:18.48" calcext:value-type="date">
            <text:p>18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7-58.2022.4.05.8003</text:p>
          </table:table-cell>
          <table:table-cell office:value-type="date" office:date-value="2022-01-11T11:23:22.97" calcext:value-type="date">
            <text:p>11/01/2022</text:p>
          </table:table-cell>
          <table:table-cell office:value-type="date" office:date-value="2026-01-11T11:23:22.97" calcext:value-type="date">
            <text:p>11/01/2026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16T10:27:24.77" calcext:value-type="date">
            <text:p>1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09-24.2015.4.05.8504</text:p>
          </table:table-cell>
          <table:table-cell office:value-type="date" office:date-value="2015-01-30T08:34:03.74" calcext:value-type="date">
            <text:p>30/0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17-03-24T11:47:47.37" calcext:value-type="date">
            <text:p>24/03/2017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10-28.2018.4.05.8302</text:p>
          </table:table-cell>
          <table:table-cell office:value-type="date" office:date-value="2017-12-28T11:09:23.42" calcext:value-type="date">
            <text:p>2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8-01-18T14:38:39.76" calcext:value-type="date">
            <text:p>18/01/2018</text:p>
          </table:table-cell>
          <table:table-cell office:value-type="string" calcext:value-type="string">
            <text:p>Juntada Co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10-96.2021.4.05.8504</text:p>
          </table:table-cell>
          <table:table-cell office:value-type="date" office:date-value="2021-01-21T11:54:41.66" calcext:value-type="date">
            <text:p>21/01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24-02-23T00:00:03.04" calcext:value-type="date">
            <text:p>2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11-02.2021.4.05.8304</text:p>
          </table:table-cell>
          <table:table-cell office:value-type="date" office:date-value="2021-01-20T14:15:17.45" calcext:value-type="date">
            <text:p>20/01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16T11:07:57.34" calcext:value-type="date">
            <text:p>1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16-36.2021.4.05.8106</text:p>
          </table:table-cell>
          <table:table-cell office:value-type="date" office:date-value="2021-01-29T10:49:57.28" calcext:value-type="date">
            <text:p>29/01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ELO SAMPAIO PIMENTEL ROCHA</text:p>
          </table:table-cell>
          <table:table-cell office:value-type="date" office:date-value="2023-05-09T07:21:20.36" calcext:value-type="date">
            <text:p>09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18-29.2014.4.05.8501</text:p>
          </table:table-cell>
          <table:table-cell office:value-type="date" office:date-value="2014-02-17T11:46:44.43" calcext:value-type="date">
            <text:p>17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SOARES SOUZA</text:p>
          </table:table-cell>
          <table:table-cell office:value-type="date" office:date-value="2014-04-30T11:08:56.13" calcext:value-type="date">
            <text:p>30/04/201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19-38.2014.4.05.8202</text:p>
          </table:table-cell>
          <table:table-cell office:value-type="date" office:date-value="2014-02-18T15:14:22.72" calcext:value-type="date">
            <text:p>18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ATRIZ FERREIRA DE ALMEIDA</text:p>
          </table:table-cell>
          <table:table-cell office:value-type="date" office:date-value="2021-03-05T00:07:14.71" calcext:value-type="date">
            <text:p>05/03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0-73.2021.4.05.8203</text:p>
          </table:table-cell>
          <table:table-cell office:value-type="date" office:date-value="2021-02-08T14:49:50.79" calcext:value-type="date">
            <text:p>08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IAGO BATISTA DE ATAIDE</text:p>
          </table:table-cell>
          <table:table-cell office:value-type="date" office:date-value="2024-02-21T14:07:56.89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0-96.2014.4.05.8501</text:p>
          </table:table-cell>
          <table:table-cell office:value-type="date" office:date-value="2014-02-17T14:08:29.82" calcext:value-type="date">
            <text:p>17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14-07-15T13:47:30.79" calcext:value-type="date">
            <text:p>15/07/2014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1-51.2018.4.05.8304</text:p>
          </table:table-cell>
          <table:table-cell office:value-type="date" office:date-value="2018-01-17T11:47:16.47" calcext:value-type="date">
            <text:p>17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9T08:52:57.14" calcext:value-type="date">
            <text:p>19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1-66.2018.4.05.8105</text:p>
          </table:table-cell>
          <table:table-cell office:value-type="date" office:date-value="2018-01-18T13:32:03.91" calcext:value-type="date">
            <text:p>18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ANUEL JOSÉ MATIAS GUERRA</text:p>
          </table:table-cell>
          <table:table-cell office:value-type="date" office:date-value="2022-12-15T00:00:21.09" calcext:value-type="date">
            <text:p>15/12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4-63.2023.4.05.8002</text:p>
          </table:table-cell>
          <table:table-cell office:value-type="date" office:date-value="2023-01-16T11:42:54.81" calcext:value-type="date">
            <text:p>16/01/2023</text:p>
          </table:table-cell>
          <table:table-cell office:value-type="date" office:date-value="2027-01-16T11:42:54.81" calcext:value-type="date">
            <text:p>16/01/2027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1-29T19:08:07.89" calcext:value-type="date">
            <text:p>29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5-70.2013.4.05.8108</text:p>
          </table:table-cell>
          <table:table-cell office:value-type="date" office:date-value="2013-10-04T16:40:14.84" calcext:value-type="date">
            <text:p>04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ELO SAMPAIO PIMENTEL ROCHA</text:p>
          </table:table-cell>
          <table:table-cell office:value-type="date" office:date-value="2016-11-16T10:54:56.29" calcext:value-type="date">
            <text:p>16/11/2016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6-24.2019.4.05.8309</text:p>
          </table:table-cell>
          <table:table-cell office:value-type="date" office:date-value="2019-02-06T16:59:56.98" calcext:value-type="date">
            <text:p>06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3T14:29:15.66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6-79.2013.4.05.8003</text:p>
          </table:table-cell>
          <table:table-cell office:value-type="date" office:date-value="2013-05-20T13:49:49.74" calcext:value-type="date">
            <text:p>20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4-06-26T11:01:16.93" calcext:value-type="date">
            <text:p>26/06/201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6-84.2020.4.05.8310</text:p>
          </table:table-cell>
          <table:table-cell office:value-type="date" office:date-value="2019-12-10T15:01:39.6" calcext:value-type="date">
            <text:p>10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2-10-28T10:18:49.15" calcext:value-type="date">
            <text:p>28/10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7-38.2021.4.05.8503</text:p>
          </table:table-cell>
          <table:table-cell office:value-type="date" office:date-value="2021-02-08T10:22:58.62" calcext:value-type="date">
            <text:p>08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1-09-12T08:55:25.43" calcext:value-type="date">
            <text:p>12/09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8-23.2021.4.05.8503</text:p>
          </table:table-cell>
          <table:table-cell office:value-type="date" office:date-value="2021-02-08T11:24:27.71" calcext:value-type="date">
            <text:p>08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2-02-14T15:26:16.06" calcext:value-type="date">
            <text:p>14/02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9-34.2013.4.05.8003</text:p>
          </table:table-cell>
          <table:table-cell office:value-type="date" office:date-value="2013-05-22T14:33:27.21" calcext:value-type="date">
            <text:p>22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4-06-26T10:58:13.5" calcext:value-type="date">
            <text:p>26/06/201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29-77.2022.4.05.8404</text:p>
          </table:table-cell>
          <table:table-cell office:value-type="date" office:date-value="2022-01-28T13:04:37.38" calcext:value-type="date">
            <text:p>28/01/2022</text:p>
          </table:table-cell>
          <table:table-cell office:value-type="date" office:date-value="2026-01-28T13:04:37.38" calcext:value-type="date">
            <text:p>28/01/2026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KEPLER GOMES RIBEIRO</text:p>
          </table:table-cell>
          <table:table-cell office:value-type="date" office:date-value="2022-05-05T13:24:18.79" calcext:value-type="date">
            <text:p>05/05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0-19.2013.4.05.8003</text:p>
          </table:table-cell>
          <table:table-cell office:value-type="date" office:date-value="2013-05-22T16:03:16.79" calcext:value-type="date">
            <text:p>22/05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ELI DE QUEIROS BATISTA RIBEIRO</text:p>
          </table:table-cell>
          <table:table-cell office:value-type="date" office:date-value="2014-08-12T15:02:54.17" calcext:value-type="date">
            <text:p>12/08/2014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0-82.2019.4.05.8108</text:p>
          </table:table-cell>
          <table:table-cell office:value-type="date" office:date-value="2019-01-24T15:42:01.75" calcext:value-type="date">
            <text:p>24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19T17:38:12.29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2-52.2014.4.05.8003</text:p>
          </table:table-cell>
          <table:table-cell office:value-type="date" office:date-value="2014-06-09T16:24:06.34" calcext:value-type="date">
            <text:p>09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0-09-24T14:11:23.61" calcext:value-type="date">
            <text:p>24/09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2-75.2021.4.05.8304</text:p>
          </table:table-cell>
          <table:table-cell office:value-type="date" office:date-value="2021-02-03T15:37:14.2" calcext:value-type="date">
            <text:p>03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19T00:05:01.09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4-02.2022.4.05.8404</text:p>
          </table:table-cell>
          <table:table-cell office:value-type="date" office:date-value="2022-01-31T09:51:01.2" calcext:value-type="date">
            <text:p>31/01/2022</text:p>
          </table:table-cell>
          <table:table-cell office:value-type="date" office:date-value="2026-01-31T09:51:01.2" calcext:value-type="date">
            <text:p>31/01/2026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MADJA DE SOUSA MOURA FLORENCIO</text:p>
          </table:table-cell>
          <table:table-cell office:value-type="date" office:date-value="2022-06-13T13:30:39.6" calcext:value-type="date">
            <text:p>13/06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8-98.2015.4.05.8108</text:p>
          </table:table-cell>
          <table:table-cell office:value-type="date" office:date-value="2015-04-15T09:34:21.72" calcext:value-type="date">
            <text:p>15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01-24T14:28:24.16" calcext:value-type="date">
            <text:p>24/0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9-77.2024.4.05.8202</text:p>
          </table:table-cell>
          <table:table-cell office:value-type="date" office:date-value="2024-01-16T14:26:13.1" calcext:value-type="date">
            <text:p>16/01/2024</text:p>
          </table:table-cell>
          <table:table-cell office:value-type="date" office:date-value="2028-01-16T14:26:13.1" calcext:value-type="date">
            <text:p>16/01/202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4-02-20T00:00:09.29" calcext:value-type="date">
            <text:p>20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39-78.2013.4.05.8003</text:p>
          </table:table-cell>
          <table:table-cell office:value-type="date" office:date-value="2013-07-09T18:26:39.45" calcext:value-type="date">
            <text:p>09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4-12-12T11:09:49.1" calcext:value-type="date">
            <text:p>12/12/201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1-91.2022.4.05.8404</text:p>
          </table:table-cell>
          <table:table-cell office:value-type="date" office:date-value="2022-02-01T20:08:11.77" calcext:value-type="date">
            <text:p>01/02/2022</text:p>
          </table:table-cell>
          <table:table-cell office:value-type="date" office:date-value="2026-02-01T20:08:11.77" calcext:value-type="date">
            <text:p>01/02/2026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EDUARDO SOUSA DANTAS</text:p>
          </table:table-cell>
          <table:table-cell office:value-type="date" office:date-value="2023-11-30T11:03:42.86" calcext:value-type="date">
            <text:p>3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2-41.2024.4.05.8102</text:p>
          </table:table-cell>
          <table:table-cell office:value-type="date" office:date-value="2024-01-12T09:03:58.82" calcext:value-type="date">
            <text:p>12/01/2024</text:p>
          </table:table-cell>
          <table:table-cell office:value-type="date" office:date-value="2028-01-12T09:03:58.82" calcext:value-type="date">
            <text:p>12/01/2028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26T14:43:10.9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4-03.2013.4.05.8003</text:p>
          </table:table-cell>
          <table:table-cell office:value-type="date" office:date-value="2013-07-30T09:32:09.64" calcext:value-type="date">
            <text:p>30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ELI DE QUEIROS BATISTA RIBEIRO</text:p>
          </table:table-cell>
          <table:table-cell office:value-type="date" office:date-value="2014-08-12T14:55:31.07" calcext:value-type="date">
            <text:p>12/08/2014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4-89.2021.4.05.8304</text:p>
          </table:table-cell>
          <table:table-cell office:value-type="date" office:date-value="2021-02-19T16:03:49.24" calcext:value-type="date">
            <text:p>19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Z XIMENES</text:p>
          </table:table-cell>
          <table:table-cell office:value-type="date" office:date-value="2023-12-17T01:22:42.76" calcext:value-type="date">
            <text:p>17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5-73.2018.4.05.8500</text:p>
          </table:table-cell>
          <table:table-cell office:value-type="date" office:date-value="2018-01-09T10:38:14.3" calcext:value-type="date">
            <text:p>09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2-11-20T00:00:51.95" calcext:value-type="date">
            <text:p>20/11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7-86.2017.4.05.8303</text:p>
          </table:table-cell>
          <table:table-cell office:value-type="date" office:date-value="2017-01-27T11:31:01.11" calcext:value-type="date">
            <text:p>27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2-02T10:18:46.02" calcext:value-type="date">
            <text:p>02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8-62.2021.4.05.8002</text:p>
          </table:table-cell>
          <table:table-cell office:value-type="date" office:date-value="2021-01-25T15:06:45.53" calcext:value-type="date">
            <text:p>25/01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23T15:34:30.72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9-03.2019.4.05.8104</text:p>
          </table:table-cell>
          <table:table-cell office:value-type="date" office:date-value="2019-01-24T14:58:37.04" calcext:value-type="date">
            <text:p>24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19-09-26T14:16:48.36" calcext:value-type="date">
            <text:p>26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49-30.2015.4.05.8108</text:p>
          </table:table-cell>
          <table:table-cell office:value-type="date" office:date-value="2015-06-03T11:06:34.7" calcext:value-type="date">
            <text:p>03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ELO SAMPAIO PIMENTEL ROCHA</text:p>
          </table:table-cell>
          <table:table-cell office:value-type="date" office:date-value="2019-10-14T14:24:52.05" calcext:value-type="date">
            <text:p>14/10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0-15.2015.4.05.8108</text:p>
          </table:table-cell>
          <table:table-cell office:value-type="date" office:date-value="2015-06-07T18:08:34.25" calcext:value-type="date">
            <text:p>07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07-24T16:12:21.32" calcext:value-type="date">
            <text:p>24/07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0-53.2022.4.05.8404</text:p>
          </table:table-cell>
          <table:table-cell office:value-type="date" office:date-value="2022-02-03T20:36:34.12" calcext:value-type="date">
            <text:p>03/02/2022</text:p>
          </table:table-cell>
          <table:table-cell office:value-type="date" office:date-value="2026-02-03T20:36:34.12" calcext:value-type="date">
            <text:p>03/02/2026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KEPLER GOMES RIBEIRO</text:p>
          </table:table-cell>
          <table:table-cell office:value-type="date" office:date-value="2022-05-05T13:17:35.36" calcext:value-type="date">
            <text:p>05/05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0-94.2024.4.05.8109</text:p>
          </table:table-cell>
          <table:table-cell office:value-type="date" office:date-value="2024-01-22T21:50:44.64" calcext:value-type="date">
            <text:p>22/01/2024</text:p>
          </table:table-cell>
          <table:table-cell office:value-type="date" office:date-value="2028-01-22T21:50:44.64" calcext:value-type="date">
            <text:p>22/01/202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24-01-23T10:23:56.59" calcext:value-type="date">
            <text:p>23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3-10.2019.4.05.8502</text:p>
          </table:table-cell>
          <table:table-cell office:value-type="date" office:date-value="2019-02-11T11:35:08.02" calcext:value-type="date">
            <text:p>11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3-12-11T12:09:41.36" calcext:value-type="date">
            <text:p>11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3-12.2020.4.05.8102</text:p>
          </table:table-cell>
          <table:table-cell office:value-type="date" office:date-value="2020-01-16T13:47:21.74" calcext:value-type="date">
            <text:p>16/0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07-07T00:15:43.53" calcext:value-type="date">
            <text:p>07/07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4-84.2017.4.05.8204</text:p>
          </table:table-cell>
          <table:table-cell office:value-type="date" office:date-value="2017-02-22T13:32:09.67" calcext:value-type="date">
            <text:p>22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ÉRCIUS GONDIM MAIA</text:p>
          </table:table-cell>
          <table:table-cell office:value-type="date" office:date-value="2017-07-03T12:49:01.85" calcext:value-type="date">
            <text:p>03/07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4-85.2020.4.05.8105</text:p>
          </table:table-cell>
          <table:table-cell office:value-type="date" office:date-value="2020-03-06T10:55:34.71" calcext:value-type="date">
            <text:p>06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22-06-17T09:57:44.74" calcext:value-type="date">
            <text:p>17/06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6-41.2014.4.05.8404</text:p>
          </table:table-cell>
          <table:table-cell office:value-type="date" office:date-value="2014-05-21T08:52:58.08" calcext:value-type="date">
            <text:p>21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RLAN DONATO ROCHA</text:p>
          </table:table-cell>
          <table:table-cell office:value-type="date" office:date-value="2014-06-23T09:11:31.08" calcext:value-type="date">
            <text:p>23/06/201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7-24.2021.4.05.8002</text:p>
          </table:table-cell>
          <table:table-cell office:value-type="date" office:date-value="2021-02-09T18:50:15.57" calcext:value-type="date">
            <text:p>09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2-01-31T08:56:55.66" calcext:value-type="date">
            <text:p>31/01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7-26.2014.4.05.8404</text:p>
          </table:table-cell>
          <table:table-cell office:value-type="date" office:date-value="2014-05-21T09:11:02.54" calcext:value-type="date">
            <text:p>21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RLAN DONATO ROCHA</text:p>
          </table:table-cell>
          <table:table-cell office:value-type="date" office:date-value="2014-06-23T09:14:42.51" calcext:value-type="date">
            <text:p>23/06/201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8-52.2016.4.05.8303</text:p>
          </table:table-cell>
          <table:table-cell office:value-type="date" office:date-value="2016-03-08T10:51:44.06" calcext:value-type="date">
            <text:p>08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9-06-16T23:07:54.62" calcext:value-type="date">
            <text:p>16/06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8-60.2013.4.05.8205</text:p>
          </table:table-cell>
          <table:table-cell office:value-type="date" office:date-value="2013-07-03T15:38:16.14" calcext:value-type="date">
            <text:p>03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ELO SAMPAIO PIMENTEL ROCHA</text:p>
          </table:table-cell>
          <table:table-cell office:value-type="date" office:date-value="2015-11-26T13:36:11.67" calcext:value-type="date">
            <text:p>26/11/2015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58-72.2022.4.05.8002</text:p>
          </table:table-cell>
          <table:table-cell office:value-type="date" office:date-value="2022-03-10T11:27:19.1" calcext:value-type="date">
            <text:p>10/03/2022</text:p>
          </table:table-cell>
          <table:table-cell office:value-type="date" office:date-value="2026-03-10T11:27:19.1" calcext:value-type="date">
            <text:p>10/03/2026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1-10T14:52:48.3" calcext:value-type="date">
            <text:p>10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60-25.2021.4.05.8310</text:p>
          </table:table-cell>
          <table:table-cell office:value-type="date" office:date-value="2021-03-08T17:24:40.92" calcext:value-type="date">
            <text:p>08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2-19T12:26:31.06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62-77.2016.4.05.8404</text:p>
          </table:table-cell>
          <table:table-cell office:value-type="date" office:date-value="2016-02-15T16:36:48.92" calcext:value-type="date">
            <text:p>15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16-12-07T10:00:15.35" calcext:value-type="date">
            <text:p>07/12/2016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65-12.2023.4.05.8105</text:p>
          </table:table-cell>
          <table:table-cell office:value-type="date" office:date-value="2023-02-16T10:17:25.88" calcext:value-type="date">
            <text:p>16/02/2023</text:p>
          </table:table-cell>
          <table:table-cell office:value-type="date" office:date-value="2027-02-16T10:17:25.88" calcext:value-type="date">
            <text:p>16/02/2027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3T16:58:00.24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66-94.2023.4.05.8105</text:p>
          </table:table-cell>
          <table:table-cell office:value-type="date" office:date-value="2023-02-16T16:17:49.77" calcext:value-type="date">
            <text:p>16/02/2023</text:p>
          </table:table-cell>
          <table:table-cell office:value-type="date" office:date-value="2027-02-16T16:17:49.77" calcext:value-type="date">
            <text:p>16/02/2027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3-06-15T15:28:09.32" calcext:value-type="date">
            <text:p>15/06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74-28.2015.4.05.8404</text:p>
          </table:table-cell>
          <table:table-cell office:value-type="date" office:date-value="2015-05-06T14:29:34.94" calcext:value-type="date">
            <text:p>06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5-11-17T16:21:46.29" calcext:value-type="date">
            <text:p>17/11/2015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79-71.2020.4.05.8502</text:p>
          </table:table-cell>
          <table:table-cell office:value-type="date" office:date-value="2020-03-16T08:22:53.79" calcext:value-type="date">
            <text:p>16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07-30T00:00:13.04" calcext:value-type="date">
            <text:p>30/07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81-30.2013.4.05.8003</text:p>
          </table:table-cell>
          <table:table-cell office:value-type="date" office:date-value="2013-12-20T01:17:40.54" calcext:value-type="date">
            <text:p>20/12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15-01-20T11:03:49.67" calcext:value-type="date">
            <text:p>20/01/2015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87-36.2019.4.05.8000</text:p>
          </table:table-cell>
          <table:table-cell office:value-type="date" office:date-value="2019-01-10T12:05:36.79" calcext:value-type="date">
            <text:p>10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WILDSON DA SILVA DANTAS</text:p>
          </table:table-cell>
          <table:table-cell office:value-type="date" office:date-value="2019-07-25T10:19:33.62" calcext:value-type="date">
            <text:p>25/07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87-46.2018.4.05.8105</text:p>
          </table:table-cell>
          <table:table-cell office:value-type="date" office:date-value="2018-03-06T11:32:14.67" calcext:value-type="date">
            <text:p>06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3-03-11T00:00:04.33" calcext:value-type="date">
            <text:p>11/03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88-83.2017.4.05.8002</text:p>
          </table:table-cell>
          <table:table-cell office:value-type="date" office:date-value="2017-03-28T16:41:49.94" calcext:value-type="date">
            <text:p>28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2-10-06T13:34:32.69" calcext:value-type="date">
            <text:p>06/10/2022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0-40.2019.4.05.8501</text:p>
          </table:table-cell>
          <table:table-cell office:value-type="date" office:date-value="2019-02-21T10:23:46.65" calcext:value-type="date">
            <text:p>21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04-21T00:00:07.32" calcext:value-type="date">
            <text:p>21/04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0-76.2019.4.05.8101</text:p>
          </table:table-cell>
          <table:table-cell office:value-type="date" office:date-value="2019-02-07T08:50:05.34" calcext:value-type="date">
            <text:p>07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0-03-24T12:47:07.21" calcext:value-type="date">
            <text:p>24/03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0-94.2015.4.05.8108</text:p>
          </table:table-cell>
          <table:table-cell office:value-type="date" office:date-value="2015-08-20T14:22:52.36" calcext:value-type="date">
            <text:p>20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20T11:14:45.82" calcext:value-type="date">
            <text:p>20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1-09.2015.4.05.8002</text:p>
          </table:table-cell>
          <table:table-cell office:value-type="date" office:date-value="2015-08-24T14:34:06.05" calcext:value-type="date">
            <text:p>24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20T20:10:18.63" calcext:value-type="date">
            <text:p>20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1-37.2019.4.05.8303</text:p>
          </table:table-cell>
          <table:table-cell office:value-type="date" office:date-value="2019-02-14T17:37:34.6" calcext:value-type="date">
            <text:p>14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2-22T19:56:34.81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1-54.2021.4.05.8307</text:p>
          </table:table-cell>
          <table:table-cell office:value-type="date" office:date-value="2021-03-31T09:03:11.36" calcext:value-type="date">
            <text:p>31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12-02T00:01:04.74" calcext:value-type="date">
            <text:p>02/12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3-19.2019.4.05.8105</text:p>
          </table:table-cell>
          <table:table-cell office:value-type="date" office:date-value="2019-02-14T09:34:40.4" calcext:value-type="date">
            <text:p>14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3-12-22T04:04:25.08" calcext:value-type="date">
            <text:p>22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3-48.2021.4.05.8105</text:p>
          </table:table-cell>
          <table:table-cell office:value-type="date" office:date-value="2021-03-08T09:51:25.04" calcext:value-type="date">
            <text:p>08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17T00:03:54.76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3-58.2015.4.05.8202</text:p>
          </table:table-cell>
          <table:table-cell office:value-type="date" office:date-value="2015-03-26T17:45:37.52" calcext:value-type="date">
            <text:p>26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ABLO ENRIQUE CARNEIRO BALDIVIESO</text:p>
          </table:table-cell>
          <table:table-cell office:value-type="date" office:date-value="2015-03-27T16:17:27.98" calcext:value-type="date">
            <text:p>27/03/2015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3-92.2019.4.05.8501</text:p>
          </table:table-cell>
          <table:table-cell office:value-type="date" office:date-value="2019-02-21T16:09:24.26" calcext:value-type="date">
            <text:p>21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19-04-21T00:00:07.5" calcext:value-type="date">
            <text:p>21/04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3-92.2019.4.05.8501</text:p>
          </table:table-cell>
          <table:table-cell office:value-type="date" office:date-value="2019-02-21T16:09:24.26" calcext:value-type="date">
            <text:p>21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SILVA FEITOSA</text:p>
          </table:table-cell>
          <table:table-cell office:value-type="date" office:date-value="2019-04-21T00:00:07.5" calcext:value-type="date">
            <text:p>21/04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7-50.2019.4.05.8107</text:p>
          </table:table-cell>
          <table:table-cell office:value-type="date" office:date-value="2019-02-25T17:39:51.61" calcext:value-type="date">
            <text:p>25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09-26T14:56:03.36" calcext:value-type="date">
            <text:p>26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097-74.2019.4.05.8002</text:p>
          </table:table-cell>
          <table:table-cell office:value-type="date" office:date-value="2019-05-02T15:41:33.79" calcext:value-type="date">
            <text:p>02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19-09-14T21:45:40.22" calcext:value-type="date">
            <text:p>14/09/2019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01-90.2019.4.05.8203</text:p>
          </table:table-cell>
          <table:table-cell office:value-type="date" office:date-value="2019-04-07T11:49:05.81" calcext:value-type="date">
            <text:p>07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9-05-20T16:41:02.92" calcext:value-type="date">
            <text:p>20/05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03-28.2017.4.05.8107</text:p>
          </table:table-cell>
          <table:table-cell office:value-type="date" office:date-value="2017-03-08T13:31:45.63" calcext:value-type="date">
            <text:p>08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23-09-30T00:11:39.93" calcext:value-type="date">
            <text:p>30/09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06-48.2020.4.05.8504</text:p>
          </table:table-cell>
          <table:table-cell office:value-type="date" office:date-value="2020-04-02T18:16:44.51" calcext:value-type="date">
            <text:p>02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22-07-13T00:00:07.16" calcext:value-type="date">
            <text:p>13/07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0-17.2017.4.05.8108</text:p>
          </table:table-cell>
          <table:table-cell office:value-type="date" office:date-value="2017-03-23T11:14:50.2" calcext:value-type="date">
            <text:p>23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1-19T00:09:39.15" calcext:value-type="date">
            <text:p>19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2-39.2021.4.05.8304</text:p>
          </table:table-cell>
          <table:table-cell office:value-type="date" office:date-value="2021-03-18T17:05:42.22" calcext:value-type="date">
            <text:p>18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0-03T10:47:17.65" calcext:value-type="date">
            <text:p>03/10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2-41.2018.4.05.8402</text:p>
          </table:table-cell>
          <table:table-cell office:value-type="date" office:date-value="2018-02-07T15:07:29.49" calcext:value-type="date">
            <text:p>0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20-09-24T14:45:23.21" calcext:value-type="date">
            <text:p>24/09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3-26.2018.4.05.8402</text:p>
          </table:table-cell>
          <table:table-cell office:value-type="date" office:date-value="2018-02-07T15:29:06.47" calcext:value-type="date">
            <text:p>0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20-09-24T14:38:14.96" calcext:value-type="date">
            <text:p>24/09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4-61.2020.4.05.8104</text:p>
          </table:table-cell>
          <table:table-cell office:value-type="date" office:date-value="2020-04-27T13:32:57.04" calcext:value-type="date">
            <text:p>27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2-23T12:57:10.68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7-49.2021.4.05.8405</text:p>
          </table:table-cell>
          <table:table-cell office:value-type="date" office:date-value="2021-03-25T16:22:01.3" calcext:value-type="date">
            <text:p>25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LLISON RÊGO BEZERRA</text:p>
          </table:table-cell>
          <table:table-cell office:value-type="date" office:date-value="2022-08-01T14:07:21.09" calcext:value-type="date">
            <text:p>01/08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7-61.2021.4.05.8304</text:p>
          </table:table-cell>
          <table:table-cell office:value-type="date" office:date-value="2021-04-08T09:23:24.29" calcext:value-type="date">
            <text:p>08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2-15T15:16:44.16" calcext:value-type="date">
            <text:p>15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7-73.2021.4.05.8203</text:p>
          </table:table-cell>
          <table:table-cell office:value-type="date" office:date-value="2021-04-19T16:41:27.7" calcext:value-type="date">
            <text:p>19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5-04T15:17:08.99" calcext:value-type="date">
            <text:p>04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7-81.2023.4.05.8501</text:p>
          </table:table-cell>
          <table:table-cell office:value-type="date" office:date-value="2023-03-03T09:37:22.05" calcext:value-type="date">
            <text:p>03/03/2023</text:p>
          </table:table-cell>
          <table:table-cell office:value-type="date" office:date-value="2027-03-03T09:37:22.05" calcext:value-type="date">
            <text:p>03/03/202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10-10T00:00:05.56" calcext:value-type="date">
            <text:p>10/10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7-95.2020.4.05.8304</text:p>
          </table:table-cell>
          <table:table-cell office:value-type="date" office:date-value="2019-11-12T14:35:41.07" calcext:value-type="date">
            <text:p>12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0-24T15:51:24.35" calcext:value-type="date">
            <text:p>24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19-29.2015.4.05.8405</text:p>
          </table:table-cell>
          <table:table-cell office:value-type="date" office:date-value="2015-06-25T12:38:09.24" calcext:value-type="date">
            <text:p>25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ALLISON RÊGO BEZERRA</text:p>
          </table:table-cell>
          <table:table-cell office:value-type="date" office:date-value="2017-06-16T13:37:09.73" calcext:value-type="date">
            <text:p>16/06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0-22.2021.4.05.8108</text:p>
          </table:table-cell>
          <table:table-cell office:value-type="date" office:date-value="2021-03-17T20:00:08.6" calcext:value-type="date">
            <text:p>17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17T20:30:31.58" calcext:value-type="date">
            <text:p>17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0-36.2023.4.05.8307</text:p>
          </table:table-cell>
          <table:table-cell office:value-type="date" office:date-value="2023-03-07T15:56:00.32" calcext:value-type="date">
            <text:p>07/03/2023</text:p>
          </table:table-cell>
          <table:table-cell office:value-type="date" office:date-value="2027-03-07T15:56:00.32" calcext:value-type="date">
            <text:p>07/03/2027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05-10T16:58:30.57" calcext:value-type="date">
            <text:p>10/05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2-21.2018.4.05.8003</text:p>
          </table:table-cell>
          <table:table-cell office:value-type="date" office:date-value="2018-03-27T21:44:44.74" calcext:value-type="date">
            <text:p>27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2-19T18:42:39.5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3-24.2019.4.05.8503</text:p>
          </table:table-cell>
          <table:table-cell office:value-type="date" office:date-value="2019-04-09T08:14:09.73" calcext:value-type="date">
            <text:p>09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19-07-30T10:13:22.32" calcext:value-type="date">
            <text:p>30/07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5-11.2016.4.05.8402</text:p>
          </table:table-cell>
          <table:table-cell office:value-type="date" office:date-value="2016-02-24T15:10:13.99" calcext:value-type="date">
            <text:p>24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8-04-01T00:00:48.69" calcext:value-type="date">
            <text:p>01/04/2018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5-44.2021.4.05.8108</text:p>
          </table:table-cell>
          <table:table-cell office:value-type="date" office:date-value="2021-03-11T17:03:10.79" calcext:value-type="date">
            <text:p>11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09-23T11:36:11.26" calcext:value-type="date">
            <text:p>23/09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5-53.2021.4.05.8105</text:p>
          </table:table-cell>
          <table:table-cell office:value-type="date" office:date-value="2021-04-06T09:16:34.49" calcext:value-type="date">
            <text:p>06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1-02T12:41:19.43" calcext:value-type="date">
            <text:p>02/01/202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5-72.2020.4.05.8304</text:p>
          </table:table-cell>
          <table:table-cell office:value-type="date" office:date-value="2020-04-20T10:57:25.1" calcext:value-type="date">
            <text:p>20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05T11:08:38.59" calcext:value-type="date">
            <text:p>0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6-81.2016.4.05.8503</text:p>
          </table:table-cell>
          <table:table-cell office:value-type="date" office:date-value="2016-06-08T07:43:33.44" calcext:value-type="date">
            <text:p>08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18-06-29T15:10:02.81" calcext:value-type="date">
            <text:p>29/06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7-43.2018.4.05.8003</text:p>
          </table:table-cell>
          <table:table-cell office:value-type="date" office:date-value="2018-04-06T15:34:04" calcext:value-type="date">
            <text:p>06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0T07:48:27.92" calcext:value-type="date">
            <text:p>20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27-96.2021.4.05.8404</text:p>
          </table:table-cell>
          <table:table-cell office:value-type="date" office:date-value="2021-05-06T15:09:28.03" calcext:value-type="date">
            <text:p>06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UARDO SOUSA DANTAS</text:p>
          </table:table-cell>
          <table:table-cell office:value-type="date" office:date-value="2024-01-19T12:16:45.12" calcext:value-type="date">
            <text:p>1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0-16.2019.4.05.8309</text:p>
          </table:table-cell>
          <table:table-cell office:value-type="date" office:date-value="2019-03-11T13:33:46.18" calcext:value-type="date">
            <text:p>11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3-11-30T00:01:10.22" calcext:value-type="date">
            <text:p>30/1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2-03.2016.4.05.8402</text:p>
          </table:table-cell>
          <table:table-cell office:value-type="date" office:date-value="2016-02-24T15:49:44.74" calcext:value-type="date">
            <text:p>24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9-12-18T14:40:03.95" calcext:value-type="date">
            <text:p>18/12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3-30.2021.4.05.8105</text:p>
          </table:table-cell>
          <table:table-cell office:value-type="date" office:date-value="2021-04-14T10:13:26.5" calcext:value-type="date">
            <text:p>14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1-17T00:01:58.18" calcext:value-type="date">
            <text:p>17/01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4-71.2019.4.05.8400</text:p>
          </table:table-cell>
          <table:table-cell office:value-type="date" office:date-value="2019-01-10T13:35:45.34" calcext:value-type="date">
            <text:p>10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1-11-25T09:43:51.43" calcext:value-type="date">
            <text:p>25/11/2021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5-11.2018.4.05.8103</text:p>
          </table:table-cell>
          <table:table-cell office:value-type="date" office:date-value="2017-12-05T14:02:42.41" calcext:value-type="date">
            <text:p>05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19T15:24:01.81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5-98.2020.4.05.8504</text:p>
          </table:table-cell>
          <table:table-cell office:value-type="date" office:date-value="2020-04-27T12:03:43.02" calcext:value-type="date">
            <text:p>27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22-07-13T00:00:08.76" calcext:value-type="date">
            <text:p>13/07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6-10.2020.4.05.8108</text:p>
          </table:table-cell>
          <table:table-cell office:value-type="date" office:date-value="2020-04-23T21:49:54.39" calcext:value-type="date">
            <text:p>23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2-08T17:02:42.31" calcext:value-type="date">
            <text:p>08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7-20.2023.4.05.8001</text:p>
          </table:table-cell>
          <table:table-cell office:value-type="date" office:date-value="2023-02-08T14:41:41.89" calcext:value-type="date">
            <text:p>08/02/2023</text:p>
          </table:table-cell>
          <table:table-cell office:value-type="date" office:date-value="2027-02-08T14:41:41.89" calcext:value-type="date">
            <text:p>08/02/202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4-02-21T09:51:39.69" calcext:value-type="date">
            <text:p>21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7-38.2019.4.05.8105</text:p>
          </table:table-cell>
          <table:table-cell office:value-type="date" office:date-value="2019-03-15T12:38:39.6" calcext:value-type="date">
            <text:p>15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23T10:37:50.88" calcext:value-type="date">
            <text:p>2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37-58.2021.4.05.8205</text:p>
          </table:table-cell>
          <table:table-cell office:value-type="date" office:date-value="2021-03-17T16:19:12.88" calcext:value-type="date">
            <text:p>17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01-12T00:00:29.3" calcext:value-type="date">
            <text:p>12/0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0-13.2021.4.05.8205</text:p>
          </table:table-cell>
          <table:table-cell office:value-type="date" office:date-value="2021-03-19T16:41:36.09" calcext:value-type="date">
            <text:p>19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1-06-10T00:00:26.23" calcext:value-type="date">
            <text:p>10/06/2021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0-74.2016.4.05.8403</text:p>
          </table:table-cell>
          <table:table-cell office:value-type="date" office:date-value="2016-04-29T11:12:39.5" calcext:value-type="date">
            <text:p>29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17-01-16T09:35:50.66" calcext:value-type="date">
            <text:p>16/01/2017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1-80.2021.4.05.8501</text:p>
          </table:table-cell>
          <table:table-cell office:value-type="date" office:date-value="2021-03-16T16:49:31.24" calcext:value-type="date">
            <text:p>16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22-04-18T09:03:43.39" calcext:value-type="date">
            <text:p>18/04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4-90.2020.4.05.8203</text:p>
          </table:table-cell>
          <table:table-cell office:value-type="date" office:date-value="2020-07-28T17:52:51.13" calcext:value-type="date">
            <text:p>28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23-10-03T10:58:17.36" calcext:value-type="date">
            <text:p>03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6-32.2021.4.05.8104</text:p>
          </table:table-cell>
          <table:table-cell office:value-type="date" office:date-value="2021-06-15T16:24:57.23" calcext:value-type="date">
            <text:p>15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2-23T10:08:19.84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6-83.2017.4.05.8003</text:p>
          </table:table-cell>
          <table:table-cell office:value-type="date" office:date-value="2017-05-12T10:12:07.37" calcext:value-type="date">
            <text:p>12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17-06-22T15:24:31.32" calcext:value-type="date">
            <text:p>22/06/2017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8-35.2017.4.05.8203</text:p>
          </table:table-cell>
          <table:table-cell office:value-type="date" office:date-value="2017-05-17T12:04:09.54" calcext:value-type="date">
            <text:p>17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7-07-21T11:23:24.73" calcext:value-type="date">
            <text:p>21/07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8-72.2021.4.05.8404</text:p>
          </table:table-cell>
          <table:table-cell office:value-type="date" office:date-value="2021-05-18T13:20:32.61" calcext:value-type="date">
            <text:p>18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ATHERINE BEZERRA CARVALHO DE MELO</text:p>
          </table:table-cell>
          <table:table-cell office:value-type="date" office:date-value="2021-09-21T14:33:25.81" calcext:value-type="date">
            <text:p>21/09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9-28.2023.4.05.8003</text:p>
          </table:table-cell>
          <table:table-cell office:value-type="date" office:date-value="2023-03-07T16:54:16.29" calcext:value-type="date">
            <text:p>07/03/2023</text:p>
          </table:table-cell>
          <table:table-cell office:value-type="date" office:date-value="2027-03-07T16:54:16.29" calcext:value-type="date">
            <text:p>07/03/2027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1-31T15:18:01.68" calcext:value-type="date">
            <text:p>31/01/202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49-41.2022.4.05.8107</text:p>
          </table:table-cell>
          <table:table-cell office:value-type="date" office:date-value="2022-03-14T17:01:06.54" calcext:value-type="date">
            <text:p>14/03/2022</text:p>
          </table:table-cell>
          <table:table-cell office:value-type="date" office:date-value="2026-03-14T17:01:06.54" calcext:value-type="date">
            <text:p>14/03/2026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FABRÍCIO PONTE DE ARAUJO</text:p>
          </table:table-cell>
          <table:table-cell office:value-type="date" office:date-value="2022-06-01T15:25:29.63" calcext:value-type="date">
            <text:p>01/06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1-97.2016.4.05.8502</text:p>
          </table:table-cell>
          <table:table-cell office:value-type="date" office:date-value="2016-01-18T13:09:39.4" calcext:value-type="date">
            <text:p>18/0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SOARES SOUZA</text:p>
          </table:table-cell>
          <table:table-cell office:value-type="date" office:date-value="2017-01-12T08:16:51.15" calcext:value-type="date">
            <text:p>12/01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3-02.2018.4.05.8501</text:p>
          </table:table-cell>
          <table:table-cell office:value-type="date" office:date-value="2018-03-19T11:40:10.59" calcext:value-type="date">
            <text:p>19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03-12T11:48:30.41" calcext:value-type="date">
            <text:p>12/03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3-41.2014.4.05.8501</text:p>
          </table:table-cell>
          <table:table-cell office:value-type="date" office:date-value="2014-10-23T15:54:25.11" calcext:value-type="date">
            <text:p>23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LTON BATISTA BRITO</text:p>
          </table:table-cell>
          <table:table-cell office:value-type="date" office:date-value="2014-12-17T16:55:28.54" calcext:value-type="date">
            <text:p>17/12/2014</text:p>
          </table:table-cell>
          <table:table-cell office:value-type="string" calcext:value-type="string">
            <text:p>Juntada Co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3-57.2017.4.05.8203</text:p>
          </table:table-cell>
          <table:table-cell office:value-type="date" office:date-value="2017-05-18T17:44:01.66" calcext:value-type="date">
            <text:p>18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9-09-03T14:46:20.18" calcext:value-type="date">
            <text:p>03/09/2019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4-70.2016.4.05.8205</text:p>
          </table:table-cell>
          <table:table-cell office:value-type="date" office:date-value="2016-06-08T15:34:31.85" calcext:value-type="date">
            <text:p>08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IAGO BATISTA DE ATAIDE</text:p>
          </table:table-cell>
          <table:table-cell office:value-type="date" office:date-value="2021-09-15T11:36:00.16" calcext:value-type="date">
            <text:p>15/09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4-84.2018.4.05.8501</text:p>
          </table:table-cell>
          <table:table-cell office:value-type="date" office:date-value="2018-03-19T13:02:38.76" calcext:value-type="date">
            <text:p>19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20-04-03T09:16:33.04" calcext:value-type="date">
            <text:p>03/04/2020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6-54.2018.4.05.8501</text:p>
          </table:table-cell>
          <table:table-cell office:value-type="date" office:date-value="2018-03-19T14:31:36.36" calcext:value-type="date">
            <text:p>19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8-06-26T00:00:07.73" calcext:value-type="date">
            <text:p>26/06/2018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7-43.2021.4.05.8304</text:p>
          </table:table-cell>
          <table:table-cell office:value-type="date" office:date-value="2021-05-13T10:52:32.44" calcext:value-type="date">
            <text:p>13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5T10:09:09.56" calcext:value-type="date">
            <text:p>1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7-62.2020.4.05.8503</text:p>
          </table:table-cell>
          <table:table-cell office:value-type="date" office:date-value="2020-06-21T02:11:32.7" calcext:value-type="date">
            <text:p>21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3-11-05T00:00:15.82" calcext:value-type="date">
            <text:p>05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8-28.2021.4.05.8304</text:p>
          </table:table-cell>
          <table:table-cell office:value-type="date" office:date-value="2021-05-14T10:29:09.43" calcext:value-type="date">
            <text:p>14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1-07-13T14:06:57.21" calcext:value-type="date">
            <text:p>13/07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8-52.2021.4.05.8102</text:p>
          </table:table-cell>
          <table:table-cell office:value-type="date" office:date-value="2021-02-09T10:36:41.23" calcext:value-type="date">
            <text:p>09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CAS MARIANO CUNHA ARAGÃO DE ALBUQUERQUE</text:p>
          </table:table-cell>
          <table:table-cell office:value-type="date" office:date-value="2022-11-11T11:24:51.32" calcext:value-type="date">
            <text:p>11/11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58-97.2017.4.05.8003</text:p>
          </table:table-cell>
          <table:table-cell office:value-type="date" office:date-value="2017-05-26T08:58:36.93" calcext:value-type="date">
            <text:p>26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2-20T21:08:36.7" calcext:value-type="date">
            <text:p>20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0-17.2020.4.05.8309</text:p>
          </table:table-cell>
          <table:table-cell office:value-type="date" office:date-value="2020-04-16T13:03:06.58" calcext:value-type="date">
            <text:p>16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3-11-29T11:48:41.07" calcext:value-type="date">
            <text:p>29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2-84.2020.4.05.8309</text:p>
          </table:table-cell>
          <table:table-cell office:value-type="date" office:date-value="2020-04-17T12:04:01.2" calcext:value-type="date">
            <text:p>17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06T16:03:43.54" calcext:value-type="date">
            <text:p>0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4-62.2017.4.05.8502</text:p>
          </table:table-cell>
          <table:table-cell office:value-type="date" office:date-value="2017-03-15T10:07:05.45" calcext:value-type="date">
            <text:p>15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SOARES SOUZA</text:p>
          </table:table-cell>
          <table:table-cell office:value-type="date" office:date-value="2017-05-23T18:17:27.54" calcext:value-type="date">
            <text:p>23/05/2017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5-65.2017.4.05.8108</text:p>
          </table:table-cell>
          <table:table-cell office:value-type="date" office:date-value="2017-05-17T15:40:33.33" calcext:value-type="date">
            <text:p>17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06T11:36:13.07" calcext:value-type="date">
            <text:p>06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7-20.2021.4.05.8003</text:p>
          </table:table-cell>
          <table:table-cell office:value-type="date" office:date-value="2021-03-30T15:00:56.1" calcext:value-type="date">
            <text:p>30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3-02-24T11:05:48.88" calcext:value-type="date">
            <text:p>24/0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7-96.2016.4.05.8002</text:p>
          </table:table-cell>
          <table:table-cell office:value-type="date" office:date-value="2016-07-08T17:16:35.7" calcext:value-type="date">
            <text:p>08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12-12T18:32:15.62" calcext:value-type="date">
            <text:p>12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69-57.2021.4.05.8401</text:p>
          </table:table-cell>
          <table:table-cell office:value-type="date" office:date-value="2021-02-09T12:11:11.1" calcext:value-type="date">
            <text:p>09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4-02-18T00:01:45.14" calcext:value-type="date">
            <text:p>1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3-71.2019.4.05.8302</text:p>
          </table:table-cell>
          <table:table-cell office:value-type="date" office:date-value="2019-02-07T19:04:59.91" calcext:value-type="date">
            <text:p>07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9-06-03T14:23:07.06" calcext:value-type="date">
            <text:p>03/06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4-95.2020.4.05.8504</text:p>
          </table:table-cell>
          <table:table-cell office:value-type="date" office:date-value="2020-05-31T20:43:00.85" calcext:value-type="date">
            <text:p>31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SILVA FEITOSA</text:p>
          </table:table-cell>
          <table:table-cell office:value-type="date" office:date-value="2021-05-03T11:11:52.86" calcext:value-type="date">
            <text:p>03/05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4-98.2024.4.05.8102</text:p>
          </table:table-cell>
          <table:table-cell office:value-type="date" office:date-value="2024-01-26T00:12:37.17" calcext:value-type="date">
            <text:p>26/01/2024</text:p>
          </table:table-cell>
          <table:table-cell office:value-type="date" office:date-value="2028-01-26T00:12:37.17" calcext:value-type="date">
            <text:p>26/01/202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07T18:36:00.38" calcext:value-type="date">
            <text:p>07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5-76.2021.4.05.8106</text:p>
          </table:table-cell>
          <table:table-cell office:value-type="date" office:date-value="2021-09-14T16:41:12.96" calcext:value-type="date">
            <text:p>14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3-01-24T18:37:51.84" calcext:value-type="date">
            <text:p>24/0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6-34.2021.4.05.8309</text:p>
          </table:table-cell>
          <table:table-cell office:value-type="date" office:date-value="2021-03-26T13:14:45.57" calcext:value-type="date">
            <text:p>26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DECHICHA PARAHYBA</text:p>
          </table:table-cell>
          <table:table-cell office:value-type="date" office:date-value="2023-07-11T09:24:02.54" calcext:value-type="date">
            <text:p>11/07/2023</text:p>
          </table:table-cell>
          <table:table-cell office:value-type="string" calcext:value-type="string">
            <text:p>Por decisão judicial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6-70.2021.4.05.8103</text:p>
          </table:table-cell>
          <table:table-cell office:value-type="date" office:date-value="2021-02-18T15:38:58.95" calcext:value-type="date">
            <text:p>18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1-27T11:54:27.22" calcext:value-type="date">
            <text:p>27/11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8-05.2019.4.05.8105</text:p>
          </table:table-cell>
          <table:table-cell office:value-type="date" office:date-value="2019-04-17T15:30:57.96" calcext:value-type="date">
            <text:p>17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21-12-17T14:11:15.52" calcext:value-type="date">
            <text:p>17/12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79-72.2019.4.05.8401</text:p>
          </table:table-cell>
          <table:table-cell office:value-type="date" office:date-value="2019-02-12T16:07:29.53" calcext:value-type="date">
            <text:p>12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RLAN DONATO ROCHA</text:p>
          </table:table-cell>
          <table:table-cell office:value-type="date" office:date-value="2022-01-11T12:36:39.34" calcext:value-type="date">
            <text:p>11/01/2022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0-75.2019.4.05.8104</text:p>
          </table:table-cell>
          <table:table-cell office:value-type="date" office:date-value="2019-04-10T10:52:46.53" calcext:value-type="date">
            <text:p>10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0-07-07T16:15:43.45" calcext:value-type="date">
            <text:p>07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2-08.2020.4.05.8105</text:p>
          </table:table-cell>
          <table:table-cell office:value-type="date" office:date-value="2020-06-19T10:30:25.18" calcext:value-type="date">
            <text:p>19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01T10:29:27.06" calcext:value-type="date">
            <text:p>01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3-95.2017.4.05.8105</text:p>
          </table:table-cell>
          <table:table-cell office:value-type="date" office:date-value="2017-03-21T10:33:36.48" calcext:value-type="date">
            <text:p>21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05T04:10:13.19" calcext:value-type="date">
            <text:p>05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5-02.2021.4.05.8404</text:p>
          </table:table-cell>
          <table:table-cell office:value-type="date" office:date-value="2021-06-21T17:52:18.29" calcext:value-type="date">
            <text:p>21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UARDO SOUSA DANTAS</text:p>
          </table:table-cell>
          <table:table-cell office:value-type="date" office:date-value="2024-02-23T15:58:37.04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6-47.2017.4.05.8203</text:p>
          </table:table-cell>
          <table:table-cell office:value-type="date" office:date-value="2017-06-08T17:43:20.02" calcext:value-type="date">
            <text:p>08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7-07-20T15:21:07.13" calcext:value-type="date">
            <text:p>20/07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7-21.2020.4.05.8205</text:p>
          </table:table-cell>
          <table:table-cell office:value-type="date" office:date-value="2020-02-11T16:35:10.19" calcext:value-type="date">
            <text:p>11/0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5-09T13:25:35.12" calcext:value-type="date">
            <text:p>09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7-79.2015.4.05.8404</text:p>
          </table:table-cell>
          <table:table-cell office:value-type="date" office:date-value="2015-09-23T17:44:23.65" calcext:value-type="date">
            <text:p>23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18-09-24T11:37:03.74" calcext:value-type="date">
            <text:p>24/09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9-20.2022.4.05.8108</text:p>
          </table:table-cell>
          <table:table-cell office:value-type="date" office:date-value="2022-04-06T14:26:26.75" calcext:value-type="date">
            <text:p>06/04/2022</text:p>
          </table:table-cell>
          <table:table-cell office:value-type="date" office:date-value="2026-04-06T14:26:26.75" calcext:value-type="date">
            <text:p>06/04/2026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2-04T13:45:36.73" calcext:value-type="date">
            <text:p>04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89-62.2023.4.05.8309</text:p>
          </table:table-cell>
          <table:table-cell office:value-type="date" office:date-value="2023-04-20T14:08:29.69" calcext:value-type="date">
            <text:p>20/04/2023</text:p>
          </table:table-cell>
          <table:table-cell office:value-type="date" office:date-value="2027-04-20T14:08:29.69" calcext:value-type="date">
            <text:p>20/04/202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00:02:12.73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90-58.2020.4.05.8501</text:p>
          </table:table-cell>
          <table:table-cell office:value-type="date" office:date-value="2020-05-20T11:00:09.72" calcext:value-type="date">
            <text:p>20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4-02-23T13:25:35.7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94-10.2020.4.05.8109</text:p>
          </table:table-cell>
          <table:table-cell office:value-type="date" office:date-value="2020-03-18T14:06:50.94" calcext:value-type="date">
            <text:p>18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23-03-02T12:31:36" calcext:value-type="date">
            <text:p>02/03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94-71.2015.4.05.8404</text:p>
          </table:table-cell>
          <table:table-cell office:value-type="date" office:date-value="2015-09-25T17:50:08.45" calcext:value-type="date">
            <text:p>25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19-11-11T15:44:01.32" calcext:value-type="date">
            <text:p>11/11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97-39.2023.4.05.8309</text:p>
          </table:table-cell>
          <table:table-cell office:value-type="date" office:date-value="2023-04-25T11:00:11.37" calcext:value-type="date">
            <text:p>25/04/2023</text:p>
          </table:table-cell>
          <table:table-cell office:value-type="date" office:date-value="2027-04-25T11:00:11.37" calcext:value-type="date">
            <text:p>25/04/2027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00:02:08.91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198-24.2023.4.05.8309</text:p>
          </table:table-cell>
          <table:table-cell office:value-type="date" office:date-value="2023-04-25T16:13:26.45" calcext:value-type="date">
            <text:p>25/04/2023</text:p>
          </table:table-cell>
          <table:table-cell office:value-type="date" office:date-value="2027-04-25T16:13:26.45" calcext:value-type="date">
            <text:p>25/04/2027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6T00:02:14.01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0-63.2019.4.05.8105</text:p>
          </table:table-cell>
          <table:table-cell office:value-type="date" office:date-value="2019-05-16T10:30:12.64" calcext:value-type="date">
            <text:p>16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20-07-27T16:21:52.25" calcext:value-type="date">
            <text:p>27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1-63.2015.4.05.8404</text:p>
          </table:table-cell>
          <table:table-cell office:value-type="date" office:date-value="2015-10-05T11:59:10.47" calcext:value-type="date">
            <text:p>05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6-05-02T11:17:23.19" calcext:value-type="date">
            <text:p>02/05/2016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2-93.2020.4.05.8203</text:p>
          </table:table-cell>
          <table:table-cell office:value-type="date" office:date-value="2020-10-30T14:47:15.9" calcext:value-type="date">
            <text:p>30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4-24T16:16:03.36" calcext:value-type="date">
            <text:p>24/04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4-66.2020.4.05.8105</text:p>
          </table:table-cell>
          <table:table-cell office:value-type="date" office:date-value="2020-07-27T16:46:06.41" calcext:value-type="date">
            <text:p>27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19T10:55:27.23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5-48.2020.4.05.8106</text:p>
          </table:table-cell>
          <table:table-cell office:value-type="date" office:date-value="2020-11-24T14:01:33.35" calcext:value-type="date">
            <text:p>24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2-07-01T13:14:09.76" calcext:value-type="date">
            <text:p>01/07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6-64.2019.4.05.8107</text:p>
          </table:table-cell>
          <table:table-cell office:value-type="date" office:date-value="2019-04-01T17:04:37.81" calcext:value-type="date">
            <text:p>01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4-01-31T01:06:01.76" calcext:value-type="date">
            <text:p>31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6-80.2018.4.05.8501</text:p>
          </table:table-cell>
          <table:table-cell office:value-type="date" office:date-value="2018-04-13T14:28:17.38" calcext:value-type="date">
            <text:p>1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11-21T12:48:58.18" calcext:value-type="date">
            <text:p>21/11/2019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7-02.2017.4.05.8404</text:p>
          </table:table-cell>
          <table:table-cell office:value-type="date" office:date-value="2017-05-19T14:13:26.2" calcext:value-type="date">
            <text:p>19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18-08-06T11:32:24.56" calcext:value-type="date">
            <text:p>06/08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8-75.2021.4.05.8103</text:p>
          </table:table-cell>
          <table:table-cell office:value-type="date" office:date-value="2021-02-22T16:34:18.35" calcext:value-type="date">
            <text:p>22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3-11-30T12:41:41.38" calcext:value-type="date">
            <text:p>30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9-75.2017.4.05.8402</text:p>
          </table:table-cell>
          <table:table-cell office:value-type="date" office:date-value="2017-04-03T16:10:39.67" calcext:value-type="date">
            <text:p>03/04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9-06-12T14:38:27.99" calcext:value-type="date">
            <text:p>12/06/2019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09-79.2020.4.05.8108</text:p>
          </table:table-cell>
          <table:table-cell office:value-type="date" office:date-value="2020-05-27T09:00:58.04" calcext:value-type="date">
            <text:p>27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2-20T00:12:26.55" calcext:value-type="date">
            <text:p>20/12/2023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0-25.2015.4.05.8404</text:p>
          </table:table-cell>
          <table:table-cell office:value-type="date" office:date-value="2015-10-19T16:46:43.91" calcext:value-type="date">
            <text:p>19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20-06-15T13:48:51.7" calcext:value-type="date">
            <text:p>15/06/2020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1-43.2020.4.05.8304</text:p>
          </table:table-cell>
          <table:table-cell office:value-type="date" office:date-value="2020-06-05T12:53:30.77" calcext:value-type="date">
            <text:p>05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I FARIAS RABELO LEITAO RODRIGUES</text:p>
          </table:table-cell>
          <table:table-cell office:value-type="date" office:date-value="2023-01-25T12:07:32.64" calcext:value-type="date">
            <text:p>25/01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1-87.2022.4.05.8105</text:p>
          </table:table-cell>
          <table:table-cell office:value-type="date" office:date-value="2022-04-07T09:22:50.24" calcext:value-type="date">
            <text:p>07/04/2022</text:p>
          </table:table-cell>
          <table:table-cell office:value-type="date" office:date-value="2026-04-07T09:22:50.24" calcext:value-type="date">
            <text:p>07/04/2026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2-07T09:17:29.59" calcext:value-type="date">
            <text:p>07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6-65.2020.4.05.8304</text:p>
          </table:table-cell>
          <table:table-cell office:value-type="date" office:date-value="2020-06-05T17:51:49.01" calcext:value-type="date">
            <text:p>05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1-08T10:43:52.46" calcext:value-type="date">
            <text:p>08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7-30.2023.4.05.8309</text:p>
          </table:table-cell>
          <table:table-cell office:value-type="date" office:date-value="2023-05-08T15:38:02.43" calcext:value-type="date">
            <text:p>08/05/2023</text:p>
          </table:table-cell>
          <table:table-cell office:value-type="date" office:date-value="2027-05-08T15:38:02.43" calcext:value-type="date">
            <text:p>08/05/2027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6T00:02:11.13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7-36.2018.4.05.8202</text:p>
          </table:table-cell>
          <table:table-cell office:value-type="date" office:date-value="2018-02-15T11:14:38.2" calcext:value-type="date">
            <text:p>15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11-13T10:27:37.1" calcext:value-type="date">
            <text:p>13/11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9-39.2019.4.05.8309</text:p>
          </table:table-cell>
          <table:table-cell office:value-type="date" office:date-value="2019-04-10T17:10:37.53" calcext:value-type="date">
            <text:p>10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UARDO SOUSA DANTAS</text:p>
          </table:table-cell>
          <table:table-cell office:value-type="date" office:date-value="2023-03-28T08:50:46.87" calcext:value-type="date">
            <text:p>28/03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19-60.2019.4.05.8205</text:p>
          </table:table-cell>
          <table:table-cell office:value-type="date" office:date-value="2019-04-01T17:48:30.77" calcext:value-type="date">
            <text:p>01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1-09-11T00:00:15.53" calcext:value-type="date">
            <text:p>11/09/2021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1-71.2021.4.05.8104</text:p>
          </table:table-cell>
          <table:table-cell office:value-type="date" office:date-value="2021-09-01T21:39:39.17" calcext:value-type="date">
            <text:p>01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2-26T15:52:08.95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1-78.2015.4.05.8202</text:p>
          </table:table-cell>
          <table:table-cell office:value-type="date" office:date-value="2015-07-01T17:25:29.26" calcext:value-type="date">
            <text:p>01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4-02-22T16:34:50.39" calcext:value-type="date">
            <text:p>22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3-53.2017.4.05.8307</text:p>
          </table:table-cell>
          <table:table-cell office:value-type="date" office:date-value="2017-06-19T12:14:39.98" calcext:value-type="date">
            <text:p>19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18-06-01T09:52:21.19" calcext:value-type="date">
            <text:p>01/06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5-75.2021.4.05.8503</text:p>
          </table:table-cell>
          <table:table-cell office:value-type="date" office:date-value="2021-06-29T15:15:49" calcext:value-type="date">
            <text:p>29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12-25T00:01:41.36" calcext:value-type="date">
            <text:p>25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6-40.2019.4.05.8403</text:p>
          </table:table-cell>
          <table:table-cell office:value-type="date" office:date-value="2019-04-22T14:59:34.95" calcext:value-type="date">
            <text:p>22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19-08-27T00:01:11.35" calcext:value-type="date">
            <text:p>27/08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7-11.2022.4.05.8309</text:p>
          </table:table-cell>
          <table:table-cell office:value-type="date" office:date-value="2022-05-18T10:07:45.19" calcext:value-type="date">
            <text:p>18/05/2022</text:p>
          </table:table-cell>
          <table:table-cell office:value-type="date" office:date-value="2026-05-18T10:07:45.19" calcext:value-type="date">
            <text:p>18/05/2026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7T17:02:04.74" calcext:value-type="date">
            <text:p>17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28-27.2021.4.05.8310</text:p>
          </table:table-cell>
          <table:table-cell office:value-type="date" office:date-value="2021-07-02T18:23:30.16" calcext:value-type="date">
            <text:p>02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23-05-17T14:30:28.42" calcext:value-type="date">
            <text:p>17/05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30-06.2016.4.05.8202</text:p>
          </table:table-cell>
          <table:table-cell office:value-type="date" office:date-value="2016-05-17T12:00:02.47" calcext:value-type="date">
            <text:p>17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1-08-26T12:41:28.23" calcext:value-type="date">
            <text:p>26/08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31-82.2016.4.05.8107</text:p>
          </table:table-cell>
          <table:table-cell office:value-type="date" office:date-value="2016-07-12T14:53:53.77" calcext:value-type="date">
            <text:p>12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02T14:27:04.56" calcext:value-type="date">
            <text:p>02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33-93.2023.4.05.8402</text:p>
          </table:table-cell>
          <table:table-cell office:value-type="date" office:date-value="2023-03-31T15:43:09.72" calcext:value-type="date">
            <text:p>31/03/2023</text:p>
          </table:table-cell>
          <table:table-cell office:value-type="date" office:date-value="2027-03-31T15:43:09.72" calcext:value-type="date">
            <text:p>31/03/202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23-08-18T14:40:34.68" calcext:value-type="date">
            <text:p>18/08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37-58.2017.4.05.8203</text:p>
          </table:table-cell>
          <table:table-cell office:value-type="date" office:date-value="2017-07-06T15:46:16.6" calcext:value-type="date">
            <text:p>06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02-16T15:05:32.25" calcext:value-type="date">
            <text:p>16/02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44-63.2020.4.05.8003</text:p>
          </table:table-cell>
          <table:table-cell office:value-type="date" office:date-value="2020-08-04T15:53:37.24" calcext:value-type="date">
            <text:p>04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0-17T00:01:05.58" calcext:value-type="date">
            <text:p>17/10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45-14.2017.4.05.8404</text:p>
          </table:table-cell>
          <table:table-cell office:value-type="date" office:date-value="2017-06-19T11:14:36.17" calcext:value-type="date">
            <text:p>19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17-07-07T00:00:18.17" calcext:value-type="date">
            <text:p>07/07/2017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0-70.2020.4.05.8003</text:p>
          </table:table-cell>
          <table:table-cell office:value-type="date" office:date-value="2020-08-18T12:43:58.91" calcext:value-type="date">
            <text:p>18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2-13T13:54:43.63" calcext:value-type="date">
            <text:p>13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0-72.2017.4.05.8101</text:p>
          </table:table-cell>
          <table:table-cell office:value-type="date" office:date-value="2017-04-13T15:08:54.77" calcext:value-type="date">
            <text:p>13/04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2-09T00:03:41.13" calcext:value-type="date">
            <text:p>0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2-28.2020.4.05.8104</text:p>
          </table:table-cell>
          <table:table-cell office:value-type="date" office:date-value="2020-07-23T09:30:39.5" calcext:value-type="date">
            <text:p>23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2-19T00:05:26.99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2-98.2020.4.05.8501</text:p>
          </table:table-cell>
          <table:table-cell office:value-type="date" office:date-value="2020-06-30T11:14:57.96" calcext:value-type="date">
            <text:p>30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2-26T12:37:20.67" calcext:value-type="date">
            <text:p>26/02/2024</text:p>
          </table:table-cell>
          <table:table-cell office:value-type="string" calcext:value-type="string">
            <text:p>Outras Decisões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3-79.2017.4.05.8504</text:p>
          </table:table-cell>
          <table:table-cell office:value-type="date" office:date-value="2017-07-22T17:25:44.08" calcext:value-type="date">
            <text:p>22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LEITON ALVES FERREIRA</text:p>
          </table:table-cell>
          <table:table-cell office:value-type="date" office:date-value="2024-02-21T11:56:28.8" calcext:value-type="date">
            <text:p>21/02/2024</text:p>
          </table:table-cell>
          <table:table-cell office:value-type="string" calcext:value-type="string">
            <text:p>Ato ordinatóri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5-58.2017.4.05.8404</text:p>
          </table:table-cell>
          <table:table-cell office:value-type="date" office:date-value="2017-06-26T11:22:28.31" calcext:value-type="date">
            <text:p>26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UARDO SOUSA DANTAS</text:p>
          </table:table-cell>
          <table:table-cell office:value-type="date" office:date-value="2023-10-10T09:35:32.15" calcext:value-type="date">
            <text:p>10/10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5-70.2017.4.05.8303</text:p>
          </table:table-cell>
          <table:table-cell office:value-type="date" office:date-value="2017-06-06T12:39:41.15" calcext:value-type="date">
            <text:p>06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RLOS VINÍCIUS CALHEIROS NOBRE</text:p>
          </table:table-cell>
          <table:table-cell office:value-type="date" office:date-value="2022-05-19T15:34:07.04" calcext:value-type="date">
            <text:p>19/05/2022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8-34.2017.4.05.8106</text:p>
          </table:table-cell>
          <table:table-cell office:value-type="date" office:date-value="2017-11-01T14:44:09.29" calcext:value-type="date">
            <text:p>01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18-08-24T17:48:47.48" calcext:value-type="date">
            <text:p>24/08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8-37.2017.4.05.8202</text:p>
          </table:table-cell>
          <table:table-cell office:value-type="date" office:date-value="2017-03-29T22:24:11.76" calcext:value-type="date">
            <text:p>29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2-07-27T12:16:07.56" calcext:value-type="date">
            <text:p>27/07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8-76.2018.4.05.8501</text:p>
          </table:table-cell>
          <table:table-cell office:value-type="date" office:date-value="2018-04-02T14:01:14.9" calcext:value-type="date">
            <text:p>02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10-07T13:25:07.4" calcext:value-type="date">
            <text:p>07/10/2019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59-61.2018.4.05.8501</text:p>
          </table:table-cell>
          <table:table-cell office:value-type="date" office:date-value="2018-05-07T09:30:30.38" calcext:value-type="date">
            <text:p>07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03-12T11:08:51.6" calcext:value-type="date">
            <text:p>12/03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0-71.2021.4.05.8103</text:p>
          </table:table-cell>
          <table:table-cell office:value-type="date" office:date-value="2021-02-25T16:38:18.4" calcext:value-type="date">
            <text:p>25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15T08:45:11.26" calcext:value-type="date">
            <text:p>15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1-31.2018.4.05.8501</text:p>
          </table:table-cell>
          <table:table-cell office:value-type="date" office:date-value="2018-05-07T15:33:39.38" calcext:value-type="date">
            <text:p>07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05-15T11:41:21.6" calcext:value-type="date">
            <text:p>15/05/2019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1-93.2020.4.05.8102</text:p>
          </table:table-cell>
          <table:table-cell office:value-type="date" office:date-value="2020-02-28T19:13:55.33" calcext:value-type="date">
            <text:p>28/0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23T14:43:55.93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2-16.2018.4.05.8501</text:p>
          </table:table-cell>
          <table:table-cell office:value-type="date" office:date-value="2018-05-08T12:46:48.95" calcext:value-type="date">
            <text:p>08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8-07-28T00:00:04.22" calcext:value-type="date">
            <text:p>28/07/2018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3-35.2017.4.05.8404</text:p>
          </table:table-cell>
          <table:table-cell office:value-type="date" office:date-value="2017-07-10T15:38:12.72" calcext:value-type="date">
            <text:p>10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18-08-21T16:17:07.88" calcext:value-type="date">
            <text:p>21/08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3-98.2018.4.05.8501</text:p>
          </table:table-cell>
          <table:table-cell office:value-type="date" office:date-value="2018-05-08T13:53:41.65" calcext:value-type="date">
            <text:p>08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8-10-16T12:36:02.36" calcext:value-type="date">
            <text:p>16/10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4-18.2020.4.05.8500</text:p>
          </table:table-cell>
          <table:table-cell office:value-type="date" office:date-value="2020-01-29T09:34:03.04" calcext:value-type="date">
            <text:p>29/0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4-02-05T10:52:25.12" calcext:value-type="date">
            <text:p>05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4-28.2023.4.05.8204</text:p>
          </table:table-cell>
          <table:table-cell office:value-type="date" office:date-value="2023-08-18T09:32:42.41" calcext:value-type="date">
            <text:p>18/08/2023</text:p>
          </table:table-cell>
          <table:table-cell office:value-type="date" office:date-value="2027-08-18T09:32:42.41" calcext:value-type="date">
            <text:p>18/08/2027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TÉRCIUS GONDIM MAIA</text:p>
          </table:table-cell>
          <table:table-cell office:value-type="date" office:date-value="2024-02-15T13:13:07.84" calcext:value-type="date">
            <text:p>1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5-69.2016.4.05.8103</text:p>
          </table:table-cell>
          <table:table-cell office:value-type="date" office:date-value="2016-05-17T16:56:39.86" calcext:value-type="date">
            <text:p>17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12T00:11:08.67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6-95.2023.4.05.8204</text:p>
          </table:table-cell>
          <table:table-cell office:value-type="date" office:date-value="2023-08-18T11:32:05.42" calcext:value-type="date">
            <text:p>18/08/2023</text:p>
          </table:table-cell>
          <table:table-cell office:value-type="date" office:date-value="2027-08-18T11:32:05.42" calcext:value-type="date">
            <text:p>18/08/2027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TÉRCIUS GONDIM MAIA</text:p>
          </table:table-cell>
          <table:table-cell office:value-type="date" office:date-value="2024-02-09T15:00:16.28" calcext:value-type="date">
            <text:p>0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7-38.2018.4.05.8501</text:p>
          </table:table-cell>
          <table:table-cell office:value-type="date" office:date-value="2018-05-08T15:25:08.16" calcext:value-type="date">
            <text:p>08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8-08-05T00:00:14.82" calcext:value-type="date">
            <text:p>05/08/2018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7-80.2023.4.05.8204</text:p>
          </table:table-cell>
          <table:table-cell office:value-type="date" office:date-value="2023-08-18T12:14:45.08" calcext:value-type="date">
            <text:p>18/08/2023</text:p>
          </table:table-cell>
          <table:table-cell office:value-type="date" office:date-value="2027-08-18T12:14:45.08" calcext:value-type="date">
            <text:p>18/08/202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TÉRCIUS GONDIM MAIA</text:p>
          </table:table-cell>
          <table:table-cell office:value-type="date" office:date-value="2023-12-17T21:17:51.96" calcext:value-type="date">
            <text:p>17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8-08.2017.4.05.8000</text:p>
          </table:table-cell>
          <table:table-cell office:value-type="date" office:date-value="2017-01-11T11:22:23.32" calcext:value-type="date">
            <text:p>11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9T09:41:41.83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69-38.2018.4.05.8103</text:p>
          </table:table-cell>
          <table:table-cell office:value-type="date" office:date-value="2018-03-02T09:06:30.16" calcext:value-type="date">
            <text:p>02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31T16:49:00.02" calcext:value-type="date">
            <text:p>31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0-90.2018.4.05.8501</text:p>
          </table:table-cell>
          <table:table-cell office:value-type="date" office:date-value="2018-05-09T11:45:27.83" calcext:value-type="date">
            <text:p>09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8-09-21T16:55:27.57" calcext:value-type="date">
            <text:p>21/09/2018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1-59.2019.4.05.8107</text:p>
          </table:table-cell>
          <table:table-cell office:value-type="date" office:date-value="2019-01-31T11:26:49.12" calcext:value-type="date">
            <text:p>31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1-07T14:27:47.74" calcext:value-type="date">
            <text:p>07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3-29.2019.4.05.8107</text:p>
          </table:table-cell>
          <table:table-cell office:value-type="date" office:date-value="2019-05-02T13:14:02.5" calcext:value-type="date">
            <text:p>02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1-23T10:27:58.5" calcext:value-type="date">
            <text:p>23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3-53.2019.4.05.8002</text:p>
          </table:table-cell>
          <table:table-cell office:value-type="date" office:date-value="2019-10-07T16:08:26.47" calcext:value-type="date">
            <text:p>07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06-26T14:57:49.3" calcext:value-type="date">
            <text:p>26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4-16.2016.4.05.8205</text:p>
          </table:table-cell>
          <table:table-cell office:value-type="date" office:date-value="2016-09-28T14:49:38.86" calcext:value-type="date">
            <text:p>28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IAGO BATISTA DE ATAIDE</text:p>
          </table:table-cell>
          <table:table-cell office:value-type="date" office:date-value="2023-03-14T00:00:27.75" calcext:value-type="date">
            <text:p>14/03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6-52.2017.4.05.8107</text:p>
          </table:table-cell>
          <table:table-cell office:value-type="date" office:date-value="2017-07-20T12:00:05.78" calcext:value-type="date">
            <text:p>20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ABRIELA LIMA FONTENELLE CÂMARA</text:p>
          </table:table-cell>
          <table:table-cell office:value-type="date" office:date-value="2023-11-20T17:21:20.1" calcext:value-type="date">
            <text:p>20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6-88.2018.4.05.8310</text:p>
          </table:table-cell>
          <table:table-cell office:value-type="date" office:date-value="2018-05-15T13:40:41.4" calcext:value-type="date">
            <text:p>15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ATHERINE BEZERRA CARVALHO DE MELO</text:p>
          </table:table-cell>
          <table:table-cell office:value-type="date" office:date-value="2020-11-30T02:53:17.79" calcext:value-type="date">
            <text:p>30/11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7-37.2022.4.05.8309</text:p>
          </table:table-cell>
          <table:table-cell office:value-type="date" office:date-value="2022-06-01T14:10:14.75" calcext:value-type="date">
            <text:p>01/06/2022</text:p>
          </table:table-cell>
          <table:table-cell office:value-type="date" office:date-value="2026-06-01T14:10:14.75" calcext:value-type="date">
            <text:p>01/06/202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3-11-16T15:01:15.91" calcext:value-type="date">
            <text:p>16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7-75.2024.4.05.8500</text:p>
          </table:table-cell>
          <table:table-cell office:value-type="date" office:date-value="2024-01-22T12:26:23.36" calcext:value-type="date">
            <text:p>22/01/2024</text:p>
          </table:table-cell>
          <table:table-cell office:value-type="date" office:date-value="2028-01-22T12:26:23.36" calcext:value-type="date">
            <text:p>22/01/202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RONIVON DE ARAGAO</text:p>
          </table:table-cell>
          <table:table-cell office:value-type="date" office:date-value="2024-02-25T12:09:46.44" calcext:value-type="date">
            <text:p>25/02/2024</text:p>
          </table:table-cell>
          <table:table-cell office:value-type="string" calcext:value-type="string">
            <text:p>Outras Decisões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8-74.2021.4.05.8303</text:p>
          </table:table-cell>
          <table:table-cell office:value-type="date" office:date-value="2021-05-14T15:29:59.52" calcext:value-type="date">
            <text:p>14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1-29T00:02:34.99" calcext:value-type="date">
            <text:p>29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9-20.2016.4.05.8502</text:p>
          </table:table-cell>
          <table:table-cell office:value-type="date" office:date-value="2016-03-29T12:45:33.47" calcext:value-type="date">
            <text:p>29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SOARES SOUZA</text:p>
          </table:table-cell>
          <table:table-cell office:value-type="date" office:date-value="2016-06-28T10:51:36.61" calcext:value-type="date">
            <text:p>28/06/2016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9-45.2024.4.05.8500</text:p>
          </table:table-cell>
          <table:table-cell office:value-type="date" office:date-value="2023-12-18T18:52:07.5" calcext:value-type="date">
            <text:p>18/12/2023</text:p>
          </table:table-cell>
          <table:table-cell office:value-type="date" office:date-value="2027-12-18T18:52:07.5" calcext:value-type="date">
            <text:p>18/12/2027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26T09:13:45.4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79-61.2022.4.05.8000</text:p>
          </table:table-cell>
          <table:table-cell office:value-type="date" office:date-value="2022-01-10T20:57:32.15" calcext:value-type="date">
            <text:p>10/01/2022</text:p>
          </table:table-cell>
          <table:table-cell office:value-type="date" office:date-value="2026-01-10T20:57:32.15" calcext:value-type="date">
            <text:p>10/01/2026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2-26T00:02:53.13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80-38.2021.4.05.8305</text:p>
          </table:table-cell>
          <table:table-cell office:value-type="date" office:date-value="2021-04-09T08:45:58.45" calcext:value-type="date">
            <text:p>09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LDO KAROLMENIG DE LIMA CAVALCANTI</text:p>
          </table:table-cell>
          <table:table-cell office:value-type="date" office:date-value="2022-09-06T00:03:10.38" calcext:value-type="date">
            <text:p>06/09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85-15.2020.4.05.8105</text:p>
          </table:table-cell>
          <table:table-cell office:value-type="date" office:date-value="2020-09-30T12:08:41.55" calcext:value-type="date">
            <text:p>30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1-30T09:02:16.57" calcext:value-type="date">
            <text:p>30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85-17.2017.4.05.8106</text:p>
          </table:table-cell>
          <table:table-cell office:value-type="date" office:date-value="2017-11-29T17:07:27.6" calcext:value-type="date">
            <text:p>29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1-08-13T00:00:23.79" calcext:value-type="date">
            <text:p>13/08/2021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2-06.2022.4.05.8309</text:p>
          </table:table-cell>
          <table:table-cell office:value-type="date" office:date-value="2022-06-07T15:23:50.28" calcext:value-type="date">
            <text:p>07/06/2022</text:p>
          </table:table-cell>
          <table:table-cell office:value-type="date" office:date-value="2026-06-07T15:23:50.28" calcext:value-type="date">
            <text:p>07/06/202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08T00:02:11.92" calcext:value-type="date">
            <text:p>08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3-31.2021.4.05.8501</text:p>
          </table:table-cell>
          <table:table-cell office:value-type="date" office:date-value="2021-06-11T11:52:10.19" calcext:value-type="date">
            <text:p>11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CORDEIRO DE LIMA</text:p>
          </table:table-cell>
          <table:table-cell office:value-type="date" office:date-value="2023-04-03T11:31:49.96" calcext:value-type="date">
            <text:p>03/04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3-56.2020.4.05.8504</text:p>
          </table:table-cell>
          <table:table-cell office:value-type="date" office:date-value="2020-09-08T13:09:48.98" calcext:value-type="date">
            <text:p>08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22-07-13T00:00:09.57" calcext:value-type="date">
            <text:p>13/07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4-84.2019.4.05.8307</text:p>
          </table:table-cell>
          <table:table-cell office:value-type="date" office:date-value="2019-05-31T18:17:10.12" calcext:value-type="date">
            <text:p>31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19T00:00:15.93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6-46.2017.4.05.8203</text:p>
          </table:table-cell>
          <table:table-cell office:value-type="date" office:date-value="2017-08-28T14:21:13.57" calcext:value-type="date">
            <text:p>28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24-02-23T10:31:39.44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6-66.2019.4.05.8303</text:p>
          </table:table-cell>
          <table:table-cell office:value-type="date" office:date-value="2019-05-09T11:20:52.25" calcext:value-type="date">
            <text:p>09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1-21T00:05:17.92" calcext:value-type="date">
            <text:p>21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299-57.2015.4.05.8401</text:p>
          </table:table-cell>
          <table:table-cell office:value-type="date" office:date-value="2015-04-10T15:07:42.92" calcext:value-type="date">
            <text:p>10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17-03-09T08:42:00.67" calcext:value-type="date">
            <text:p>09/03/2017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0-15.2019.4.05.8203</text:p>
          </table:table-cell>
          <table:table-cell office:value-type="date" office:date-value="2019-04-12T13:07:17.11" calcext:value-type="date">
            <text:p>12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7-07T08:24:47.62" calcext:value-type="date">
            <text:p>07/07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0-26.2021.4.05.8306</text:p>
          </table:table-cell>
          <table:table-cell office:value-type="date" office:date-value="2021-08-02T13:51:08.93" calcext:value-type="date">
            <text:p>02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LDO KAROLMENIG DE LIMA CAVALCANTI</text:p>
          </table:table-cell>
          <table:table-cell office:value-type="date" office:date-value="2023-07-12T18:38:34.38" calcext:value-type="date">
            <text:p>12/07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0-93.2016.4.05.8308</text:p>
          </table:table-cell>
          <table:table-cell office:value-type="date" office:date-value="2016-05-13T16:07:46.43" calcext:value-type="date">
            <text:p>13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ALYNNI MARIA DE LAVOR PASSOS</text:p>
          </table:table-cell>
          <table:table-cell office:value-type="date" office:date-value="2023-12-30T00:30:21.06" calcext:value-type="date">
            <text:p>30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3-21.2020.4.05.8304</text:p>
          </table:table-cell>
          <table:table-cell office:value-type="date" office:date-value="2020-08-12T12:02:34.13" calcext:value-type="date">
            <text:p>12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1-03T10:08:00.3" calcext:value-type="date">
            <text:p>03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5-82.2020.4.05.8403</text:p>
          </table:table-cell>
          <table:table-cell office:value-type="date" office:date-value="2020-09-02T19:21:31.21" calcext:value-type="date">
            <text:p>02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ARRUDA CARRIÇO</text:p>
          </table:table-cell>
          <table:table-cell office:value-type="date" office:date-value="2023-10-17T12:25:49.33" calcext:value-type="date">
            <text:p>17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6-43.2019.4.05.8002</text:p>
          </table:table-cell>
          <table:table-cell office:value-type="date" office:date-value="2019-11-05T13:56:57.61" calcext:value-type="date">
            <text:p>05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08T12:15:33.82" calcext:value-type="date">
            <text:p>08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6-48.2021.4.05.8204</text:p>
          </table:table-cell>
          <table:table-cell office:value-type="date" office:date-value="2021-07-13T16:16:27.99" calcext:value-type="date">
            <text:p>13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ÉRCIUS GONDIM MAIA</text:p>
          </table:table-cell>
          <table:table-cell office:value-type="date" office:date-value="2024-01-23T14:11:04.04" calcext:value-type="date">
            <text:p>23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7-55.2015.4.05.8200</text:p>
          </table:table-cell>
          <table:table-cell office:value-type="date" office:date-value="2015-02-02T17:21:53.39" calcext:value-type="date">
            <text:p>02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22T17:08:35.2" calcext:value-type="date">
            <text:p>22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08-40.2015.4.05.8200</text:p>
          </table:table-cell>
          <table:table-cell office:value-type="date" office:date-value="2015-02-02T17:53:10.5" calcext:value-type="date">
            <text:p>02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1-04-22T08:27:20.44" calcext:value-type="date">
            <text:p>22/04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0-82.2021.4.05.8205</text:p>
          </table:table-cell>
          <table:table-cell office:value-type="date" office:date-value="2021-05-31T18:05:41.36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21T11:08:47.25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1-67.2021.4.05.8205</text:p>
          </table:table-cell>
          <table:table-cell office:value-type="date" office:date-value="2021-05-31T19:13:54.53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11-14T12:10:30.97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1-71.2019.4.05.8000</text:p>
          </table:table-cell>
          <table:table-cell office:value-type="date" office:date-value="2019-01-16T18:38:28.92" calcext:value-type="date">
            <text:p>16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1-19T15:11:29.92" calcext:value-type="date">
            <text:p>19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2-52.2021.4.05.8205</text:p>
          </table:table-cell>
          <table:table-cell office:value-type="date" office:date-value="2021-05-31T19:46:51.5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11-14T12:12:29.98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3-37.2021.4.05.8205</text:p>
          </table:table-cell>
          <table:table-cell office:value-type="date" office:date-value="2021-05-31T20:01:38.96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3-11-14T12:13:37.76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4-22.2021.4.05.8205</text:p>
          </table:table-cell>
          <table:table-cell office:value-type="date" office:date-value="2021-05-31T20:31:58.08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3-11-14T12:14:53.14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5-07.2021.4.05.8205</text:p>
          </table:table-cell>
          <table:table-cell office:value-type="date" office:date-value="2021-05-31T20:44:16.16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16T00:01:41.69" calcext:value-type="date">
            <text:p>1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6-31.2017.4.05.8108</text:p>
          </table:table-cell>
          <table:table-cell office:value-type="date" office:date-value="2017-08-17T12:18:35.81" calcext:value-type="date">
            <text:p>17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02-13T17:01:49.81" calcext:value-type="date">
            <text:p>13/02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6-89.2021.4.05.8108</text:p>
          </table:table-cell>
          <table:table-cell office:value-type="date" office:date-value="2021-06-29T16:48:25.78" calcext:value-type="date">
            <text:p>29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1-31T16:44:11.64" calcext:value-type="date">
            <text:p>31/01/202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6-89.2021.4.05.8205</text:p>
          </table:table-cell>
          <table:table-cell office:value-type="date" office:date-value="2021-05-31T20:57:34.74" calcext:value-type="date">
            <text:p>3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11-14T12:16:42.22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18-21.2014.4.05.8200</text:p>
          </table:table-cell>
          <table:table-cell office:value-type="date" office:date-value="2014-02-07T10:57:06.21" calcext:value-type="date">
            <text:p>07/0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6-15T08:26:06.21" calcext:value-type="date">
            <text:p>15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20-44.2021.4.05.8103</text:p>
          </table:table-cell>
          <table:table-cell office:value-type="date" office:date-value="2021-03-14T20:31:47.73" calcext:value-type="date">
            <text:p>14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17T00:03:29.92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23-75.2021.4.05.8304</text:p>
          </table:table-cell>
          <table:table-cell office:value-type="date" office:date-value="2021-10-13T16:58:24.08" calcext:value-type="date">
            <text:p>13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2-19T12:28:31.55" calcext:value-type="date">
            <text:p>19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26-75.2017.4.05.8108</text:p>
          </table:table-cell>
          <table:table-cell office:value-type="date" office:date-value="2017-08-16T17:21:17.13" calcext:value-type="date">
            <text:p>16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2-19T08:40:18.05" calcext:value-type="date">
            <text:p>19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27-18.2016.4.05.8101</text:p>
          </table:table-cell>
          <table:table-cell office:value-type="date" office:date-value="2016-06-10T15:35:05.33" calcext:value-type="date">
            <text:p>10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2-06T00:53:18.16" calcext:value-type="date">
            <text:p>0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29-19.2020.4.05.8304</text:p>
          </table:table-cell>
          <table:table-cell office:value-type="date" office:date-value="2020-08-25T12:23:26.27" calcext:value-type="date">
            <text:p>25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2T13:51:36.31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30-34.2016.4.05.8404</text:p>
          </table:table-cell>
          <table:table-cell office:value-type="date" office:date-value="2016-09-02T13:30:52.76" calcext:value-type="date">
            <text:p>02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ORLAN DONATO ROCHA</text:p>
          </table:table-cell>
          <table:table-cell office:value-type="date" office:date-value="2017-05-12T10:42:59.82" calcext:value-type="date">
            <text:p>12/05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30-60.2022.4.05.8101</text:p>
          </table:table-cell>
          <table:table-cell office:value-type="date" office:date-value="2022-05-24T09:23:24.99" calcext:value-type="date">
            <text:p>24/05/2022</text:p>
          </table:table-cell>
          <table:table-cell office:value-type="date" office:date-value="2026-05-24T09:23:24.99" calcext:value-type="date">
            <text:p>24/05/2026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2-15T14:03:35.24" calcext:value-type="date">
            <text:p>15/02/2024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34-22.2021.4.05.8105</text:p>
          </table:table-cell>
          <table:table-cell office:value-type="date" office:date-value="2021-10-07T10:37:38.79" calcext:value-type="date">
            <text:p>07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1-25T17:54:42.14" calcext:value-type="date">
            <text:p>25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36-75.2015.4.05.8307</text:p>
          </table:table-cell>
          <table:table-cell office:value-type="date" office:date-value="2015-11-24T22:42:24.22" calcext:value-type="date">
            <text:p>24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6-08-23T08:49:37.52" calcext:value-type="date">
            <text:p>23/08/2016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0-48.2020.4.05.8304</text:p>
          </table:table-cell>
          <table:table-cell office:value-type="date" office:date-value="2020-09-01T16:52:38.38" calcext:value-type="date">
            <text:p>01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5T09:57:34.5" calcext:value-type="date">
            <text:p>1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1-80.2018.4.05.8311</text:p>
          </table:table-cell>
          <table:table-cell office:value-type="date" office:date-value="2018-04-23T10:16:18.73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A CÁRITA MUNIZ DA SILVA</text:p>
          </table:table-cell>
          <table:table-cell office:value-type="date" office:date-value="2019-08-12T18:56:47.96" calcext:value-type="date">
            <text:p>12/08/2019</text:p>
          </table:table-cell>
          <table:table-cell office:value-type="string" calcext:value-type="string">
            <text:p>Remess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2-19.2023.4.05.8108</text:p>
          </table:table-cell>
          <table:table-cell office:value-type="date" office:date-value="2023-07-17T17:11:11.78" calcext:value-type="date">
            <text:p>17/07/2023</text:p>
          </table:table-cell>
          <table:table-cell office:value-type="date" office:date-value="2027-07-17T17:11:11.78" calcext:value-type="date">
            <text:p>17/07/202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1-25T16:03:05.9" calcext:value-type="date">
            <text:p>25/11/2023</text:p>
          </table:table-cell>
          <table:table-cell office:value-type="string" calcext:value-type="string">
            <text:p>Acolhimento em Parte de Embargos de Declara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4-85.2020.4.05.8304</text:p>
          </table:table-cell>
          <table:table-cell office:value-type="date" office:date-value="2020-09-04T17:28:28.89" calcext:value-type="date">
            <text:p>04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Z XIMENES</text:p>
          </table:table-cell>
          <table:table-cell office:value-type="date" office:date-value="2023-11-03T08:43:11.05" calcext:value-type="date">
            <text:p>03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5-25.2019.4.05.8104</text:p>
          </table:table-cell>
          <table:table-cell office:value-type="date" office:date-value="2019-06-11T14:56:14.59" calcext:value-type="date">
            <text:p>11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2-08-09T15:57:00.69" calcext:value-type="date">
            <text:p>09/08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6-05.2022.4.05.8104</text:p>
          </table:table-cell>
          <table:table-cell office:value-type="date" office:date-value="2022-06-28T14:36:02.56" calcext:value-type="date">
            <text:p>28/06/2022</text:p>
          </table:table-cell>
          <table:table-cell office:value-type="date" office:date-value="2026-06-28T14:36:02.56" calcext:value-type="date">
            <text:p>28/06/2026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EMANUEL JOSÉ MATIAS GUERRA</text:p>
          </table:table-cell>
          <table:table-cell office:value-type="date" office:date-value="2022-12-15T13:16:38.91" calcext:value-type="date">
            <text:p>15/12/2022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6-51.2017.4.05.8307</text:p>
          </table:table-cell>
          <table:table-cell office:value-type="date" office:date-value="2017-08-24T18:18:59.82" calcext:value-type="date">
            <text:p>24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8-02-23T09:06:58.03" calcext:value-type="date">
            <text:p>23/02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47-94.2021.4.05.8307</text:p>
          </table:table-cell>
          <table:table-cell office:value-type="date" office:date-value="2021-10-04T17:37:34.99" calcext:value-type="date">
            <text:p>04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09T10:37:17.71" calcext:value-type="date">
            <text:p>0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54-43.2017.4.05.8108</text:p>
          </table:table-cell>
          <table:table-cell office:value-type="date" office:date-value="2017-08-29T17:30:03.74" calcext:value-type="date">
            <text:p>29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19T14:17:38.03" calcext:value-type="date">
            <text:p>19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56-26.2020.4.05.8102</text:p>
          </table:table-cell>
          <table:table-cell office:value-type="date" office:date-value="2020-03-18T12:08:59.91" calcext:value-type="date">
            <text:p>18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09T09:30:29.97" calcext:value-type="date">
            <text:p>0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57-41.2021.4.05.8307</text:p>
          </table:table-cell>
          <table:table-cell office:value-type="date" office:date-value="2021-10-07T16:40:56.53" calcext:value-type="date">
            <text:p>07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22T10:28:27.64" calcext:value-type="date">
            <text:p>22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61-22.2018.4.05.8101</text:p>
          </table:table-cell>
          <table:table-cell office:value-type="date" office:date-value="2018-04-10T13:40:19.25" calcext:value-type="date">
            <text:p>10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8-07-19T12:05:59.66" calcext:value-type="date">
            <text:p>19/07/2018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62-63.2021.4.05.8307</text:p>
          </table:table-cell>
          <table:table-cell office:value-type="date" office:date-value="2021-10-11T10:29:24.19" calcext:value-type="date">
            <text:p>11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08T00:00:06.85" calcext:value-type="date">
            <text:p>0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64-04.2019.4.05.8307</text:p>
          </table:table-cell>
          <table:table-cell office:value-type="date" office:date-value="2019-06-28T14:34:55.17" calcext:value-type="date">
            <text:p>28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1-25T16:36:34.77" calcext:value-type="date">
            <text:p>25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66-33.2021.4.05.8103</text:p>
          </table:table-cell>
          <table:table-cell office:value-type="date" office:date-value="2021-03-23T09:27:38.47" calcext:value-type="date">
            <text:p>23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23T16:37:54" calcext:value-type="date">
            <text:p>23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68-51.2017.4.05.8003</text:p>
          </table:table-cell>
          <table:table-cell office:value-type="date" office:date-value="2017-11-16T11:30:39.4" calcext:value-type="date">
            <text:p>16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1-14T14:15:38.89" calcext:value-type="date">
            <text:p>14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1-37.2016.4.05.8101</text:p>
          </table:table-cell>
          <table:table-cell office:value-type="date" office:date-value="2016-07-26T16:45:27.37" calcext:value-type="date">
            <text:p>26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2-19T11:34:12.35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1-94.2022.4.05.8402</text:p>
          </table:table-cell>
          <table:table-cell office:value-type="date" office:date-value="2022-06-22T14:08:16.56" calcext:value-type="date">
            <text:p>22/06/2022</text:p>
          </table:table-cell>
          <table:table-cell office:value-type="date" office:date-value="2026-06-22T14:08:16.56" calcext:value-type="date">
            <text:p>22/06/202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CAIO DINIZ FONSECA</text:p>
          </table:table-cell>
          <table:table-cell office:value-type="date" office:date-value="2024-02-22T00:00:08.61" calcext:value-type="date">
            <text:p>22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2-06.2022.4.05.8200</text:p>
          </table:table-cell>
          <table:table-cell office:value-type="date" office:date-value="2022-01-20T23:29:46.46" calcext:value-type="date">
            <text:p>20/01/2022</text:p>
          </table:table-cell>
          <table:table-cell office:value-type="date" office:date-value="2026-01-20T23:29:46.46" calcext:value-type="date">
            <text:p>20/01/202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2-06-13T15:17:44.55" calcext:value-type="date">
            <text:p>13/06/2022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4-95.2021.4.05.8107</text:p>
          </table:table-cell>
          <table:table-cell office:value-type="date" office:date-value="2021-10-04T11:33:40.43" calcext:value-type="date">
            <text:p>04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23T14:54:04.03" calcext:value-type="date">
            <text:p>23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6-28.2017.4.05.8003</text:p>
          </table:table-cell>
          <table:table-cell office:value-type="date" office:date-value="2017-11-16T10:04:00.73" calcext:value-type="date">
            <text:p>16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2-19T00:02:46.04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6-41.2021.4.05.8503</text:p>
          </table:table-cell>
          <table:table-cell office:value-type="date" office:date-value="2021-09-23T13:54:11.39" calcext:value-type="date">
            <text:p>23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4-02-26T17:49:32.91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8-35.2021.4.05.8204</text:p>
          </table:table-cell>
          <table:table-cell office:value-type="date" office:date-value="2021-08-12T16:40:46.78" calcext:value-type="date">
            <text:p>12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ÉRCIUS GONDIM MAIA</text:p>
          </table:table-cell>
          <table:table-cell office:value-type="date" office:date-value="2024-02-20T09:59:12.56" calcext:value-type="date">
            <text:p>20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8-95.2017.4.05.8003</text:p>
          </table:table-cell>
          <table:table-cell office:value-type="date" office:date-value="2017-12-07T09:29:46.21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1-29T17:11:33.87" calcext:value-type="date">
            <text:p>2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9-41.2017.4.05.8404</text:p>
          </table:table-cell>
          <table:table-cell office:value-type="date" office:date-value="2017-10-05T14:06:50.85" calcext:value-type="date">
            <text:p>05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07-27T19:19:33.53" calcext:value-type="date">
            <text:p>27/07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9-65.2022.4.05.8404</text:p>
          </table:table-cell>
          <table:table-cell office:value-type="date" office:date-value="2022-08-29T14:46:38.93" calcext:value-type="date">
            <text:p>29/08/2022</text:p>
          </table:table-cell>
          <table:table-cell office:value-type="date" office:date-value="2026-08-29T14:46:38.93" calcext:value-type="date">
            <text:p>29/08/2026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4-02-22T15:38:50.72" calcext:value-type="date">
            <text:p>2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79-88.2019.4.05.8107</text:p>
          </table:table-cell>
          <table:table-cell office:value-type="date" office:date-value="2019-06-10T12:43:10.98" calcext:value-type="date">
            <text:p>10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0-06-25T18:56:29.53" calcext:value-type="date">
            <text:p>25/06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81-57.2016.4.05.8303</text:p>
          </table:table-cell>
          <table:table-cell office:value-type="date" office:date-value="2016-12-27T12:08:04.48" calcext:value-type="date">
            <text:p>27/1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7-03-07T14:42:23.14" calcext:value-type="date">
            <text:p>07/03/2017</text:p>
          </table:table-cell>
          <table:table-cell office:value-type="string" calcext:value-type="string">
            <text:p>Juntada Co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83-62.2023.4.05.8309</text:p>
          </table:table-cell>
          <table:table-cell office:value-type="date" office:date-value="2023-07-31T10:58:31.18" calcext:value-type="date">
            <text:p>31/07/2023</text:p>
          </table:table-cell>
          <table:table-cell office:value-type="date" office:date-value="2027-07-31T10:58:31.18" calcext:value-type="date">
            <text:p>31/07/2027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06T16:03:54.36" calcext:value-type="date">
            <text:p>0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84-90.2017.4.05.8104</text:p>
          </table:table-cell>
          <table:table-cell office:value-type="date" office:date-value="2017-12-04T16:46:17.13" calcext:value-type="date">
            <text:p>04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2-01-13T11:23:08.91" calcext:value-type="date">
            <text:p>13/01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86-48.2017.4.05.8108</text:p>
          </table:table-cell>
          <table:table-cell office:value-type="date" office:date-value="2017-09-26T11:29:47.34" calcext:value-type="date">
            <text:p>26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23T16:06:27.84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87-33.2017.4.05.8108</text:p>
          </table:table-cell>
          <table:table-cell office:value-type="date" office:date-value="2017-09-29T09:48:45.67" calcext:value-type="date">
            <text:p>29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0-11T00:02:59.53" calcext:value-type="date">
            <text:p>11/10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88-21.2022.4.05.8309</text:p>
          </table:table-cell>
          <table:table-cell office:value-type="date" office:date-value="2022-07-29T14:41:16.56" calcext:value-type="date">
            <text:p>29/07/2022</text:p>
          </table:table-cell>
          <table:table-cell office:value-type="date" office:date-value="2026-07-29T14:41:16.56" calcext:value-type="date">
            <text:p>29/07/202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00:02:06.5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0-70.2017.4.05.8404</text:p>
          </table:table-cell>
          <table:table-cell office:value-type="date" office:date-value="2017-10-16T10:22:29.19" calcext:value-type="date">
            <text:p>16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1-12-07T13:31:41.38" calcext:value-type="date">
            <text:p>07/12/2021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2-75.2019.4.05.8305</text:p>
          </table:table-cell>
          <table:table-cell office:value-type="date" office:date-value="2019-04-23T10:57:59.31" calcext:value-type="date">
            <text:p>23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17T00:06:32.76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3-64.2017.4.05.8003</text:p>
          </table:table-cell>
          <table:table-cell office:value-type="date" office:date-value="2017-12-19T09:06:39.78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12-29T00:01:56.22" calcext:value-type="date">
            <text:p>29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4-06.2023.4.05.8402</text:p>
          </table:table-cell>
          <table:table-cell office:value-type="date" office:date-value="2023-06-02T11:56:17.92" calcext:value-type="date">
            <text:p>02/06/2023</text:p>
          </table:table-cell>
          <table:table-cell office:value-type="date" office:date-value="2027-06-02T11:56:17.92" calcext:value-type="date">
            <text:p>02/06/2027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23-12-25T00:02:15.12" calcext:value-type="date">
            <text:p>25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4-68.2021.4.05.8307</text:p>
          </table:table-cell>
          <table:table-cell office:value-type="date" office:date-value="2021-10-21T14:48:08.54" calcext:value-type="date">
            <text:p>21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0T22:04:20.42" calcext:value-type="date">
            <text:p>20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4-69.2019.4.05.8103</text:p>
          </table:table-cell>
          <table:table-cell office:value-type="date" office:date-value="2019-02-06T16:40:44.8" calcext:value-type="date">
            <text:p>06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1-17T08:49:37.53" calcext:value-type="date">
            <text:p>17/11/2023</text:p>
          </table:table-cell>
          <table:table-cell office:value-type="string" calcext:value-type="string">
            <text:p>Outras Decisões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5-53.2021.4.05.8307</text:p>
          </table:table-cell>
          <table:table-cell office:value-type="date" office:date-value="2021-11-08T14:38:33.6" calcext:value-type="date">
            <text:p>08/11/2021</text:p>
          </table:table-cell>
          <table:table-cell office:value-type="date" office:date-value="2025-11-08T14:38:33.6" calcext:value-type="date">
            <text:p>08/11/202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26T10:05:04.26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6-59.2016.4.05.8001</text:p>
          </table:table-cell>
          <table:table-cell office:value-type="date" office:date-value="2016-05-05T21:25:56.36" calcext:value-type="date">
            <text:p>05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21-12-15T16:45:45.84" calcext:value-type="date">
            <text:p>15/12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8-47.2017.4.05.8307</text:p>
          </table:table-cell>
          <table:table-cell office:value-type="date" office:date-value="2017-09-20T15:23:12.42" calcext:value-type="date">
            <text:p>20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18-08-25T00:02:39.69" calcext:value-type="date">
            <text:p>25/08/2018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9-66.2020.4.05.8003</text:p>
          </table:table-cell>
          <table:table-cell office:value-type="date" office:date-value="2020-12-08T18:35:21.69" calcext:value-type="date">
            <text:p>08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09-11T15:42:09.5" calcext:value-type="date">
            <text:p>11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399-79.2019.4.05.8107</text:p>
          </table:table-cell>
          <table:table-cell office:value-type="date" office:date-value="2019-06-20T10:09:29.9" calcext:value-type="date">
            <text:p>20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4-02-07T19:08:05.27" calcext:value-type="date">
            <text:p>07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1-04.2018.4.05.8101</text:p>
          </table:table-cell>
          <table:table-cell office:value-type="date" office:date-value="2018-04-20T16:15:29.58" calcext:value-type="date">
            <text:p>20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4-02-12T00:04:17.72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1-28.2019.4.05.8502</text:p>
          </table:table-cell>
          <table:table-cell office:value-type="date" office:date-value="2019-08-02T13:06:31.05" calcext:value-type="date">
            <text:p>02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2-10-24T11:36:22.82" calcext:value-type="date">
            <text:p>24/10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3-33.2021.4.05.8306</text:p>
          </table:table-cell>
          <table:table-cell office:value-type="date" office:date-value="2021-09-10T12:52:45.94" calcext:value-type="date">
            <text:p>1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LDO KAROLMENIG DE LIMA CAVALCANTI</text:p>
          </table:table-cell>
          <table:table-cell office:value-type="date" office:date-value="2024-02-21T11:47:15.3" calcext:value-type="date">
            <text:p>21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4-93.2017.4.05.8003</text:p>
          </table:table-cell>
          <table:table-cell office:value-type="date" office:date-value="2017-12-21T19:40:41.08" calcext:value-type="date">
            <text:p>2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12-18T15:46:16.1" calcext:value-type="date">
            <text:p>18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5-41.2018.4.05.8101</text:p>
          </table:table-cell>
          <table:table-cell office:value-type="date" office:date-value="2018-04-24T09:42:22.49" calcext:value-type="date">
            <text:p>24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9-08-07T14:40:12.12" calcext:value-type="date">
            <text:p>07/08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6-24.2017.4.05.8404</text:p>
          </table:table-cell>
          <table:table-cell office:value-type="date" office:date-value="2017-10-30T12:32:48.93" calcext:value-type="date">
            <text:p>30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IO DINIZ FONSECA</text:p>
          </table:table-cell>
          <table:table-cell office:value-type="date" office:date-value="2023-05-19T00:01:38.37" calcext:value-type="date">
            <text:p>19/05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6-63.2017.4.05.8003</text:p>
          </table:table-cell>
          <table:table-cell office:value-type="date" office:date-value="2017-12-22T17:48:48.16" calcext:value-type="date">
            <text:p>2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2-23T15:38:26.19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7-09.2017.4.05.8404</text:p>
          </table:table-cell>
          <table:table-cell office:value-type="date" office:date-value="2017-10-27T15:21:13.77" calcext:value-type="date">
            <text:p>27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19-05-13T14:48:23.23" calcext:value-type="date">
            <text:p>13/05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7-53.2019.4.05.8108</text:p>
          </table:table-cell>
          <table:table-cell office:value-type="date" office:date-value="2019-09-02T13:40:14.58" calcext:value-type="date">
            <text:p>02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1-15T09:10:25.24" calcext:value-type="date">
            <text:p>15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8-12.2017.4.05.8107</text:p>
          </table:table-cell>
          <table:table-cell office:value-type="date" office:date-value="2017-10-13T09:51:38.83" calcext:value-type="date">
            <text:p>13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09-27T16:23:39.25" calcext:value-type="date">
            <text:p>27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08-52.2021.4.05.8307</text:p>
          </table:table-cell>
          <table:table-cell office:value-type="date" office:date-value="2021-11-16T11:07:52.54" calcext:value-type="date">
            <text:p>16/11/2021</text:p>
          </table:table-cell>
          <table:table-cell office:value-type="date" office:date-value="2025-11-16T11:07:52.54" calcext:value-type="date">
            <text:p>16/11/202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12-21T00:00:08.99" calcext:value-type="date">
            <text:p>21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10-22.2021.4.05.8307</text:p>
          </table:table-cell>
          <table:table-cell office:value-type="date" office:date-value="2021-11-16T15:04:09.6" calcext:value-type="date">
            <text:p>16/11/2021</text:p>
          </table:table-cell>
          <table:table-cell office:value-type="date" office:date-value="2025-11-16T15:04:09.6" calcext:value-type="date">
            <text:p>16/11/2025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08T00:00:07.28" calcext:value-type="date">
            <text:p>0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12-21.2023.4.05.8307</text:p>
          </table:table-cell>
          <table:table-cell office:value-type="date" office:date-value="2023-07-26T10:56:08.04" calcext:value-type="date">
            <text:p>26/07/2023</text:p>
          </table:table-cell>
          <table:table-cell office:value-type="date" office:date-value="2027-07-26T10:56:08.04" calcext:value-type="date">
            <text:p>26/07/2027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21T15:56:50.55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13-55.2017.4.05.8003</text:p>
          </table:table-cell>
          <table:table-cell office:value-type="date" office:date-value="2017-12-31T12:23:32.93" calcext:value-type="date">
            <text:p>3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1-29T17:38:46.63" calcext:value-type="date">
            <text:p>29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14-15.2023.4.05.8105</text:p>
          </table:table-cell>
          <table:table-cell office:value-type="date" office:date-value="2023-09-28T11:09:29.79" calcext:value-type="date">
            <text:p>28/09/2023</text:p>
          </table:table-cell>
          <table:table-cell office:value-type="date" office:date-value="2027-09-28T11:09:29.79" calcext:value-type="date">
            <text:p>28/09/2027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KEPLER GOMES RIBEIRO</text:p>
          </table:table-cell>
          <table:table-cell office:value-type="date" office:date-value="2023-12-19T15:47:41.37" calcext:value-type="date">
            <text:p>19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18-56.2017.4.05.8107</text:p>
          </table:table-cell>
          <table:table-cell office:value-type="date" office:date-value="2017-10-23T13:27:39.46" calcext:value-type="date">
            <text:p>23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ABRÍCIO PONTE DE ARAUJO</text:p>
          </table:table-cell>
          <table:table-cell office:value-type="date" office:date-value="2022-12-08T00:00:28.66" calcext:value-type="date">
            <text:p>08/12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24-60.2017.4.05.8108</text:p>
          </table:table-cell>
          <table:table-cell office:value-type="date" office:date-value="2017-10-24T15:59:01.19" calcext:value-type="date">
            <text:p>24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06-30T15:23:33.79" calcext:value-type="date">
            <text:p>30/06/2023</text:p>
          </table:table-cell>
          <table:table-cell office:value-type="string" calcext:value-type="string">
            <text:p>Decisão de Saneamento e Organiza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27-15.2017.4.05.8108</text:p>
          </table:table-cell>
          <table:table-cell office:value-type="date" office:date-value="2017-10-25T16:22:56.32" calcext:value-type="date">
            <text:p>25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21T00:00:09.45" calcext:value-type="date">
            <text:p>21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27-26.2023.4.05.8101</text:p>
          </table:table-cell>
          <table:table-cell office:value-type="date" office:date-value="2023-05-17T11:31:02.55" calcext:value-type="date">
            <text:p>17/05/2023</text:p>
          </table:table-cell>
          <table:table-cell office:value-type="date" office:date-value="2027-05-17T11:31:02.55" calcext:value-type="date">
            <text:p>17/05/2027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ELISE AVESQUE FROTA</text:p>
          </table:table-cell>
          <table:table-cell office:value-type="date" office:date-value="2023-10-02T16:41:30.16" calcext:value-type="date">
            <text:p>02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27-52.2021.4.05.8503</text:p>
          </table:table-cell>
          <table:table-cell office:value-type="date" office:date-value="2021-10-21T22:01:29.03" calcext:value-type="date">
            <text:p>21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3-11-24T00:00:06.96" calcext:value-type="date">
            <text:p>24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28-58.2021.4.05.8205</text:p>
          </table:table-cell>
          <table:table-cell office:value-type="date" office:date-value="2021-07-11T14:15:35.37" calcext:value-type="date">
            <text:p>11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07T16:22:44.47" calcext:value-type="date">
            <text:p>07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1-78.2019.4.05.8400</text:p>
          </table:table-cell>
          <table:table-cell office:value-type="date" office:date-value="2019-01-24T09:47:55.48" calcext:value-type="date">
            <text:p>24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3-08-03T10:52:47.29" calcext:value-type="date">
            <text:p>03/08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2-50.2020.4.05.8102</text:p>
          </table:table-cell>
          <table:table-cell office:value-type="date" office:date-value="2020-04-13T15:10:40.08" calcext:value-type="date">
            <text:p>13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06T14:00:23.05" calcext:value-type="date">
            <text:p>0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4-50.2016.4.05.8105</text:p>
          </table:table-cell>
          <table:table-cell office:value-type="date" office:date-value="2016-09-15T15:46:08.6" calcext:value-type="date">
            <text:p>15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3-09-26T12:45:11.74" calcext:value-type="date">
            <text:p>26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4-93.2020.4.05.8304</text:p>
          </table:table-cell>
          <table:table-cell office:value-type="date" office:date-value="2020-10-28T09:06:35.94" calcext:value-type="date">
            <text:p>28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Z XIMENES</text:p>
          </table:table-cell>
          <table:table-cell office:value-type="date" office:date-value="2023-09-25T13:39:15.01" calcext:value-type="date">
            <text:p>25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7-41.2021.4.05.8101</text:p>
          </table:table-cell>
          <table:table-cell office:value-type="date" office:date-value="2021-07-02T10:50:53.35" calcext:value-type="date">
            <text:p>02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2-07-01T17:22:35.73" calcext:value-type="date">
            <text:p>01/07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8-81.2021.4.05.8503</text:p>
          </table:table-cell>
          <table:table-cell office:value-type="date" office:date-value="2021-10-24T11:13:42.96" calcext:value-type="date">
            <text:p>24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10-10T22:09:52.6" calcext:value-type="date">
            <text:p>10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39-82.2019.4.05.8003</text:p>
          </table:table-cell>
          <table:table-cell office:value-type="date" office:date-value="2019-07-02T16:02:08.44" calcext:value-type="date">
            <text:p>02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3-03-14T14:22:29.35" calcext:value-type="date">
            <text:p>14/03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0-35.2022.4.05.8303</text:p>
          </table:table-cell>
          <table:table-cell office:value-type="date" office:date-value="2022-05-21T21:12:03.83" calcext:value-type="date">
            <text:p>21/05/2022</text:p>
          </table:table-cell>
          <table:table-cell office:value-type="date" office:date-value="2026-05-21T21:12:03.83" calcext:value-type="date">
            <text:p>21/05/2026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2-22T14:39:23.43" calcext:value-type="date">
            <text:p>22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1-85.2020.4.05.8304</text:p>
          </table:table-cell>
          <table:table-cell office:value-type="date" office:date-value="2020-11-10T12:43:13.97" calcext:value-type="date">
            <text:p>10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Z XIMENES</text:p>
          </table:table-cell>
          <table:table-cell office:value-type="date" office:date-value="2023-12-15T00:01:30.73" calcext:value-type="date">
            <text:p>15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6-29.2019.4.05.8503</text:p>
          </table:table-cell>
          <table:table-cell office:value-type="date" office:date-value="2019-11-06T21:40:53.61" calcext:value-type="date">
            <text:p>06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0-07-16T12:42:02.55" calcext:value-type="date">
            <text:p>16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6-94.2021.4.05.8103</text:p>
          </table:table-cell>
          <table:table-cell office:value-type="date" office:date-value="2021-04-08T15:43:30.67" calcext:value-type="date">
            <text:p>08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1-12-15T11:25:12.93" calcext:value-type="date">
            <text:p>15/12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7-14.2019.4.05.8503</text:p>
          </table:table-cell>
          <table:table-cell office:value-type="date" office:date-value="2019-11-06T22:54:33.68" calcext:value-type="date">
            <text:p>06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0-10-09T15:20:07.97" calcext:value-type="date">
            <text:p>09/10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8-15.2022.4.05.8302</text:p>
          </table:table-cell>
          <table:table-cell office:value-type="date" office:date-value="2022-02-17T13:07:11.07" calcext:value-type="date">
            <text:p>17/02/2022</text:p>
          </table:table-cell>
          <table:table-cell office:value-type="date" office:date-value="2026-02-17T13:07:11.07" calcext:value-type="date">
            <text:p>17/02/2026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NDRE JACKSON DE HOLANDA MAURICIO JUNIOR</text:p>
          </table:table-cell>
          <table:table-cell office:value-type="date" office:date-value="2023-12-19T00:00:10.15" calcext:value-type="date">
            <text:p>19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8-46.2021.4.05.8109</text:p>
          </table:table-cell>
          <table:table-cell office:value-type="date" office:date-value="2021-05-19T16:08:24.48" calcext:value-type="date">
            <text:p>19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21-06-04T12:07:27.45" calcext:value-type="date">
            <text:p>04/06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48-97.2017.4.05.8202</text:p>
          </table:table-cell>
          <table:table-cell office:value-type="date" office:date-value="2017-04-19T14:43:48.94" calcext:value-type="date">
            <text:p>19/04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18-01-19T12:09:41.49" calcext:value-type="date">
            <text:p>19/01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53-13.2017.4.05.8108</text:p>
          </table:table-cell>
          <table:table-cell office:value-type="date" office:date-value="2017-11-08T10:53:01.27" calcext:value-type="date">
            <text:p>08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12-19T12:05:08.8" calcext:value-type="date">
            <text:p>19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54-64.2023.4.05.8309</text:p>
          </table:table-cell>
          <table:table-cell office:value-type="date" office:date-value="2023-09-08T15:36:29.47" calcext:value-type="date">
            <text:p>08/09/2023</text:p>
          </table:table-cell>
          <table:table-cell office:value-type="date" office:date-value="2027-09-08T15:36:29.47" calcext:value-type="date">
            <text:p>08/09/2027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CAMILA DECHICHA PARAHYBA</text:p>
          </table:table-cell>
          <table:table-cell office:value-type="date" office:date-value="2023-12-18T14:34:04.98" calcext:value-type="date">
            <text:p>18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54-82.2018.4.05.8101</text:p>
          </table:table-cell>
          <table:table-cell office:value-type="date" office:date-value="2018-05-03T16:03:33.48" calcext:value-type="date">
            <text:p>03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19-07-04T10:42:54.22" calcext:value-type="date">
            <text:p>04/07/2019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56-45.2015.4.05.8202</text:p>
          </table:table-cell>
          <table:table-cell office:value-type="date" office:date-value="2015-11-03T14:36:20.65" calcext:value-type="date">
            <text:p>03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E MENDONÇA LAGE</text:p>
          </table:table-cell>
          <table:table-cell office:value-type="date" office:date-value="2024-02-09T15:44:53.9" calcext:value-type="date">
            <text:p>0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0-93.2017.4.05.8402</text:p>
          </table:table-cell>
          <table:table-cell office:value-type="date" office:date-value="2017-08-24T16:35:45.2" calcext:value-type="date">
            <text:p>24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OPHIA NÓBREGA CÂMARA LIMA</text:p>
          </table:table-cell>
          <table:table-cell office:value-type="date" office:date-value="2019-03-20T11:44:09.52" calcext:value-type="date">
            <text:p>20/03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2-60.2021.4.05.8002</text:p>
          </table:table-cell>
          <table:table-cell office:value-type="date" office:date-value="2021-09-08T11:03:59.89" calcext:value-type="date">
            <text:p>08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12T00:02:43.11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3-03.2021.4.05.8501</text:p>
          </table:table-cell>
          <table:table-cell office:value-type="date" office:date-value="2021-09-03T15:26:30.92" calcext:value-type="date">
            <text:p>03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4-02-26T10:16:29.96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5-70.2021.4.05.8501</text:p>
          </table:table-cell>
          <table:table-cell office:value-type="date" office:date-value="2021-09-06T17:19:13.79" calcext:value-type="date">
            <text:p>06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2-17T00:00:23.76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5-71.2019.4.05.8103</text:p>
          </table:table-cell>
          <table:table-cell office:value-type="date" office:date-value="2019-03-21T10:50:04.67" calcext:value-type="date">
            <text:p>21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21T00:00:44.99" calcext:value-type="date">
            <text:p>21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6-64.2016.4.05.8102</text:p>
          </table:table-cell>
          <table:table-cell office:value-type="date" office:date-value="2016-06-28T12:08:56.2" calcext:value-type="date">
            <text:p>28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7-05-30T15:27:23.01" calcext:value-type="date">
            <text:p>30/05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7-70.2021.4.05.8103</text:p>
          </table:table-cell>
          <table:table-cell office:value-type="date" office:date-value="2021-04-12T11:58:27.85" calcext:value-type="date">
            <text:p>12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16T07:13:45.74" calcext:value-type="date">
            <text:p>1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9-10.2021.4.05.8307</text:p>
          </table:table-cell>
          <table:table-cell office:value-type="date" office:date-value="2021-12-08T17:09:53.65" calcext:value-type="date">
            <text:p>08/12/2021</text:p>
          </table:table-cell>
          <table:table-cell office:value-type="date" office:date-value="2025-12-08T17:09:53.65" calcext:value-type="date">
            <text:p>08/12/202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11-20T00:21:49.54" calcext:value-type="date">
            <text:p>20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69-43.2017.4.05.8309</text:p>
          </table:table-cell>
          <table:table-cell office:value-type="date" office:date-value="2017-11-22T13:07:20.04" calcext:value-type="date">
            <text:p>22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DECHICHA PARAHYBA</text:p>
          </table:table-cell>
          <table:table-cell office:value-type="date" office:date-value="2023-11-25T00:26:42.89" calcext:value-type="date">
            <text:p>25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1-43.2022.4.05.8307</text:p>
          </table:table-cell>
          <table:table-cell office:value-type="date" office:date-value="2022-12-12T10:49:25.39" calcext:value-type="date">
            <text:p>12/12/2022</text:p>
          </table:table-cell>
          <table:table-cell office:value-type="date" office:date-value="2026-12-12T10:49:25.39" calcext:value-type="date">
            <text:p>12/12/2026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1-25T13:49:05.27" calcext:value-type="date">
            <text:p>25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2-32.2016.4.05.8503</text:p>
          </table:table-cell>
          <table:table-cell office:value-type="date" office:date-value="2016-10-06T12:32:03.83" calcext:value-type="date">
            <text:p>06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17-02-24T16:42:31.41" calcext:value-type="date">
            <text:p>24/02/2017</text:p>
          </table:table-cell>
          <table:table-cell office:value-type="string" calcext:value-type="string">
            <text:p>Juntada ECS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2-62.2021.4.05.8307</text:p>
          </table:table-cell>
          <table:table-cell office:value-type="date" office:date-value="2021-12-09T15:01:17.51" calcext:value-type="date">
            <text:p>09/12/2021</text:p>
          </table:table-cell>
          <table:table-cell office:value-type="date" office:date-value="2025-12-09T15:01:17.51" calcext:value-type="date">
            <text:p>09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3-11-20T00:21:14.35" calcext:value-type="date">
            <text:p>20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2-80.2021.4.05.8107</text:p>
          </table:table-cell>
          <table:table-cell office:value-type="date" office:date-value="2021-12-10T17:00:26.19" calcext:value-type="date">
            <text:p>10/12/2021</text:p>
          </table:table-cell>
          <table:table-cell office:value-type="date" office:date-value="2025-12-10T17:00:26.19" calcext:value-type="date">
            <text:p>10/12/202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2-30T00:03:01.76" calcext:value-type="date">
            <text:p>30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2-95.2017.4.05.8309</text:p>
          </table:table-cell>
          <table:table-cell office:value-type="date" office:date-value="2017-11-23T19:17:48.74" calcext:value-type="date">
            <text:p>23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6T09:54:44.46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4-65.2017.4.05.8309</text:p>
          </table:table-cell>
          <table:table-cell office:value-type="date" office:date-value="2017-11-23T20:05:10.19" calcext:value-type="date">
            <text:p>23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1-23T16:18:08.05" calcext:value-type="date">
            <text:p>23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7-05.2021.4.05.8107</text:p>
          </table:table-cell>
          <table:table-cell office:value-type="date" office:date-value="2021-12-13T17:42:17.9" calcext:value-type="date">
            <text:p>13/12/2021</text:p>
          </table:table-cell>
          <table:table-cell office:value-type="date" office:date-value="2025-12-13T17:42:17.9" calcext:value-type="date">
            <text:p>13/12/202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4-01-23T21:17:23.92" calcext:value-type="date">
            <text:p>23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78-14.2021.4.05.8002</text:p>
          </table:table-cell>
          <table:table-cell office:value-type="date" office:date-value="2021-09-30T17:34:31.91" calcext:value-type="date">
            <text:p>3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07-12T15:11:31.26" calcext:value-type="date">
            <text:p>12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86-35.2019.4.05.8204</text:p>
          </table:table-cell>
          <table:table-cell office:value-type="date" office:date-value="2019-09-16T11:25:31.07" calcext:value-type="date">
            <text:p>16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ÉRCIUS GONDIM MAIA</text:p>
          </table:table-cell>
          <table:table-cell office:value-type="date" office:date-value="2019-09-18T13:50:03.8" calcext:value-type="date">
            <text:p>18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86-82.2021.4.05.8101</text:p>
          </table:table-cell>
          <table:table-cell office:value-type="date" office:date-value="2021-07-21T17:33:26.11" calcext:value-type="date">
            <text:p>21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3-05-02T10:45:33.83" calcext:value-type="date">
            <text:p>02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88-31.2021.4.05.8205</text:p>
          </table:table-cell>
          <table:table-cell office:value-type="date" office:date-value="2021-08-02T13:27:03.77" calcext:value-type="date">
            <text:p>02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12T00:01:43.66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0-72.2019.4.05.8107</text:p>
          </table:table-cell>
          <table:table-cell office:value-type="date" office:date-value="2019-07-10T16:28:57.24" calcext:value-type="date">
            <text:p>10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20T16:01:16.88" calcext:value-type="date">
            <text:p>20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0-98.2021.4.05.8205</text:p>
          </table:table-cell>
          <table:table-cell office:value-type="date" office:date-value="2021-08-03T14:39:50.62" calcext:value-type="date">
            <text:p>03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12T00:01:42.01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1-83.2021.4.05.8205</text:p>
          </table:table-cell>
          <table:table-cell office:value-type="date" office:date-value="2021-08-03T20:01:34.06" calcext:value-type="date">
            <text:p>03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1-08-12T14:32:59.85" calcext:value-type="date">
            <text:p>12/08/2021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3-53.2021.4.05.8205</text:p>
          </table:table-cell>
          <table:table-cell office:value-type="date" office:date-value="2021-08-04T13:18:42.24" calcext:value-type="date">
            <text:p>04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12T00:01:42.72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6-47.2017.4.05.8108</text:p>
          </table:table-cell>
          <table:table-cell office:value-type="date" office:date-value="2017-12-11T11:50:52.77" calcext:value-type="date">
            <text:p>1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0-21T11:51:09.44" calcext:value-type="date">
            <text:p>21/10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7-32.2017.4.05.8108</text:p>
          </table:table-cell>
          <table:table-cell office:value-type="date" office:date-value="2017-12-14T16:02:45.87" calcext:value-type="date">
            <text:p>14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21T00:00:07.57" calcext:value-type="date">
            <text:p>21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7-45.2020.4.05.8102</text:p>
          </table:table-cell>
          <table:table-cell office:value-type="date" office:date-value="2020-04-30T13:59:41.66" calcext:value-type="date">
            <text:p>30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3-07-25T17:47:47.18" calcext:value-type="date">
            <text:p>25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499-60.2021.4.05.8205</text:p>
          </table:table-cell>
          <table:table-cell office:value-type="date" office:date-value="2021-08-06T14:40:12.64" calcext:value-type="date">
            <text:p>06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12T00:01:43.36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2-15.2021.4.05.8205</text:p>
          </table:table-cell>
          <table:table-cell office:value-type="date" office:date-value="2021-08-09T15:14:56.83" calcext:value-type="date">
            <text:p>09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26T16:45:30.55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5-47.2019.4.05.8105</text:p>
          </table:table-cell>
          <table:table-cell office:value-type="date" office:date-value="2019-11-21T10:42:39.78" calcext:value-type="date">
            <text:p>21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3-09-19T09:57:24.34" calcext:value-type="date">
            <text:p>19/09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5-67.2021.4.05.8205</text:p>
          </table:table-cell>
          <table:table-cell office:value-type="date" office:date-value="2021-08-10T15:49:40.65" calcext:value-type="date">
            <text:p>10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12T00:01:42.38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7-08.2019.4.05.8108</text:p>
          </table:table-cell>
          <table:table-cell office:value-type="date" office:date-value="2019-12-03T11:21:48.91" calcext:value-type="date">
            <text:p>03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1-30T15:45:05.07" calcext:value-type="date">
            <text:p>30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7-13.2021.4.05.8310</text:p>
          </table:table-cell>
          <table:table-cell office:value-type="date" office:date-value="2021-12-03T13:12:27.55" calcext:value-type="date">
            <text:p>03/12/2021</text:p>
          </table:table-cell>
          <table:table-cell office:value-type="date" office:date-value="2025-12-03T13:12:27.55" calcext:value-type="date">
            <text:p>03/12/202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DANIELLI FARIAS RABELO LEITAO RODRIGUES</text:p>
          </table:table-cell>
          <table:table-cell office:value-type="date" office:date-value="2024-02-01T15:04:24.52" calcext:value-type="date">
            <text:p>0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8-46.2021.4.05.8003</text:p>
          </table:table-cell>
          <table:table-cell office:value-type="date" office:date-value="2021-06-14T16:18:39.11" calcext:value-type="date">
            <text:p>14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1-29T16:45:19.56" calcext:value-type="date">
            <text:p>2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8-95.2021.4.05.8310</text:p>
          </table:table-cell>
          <table:table-cell office:value-type="date" office:date-value="2021-12-02T14:44:22.51" calcext:value-type="date">
            <text:p>02/12/2021</text:p>
          </table:table-cell>
          <table:table-cell office:value-type="date" office:date-value="2025-12-02T14:44:22.51" calcext:value-type="date">
            <text:p>02/12/2025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3-12-07T14:51:51.9" calcext:value-type="date">
            <text:p>07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09-80.2021.4.05.8310</text:p>
          </table:table-cell>
          <table:table-cell office:value-type="date" office:date-value="2021-12-03T13:45:02.91" calcext:value-type="date">
            <text:p>03/12/2021</text:p>
          </table:table-cell>
          <table:table-cell office:value-type="date" office:date-value="2025-12-03T13:45:02.91" calcext:value-type="date">
            <text:p>03/12/202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16T00:13:35.97" calcext:value-type="date">
            <text:p>1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0-71.2021.4.05.8502</text:p>
          </table:table-cell>
          <table:table-cell office:value-type="date" office:date-value="2021-10-21T09:49:00.5" calcext:value-type="date">
            <text:p>21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SOARES SOUZA</text:p>
          </table:table-cell>
          <table:table-cell office:value-type="date" office:date-value="2024-02-12T00:00:21.04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3-24.2019.4.05.8105</text:p>
          </table:table-cell>
          <table:table-cell office:value-type="date" office:date-value="2019-11-28T11:17:39.36" calcext:value-type="date">
            <text:p>2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4-01-17T00:00:35.44" calcext:value-type="date">
            <text:p>17/01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4-09.2019.4.05.8105</text:p>
          </table:table-cell>
          <table:table-cell office:value-type="date" office:date-value="2019-11-28T15:34:26.46" calcext:value-type="date">
            <text:p>2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EPLER GOMES RIBEIRO</text:p>
          </table:table-cell>
          <table:table-cell office:value-type="date" office:date-value="2023-12-09T00:01:08.09" calcext:value-type="date">
            <text:p>09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4-63.2020.4.05.8205</text:p>
          </table:table-cell>
          <table:table-cell office:value-type="date" office:date-value="2020-08-04T13:21:55.71" calcext:value-type="date">
            <text:p>04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PAIVA GADELHA</text:p>
          </table:table-cell>
          <table:table-cell office:value-type="date" office:date-value="2022-02-08T07:48:21.37" calcext:value-type="date">
            <text:p>08/02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5-87.2021.4.05.8310</text:p>
          </table:table-cell>
          <table:table-cell office:value-type="date" office:date-value="2021-12-07T11:15:46.78" calcext:value-type="date">
            <text:p>07/12/2021</text:p>
          </table:table-cell>
          <table:table-cell office:value-type="date" office:date-value="2025-12-07T11:15:46.78" calcext:value-type="date">
            <text:p>07/12/2025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25T12:25:16.64" calcext:value-type="date">
            <text:p>25/02/2024</text:p>
          </table:table-cell>
          <table:table-cell office:value-type="string" calcext:value-type="string">
            <text:p>Decisão de Saneamento e Organiza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5-91.2019.4.05.8105</text:p>
          </table:table-cell>
          <table:table-cell office:value-type="date" office:date-value="2019-11-28T15:55:33.81" calcext:value-type="date">
            <text:p>2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2T09:47:39.35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16-72.2021.4.05.8310</text:p>
          </table:table-cell>
          <table:table-cell office:value-type="date" office:date-value="2021-12-10T11:25:58.26" calcext:value-type="date">
            <text:p>10/12/2021</text:p>
          </table:table-cell>
          <table:table-cell office:value-type="date" office:date-value="2025-12-10T11:25:58.26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MARINA COFFERRI</text:p>
          </table:table-cell>
          <table:table-cell office:value-type="date" office:date-value="2024-01-17T11:07:00.14" calcext:value-type="date">
            <text:p>17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1-94.2021.4.05.8310</text:p>
          </table:table-cell>
          <table:table-cell office:value-type="date" office:date-value="2021-12-13T18:37:13.6" calcext:value-type="date">
            <text:p>13/12/2021</text:p>
          </table:table-cell>
          <table:table-cell office:value-type="date" office:date-value="2025-12-13T18:37:13.6" calcext:value-type="date">
            <text:p>13/12/202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23-12-24T00:09:38.99" calcext:value-type="date">
            <text:p>24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2-30.2021.4.05.8003</text:p>
          </table:table-cell>
          <table:table-cell office:value-type="date" office:date-value="2021-06-23T09:08:27.04" calcext:value-type="date">
            <text:p>23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11-06T14:46:51.53" calcext:value-type="date">
            <text:p>06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4-49.2021.4.05.8310</text:p>
          </table:table-cell>
          <table:table-cell office:value-type="date" office:date-value="2021-12-10T11:10:31.36" calcext:value-type="date">
            <text:p>10/12/2021</text:p>
          </table:table-cell>
          <table:table-cell office:value-type="date" office:date-value="2025-12-10T11:10:31.36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23-11-24T00:00:59.6" calcext:value-type="date">
            <text:p>24/1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5-34.2021.4.05.8310</text:p>
          </table:table-cell>
          <table:table-cell office:value-type="date" office:date-value="2021-12-13T19:00:20.18" calcext:value-type="date">
            <text:p>13/12/2021</text:p>
          </table:table-cell>
          <table:table-cell office:value-type="date" office:date-value="2025-12-13T19:00:20.18" calcext:value-type="date">
            <text:p>13/12/202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DANIELLI FARIAS RABELO LEITAO RODRIGUES</text:p>
          </table:table-cell>
          <table:table-cell office:value-type="date" office:date-value="2024-01-18T09:52:49.67" calcext:value-type="date">
            <text:p>18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6-19.2021.4.05.8310</text:p>
          </table:table-cell>
          <table:table-cell office:value-type="date" office:date-value="2021-12-14T10:13:31.12" calcext:value-type="date">
            <text:p>14/12/2021</text:p>
          </table:table-cell>
          <table:table-cell office:value-type="date" office:date-value="2025-12-14T10:13:31.12" calcext:value-type="date">
            <text:p>14/12/202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ADRIANA HORA SOUTINHO DE PAIVA</text:p>
          </table:table-cell>
          <table:table-cell office:value-type="date" office:date-value="2023-12-20T00:17:00.65" calcext:value-type="date">
            <text:p>20/12/2023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6-67.2021.4.05.8003</text:p>
          </table:table-cell>
          <table:table-cell office:value-type="date" office:date-value="2021-06-24T18:03:32.21" calcext:value-type="date">
            <text:p>24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1T13:15:44.43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27-43.2017.4.05.8310</text:p>
          </table:table-cell>
          <table:table-cell office:value-type="date" office:date-value="2017-12-12T11:51:49.6" calcext:value-type="date">
            <text:p>1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LAN ENDRY VERAS FERREIRA</text:p>
          </table:table-cell>
          <table:table-cell office:value-type="date" office:date-value="2020-07-25T17:19:26.43" calcext:value-type="date">
            <text:p>25/07/2020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33-11.2021.4.05.8310</text:p>
          </table:table-cell>
          <table:table-cell office:value-type="date" office:date-value="2021-12-10T11:18:43.16" calcext:value-type="date">
            <text:p>10/12/2021</text:p>
          </table:table-cell>
          <table:table-cell office:value-type="date" office:date-value="2025-12-10T11:18:43.16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3-12-18T13:45:41.29" calcext:value-type="date">
            <text:p>18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33-15.2019.4.05.8105</text:p>
          </table:table-cell>
          <table:table-cell office:value-type="date" office:date-value="2019-12-12T10:50:09.52" calcext:value-type="date">
            <text:p>12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2-26T09:07:56.74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35-05.2021.4.05.8205</text:p>
          </table:table-cell>
          <table:table-cell office:value-type="date" office:date-value="2021-08-26T17:16:42.12" calcext:value-type="date">
            <text:p>26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02T00:00:14.77" calcext:value-type="date">
            <text:p>02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36-04.2013.4.05.8000</text:p>
          </table:table-cell>
          <table:table-cell office:value-type="date" office:date-value="2013-04-11T15:21:51.63" calcext:value-type="date">
            <text:p>11/04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AULO MACHADO CORDEIRO</text:p>
          </table:table-cell>
          <table:table-cell office:value-type="date" office:date-value="2013-10-03T10:52:09.9" calcext:value-type="date">
            <text:p>03/10/201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41-09.2016.4.05.8101</text:p>
          </table:table-cell>
          <table:table-cell office:value-type="date" office:date-value="2016-08-24T11:00:46.9" calcext:value-type="date">
            <text:p>24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3-01-24T09:21:05.57" calcext:value-type="date">
            <text:p>24/0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42-91.2016.4.05.8101</text:p>
          </table:table-cell>
          <table:table-cell office:value-type="date" office:date-value="2016-08-15T12:25:12.13" calcext:value-type="date">
            <text:p>15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4-01-22T00:08:45.33" calcext:value-type="date">
            <text:p>22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49-71.2021.4.05.8501</text:p>
          </table:table-cell>
          <table:table-cell office:value-type="date" office:date-value="2021-10-20T18:46:52.24" calcext:value-type="date">
            <text:p>20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1-15T13:30:26.42" calcext:value-type="date">
            <text:p>15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52-56.2017.4.05.8504</text:p>
          </table:table-cell>
          <table:table-cell office:value-type="date" office:date-value="2017-11-21T12:04:45.82" calcext:value-type="date">
            <text:p>21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19-09-30T19:57:52.17" calcext:value-type="date">
            <text:p>30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54-93.2021.4.05.8501</text:p>
          </table:table-cell>
          <table:table-cell office:value-type="date" office:date-value="2021-10-25T06:53:13.32" calcext:value-type="date">
            <text:p>25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2-21T21:41:14.59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55-42.2020.4.05.8201</text:p>
          </table:table-cell>
          <table:table-cell office:value-type="date" office:date-value="2020-03-16T14:01:25.73" calcext:value-type="date">
            <text:p>16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PAIVA GADELHA</text:p>
          </table:table-cell>
          <table:table-cell office:value-type="date" office:date-value="2020-06-23T00:01:41.57" calcext:value-type="date">
            <text:p>23/06/2020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56-34.2023.4.05.8003</text:p>
          </table:table-cell>
          <table:table-cell office:value-type="date" office:date-value="2023-10-09T13:27:09.8" calcext:value-type="date">
            <text:p>09/10/2023</text:p>
          </table:table-cell>
          <table:table-cell office:value-type="date" office:date-value="2027-10-09T13:27:09.8" calcext:value-type="date">
            <text:p>09/10/2027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2T13:47:47.29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63-94.2021.4.05.8003</text:p>
          </table:table-cell>
          <table:table-cell office:value-type="date" office:date-value="2021-07-12T16:59:31.92" calcext:value-type="date">
            <text:p>12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05-30T10:45:02.32" calcext:value-type="date">
            <text:p>30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67-24.2023.4.05.8307</text:p>
          </table:table-cell>
          <table:table-cell office:value-type="date" office:date-value="2023-11-07T16:29:37.25" calcext:value-type="date">
            <text:p>07/11/2023</text:p>
          </table:table-cell>
          <table:table-cell office:value-type="date" office:date-value="2027-11-07T16:29:37.25" calcext:value-type="date">
            <text:p>07/11/2027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TARCÍSIO CORRÊA MONTE</text:p>
          </table:table-cell>
          <table:table-cell office:value-type="date" office:date-value="2024-02-19T00:01:37.94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68-92.2021.4.05.8205</text:p>
          </table:table-cell>
          <table:table-cell office:value-type="date" office:date-value="2021-09-13T13:47:42.51" calcext:value-type="date">
            <text:p>13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16T14:36:06.17" calcext:value-type="date">
            <text:p>1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68-97.2023.4.05.8310</text:p>
          </table:table-cell>
          <table:table-cell office:value-type="date" office:date-value="2021-12-10T11:10:31.36" calcext:value-type="date">
            <text:p>10/12/2021</text:p>
          </table:table-cell>
          <table:table-cell office:value-type="date" office:date-value="2025-12-10T11:10:31.36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ANIELLI FARIAS RABELO LEITAO RODRIGUES</text:p>
          </table:table-cell>
          <table:table-cell office:value-type="date" office:date-value="2024-01-31T20:57:36.96" calcext:value-type="date">
            <text:p>31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69-77.2021.4.05.8205</text:p>
          </table:table-cell>
          <table:table-cell office:value-type="date" office:date-value="2021-09-13T14:33:28.69" calcext:value-type="date">
            <text:p>13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16T14:35:33.2" calcext:value-type="date">
            <text:p>1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0-62.2021.4.05.8205</text:p>
          </table:table-cell>
          <table:table-cell office:value-type="date" office:date-value="2021-09-14T14:03:16.54" calcext:value-type="date">
            <text:p>14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03T00:00:02.91" calcext:value-type="date">
            <text:p>03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1-03.2019.4.05.8307</text:p>
          </table:table-cell>
          <table:table-cell office:value-type="date" office:date-value="2019-10-07T13:56:44.81" calcext:value-type="date">
            <text:p>07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04T00:03:03.91" calcext:value-type="date">
            <text:p>04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4-23.2021.4.05.8101</text:p>
          </table:table-cell>
          <table:table-cell office:value-type="date" office:date-value="2021-08-25T18:43:13.63" calcext:value-type="date">
            <text:p>25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3-11-16T10:36:09.65" calcext:value-type="date">
            <text:p>16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6-93.2021.4.05.8003</text:p>
          </table:table-cell>
          <table:table-cell office:value-type="date" office:date-value="2021-07-23T17:53:08.74" calcext:value-type="date">
            <text:p>23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11-23T08:26:44.15" calcext:value-type="date">
            <text:p>23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7-05.2017.4.05.8105</text:p>
          </table:table-cell>
          <table:table-cell office:value-type="date" office:date-value="2017-11-21T15:22:55.99" calcext:value-type="date">
            <text:p>21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LÁDIA MARIA DE PONTES AMORIM</text:p>
          </table:table-cell>
          <table:table-cell office:value-type="date" office:date-value="2024-01-31T22:11:36.68" calcext:value-type="date">
            <text:p>31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7-33.2021.4.05.8309</text:p>
          </table:table-cell>
          <table:table-cell office:value-type="date" office:date-value="2021-11-26T09:33:08.99" calcext:value-type="date">
            <text:p>26/11/2021</text:p>
          </table:table-cell>
          <table:table-cell office:value-type="date" office:date-value="2025-11-26T09:33:08.99" calcext:value-type="date">
            <text:p>26/11/202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10:36:59.87" calcext:value-type="date">
            <text:p>2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8-20.2022.4.05.8103</text:p>
          </table:table-cell>
          <table:table-cell office:value-type="date" office:date-value="2022-03-11T10:49:17.34" calcext:value-type="date">
            <text:p>11/03/2022</text:p>
          </table:table-cell>
          <table:table-cell office:value-type="date" office:date-value="2026-03-11T10:49:17.34" calcext:value-type="date">
            <text:p>11/03/202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23T14:25:09.61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8-91.2020.4.05.8102</text:p>
          </table:table-cell>
          <table:table-cell office:value-type="date" office:date-value="2020-05-19T11:17:20.31" calcext:value-type="date">
            <text:p>19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11-23T15:17:03.47" calcext:value-type="date">
            <text:p>23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79-24.2021.4.05.8108</text:p>
          </table:table-cell>
          <table:table-cell office:value-type="date" office:date-value="2021-09-30T09:15:40.43" calcext:value-type="date">
            <text:p>3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4-02-02T15:39:19.07" calcext:value-type="date">
            <text:p>02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80-09.2021.4.05.8108</text:p>
          </table:table-cell>
          <table:table-cell office:value-type="date" office:date-value="2021-09-30T16:28:53.96" calcext:value-type="date">
            <text:p>3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1-06T18:45:14.3" calcext:value-type="date">
            <text:p>06/11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84-84.2018.4.05.8000</text:p>
          </table:table-cell>
          <table:table-cell office:value-type="date" office:date-value="2018-02-01T11:15:19.7" calcext:value-type="date">
            <text:p>01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JOSÉ WANDERLEY DE MENDONÇA</text:p>
          </table:table-cell>
          <table:table-cell office:value-type="date" office:date-value="2020-09-24T22:34:05.02" calcext:value-type="date">
            <text:p>24/09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92-71.2017.4.05.8105</text:p>
          </table:table-cell>
          <table:table-cell office:value-type="date" office:date-value="2017-11-27T17:46:35.57" calcext:value-type="date">
            <text:p>27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JOSE BRITO BASTOS AGUIAR DE ARRUDA</text:p>
          </table:table-cell>
          <table:table-cell office:value-type="date" office:date-value="2018-05-15T20:45:26.13" calcext:value-type="date">
            <text:p>15/05/2018</text:p>
          </table:table-cell>
          <table:table-cell office:value-type="string" calcext:value-type="string">
            <text:p>Juntada ICGJF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92-77.2017.4.05.8103</text:p>
          </table:table-cell>
          <table:table-cell office:value-type="date" office:date-value="2017-03-30T15:02:39.08" calcext:value-type="date">
            <text:p>30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2-12T12:46:35.49" calcext:value-type="date">
            <text:p>12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93-62.2017.4.05.8103</text:p>
          </table:table-cell>
          <table:table-cell office:value-type="date" office:date-value="2017-03-30T13:37:25.62" calcext:value-type="date">
            <text:p>30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3-10-23T14:34:31.09" calcext:value-type="date">
            <text:p>23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97-89.2019.4.05.8310</text:p>
          </table:table-cell>
          <table:table-cell office:value-type="date" office:date-value="2019-07-25T14:08:55.68" calcext:value-type="date">
            <text:p>25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21-09-16T19:23:46.53" calcext:value-type="date">
            <text:p>16/09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598-50.2018.4.05.8103</text:p>
          </table:table-cell>
          <table:table-cell office:value-type="date" office:date-value="2018-04-03T10:09:28.08" calcext:value-type="date">
            <text:p>0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1-30T00:47:43.04" calcext:value-type="date">
            <text:p>30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01-53.2019.4.05.8205</text:p>
          </table:table-cell>
          <table:table-cell office:value-type="date" office:date-value="2019-07-31T11:16:34.73" calcext:value-type="date">
            <text:p>31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23T16:04:46.15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03-52.2021.4.05.8108</text:p>
          </table:table-cell>
          <table:table-cell office:value-type="date" office:date-value="2021-10-15T08:30:35.17" calcext:value-type="date">
            <text:p>15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09-29T09:41:42.37" calcext:value-type="date">
            <text:p>29/09/2023</text:p>
          </table:table-cell>
          <table:table-cell office:value-type="string" calcext:value-type="string">
            <text:p>Outras Decisões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03-72.2018.4.05.8103</text:p>
          </table:table-cell>
          <table:table-cell office:value-type="date" office:date-value="2018-04-03T11:11:44.3" calcext:value-type="date">
            <text:p>0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3-12-26T00:05:58.35" calcext:value-type="date">
            <text:p>26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05-75.2019.4.05.8501</text:p>
          </table:table-cell>
          <table:table-cell office:value-type="date" office:date-value="2019-09-19T09:06:40.87" calcext:value-type="date">
            <text:p>19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3-12-18T17:07:14.07" calcext:value-type="date">
            <text:p>18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11-29.2021.4.05.8108</text:p>
          </table:table-cell>
          <table:table-cell office:value-type="date" office:date-value="2021-10-25T16:51:19.25" calcext:value-type="date">
            <text:p>25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PARENTE PAIVA BENTEMULLER</text:p>
          </table:table-cell>
          <table:table-cell office:value-type="date" office:date-value="2023-09-21T18:40:35.7" calcext:value-type="date">
            <text:p>21/09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15-57.2021.4.05.8305</text:p>
          </table:table-cell>
          <table:table-cell office:value-type="date" office:date-value="2021-07-20T14:44:12.95" calcext:value-type="date">
            <text:p>20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0-27T16:17:00.94" calcext:value-type="date">
            <text:p>27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23-15.2022.4.05.8300</text:p>
          </table:table-cell>
          <table:table-cell office:value-type="date" office:date-value="2022-01-19T15:37:35.16" calcext:value-type="date">
            <text:p>19/01/2022</text:p>
          </table:table-cell>
          <table:table-cell office:value-type="date" office:date-value="2026-01-19T15:37:35.16" calcext:value-type="date">
            <text:p>19/01/202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3-04-17T15:24:44.98" calcext:value-type="date">
            <text:p>17/04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1-72.2020.4.05.8102</text:p>
          </table:table-cell>
          <table:table-cell office:value-type="date" office:date-value="2020-05-29T08:20:02.23" calcext:value-type="date">
            <text:p>29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08-09T10:34:42.83" calcext:value-type="date">
            <text:p>09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1-80.2017.4.05.8101</text:p>
          </table:table-cell>
          <table:table-cell office:value-type="date" office:date-value="2017-09-18T11:42:05.78" calcext:value-type="date">
            <text:p>18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1-20T00:02:31.25" calcext:value-type="date">
            <text:p>20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2-05.2021.4.05.8108</text:p>
          </table:table-cell>
          <table:table-cell office:value-type="date" office:date-value="2021-11-08T16:58:59.93" calcext:value-type="date">
            <text:p>08/11/2021</text:p>
          </table:table-cell>
          <table:table-cell office:value-type="date" office:date-value="2025-11-08T16:58:59.93" calcext:value-type="date">
            <text:p>08/11/202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12-03T00:00:33.76" calcext:value-type="date">
            <text:p>03/12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3-14.2021.4.05.8003</text:p>
          </table:table-cell>
          <table:table-cell office:value-type="date" office:date-value="2021-08-22T19:59:30.26" calcext:value-type="date">
            <text:p>22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1-27T00:02:00.08" calcext:value-type="date">
            <text:p>27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5-24.2020.4.05.8001</text:p>
          </table:table-cell>
          <table:table-cell office:value-type="date" office:date-value="2020-07-09T17:08:35.73" calcext:value-type="date">
            <text:p>09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GELO CAVALCANTI ALVES DE MIRANDA NETO</text:p>
          </table:table-cell>
          <table:table-cell office:value-type="date" office:date-value="2024-02-25T18:52:48.97" calcext:value-type="date">
            <text:p>25/02/2024</text:p>
          </table:table-cell>
          <table:table-cell office:value-type="string" calcext:value-type="string">
            <text:p>Outras Decisões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6-21.2021.4.05.8309</text:p>
          </table:table-cell>
          <table:table-cell office:value-type="date" office:date-value="2021-12-15T16:55:35.17" calcext:value-type="date">
            <text:p>15/12/2021</text:p>
          </table:table-cell>
          <table:table-cell office:value-type="date" office:date-value="2025-12-15T16:55:35.17" calcext:value-type="date">
            <text:p>15/12/202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6T00:02:04.45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6-59.2023.4.05.8500</text:p>
          </table:table-cell>
          <table:table-cell office:value-type="date" office:date-value="2023-02-10T11:49:19.45" calcext:value-type="date">
            <text:p>10/02/2023</text:p>
          </table:table-cell>
          <table:table-cell office:value-type="date" office:date-value="2027-02-10T11:49:19.45" calcext:value-type="date">
            <text:p>10/02/2027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3-02-28T11:13:06.6" calcext:value-type="date">
            <text:p>28/02/2023</text:p>
          </table:table-cell>
          <table:table-cell office:value-type="string" calcext:value-type="string">
            <text:p>Antecipação de tutel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8-98.2019.4.05.8102</text:p>
          </table:table-cell>
          <table:table-cell office:value-type="date" office:date-value="2019-05-07T12:38:35.43" calcext:value-type="date">
            <text:p>07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2-07-12T10:18:23.41" calcext:value-type="date">
            <text:p>12/07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9-52.2016.4.05.8502</text:p>
          </table:table-cell>
          <table:table-cell office:value-type="date" office:date-value="2016-10-11T13:22:15.03" calcext:value-type="date">
            <text:p>11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SOARES SOUZA</text:p>
          </table:table-cell>
          <table:table-cell office:value-type="date" office:date-value="2016-12-05T15:19:41.76" calcext:value-type="date">
            <text:p>05/12/2016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39-73.2021.4.05.8309</text:p>
          </table:table-cell>
          <table:table-cell office:value-type="date" office:date-value="2021-12-17T11:36:17.92" calcext:value-type="date">
            <text:p>17/12/2021</text:p>
          </table:table-cell>
          <table:table-cell office:value-type="date" office:date-value="2025-12-17T11:36:17.92" calcext:value-type="date">
            <text:p>17/12/20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6T00:02:02.94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40-58.2021.4.05.8309</text:p>
          </table:table-cell>
          <table:table-cell office:value-type="date" office:date-value="2021-12-19T13:11:55.04" calcext:value-type="date">
            <text:p>19/12/2021</text:p>
          </table:table-cell>
          <table:table-cell office:value-type="date" office:date-value="2025-12-19T13:11:55.04" calcext:value-type="date">
            <text:p>19/12/202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17T17:02:02.94" calcext:value-type="date">
            <text:p>17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41-43.2021.4.05.8309</text:p>
          </table:table-cell>
          <table:table-cell office:value-type="date" office:date-value="2021-12-19T14:56:29.99" calcext:value-type="date">
            <text:p>19/12/2021</text:p>
          </table:table-cell>
          <table:table-cell office:value-type="date" office:date-value="2025-12-19T14:56:29.99" calcext:value-type="date">
            <text:p>19/12/2025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7T17:02:03.94" calcext:value-type="date">
            <text:p>17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43-13.2021.4.05.8309</text:p>
          </table:table-cell>
          <table:table-cell office:value-type="date" office:date-value="2021-12-20T15:04:21.59" calcext:value-type="date">
            <text:p>20/12/2021</text:p>
          </table:table-cell>
          <table:table-cell office:value-type="date" office:date-value="2025-12-20T15:04:21.59" calcext:value-type="date">
            <text:p>20/12/2025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17T17:02:05.44" calcext:value-type="date">
            <text:p>17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45-21.2023.4.05.8500</text:p>
          </table:table-cell>
          <table:table-cell office:value-type="date" office:date-value="2023-02-10T18:36:01.15" calcext:value-type="date">
            <text:p>10/02/2023</text:p>
          </table:table-cell>
          <table:table-cell office:value-type="date" office:date-value="2027-02-10T18:36:01.15" calcext:value-type="date">
            <text:p>10/02/2027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11-10T12:41:58.46" calcext:value-type="date">
            <text:p>1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45-80.2021.4.05.8309</text:p>
          </table:table-cell>
          <table:table-cell office:value-type="date" office:date-value="2021-12-23T16:13:31.3" calcext:value-type="date">
            <text:p>23/12/2021</text:p>
          </table:table-cell>
          <table:table-cell office:value-type="date" office:date-value="2025-12-23T16:13:31.3" calcext:value-type="date">
            <text:p>23/12/2025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4-02-26T00:02:10.4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50-11.2021.4.05.8501</text:p>
          </table:table-cell>
          <table:table-cell office:value-type="date" office:date-value="2021-12-16T12:49:21.39" calcext:value-type="date">
            <text:p>16/12/2021</text:p>
          </table:table-cell>
          <table:table-cell office:value-type="date" office:date-value="2025-12-16T12:49:21.39" calcext:value-type="date">
            <text:p>16/12/20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4-02-06T08:49:42.2" calcext:value-type="date">
            <text:p>0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52-64.2019.4.05.8205</text:p>
          </table:table-cell>
          <table:table-cell office:value-type="date" office:date-value="2019-08-14T14:10:55.09" calcext:value-type="date">
            <text:p>14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5-02T11:16:28.82" calcext:value-type="date">
            <text:p>02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53-63.2021.4.05.8501</text:p>
          </table:table-cell>
          <table:table-cell office:value-type="date" office:date-value="2021-12-17T11:35:02.82" calcext:value-type="date">
            <text:p>17/12/2021</text:p>
          </table:table-cell>
          <table:table-cell office:value-type="date" office:date-value="2025-12-17T11:35:02.82" calcext:value-type="date">
            <text:p>17/12/20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FÁBIO CORDEIRO DE LIMA</text:p>
          </table:table-cell>
          <table:table-cell office:value-type="date" office:date-value="2023-01-19T09:57:09.25" calcext:value-type="date">
            <text:p>19/01/2023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56-69.2017.4.05.8303</text:p>
          </table:table-cell>
          <table:table-cell office:value-type="date" office:date-value="2017-11-28T13:04:00.23" calcext:value-type="date">
            <text:p>28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3-12-23T00:34:34.56" calcext:value-type="date">
            <text:p>23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57-93.2022.4.05.8104</text:p>
          </table:table-cell>
          <table:table-cell office:value-type="date" office:date-value="2022-12-07T12:53:03.69" calcext:value-type="date">
            <text:p>07/12/2022</text:p>
          </table:table-cell>
          <table:table-cell office:value-type="date" office:date-value="2026-12-07T12:53:03.69" calcext:value-type="date">
            <text:p>07/12/202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2-23T10:08:10.41" calcext:value-type="date">
            <text:p>23/02/2024</text:p>
          </table:table-cell>
          <table:table-cell office:value-type="string" calcext:value-type="string">
            <text:p>deferi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63-22.2016.4.05.8101</text:p>
          </table:table-cell>
          <table:table-cell office:value-type="date" office:date-value="2016-10-07T13:11:31.56" calcext:value-type="date">
            <text:p>07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4-01-12T13:24:32.62" calcext:value-type="date">
            <text:p>12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69-86.2022.4.05.8402</text:p>
          </table:table-cell>
          <table:table-cell office:value-type="date" office:date-value="2022-11-24T12:36:03.71" calcext:value-type="date">
            <text:p>24/11/2022</text:p>
          </table:table-cell>
          <table:table-cell office:value-type="date" office:date-value="2026-11-24T12:36:03.71" calcext:value-type="date">
            <text:p>24/11/2026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RNALDO PEREIRA DE ANDRADE SEGUNDO</text:p>
          </table:table-cell>
          <table:table-cell office:value-type="date" office:date-value="2023-01-24T11:59:51.49" calcext:value-type="date">
            <text:p>24/0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74-21.2020.4.05.8001</text:p>
          </table:table-cell>
          <table:table-cell office:value-type="date" office:date-value="2020-07-21T12:40:58.13" calcext:value-type="date">
            <text:p>21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3-12-03T15:32:34.07" calcext:value-type="date">
            <text:p>03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678-08.2023.4.05.8307</text:p>
          </table:table-cell>
          <table:table-cell office:value-type="date" office:date-value="2023-12-11T22:06:17.85" calcext:value-type="date">
            <text:p>11/12/2023</text:p>
          </table:table-cell>
          <table:table-cell office:value-type="date" office:date-value="2027-12-11T22:06:17.85" calcext:value-type="date">
            <text:p>11/12/202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MARINA COFFERRI</text:p>
          </table:table-cell>
          <table:table-cell office:value-type="date" office:date-value="2024-02-16T12:01:30.57" calcext:value-type="date">
            <text:p>1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14-60.2021.4.05.8003</text:p>
          </table:table-cell>
          <table:table-cell office:value-type="date" office:date-value="2021-10-11T08:28:49.01" calcext:value-type="date">
            <text:p>11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3-12-13T14:14:04.5" calcext:value-type="date">
            <text:p>13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27-75.2020.4.05.8300</text:p>
          </table:table-cell>
          <table:table-cell office:value-type="date" office:date-value="2020-01-17T13:06:09.88" calcext:value-type="date">
            <text:p>17/0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3-08-15T10:31:31.52" calcext:value-type="date">
            <text:p>15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28-67.2023.4.05.8102</text:p>
          </table:table-cell>
          <table:table-cell office:value-type="date" office:date-value="2023-04-18T08:34:43.5" calcext:value-type="date">
            <text:p>18/04/2023</text:p>
          </table:table-cell>
          <table:table-cell office:value-type="date" office:date-value="2027-04-18T08:34:43.5" calcext:value-type="date">
            <text:p>18/04/2027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4-02-26T14:44:57.89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29-93.2021.4.05.8305</text:p>
          </table:table-cell>
          <table:table-cell office:value-type="date" office:date-value="2021-08-16T11:45:02.71" calcext:value-type="date">
            <text:p>16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09-15T00:30:16.86" calcext:value-type="date">
            <text:p>15/09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30-14.2017.4.05.8501</text:p>
          </table:table-cell>
          <table:table-cell office:value-type="date" office:date-value="2017-12-12T15:26:23.81" calcext:value-type="date">
            <text:p>1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3-12-15T15:45:34.78" calcext:value-type="date">
            <text:p>15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39-85.2017.4.05.8303</text:p>
          </table:table-cell>
          <table:table-cell office:value-type="date" office:date-value="2017-12-18T15:04:23.3" calcext:value-type="date">
            <text:p>1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3-08-23T09:36:57.6" calcext:value-type="date">
            <text:p>23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40-68.2020.4.05.8205</text:p>
          </table:table-cell>
          <table:table-cell office:value-type="date" office:date-value="2020-11-19T12:30:06.98" calcext:value-type="date">
            <text:p>19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19T15:24:28.57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44-45.2019.4.05.8107</text:p>
          </table:table-cell>
          <table:table-cell office:value-type="date" office:date-value="2019-12-10T16:40:28.78" calcext:value-type="date">
            <text:p>10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IRO BENIGNO PORTO</text:p>
          </table:table-cell>
          <table:table-cell office:value-type="date" office:date-value="2020-07-31T20:23:33.94" calcext:value-type="date">
            <text:p>31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45-95.2017.4.05.8205</text:p>
          </table:table-cell>
          <table:table-cell office:value-type="date" office:date-value="2017-09-14T15:30:23.27" calcext:value-type="date">
            <text:p>14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20-10-06T13:26:54.92" calcext:value-type="date">
            <text:p>06/10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47-70.2023.4.05.8103</text:p>
          </table:table-cell>
          <table:table-cell office:value-type="date" office:date-value="2023-03-24T15:20:41.8" calcext:value-type="date">
            <text:p>24/03/2023</text:p>
          </table:table-cell>
          <table:table-cell office:value-type="date" office:date-value="2027-03-24T15:20:41.8" calcext:value-type="date">
            <text:p>24/03/2027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8T09:08:05.57" calcext:value-type="date">
            <text:p>08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48-91.2024.4.05.8500</text:p>
          </table:table-cell>
          <table:table-cell office:value-type="date" office:date-value="2024-02-02T10:30:07.29" calcext:value-type="date">
            <text:p>02/02/2024</text:p>
          </table:table-cell>
          <table:table-cell office:value-type="date" office:date-value="2028-02-02T10:30:07.29" calcext:value-type="date">
            <text:p>02/02/2028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GUILHERME JANTSCH</text:p>
          </table:table-cell>
          <table:table-cell office:value-type="date" office:date-value="2024-02-19T15:52:37.8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61-87.2019.4.05.8202</text:p>
          </table:table-cell>
          <table:table-cell office:value-type="date" office:date-value="2019-08-21T14:07:47.65" calcext:value-type="date">
            <text:p>21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20-11-15T00:01:29.59" calcext:value-type="date">
            <text:p>15/11/2020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66-82.2023.4.05.8101</text:p>
          </table:table-cell>
          <table:table-cell office:value-type="date" office:date-value="2023-08-31T10:10:56.3" calcext:value-type="date">
            <text:p>31/08/2023</text:p>
          </table:table-cell>
          <table:table-cell office:value-type="date" office:date-value="2027-08-31T10:10:56.3" calcext:value-type="date">
            <text:p>31/08/2027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2-16T10:20:51.65" calcext:value-type="date">
            <text:p>16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67-72.2020.4.05.8101</text:p>
          </table:table-cell>
          <table:table-cell office:value-type="date" office:date-value="2020-12-16T10:48:11.16" calcext:value-type="date">
            <text:p>16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3-10-20T14:56:40.74" calcext:value-type="date">
            <text:p>20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72-88.2020.4.05.8103</text:p>
          </table:table-cell>
          <table:table-cell office:value-type="date" office:date-value="2020-06-10T14:40:32.96" calcext:value-type="date">
            <text:p>10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0-06-10T15:04:15.04" calcext:value-type="date">
            <text:p>10/06/2020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74-92.2019.4.05.8200</text:p>
          </table:table-cell>
          <table:table-cell office:value-type="date" office:date-value="2019-01-28T18:21:48.42" calcext:value-type="date">
            <text:p>28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9-26T16:22:23.82" calcext:value-type="date">
            <text:p>26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76-29.2019.4.05.8308</text:p>
          </table:table-cell>
          <table:table-cell office:value-type="date" office:date-value="2019-05-24T11:28:04.71" calcext:value-type="date">
            <text:p>24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2-26T19:30:11.37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77-52.2021.4.05.8305</text:p>
          </table:table-cell>
          <table:table-cell office:value-type="date" office:date-value="2021-08-31T08:48:22.32" calcext:value-type="date">
            <text:p>31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09T11:26:34.76" calcext:value-type="date">
            <text:p>09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89-93.2017.4.05.8309</text:p>
          </table:table-cell>
          <table:table-cell office:value-type="date" office:date-value="2017-12-19T13:15:24.66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ÁVIA HORA OLIVEIRA DE MENDONÇA</text:p>
          </table:table-cell>
          <table:table-cell office:value-type="date" office:date-value="2022-09-23T15:51:56.21" calcext:value-type="date">
            <text:p>23/09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90-78.2017.4.05.8309</text:p>
          </table:table-cell>
          <table:table-cell office:value-type="date" office:date-value="2017-12-19T17:10:47.01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3-11-24T12:11:59.21" calcext:value-type="date">
            <text:p>24/11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91-42.2016.4.05.8101</text:p>
          </table:table-cell>
          <table:table-cell office:value-type="date" office:date-value="2016-11-11T15:42:12.2" calcext:value-type="date">
            <text:p>11/1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3-12-29T00:12:45" calcext:value-type="date">
            <text:p>29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92-17.2022.4.05.8101</text:p>
          </table:table-cell>
          <table:table-cell office:value-type="date" office:date-value="2022-10-18T13:08:07.36" calcext:value-type="date">
            <text:p>18/10/2022</text:p>
          </table:table-cell>
          <table:table-cell office:value-type="date" office:date-value="2026-10-18T13:08:07.36" calcext:value-type="date">
            <text:p>18/10/2026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1-30T14:27:24.62" calcext:value-type="date">
            <text:p>30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94-60.2022.4.05.8303</text:p>
          </table:table-cell>
          <table:table-cell office:value-type="date" office:date-value="2022-09-16T17:35:23.84" calcext:value-type="date">
            <text:p>16/09/2022</text:p>
          </table:table-cell>
          <table:table-cell office:value-type="date" office:date-value="2026-09-16T17:35:23.84" calcext:value-type="date">
            <text:p>16/09/2026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3-11-13T08:30:28.48" calcext:value-type="date">
            <text:p>13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799-13.2021.4.05.8305</text:p>
          </table:table-cell>
          <table:table-cell office:value-type="date" office:date-value="2021-08-30T16:56:27.89" calcext:value-type="date">
            <text:p>30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0-25T14:01:36.08" calcext:value-type="date">
            <text:p>25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02-24.2023.4.05.8102</text:p>
          </table:table-cell>
          <table:table-cell office:value-type="date" office:date-value="2023-05-02T11:36:43.56" calcext:value-type="date">
            <text:p>02/05/2023</text:p>
          </table:table-cell>
          <table:table-cell office:value-type="date" office:date-value="2027-05-02T11:36:43.56" calcext:value-type="date">
            <text:p>02/05/2027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4-02-08T15:16:34.46" calcext:value-type="date">
            <text:p>08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02-63.2019.4.05.8102</text:p>
          </table:table-cell>
          <table:table-cell office:value-type="date" office:date-value="2019-05-29T18:47:37.23" calcext:value-type="date">
            <text:p>29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12-04T14:29:49.03" calcext:value-type="date">
            <text:p>04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04-70.2023.4.05.8109</text:p>
          </table:table-cell>
          <table:table-cell office:value-type="date" office:date-value="2023-09-14T15:14:46.98" calcext:value-type="date">
            <text:p>14/09/2023</text:p>
          </table:table-cell>
          <table:table-cell office:value-type="date" office:date-value="2027-09-14T15:14:46.98" calcext:value-type="date">
            <text:p>14/09/2027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24-01-27T00:03:38.1" calcext:value-type="date">
            <text:p>27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16-82.2021.4.05.8003</text:p>
          </table:table-cell>
          <table:table-cell office:value-type="date" office:date-value="2021-10-26T12:34:15.21" calcext:value-type="date">
            <text:p>26/10/2021</text:p>
          </table:table-cell>
          <table:table-cell office:value-type="date" office:date-value="2025-10-26T12:34:15.21" calcext:value-type="date">
            <text:p>26/10/202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FRANCISCO GUERRERA NETO</text:p>
          </table:table-cell>
          <table:table-cell office:value-type="date" office:date-value="2024-02-05T16:48:32.68" calcext:value-type="date">
            <text:p>0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17-05.2023.4.05.8001</text:p>
          </table:table-cell>
          <table:table-cell office:value-type="date" office:date-value="2023-06-20T10:26:01.12" calcext:value-type="date">
            <text:p>20/06/2023</text:p>
          </table:table-cell>
          <table:table-cell office:value-type="date" office:date-value="2027-06-20T10:26:01.12" calcext:value-type="date">
            <text:p>20/06/202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3-11-22T11:39:35.32" calcext:value-type="date">
            <text:p>22/1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19-37.2021.4.05.8003</text:p>
          </table:table-cell>
          <table:table-cell office:value-type="date" office:date-value="2021-11-05T18:36:49.78" calcext:value-type="date">
            <text:p>05/11/2021</text:p>
          </table:table-cell>
          <table:table-cell office:value-type="date" office:date-value="2025-11-05T18:36:49.78" calcext:value-type="date">
            <text:p>05/11/202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04-12T10:18:54.64" calcext:value-type="date">
            <text:p>12/04/2023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20-52.2022.4.05.8305</text:p>
          </table:table-cell>
          <table:table-cell office:value-type="date" office:date-value="2022-08-15T14:29:13.06" calcext:value-type="date">
            <text:p>15/08/2022</text:p>
          </table:table-cell>
          <table:table-cell office:value-type="date" office:date-value="2026-08-15T14:29:13.06" calcext:value-type="date">
            <text:p>15/08/202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1-16T15:14:12.59" calcext:value-type="date">
            <text:p>16/11/2023</text:p>
          </table:table-cell>
          <table:table-cell office:value-type="string" calcext:value-type="string">
            <text:p>Juntada CertTj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21-17.2015.4.05.8100</text:p>
          </table:table-cell>
          <table:table-cell office:value-type="date" office:date-value="2015-02-09T11:13:00.44" calcext:value-type="date">
            <text:p>09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2T16:15:14.83" calcext:value-type="date">
            <text:p>02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39-32.2024.4.05.8000</text:p>
          </table:table-cell>
          <table:table-cell office:value-type="date" office:date-value="2024-02-01T17:22:40.68" calcext:value-type="date">
            <text:p>01/02/2024</text:p>
          </table:table-cell>
          <table:table-cell office:value-type="date" office:date-value="2028-02-01T17:22:40.68" calcext:value-type="date">
            <text:p>01/02/2028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23T12:15:22.04" calcext:value-type="date">
            <text:p>2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43-48.2015.4.05.8400</text:p>
          </table:table-cell>
          <table:table-cell office:value-type="date" office:date-value="2015-02-19T08:59:05.03" calcext:value-type="date">
            <text:p>19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ANNE PEREIRA DA MOTTA PIRES OLIVEIRA</text:p>
          </table:table-cell>
          <table:table-cell office:value-type="date" office:date-value="2024-02-05T15:40:09" calcext:value-type="date">
            <text:p>0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46-35.2017.4.05.8205</text:p>
          </table:table-cell>
          <table:table-cell office:value-type="date" office:date-value="2017-10-25T14:58:00.38" calcext:value-type="date">
            <text:p>25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02-09T00:00:16.78" calcext:value-type="date">
            <text:p>09/02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51-56.2019.4.05.8312</text:p>
          </table:table-cell>
          <table:table-cell office:value-type="date" office:date-value="2019-11-08T21:24:33.25" calcext:value-type="date">
            <text:p>0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ME TRAVASSOS SARINHO</text:p>
          </table:table-cell>
          <table:table-cell office:value-type="date" office:date-value="2023-08-31T18:25:04.78" calcext:value-type="date">
            <text:p>31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57-16.2021.4.05.8305</text:p>
          </table:table-cell>
          <table:table-cell office:value-type="date" office:date-value="2021-09-14T11:46:00.78" calcext:value-type="date">
            <text:p>14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20T00:00:02.02" calcext:value-type="date">
            <text:p>20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68-54.2021.4.05.8302</text:p>
          </table:table-cell>
          <table:table-cell office:value-type="date" office:date-value="2021-04-30T15:42:15.58" calcext:value-type="date">
            <text:p>30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1-09-13T14:36:28.5" calcext:value-type="date">
            <text:p>13/09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69-46.2015.4.05.8400</text:p>
          </table:table-cell>
          <table:table-cell office:value-type="date" office:date-value="2015-02-19T11:53:51.76" calcext:value-type="date">
            <text:p>19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1-26T15:31:28.99" calcext:value-type="date">
            <text:p>26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70-21.2021.4.05.8303</text:p>
          </table:table-cell>
          <table:table-cell office:value-type="date" office:date-value="2021-12-14T14:07:26.63" calcext:value-type="date">
            <text:p>14/12/2021</text:p>
          </table:table-cell>
          <table:table-cell office:value-type="date" office:date-value="2025-12-14T14:07:26.63" calcext:value-type="date">
            <text:p>14/12/2025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1-26T16:39:23.59" calcext:value-type="date">
            <text:p>26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71-06.2021.4.05.8303</text:p>
          </table:table-cell>
          <table:table-cell office:value-type="date" office:date-value="2021-12-16T15:18:41.83" calcext:value-type="date">
            <text:p>16/12/2021</text:p>
          </table:table-cell>
          <table:table-cell office:value-type="date" office:date-value="2025-12-16T15:18:41.83" calcext:value-type="date">
            <text:p>16/12/20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11-28T13:26:52.4" calcext:value-type="date">
            <text:p>28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72-92.2024.4.05.8300</text:p>
          </table:table-cell>
          <table:table-cell office:value-type="date" office:date-value="2023-12-26T16:32:18.56" calcext:value-type="date">
            <text:p>26/12/2023</text:p>
          </table:table-cell>
          <table:table-cell office:value-type="date" office:date-value="2027-12-26T16:32:18.56" calcext:value-type="date">
            <text:p>26/12/2027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FREDERICO AUGUSTO LEOPOLDINO KOEHLER</text:p>
          </table:table-cell>
          <table:table-cell office:value-type="date" office:date-value="2024-02-26T20:53:52.68" calcext:value-type="date">
            <text:p>2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74-68.2015.4.05.8400</text:p>
          </table:table-cell>
          <table:table-cell office:value-type="date" office:date-value="2015-02-19T12:37:27.55" calcext:value-type="date">
            <text:p>19/0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2-24T14:00:30.06" calcext:value-type="date">
            <text:p>24/0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80-65.2021.4.05.8303</text:p>
          </table:table-cell>
          <table:table-cell office:value-type="date" office:date-value="2021-12-28T12:50:13.51" calcext:value-type="date">
            <text:p>28/12/2021</text:p>
          </table:table-cell>
          <table:table-cell office:value-type="date" office:date-value="2025-12-28T12:50:13.51" calcext:value-type="date">
            <text:p>28/12/202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DRIANA HORA SOUTINHO DE PAIVA</text:p>
          </table:table-cell>
          <table:table-cell office:value-type="date" office:date-value="2024-02-08T07:28:19.35" calcext:value-type="date">
            <text:p>08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83-49.2023.4.05.8303</text:p>
          </table:table-cell>
          <table:table-cell office:value-type="date" office:date-value="2023-08-15T10:55:30.92" calcext:value-type="date">
            <text:p>15/08/2023</text:p>
          </table:table-cell>
          <table:table-cell office:value-type="date" office:date-value="2027-08-15T10:55:30.92" calcext:value-type="date">
            <text:p>15/08/2027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4-01-26T14:53:15.27" calcext:value-type="date">
            <text:p>26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87-57.2021.4.05.8303</text:p>
          </table:table-cell>
          <table:table-cell office:value-type="date" office:date-value="2021-12-16T17:51:07.68" calcext:value-type="date">
            <text:p>16/12/2021</text:p>
          </table:table-cell>
          <table:table-cell office:value-type="date" office:date-value="2025-12-16T17:51:07.68" calcext:value-type="date">
            <text:p>16/12/20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23-12-25T00:05:55.19" calcext:value-type="date">
            <text:p>25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89-27.2021.4.05.8303</text:p>
          </table:table-cell>
          <table:table-cell office:value-type="date" office:date-value="2021-12-21T15:56:47.46" calcext:value-type="date">
            <text:p>21/12/2021</text:p>
          </table:table-cell>
          <table:table-cell office:value-type="date" office:date-value="2025-12-21T15:56:47.46" calcext:value-type="date">
            <text:p>21/12/2025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ADRIANA HORA SOUTINHO DE PAIVA</text:p>
          </table:table-cell>
          <table:table-cell office:value-type="date" office:date-value="2024-02-19T13:46:50.6" calcext:value-type="date">
            <text:p>19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92-24.2017.4.05.8205</text:p>
          </table:table-cell>
          <table:table-cell office:value-type="date" office:date-value="2017-11-08T14:42:52.33" calcext:value-type="date">
            <text:p>08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7-11-16T18:31:26.35" calcext:value-type="date">
            <text:p>16/11/2017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896-42.2023.4.05.8305</text:p>
          </table:table-cell>
          <table:table-cell office:value-type="date" office:date-value="2023-08-23T10:00:56.55" calcext:value-type="date">
            <text:p>23/08/2023</text:p>
          </table:table-cell>
          <table:table-cell office:value-type="date" office:date-value="2027-08-23T10:00:56.55" calcext:value-type="date">
            <text:p>23/08/2027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16T10:03:21.03" calcext:value-type="date">
            <text:p>1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06-21.2020.4.05.8102</text:p>
          </table:table-cell>
          <table:table-cell office:value-type="date" office:date-value="2020-07-28T14:11:05.96" calcext:value-type="date">
            <text:p>28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ABRÍCIO DE LIMA BORGES</text:p>
          </table:table-cell>
          <table:table-cell office:value-type="date" office:date-value="2020-08-26T11:12:28.04" calcext:value-type="date">
            <text:p>26/08/2020</text:p>
          </table:table-cell>
          <table:table-cell office:value-type="string" calcext:value-type="string">
            <text:p>Juntada Manifesta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13-15.2022.4.05.8305</text:p>
          </table:table-cell>
          <table:table-cell office:value-type="date" office:date-value="2022-09-08T15:01:48.9" calcext:value-type="date">
            <text:p>08/09/2022</text:p>
          </table:table-cell>
          <table:table-cell office:value-type="date" office:date-value="2026-09-08T15:01:48.9" calcext:value-type="date">
            <text:p>08/09/202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19T16:50:04.98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18-43.2017.4.05.8101</text:p>
          </table:table-cell>
          <table:table-cell office:value-type="date" office:date-value="2017-12-27T11:45:10.85" calcext:value-type="date">
            <text:p>2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LISE AVESQUE FROTA</text:p>
          </table:table-cell>
          <table:table-cell office:value-type="date" office:date-value="2024-02-21T14:01:12.32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19-28.2017.4.05.8101</text:p>
          </table:table-cell>
          <table:table-cell office:value-type="date" office:date-value="2017-12-27T13:14:21.3" calcext:value-type="date">
            <text:p>2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1-05-21T14:05:48.82" calcext:value-type="date">
            <text:p>21/05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22-80.2017.4.05.8101</text:p>
          </table:table-cell>
          <table:table-cell office:value-type="date" office:date-value="2017-12-27T15:16:26.23" calcext:value-type="date">
            <text:p>2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0-08-04T09:57:31.55" calcext:value-type="date">
            <text:p>04/08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26-20.2017.4.05.8101</text:p>
          </table:table-cell>
          <table:table-cell office:value-type="date" office:date-value="2017-12-28T11:53:04.65" calcext:value-type="date">
            <text:p>2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3-02-13T17:05:09.13" calcext:value-type="date">
            <text:p>13/0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28-87.2022.4.05.8400</text:p>
          </table:table-cell>
          <table:table-cell office:value-type="date" office:date-value="2022-02-07T12:29:28.34" calcext:value-type="date">
            <text:p>07/02/2022</text:p>
          </table:table-cell>
          <table:table-cell office:value-type="date" office:date-value="2026-02-07T12:29:28.34" calcext:value-type="date">
            <text:p>07/02/202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1-12T13:53:51.95" calcext:value-type="date">
            <text:p>12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29-64.2020.4.05.8102</text:p>
          </table:table-cell>
          <table:table-cell office:value-type="date" office:date-value="2020-08-06T16:18:52.12" calcext:value-type="date">
            <text:p>06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07-26T09:45:18.85" calcext:value-type="date">
            <text:p>26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54-45.2018.4.05.8103</text:p>
          </table:table-cell>
          <table:table-cell office:value-type="date" office:date-value="2018-05-09T14:54:44.68" calcext:value-type="date">
            <text:p>09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1-16T15:03:57.55" calcext:value-type="date">
            <text:p>16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70-22.2015.4.05.8000</text:p>
          </table:table-cell>
          <table:table-cell office:value-type="date" office:date-value="2015-03-20T14:17:44.72" calcext:value-type="date">
            <text:p>20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9T14:50:35.01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78-24.2019.4.05.8205</text:p>
          </table:table-cell>
          <table:table-cell office:value-type="date" office:date-value="2019-12-02T16:16:07.42" calcext:value-type="date">
            <text:p>02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4-02-01T17:41:51.61" calcext:value-type="date">
            <text:p>01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78-46.2018.4.05.8500</text:p>
          </table:table-cell>
          <table:table-cell office:value-type="date" office:date-value="2018-03-14T14:02:10.55" calcext:value-type="date">
            <text:p>14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3-12-20T19:10:26.96" calcext:value-type="date">
            <text:p>20/12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81-07.2023.4.05.8312</text:p>
          </table:table-cell>
          <table:table-cell office:value-type="date" office:date-value="2023-10-21T20:18:17.07" calcext:value-type="date">
            <text:p>21/10/2023</text:p>
          </table:table-cell>
          <table:table-cell office:value-type="date" office:date-value="2027-10-21T20:18:17.07" calcext:value-type="date">
            <text:p>21/10/2027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MARCOS ANTONIO MACIEL SARAIVA</text:p>
          </table:table-cell>
          <table:table-cell office:value-type="date" office:date-value="2024-01-25T13:01:27.88" calcext:value-type="date">
            <text:p>25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81-30.2020.4.05.8500</text:p>
          </table:table-cell>
          <table:table-cell office:value-type="date" office:date-value="2020-03-09T11:59:21.7" calcext:value-type="date">
            <text:p>09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4-02-24T00:00:19.3" calcext:value-type="date">
            <text:p>24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84-02.2017.4.05.8205</text:p>
          </table:table-cell>
          <table:table-cell office:value-type="date" office:date-value="2017-12-11T16:59:03.42" calcext:value-type="date">
            <text:p>1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1-08-26T00:00:29.15" calcext:value-type="date">
            <text:p>26/08/2021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85-16.2019.4.05.8205</text:p>
          </table:table-cell>
          <table:table-cell office:value-type="date" office:date-value="2019-12-06T19:23:35.38" calcext:value-type="date">
            <text:p>06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3-02-09T00:00:19.07" calcext:value-type="date">
            <text:p>09/02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89-24.2017.4.05.8205</text:p>
          </table:table-cell>
          <table:table-cell office:value-type="date" office:date-value="2017-12-11T14:33:49.15" calcext:value-type="date">
            <text:p>1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IAGO BATISTA DE ATAIDE</text:p>
          </table:table-cell>
          <table:table-cell office:value-type="date" office:date-value="2022-04-20T11:01:10.26" calcext:value-type="date">
            <text:p>20/04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0999-78.2020.4.05.8103</text:p>
          </table:table-cell>
          <table:table-cell office:value-type="date" office:date-value="2020-08-13T14:47:00.62" calcext:value-type="date">
            <text:p>13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19T18:03:45.03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03-55.2019.4.05.8102</text:p>
          </table:table-cell>
          <table:table-cell office:value-type="date" office:date-value="2019-06-25T09:19:57.37" calcext:value-type="date">
            <text:p>25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4-01-10T15:33:32.95" calcext:value-type="date">
            <text:p>10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03-86.2023.4.05.8305</text:p>
          </table:table-cell>
          <table:table-cell office:value-type="date" office:date-value="2023-09-25T16:06:21.9" calcext:value-type="date">
            <text:p>25/09/2023</text:p>
          </table:table-cell>
          <table:table-cell office:value-type="date" office:date-value="2027-09-25T16:06:21.9" calcext:value-type="date">
            <text:p>25/09/2027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2-01T22:04:29.84" calcext:value-type="date">
            <text:p>01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07-92.2019.4.05.8102</text:p>
          </table:table-cell>
          <table:table-cell office:value-type="date" office:date-value="2019-06-25T10:21:37.55" calcext:value-type="date">
            <text:p>25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08-17T07:19:14.13" calcext:value-type="date">
            <text:p>17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10-53.2019.4.05.8100</text:p>
          </table:table-cell>
          <table:table-cell office:value-type="date" office:date-value="2019-01-29T12:15:57.35" calcext:value-type="date">
            <text:p>29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2-01-19T13:23:26.66" calcext:value-type="date">
            <text:p>19/01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11-97.2017.4.05.8103</text:p>
          </table:table-cell>
          <table:table-cell office:value-type="date" office:date-value="2017-07-21T16:18:49.34" calcext:value-type="date">
            <text:p>21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2-06-01T11:04:49.62" calcext:value-type="date">
            <text:p>01/06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15-76.2013.4.05.8200</text:p>
          </table:table-cell>
          <table:table-cell office:value-type="date" office:date-value="2013-07-02T12:54:10.08" calcext:value-type="date">
            <text:p>02/07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7-05-19T09:28:01.88" calcext:value-type="date">
            <text:p>19/05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18-84.2020.4.05.8103</text:p>
          </table:table-cell>
          <table:table-cell office:value-type="date" office:date-value="2020-08-18T17:54:51.16" calcext:value-type="date">
            <text:p>18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6T17:45:41.59" calcext:value-type="date">
            <text:p>0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19-37.2023.4.05.8500</text:p>
          </table:table-cell>
          <table:table-cell office:value-type="date" office:date-value="2023-03-02T10:26:33.69" calcext:value-type="date">
            <text:p>02/03/2023</text:p>
          </table:table-cell>
          <table:table-cell office:value-type="date" office:date-value="2027-03-02T10:26:33.69" calcext:value-type="date">
            <text:p>02/03/202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08T09:48:08.82" calcext:value-type="date">
            <text:p>08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22-60.2016.4.05.8201</text:p>
          </table:table-cell>
          <table:table-cell office:value-type="date" office:date-value="2016-08-30T13:39:41.77" calcext:value-type="date">
            <text:p>30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16-09-14T10:50:29.98" calcext:value-type="date">
            <text:p>14/09/2016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37-53.2021.4.05.8201</text:p>
          </table:table-cell>
          <table:table-cell office:value-type="date" office:date-value="2021-04-14T21:20:04.87" calcext:value-type="date">
            <text:p>14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INÍCIUS COSTA VIDOR</text:p>
          </table:table-cell>
          <table:table-cell office:value-type="date" office:date-value="2021-05-22T00:00:15.48" calcext:value-type="date">
            <text:p>22/05/2021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56-04.2017.4.05.8200</text:p>
          </table:table-cell>
          <table:table-cell office:value-type="date" office:date-value="2017-02-23T14:39:00.72" calcext:value-type="date">
            <text:p>23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2-07T13:49:28.12" calcext:value-type="date">
            <text:p>07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61-44.2017.4.05.8000</text:p>
          </table:table-cell>
          <table:table-cell office:value-type="date" office:date-value="2017-01-25T13:27:56.9" calcext:value-type="date">
            <text:p>25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MASAITI HIRATA YENDO</text:p>
          </table:table-cell>
          <table:table-cell office:value-type="date" office:date-value="2018-08-28T09:47:51.11" calcext:value-type="date">
            <text:p>28/08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65-58.2020.4.05.8103</text:p>
          </table:table-cell>
          <table:table-cell office:value-type="date" office:date-value="2020-08-28T13:57:37.84" calcext:value-type="date">
            <text:p>28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24T18:47:12.51" calcext:value-type="date">
            <text:p>24/01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73-06.2023.4.05.8305</text:p>
          </table:table-cell>
          <table:table-cell office:value-type="date" office:date-value="2023-10-23T11:46:47.8" calcext:value-type="date">
            <text:p>23/10/2023</text:p>
          </table:table-cell>
          <table:table-cell office:value-type="date" office:date-value="2027-10-23T11:46:47.8" calcext:value-type="date">
            <text:p>23/10/2027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23T11:29:47.65" calcext:value-type="date">
            <text:p>23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79-78.2021.4.05.8500</text:p>
          </table:table-cell>
          <table:table-cell office:value-type="date" office:date-value="2021-02-22T12:43:03.21" calcext:value-type="date">
            <text:p>22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20T11:26:34.46" calcext:value-type="date">
            <text:p>20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088-77.2015.4.05.8200</text:p>
          </table:table-cell>
          <table:table-cell office:value-type="date" office:date-value="2015-03-24T16:40:56.51" calcext:value-type="date">
            <text:p>24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20T18:48:52.14" calcext:value-type="date">
            <text:p>20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06-30.2017.4.05.8103</text:p>
          </table:table-cell>
          <table:table-cell office:value-type="date" office:date-value="2017-08-09T07:41:39.09" calcext:value-type="date">
            <text:p>09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2-06T16:24:02.66" calcext:value-type="date">
            <text:p>06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13-22.2017.4.05.8103</text:p>
          </table:table-cell>
          <table:table-cell office:value-type="date" office:date-value="2017-08-15T15:09:06.08" calcext:value-type="date">
            <text:p>15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26T16:01:46.57" calcext:value-type="date">
            <text:p>2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14-07.2017.4.05.8103</text:p>
          </table:table-cell>
          <table:table-cell office:value-type="date" office:date-value="2017-08-17T14:22:01.81" calcext:value-type="date">
            <text:p>17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1-18T17:45:36.02" calcext:value-type="date">
            <text:p>18/01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23-13.2019.4.05.8001</text:p>
          </table:table-cell>
          <table:table-cell office:value-type="date" office:date-value="2019-09-25T13:59:36.48" calcext:value-type="date">
            <text:p>25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9-09-30T22:57:15.85" calcext:value-type="date">
            <text:p>30/09/2019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30-66.2023.4.05.8000</text:p>
          </table:table-cell>
          <table:table-cell office:value-type="date" office:date-value="2023-01-30T15:37:12.52" calcext:value-type="date">
            <text:p>30/01/2023</text:p>
          </table:table-cell>
          <table:table-cell office:value-type="date" office:date-value="2027-01-30T15:37:12.52" calcext:value-type="date">
            <text:p>30/01/2027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26T13:32:58.27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35-75.2020.4.05.8103</text:p>
          </table:table-cell>
          <table:table-cell office:value-type="date" office:date-value="2020-09-21T13:32:28.39" calcext:value-type="date">
            <text:p>21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1-22T10:21:58.83" calcext:value-type="date">
            <text:p>22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41-24.2021.4.05.8305</text:p>
          </table:table-cell>
          <table:table-cell office:value-type="date" office:date-value="2021-12-03T12:41:52.69" calcext:value-type="date">
            <text:p>03/12/2021</text:p>
          </table:table-cell>
          <table:table-cell office:value-type="date" office:date-value="2025-12-03T12:41:52.69" calcext:value-type="date">
            <text:p>03/12/202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1-31T00:03:13.3" calcext:value-type="date">
            <text:p>31/01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52-10.2017.4.05.8300</text:p>
          </table:table-cell>
          <table:table-cell office:value-type="date" office:date-value="2017-01-26T16:55:54.73" calcext:value-type="date">
            <text:p>26/0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CÉA MARIA BARBOSA MAGGI</text:p>
          </table:table-cell>
          <table:table-cell office:value-type="date" office:date-value="2017-07-17T16:34:21.25" calcext:value-type="date">
            <text:p>17/07/2017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54-61.2018.4.05.8100</text:p>
          </table:table-cell>
          <table:table-cell office:value-type="date" office:date-value="2018-02-02T09:45:28.13" calcext:value-type="date">
            <text:p>02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CUNHA PORTO</text:p>
          </table:table-cell>
          <table:table-cell office:value-type="date" office:date-value="2018-06-13T15:52:45.6" calcext:value-type="date">
            <text:p>13/06/2018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60-83.2023.4.05.8103</text:p>
          </table:table-cell>
          <table:table-cell office:value-type="date" office:date-value="2023-04-26T18:53:01.74" calcext:value-type="date">
            <text:p>26/04/2023</text:p>
          </table:table-cell>
          <table:table-cell office:value-type="date" office:date-value="2027-04-26T18:53:01.74" calcext:value-type="date">
            <text:p>26/04/202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1T17:10:16.8" calcext:value-type="date">
            <text:p>0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65-47.2019.4.05.8200</text:p>
          </table:table-cell>
          <table:table-cell office:value-type="date" office:date-value="2019-02-07T16:07:22.23" calcext:value-type="date">
            <text:p>07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BOSCO MEDEIROS DE SOUSA</text:p>
          </table:table-cell>
          <table:table-cell office:value-type="date" office:date-value="2022-02-04T15:56:43.83" calcext:value-type="date">
            <text:p>04/02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70-74.2021.4.05.8305</text:p>
          </table:table-cell>
          <table:table-cell office:value-type="date" office:date-value="2021-12-13T12:47:11.43" calcext:value-type="date">
            <text:p>13/12/2021</text:p>
          </table:table-cell>
          <table:table-cell office:value-type="date" office:date-value="2025-12-13T12:47:11.43" calcext:value-type="date">
            <text:p>13/12/202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0-02T14:50:11.52" calcext:value-type="date">
            <text:p>02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87-13.2021.4.05.8305</text:p>
          </table:table-cell>
          <table:table-cell office:value-type="date" office:date-value="2021-12-10T11:22:23.18" calcext:value-type="date">
            <text:p>10/12/2021</text:p>
          </table:table-cell>
          <table:table-cell office:value-type="date" office:date-value="2025-12-10T11:22:23.18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14T00:00:10.78" calcext:value-type="date">
            <text:p>14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190-31.2017.4.05.8103</text:p>
          </table:table-cell>
          <table:table-cell office:value-type="date" office:date-value="2017-08-30T14:39:36.19" calcext:value-type="date">
            <text:p>30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3-12-14T16:21:07.63" calcext:value-type="date">
            <text:p>14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1-60.2017.4.05.8200</text:p>
          </table:table-cell>
          <table:table-cell office:value-type="date" office:date-value="2017-03-08T15:11:48.99" calcext:value-type="date">
            <text:p>08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7-11-10T15:15:28.15" calcext:value-type="date">
            <text:p>10/11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3-64.2021.4.05.8305</text:p>
          </table:table-cell>
          <table:table-cell office:value-type="date" office:date-value="2021-12-10T11:30:34.56" calcext:value-type="date">
            <text:p>10/12/2021</text:p>
          </table:table-cell>
          <table:table-cell office:value-type="date" office:date-value="2025-12-10T11:30:34.56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06T12:39:42.05" calcext:value-type="date">
            <text:p>0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4-49.2021.4.05.8305</text:p>
          </table:table-cell>
          <table:table-cell office:value-type="date" office:date-value="2021-12-10T11:55:36.39" calcext:value-type="date">
            <text:p>10/12/2021</text:p>
          </table:table-cell>
          <table:table-cell office:value-type="date" office:date-value="2025-12-10T11:55:36.39" calcext:value-type="date">
            <text:p>10/12/2025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1-10T08:46:14.2" calcext:value-type="date">
            <text:p>10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4-91.2021.4.05.8000</text:p>
          </table:table-cell>
          <table:table-cell office:value-type="date" office:date-value="2021-02-10T11:31:48.88" calcext:value-type="date">
            <text:p>10/02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EY RAIMUNDO LEÃO OTÍLIO</text:p>
          </table:table-cell>
          <table:table-cell office:value-type="date" office:date-value="2021-11-18T16:45:58.32" calcext:value-type="date">
            <text:p>18/11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4-92.2020.4.05.8302</text:p>
          </table:table-cell>
          <table:table-cell office:value-type="date" office:date-value="2020-07-08T13:59:06.75" calcext:value-type="date">
            <text:p>08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E MOREIRA DA SILVA NETO</text:p>
          </table:table-cell>
          <table:table-cell office:value-type="date" office:date-value="2022-03-22T00:00:33.75" calcext:value-type="date">
            <text:p>22/03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5-34.2021.4.05.8305</text:p>
          </table:table-cell>
          <table:table-cell office:value-type="date" office:date-value="2021-12-15T21:19:39.39" calcext:value-type="date">
            <text:p>15/12/2021</text:p>
          </table:table-cell>
          <table:table-cell office:value-type="date" office:date-value="2025-12-15T21:19:39.39" calcext:value-type="date">
            <text:p>15/12/2025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3-11-10T19:56:43.28" calcext:value-type="date">
            <text:p>10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08-14.2020.4.05.8308</text:p>
          </table:table-cell>
          <table:table-cell office:value-type="date" office:date-value="2020-10-29T15:48:18.74" calcext:value-type="date">
            <text:p>29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ALYNNI MARIA DE LAVOR PASSOS</text:p>
          </table:table-cell>
          <table:table-cell office:value-type="date" office:date-value="2023-08-25T09:35:38.32" calcext:value-type="date">
            <text:p>25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12-87.2020.4.05.8102</text:p>
          </table:table-cell>
          <table:table-cell office:value-type="date" office:date-value="2020-10-06T11:09:56.43" calcext:value-type="date">
            <text:p>06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02T04:03:34.14" calcext:value-type="date">
            <text:p>0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17-73.2020.4.05.8308</text:p>
          </table:table-cell>
          <table:table-cell office:value-type="date" office:date-value="2020-10-30T11:33:29.95" calcext:value-type="date">
            <text:p>30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ALYNNI MARIA DE LAVOR PASSOS</text:p>
          </table:table-cell>
          <table:table-cell office:value-type="date" office:date-value="2023-12-30T00:10:10.05" calcext:value-type="date">
            <text:p>30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18-22.2014.4.05.8000</text:p>
          </table:table-cell>
          <table:table-cell office:value-type="date" office:date-value="2014-04-25T17:51:32.39" calcext:value-type="date">
            <text:p>25/04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1-31T11:07:04.31" calcext:value-type="date">
            <text:p>31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21-14.2023.4.05.8500</text:p>
          </table:table-cell>
          <table:table-cell office:value-type="date" office:date-value="2023-03-09T11:17:56.32" calcext:value-type="date">
            <text:p>09/03/2023</text:p>
          </table:table-cell>
          <table:table-cell office:value-type="date" office:date-value="2027-03-09T11:17:56.32" calcext:value-type="date">
            <text:p>09/03/202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1-25T14:58:02.51" calcext:value-type="date">
            <text:p>25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32-91.2019.4.05.8400</text:p>
          </table:table-cell>
          <table:table-cell office:value-type="date" office:date-value="2019-02-19T12:37:16.64" calcext:value-type="date">
            <text:p>19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4-02-19T16:41:46.08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47-94.2018.4.05.8400</text:p>
          </table:table-cell>
          <table:table-cell office:value-type="date" office:date-value="2018-02-21T16:27:08.26" calcext:value-type="date">
            <text:p>21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2-16T00:00:48.23" calcext:value-type="date">
            <text:p>1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54-41.2017.4.05.8103</text:p>
          </table:table-cell>
          <table:table-cell office:value-type="date" office:date-value="2017-09-04T15:45:24.08" calcext:value-type="date">
            <text:p>04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1-08T00:00:22.71" calcext:value-type="date">
            <text:p>08/1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56-66.2021.4.05.8201</text:p>
          </table:table-cell>
          <table:table-cell office:value-type="date" office:date-value="2021-05-14T01:27:57.9" calcext:value-type="date">
            <text:p>14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INÍCIUS COSTA VIDOR</text:p>
          </table:table-cell>
          <table:table-cell office:value-type="date" office:date-value="2023-05-18T15:35:23.93" calcext:value-type="date">
            <text:p>18/05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57-95.2019.4.05.8500</text:p>
          </table:table-cell>
          <table:table-cell office:value-type="date" office:date-value="2019-03-22T09:26:20.74" calcext:value-type="date">
            <text:p>22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4-02-26T00:00:24.18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59-58.2020.4.05.8103</text:p>
          </table:table-cell>
          <table:table-cell office:value-type="date" office:date-value="2020-10-19T13:53:43.87" calcext:value-type="date">
            <text:p>19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3-11-30T10:40:51.15" calcext:value-type="date">
            <text:p>3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62-65.2019.4.05.8000</text:p>
          </table:table-cell>
          <table:table-cell office:value-type="date" office:date-value="2019-02-19T15:13:44.29" calcext:value-type="date">
            <text:p>19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4-02-21T10:08:40.92" calcext:value-type="date">
            <text:p>21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62-89.2020.4.05.8401</text:p>
          </table:table-cell>
          <table:table-cell office:value-type="date" office:date-value="2020-09-23T16:33:24.45" calcext:value-type="date">
            <text:p>23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DJA DE SOUSA MOURA FLORENCIO</text:p>
          </table:table-cell>
          <table:table-cell office:value-type="date" office:date-value="2023-10-23T19:45:27.96" calcext:value-type="date">
            <text:p>23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64-23.2019.4.05.8101</text:p>
          </table:table-cell>
          <table:table-cell office:value-type="date" office:date-value="2019-12-17T09:27:00.78" calcext:value-type="date">
            <text:p>17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CABRAL DE LUCENA</text:p>
          </table:table-cell>
          <table:table-cell office:value-type="date" office:date-value="2024-02-15T09:40:54.08" calcext:value-type="date">
            <text:p>15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72-28.2018.4.05.8200</text:p>
          </table:table-cell>
          <table:table-cell office:value-type="date" office:date-value="2018-02-22T16:17:56" calcext:value-type="date">
            <text:p>22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2-13T13:51:52.49" calcext:value-type="date">
            <text:p>13/02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74-93.2021.4.05.8102</text:p>
          </table:table-cell>
          <table:table-cell office:value-type="date" office:date-value="2021-09-24T09:51:37.29" calcext:value-type="date">
            <text:p>24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3-11-23T09:14:11.81" calcext:value-type="date">
            <text:p>23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294-13.2023.4.05.8200</text:p>
          </table:table-cell>
          <table:table-cell office:value-type="date" office:date-value="2023-03-01T14:50:41.56" calcext:value-type="date">
            <text:p>01/03/2023</text:p>
          </table:table-cell>
          <table:table-cell office:value-type="date" office:date-value="2027-03-01T14:50:41.56" calcext:value-type="date">
            <text:p>01/03/202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9T19:59:53.08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00-82.2021.4.05.8202</text:p>
          </table:table-cell>
          <table:table-cell office:value-type="date" office:date-value="2021-12-14T16:03:53.2" calcext:value-type="date">
            <text:p>14/12/2021</text:p>
          </table:table-cell>
          <table:table-cell office:value-type="date" office:date-value="2025-12-14T16:03:53.2" calcext:value-type="date">
            <text:p>14/12/2025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RISTIANE MENDONÇA LAGE</text:p>
          </table:table-cell>
          <table:table-cell office:value-type="date" office:date-value="2024-02-26T20:11:06.23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08-61.2018.4.05.8300</text:p>
          </table:table-cell>
          <table:table-cell office:value-type="date" office:date-value="2018-01-30T18:13:21.41" calcext:value-type="date">
            <text:p>30/0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3-12-02T00:00:20.76" calcext:value-type="date">
            <text:p>02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12-33.2015.4.05.8000</text:p>
          </table:table-cell>
          <table:table-cell office:value-type="date" office:date-value="2015-04-13T17:08:08.93" calcext:value-type="date">
            <text:p>13/04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08-30T15:02:57.4" calcext:value-type="date">
            <text:p>30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28-27.2019.4.05.8103</text:p>
          </table:table-cell>
          <table:table-cell office:value-type="date" office:date-value="2019-07-30T12:09:11.97" calcext:value-type="date">
            <text:p>30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29T13:26:06.98" calcext:value-type="date">
            <text:p>29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37-12.2021.4.05.8202</text:p>
          </table:table-cell>
          <table:table-cell office:value-type="date" office:date-value="2021-12-30T01:28:22.11" calcext:value-type="date">
            <text:p>30/12/2021</text:p>
          </table:table-cell>
          <table:table-cell office:value-type="date" office:date-value="2025-12-30T01:28:22.11" calcext:value-type="date">
            <text:p>30/12/202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3-07-03T14:32:49.06" calcext:value-type="date">
            <text:p>03/07/2023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41-62.2020.4.05.8500</text:p>
          </table:table-cell>
          <table:table-cell office:value-type="date" office:date-value="2020-03-26T22:42:26.36" calcext:value-type="date">
            <text:p>26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0-07-31T15:51:27.38" calcext:value-type="date">
            <text:p>31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44-47.2020.4.05.8102</text:p>
          </table:table-cell>
          <table:table-cell office:value-type="date" office:date-value="2020-11-06T09:44:23.95" calcext:value-type="date">
            <text:p>06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3-11-30T13:53:07.3" calcext:value-type="date">
            <text:p>3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47-28.2022.4.05.8200</text:p>
          </table:table-cell>
          <table:table-cell office:value-type="date" office:date-value="2022-02-21T10:05:26.32" calcext:value-type="date">
            <text:p>21/02/2022</text:p>
          </table:table-cell>
          <table:table-cell office:value-type="date" office:date-value="2026-02-21T10:05:26.32" calcext:value-type="date">
            <text:p>21/02/2026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1-18T14:39:22.07" calcext:value-type="date">
            <text:p>18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50-61.2014.4.05.8200</text:p>
          </table:table-cell>
          <table:table-cell office:value-type="date" office:date-value="2014-05-05T10:29:11.12" calcext:value-type="date">
            <text:p>05/05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2-04-09T07:32:42.49" calcext:value-type="date">
            <text:p>09/04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56-56.2023.4.05.8102</text:p>
          </table:table-cell>
          <table:table-cell office:value-type="date" office:date-value="2023-07-07T13:02:46.46" calcext:value-type="date">
            <text:p>07/07/2023</text:p>
          </table:table-cell>
          <table:table-cell office:value-type="date" office:date-value="2027-07-07T13:02:46.46" calcext:value-type="date">
            <text:p>07/07/2027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08-01T00:02:01.86" calcext:value-type="date">
            <text:p>01/08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60-76.2021.4.05.8001</text:p>
          </table:table-cell>
          <table:table-cell office:value-type="date" office:date-value="2021-08-09T16:16:08.8" calcext:value-type="date">
            <text:p>09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4-02-26T21:19:08.1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72-93.2017.4.05.8401</text:p>
          </table:table-cell>
          <table:table-cell office:value-type="date" office:date-value="2017-08-10T14:29:40.39" calcext:value-type="date">
            <text:p>10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AURO HENRIQUE LOBO BANDEIRA</text:p>
          </table:table-cell>
          <table:table-cell office:value-type="date" office:date-value="2020-02-20T07:45:39.6" calcext:value-type="date">
            <text:p>20/02/2020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394-23.2018.4.05.8400</text:p>
          </table:table-cell>
          <table:table-cell office:value-type="date" office:date-value="2018-02-20T17:25:36.9" calcext:value-type="date">
            <text:p>20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4-02-16T17:45:19.42" calcext:value-type="date">
            <text:p>1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28-50.2017.4.05.8103</text:p>
          </table:table-cell>
          <table:table-cell office:value-type="date" office:date-value="2017-10-11T14:55:16.35" calcext:value-type="date">
            <text:p>11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23T14:19:46.08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31-97.2020.4.05.8103</text:p>
          </table:table-cell>
          <table:table-cell office:value-type="date" office:date-value="2020-12-01T10:59:11.33" calcext:value-type="date">
            <text:p>01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17T00:04:00.93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36-61.2016.4.05.8200</text:p>
          </table:table-cell>
          <table:table-cell office:value-type="date" office:date-value="2016-04-15T11:02:18.64" calcext:value-type="date">
            <text:p>1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6T12:45:39.88" calcext:value-type="date">
            <text:p>16/02/2024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36-88.2021.4.05.8102</text:p>
          </table:table-cell>
          <table:table-cell office:value-type="date" office:date-value="2021-10-26T09:09:40.93" calcext:value-type="date">
            <text:p>26/10/2021</text:p>
          </table:table-cell>
          <table:table-cell office:value-type="date" office:date-value="2025-10-26T09:09:40.93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1-10-26T09:30:00.45" calcext:value-type="date">
            <text:p>26/10/2021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43-10.2017.4.05.8300</text:p>
          </table:table-cell>
          <table:table-cell office:value-type="date" office:date-value="2017-02-03T14:01:34.32" calcext:value-type="date">
            <text:p>03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3-12-18T22:58:46.35" calcext:value-type="date">
            <text:p>18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60-60.2019.4.05.8305</text:p>
          </table:table-cell>
          <table:table-cell office:value-type="date" office:date-value="2019-10-17T10:26:23.89" calcext:value-type="date">
            <text:p>17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4-02-09T12:46:27.92" calcext:value-type="date">
            <text:p>0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68-66.2016.4.05.8200</text:p>
          </table:table-cell>
          <table:table-cell office:value-type="date" office:date-value="2016-04-15T09:28:01.14" calcext:value-type="date">
            <text:p>1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1-24T08:22:43.88" calcext:value-type="date">
            <text:p>24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471-78.2017.4.05.8202</text:p>
          </table:table-cell>
          <table:table-cell office:value-type="date" office:date-value="2017-12-28T16:43:12.21" calcext:value-type="date">
            <text:p>2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20-10-23T00:00:11.15" calcext:value-type="date">
            <text:p>23/10/2020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18-19.2021.4.05.8103</text:p>
          </table:table-cell>
          <table:table-cell office:value-type="date" office:date-value="2021-08-20T07:31:19.64" calcext:value-type="date">
            <text:p>20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21T11:19:50.7" calcext:value-type="date">
            <text:p>21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20-86.2021.4.05.8103</text:p>
          </table:table-cell>
          <table:table-cell office:value-type="date" office:date-value="2021-08-31T08:37:22.6" calcext:value-type="date">
            <text:p>31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1-16T13:39:35.85" calcext:value-type="date">
            <text:p>16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22-22.2022.4.05.8103</text:p>
          </table:table-cell>
          <table:table-cell office:value-type="date" office:date-value="2022-06-29T08:51:30.72" calcext:value-type="date">
            <text:p>29/06/2022</text:p>
          </table:table-cell>
          <table:table-cell office:value-type="date" office:date-value="2026-06-29T08:51:30.72" calcext:value-type="date">
            <text:p>29/06/2026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03-31T10:09:17.09" calcext:value-type="date">
            <text:p>31/03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22-32.2016.4.05.8200</text:p>
          </table:table-cell>
          <table:table-cell office:value-type="date" office:date-value="2016-04-14T14:44:17.77" calcext:value-type="date">
            <text:p>14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0-17T15:33:09.88" calcext:value-type="date">
            <text:p>17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38-33.2023.4.05.8202</text:p>
          </table:table-cell>
          <table:table-cell office:value-type="date" office:date-value="2023-11-30T09:46:26.65" calcext:value-type="date">
            <text:p>30/11/2023</text:p>
          </table:table-cell>
          <table:table-cell office:value-type="date" office:date-value="2027-11-30T09:46:26.65" calcext:value-type="date">
            <text:p>30/11/202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LUIZA CARVALHO DANTEAS RÊGO</text:p>
          </table:table-cell>
          <table:table-cell office:value-type="date" office:date-value="2024-02-20T00:00:24.13" calcext:value-type="date">
            <text:p>20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68-60.2021.4.05.8001</text:p>
          </table:table-cell>
          <table:table-cell office:value-type="date" office:date-value="2021-10-04T08:15:15.59" calcext:value-type="date">
            <text:p>04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4-02-19T00:00:50.47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585-32.2022.4.05.8302</text:p>
          </table:table-cell>
          <table:table-cell office:value-type="date" office:date-value="2022-06-20T13:55:48.21" calcext:value-type="date">
            <text:p>20/06/2022</text:p>
          </table:table-cell>
          <table:table-cell office:value-type="date" office:date-value="2026-06-20T13:55:48.21" calcext:value-type="date">
            <text:p>20/06/2026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4-02-15T09:20:33.74" calcext:value-type="date">
            <text:p>1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24-20.2017.4.05.8103</text:p>
          </table:table-cell>
          <table:table-cell office:value-type="date" office:date-value="2017-12-01T12:54:47.36" calcext:value-type="date">
            <text:p>0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12T16:51:04.54" calcext:value-type="date">
            <text:p>12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44-11.2017.4.05.8200</text:p>
          </table:table-cell>
          <table:table-cell office:value-type="date" office:date-value="2017-02-22T14:13:22.82" calcext:value-type="date">
            <text:p>22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2-16T00:02:01.71" calcext:value-type="date">
            <text:p>16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47-63.2017.4.05.8200</text:p>
          </table:table-cell>
          <table:table-cell office:value-type="date" office:date-value="2017-03-02T17:18:17.33" calcext:value-type="date">
            <text:p>02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1-03T16:41:22.28" calcext:value-type="date">
            <text:p>03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52-85.2017.4.05.8200</text:p>
          </table:table-cell>
          <table:table-cell office:value-type="date" office:date-value="2017-03-08T19:07:05.98" calcext:value-type="date">
            <text:p>08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1-07T12:02:57.33" calcext:value-type="date">
            <text:p>07/11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61-81.2016.4.05.8200</text:p>
          </table:table-cell>
          <table:table-cell office:value-type="date" office:date-value="2016-04-28T19:01:49.73" calcext:value-type="date">
            <text:p>28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2-14T14:54:41.37" calcext:value-type="date">
            <text:p>14/0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66-78.2022.4.05.8302</text:p>
          </table:table-cell>
          <table:table-cell office:value-type="date" office:date-value="2022-06-28T13:35:14.45" calcext:value-type="date">
            <text:p>28/06/2022</text:p>
          </table:table-cell>
          <table:table-cell office:value-type="date" office:date-value="2026-06-28T13:35:14.45" calcext:value-type="date">
            <text:p>28/06/2026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24-02-15T12:13:26.03" calcext:value-type="date">
            <text:p>1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74-07.2021.4.05.8103</text:p>
          </table:table-cell>
          <table:table-cell office:value-type="date" office:date-value="2021-09-22T17:00:08.71" calcext:value-type="date">
            <text:p>22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2-02-18T14:14:07.89" calcext:value-type="date">
            <text:p>18/02/2022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696-16.2022.4.05.8302</text:p>
          </table:table-cell>
          <table:table-cell office:value-type="date" office:date-value="2022-07-04T20:12:16.25" calcext:value-type="date">
            <text:p>04/07/2022</text:p>
          </table:table-cell>
          <table:table-cell office:value-type="date" office:date-value="2026-07-04T20:12:16.25" calcext:value-type="date">
            <text:p>04/07/2026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JOSE MOREIRA DA SILVA NETO</text:p>
          </table:table-cell>
          <table:table-cell office:value-type="date" office:date-value="2024-02-20T13:55:14.31" calcext:value-type="date">
            <text:p>20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02-14.2017.4.05.8103</text:p>
          </table:table-cell>
          <table:table-cell office:value-type="date" office:date-value="2017-11-21T16:05:51.93" calcext:value-type="date">
            <text:p>21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1-22T08:45:07.97" calcext:value-type="date">
            <text:p>22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15-13.2017.4.05.8103</text:p>
          </table:table-cell>
          <table:table-cell office:value-type="date" office:date-value="2017-12-11T15:04:12.4" calcext:value-type="date">
            <text:p>1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3-09-13T10:11:31.18" calcext:value-type="date">
            <text:p>13/09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26-17.2023.4.05.8302</text:p>
          </table:table-cell>
          <table:table-cell office:value-type="date" office:date-value="2023-06-12T16:49:32.99" calcext:value-type="date">
            <text:p>12/06/2023</text:p>
          </table:table-cell>
          <table:table-cell office:value-type="date" office:date-value="2027-06-12T16:49:32.99" calcext:value-type="date">
            <text:p>12/06/2027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24-02-02T00:00:18.08" calcext:value-type="date">
            <text:p>0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27-27.2017.4.05.8103</text:p>
          </table:table-cell>
          <table:table-cell office:value-type="date" office:date-value="2017-12-19T12:03:14.84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21T10:46:58.86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29-22.2021.4.05.8308</text:p>
          </table:table-cell>
          <table:table-cell office:value-type="date" office:date-value="2021-09-13T10:11:30.76" calcext:value-type="date">
            <text:p>13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1-29T14:33:26.26" calcext:value-type="date">
            <text:p>2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35-04.2017.4.05.8103</text:p>
          </table:table-cell>
          <table:table-cell office:value-type="date" office:date-value="2017-12-12T15:43:04.82" calcext:value-type="date">
            <text:p>1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19T09:46:37.24" calcext:value-type="date">
            <text:p>19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37-71.2017.4.05.8103</text:p>
          </table:table-cell>
          <table:table-cell office:value-type="date" office:date-value="2017-12-20T16:18:50.78" calcext:value-type="date">
            <text:p>20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9T09:04:52.64" calcext:value-type="date">
            <text:p>09/02/2024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41-11.2017.4.05.8103</text:p>
          </table:table-cell>
          <table:table-cell office:value-type="date" office:date-value="2017-12-20T16:56:18.25" calcext:value-type="date">
            <text:p>20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30T08:52:08.01" calcext:value-type="date">
            <text:p>30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50-97.2022.4.05.8102</text:p>
          </table:table-cell>
          <table:table-cell office:value-type="date" office:date-value="2022-09-09T14:26:49.35" calcext:value-type="date">
            <text:p>09/09/2022</text:p>
          </table:table-cell>
          <table:table-cell office:value-type="date" office:date-value="2026-09-09T14:26:49.35" calcext:value-type="date">
            <text:p>09/09/2026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4-02-20T08:15:40.59" calcext:value-type="date">
            <text:p>20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54-28.2017.4.05.8000</text:p>
          </table:table-cell>
          <table:table-cell office:value-type="date" office:date-value="2017-02-16T17:06:51.06" calcext:value-type="date">
            <text:p>16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17-08-03T15:31:21.57" calcext:value-type="date">
            <text:p>03/08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57-62.2017.4.05.8103</text:p>
          </table:table-cell>
          <table:table-cell office:value-type="date" office:date-value="2017-12-21T15:59:45.87" calcext:value-type="date">
            <text:p>2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15T15:30:38.69" calcext:value-type="date">
            <text:p>15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58-47.2017.4.05.8103</text:p>
          </table:table-cell>
          <table:table-cell office:value-type="date" office:date-value="2017-12-21T16:25:10.5" calcext:value-type="date">
            <text:p>2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31T00:24:36.48" calcext:value-type="date">
            <text:p>31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66-69.2018.4.05.8400</text:p>
          </table:table-cell>
          <table:table-cell office:value-type="date" office:date-value="2018-03-09T11:55:58.32" calcext:value-type="date">
            <text:p>09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2-06T12:51:18.1" calcext:value-type="date">
            <text:p>06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75-83.2017.4.05.8103</text:p>
          </table:table-cell>
          <table:table-cell office:value-type="date" office:date-value="2017-12-22T10:56:50.03" calcext:value-type="date">
            <text:p>2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26T15:53:40.61" calcext:value-type="date">
            <text:p>2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82-75.2017.4.05.8103</text:p>
          </table:table-cell>
          <table:table-cell office:value-type="date" office:date-value="2017-12-22T14:20:14.02" calcext:value-type="date">
            <text:p>2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16T15:21:47.31" calcext:value-type="date">
            <text:p>16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86-15.2017.4.05.8103</text:p>
          </table:table-cell>
          <table:table-cell office:value-type="date" office:date-value="2017-12-26T09:50:00.85" calcext:value-type="date">
            <text:p>26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09-27T10:57:08.47" calcext:value-type="date">
            <text:p>27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87-97.2017.4.05.8103</text:p>
          </table:table-cell>
          <table:table-cell office:value-type="date" office:date-value="2017-12-23T10:13:57.77" calcext:value-type="date">
            <text:p>23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23T10:02:37.77" calcext:value-type="date">
            <text:p>23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89-80.2020.4.05.8000</text:p>
          </table:table-cell>
          <table:table-cell office:value-type="date" office:date-value="2020-03-02T14:57:48.11" calcext:value-type="date">
            <text:p>02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3T11:52:09.68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92-61.2013.4.05.8200</text:p>
          </table:table-cell>
          <table:table-cell office:value-type="date" office:date-value="2013-10-04T18:00:43.1" calcext:value-type="date">
            <text:p>04/10/2013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16-05-20T14:54:50.82" calcext:value-type="date">
            <text:p>20/05/2016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795-70.2014.4.05.8300</text:p>
          </table:table-cell>
          <table:table-cell office:value-type="date" office:date-value="2014-04-14T10:41:02.35" calcext:value-type="date">
            <text:p>14/04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LVES DOS SANTOS JÚNIOR</text:p>
          </table:table-cell>
          <table:table-cell office:value-type="date" office:date-value="2014-05-22T16:29:13.04" calcext:value-type="date">
            <text:p>22/05/2014</text:p>
          </table:table-cell>
          <table:table-cell office:value-type="string" calcext:value-type="string">
            <text:p>Trânsito em julgad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14-12.2019.4.05.8103</text:p>
          </table:table-cell>
          <table:table-cell office:value-type="date" office:date-value="2019-10-05T11:05:17.9" calcext:value-type="date">
            <text:p>05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23T17:31:55.88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45-08.2023.4.05.8001</text:p>
          </table:table-cell>
          <table:table-cell office:value-type="date" office:date-value="2023-12-13T16:26:19.75" calcext:value-type="date">
            <text:p>13/12/2023</text:p>
          </table:table-cell>
          <table:table-cell office:value-type="date" office:date-value="2027-12-13T16:26:19.75" calcext:value-type="date">
            <text:p>13/12/202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4-02-21T11:01:00.69" calcext:value-type="date">
            <text:p>21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45-32.2019.4.05.8103</text:p>
          </table:table-cell>
          <table:table-cell office:value-type="date" office:date-value="2019-10-09T16:37:11.78" calcext:value-type="date">
            <text:p>09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3-12-13T10:41:02.91" calcext:value-type="date">
            <text:p>13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70-48.2019.4.05.8102</text:p>
          </table:table-cell>
          <table:table-cell office:value-type="date" office:date-value="2019-10-03T17:52:02.65" calcext:value-type="date">
            <text:p>03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3-11-30T13:29:08.72" calcext:value-type="date">
            <text:p>3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78-38.2018.4.05.8400</text:p>
          </table:table-cell>
          <table:table-cell office:value-type="date" office:date-value="2018-03-14T15:49:58.14" calcext:value-type="date">
            <text:p>14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0-20T12:40:15.22" calcext:value-type="date">
            <text:p>20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92-02.2021.4.05.8308</text:p>
          </table:table-cell>
          <table:table-cell office:value-type="date" office:date-value="2021-10-08T18:39:22.57" calcext:value-type="date">
            <text:p>08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2-21T18:43:07.3" calcext:value-type="date">
            <text:p>21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895-49.2019.4.05.8300</text:p>
          </table:table-cell>
          <table:table-cell office:value-type="date" office:date-value="2019-02-14T17:50:19.12" calcext:value-type="date">
            <text:p>14/0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UGUSTO CÉSAR DE CARVALHO LEAL</text:p>
          </table:table-cell>
          <table:table-cell office:value-type="date" office:date-value="2019-08-16T13:56:37.64" calcext:value-type="date">
            <text:p>16/08/2019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920-87.2018.4.05.8400</text:p>
          </table:table-cell>
          <table:table-cell office:value-type="date" office:date-value="2018-03-12T09:34:13.55" calcext:value-type="date">
            <text:p>12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2-05-17T17:35:38.66" calcext:value-type="date">
            <text:p>17/05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960-04.2015.4.05.8100</text:p>
          </table:table-cell>
          <table:table-cell office:value-type="date" office:date-value="2015-03-26T16:49:46.45" calcext:value-type="date">
            <text:p>26/03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2-08T15:13:53.2" calcext:value-type="date">
            <text:p>08/02/2024</text:p>
          </table:table-cell>
          <table:table-cell office:value-type="string" calcext:value-type="string">
            <text:p>Apreciação de Questão Interlocutóri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960-04.2020.4.05.8302</text:p>
          </table:table-cell>
          <table:table-cell office:value-type="date" office:date-value="2020-10-28T08:30:25.04" calcext:value-type="date">
            <text:p>28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24-02-13T00:00:30.1" calcext:value-type="date">
            <text:p>1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1988-44.2016.4.05.8000</text:p>
          </table:table-cell>
          <table:table-cell office:value-type="date" office:date-value="2016-04-05T13:34:14.34" calcext:value-type="date">
            <text:p>05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10-16T10:49:52.14" calcext:value-type="date">
            <text:p>16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003-63.2014.4.05.8200</text:p>
          </table:table-cell>
          <table:table-cell office:value-type="date" office:date-value="2014-06-22T19:14:28.05" calcext:value-type="date">
            <text:p>22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15-09-30T09:07:11.45" calcext:value-type="date">
            <text:p>30/09/2015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047-62.2017.4.05.8302</text:p>
          </table:table-cell>
          <table:table-cell office:value-type="date" office:date-value="2017-10-03T14:40:35.09" calcext:value-type="date">
            <text:p>03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8-01-18T14:18:27.64" calcext:value-type="date">
            <text:p>18/01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13-94.2021.4.05.8401</text:p>
          </table:table-cell>
          <table:table-cell office:value-type="date" office:date-value="2021-11-24T22:34:24.48" calcext:value-type="date">
            <text:p>24/11/2021</text:p>
          </table:table-cell>
          <table:table-cell office:value-type="date" office:date-value="2025-11-24T22:34:24.48" calcext:value-type="date">
            <text:p>24/11/202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JOAO BATISTA MARTINS PRATA BRAGA</text:p>
          </table:table-cell>
          <table:table-cell office:value-type="date" office:date-value="2023-09-13T13:38:37.77" calcext:value-type="date">
            <text:p>13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28-06.2020.4.05.8302</text:p>
          </table:table-cell>
          <table:table-cell office:value-type="date" office:date-value="2020-12-03T09:16:06.01" calcext:value-type="date">
            <text:p>03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21-03-18T00:00:16.21" calcext:value-type="date">
            <text:p>18/03/2021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56-71.2020.4.05.8302</text:p>
          </table:table-cell>
          <table:table-cell office:value-type="date" office:date-value="2020-12-09T19:21:37.01" calcext:value-type="date">
            <text:p>09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1-06-09T19:02:25.94" calcext:value-type="date">
            <text:p>09/06/2021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69-36.2021.4.05.8302</text:p>
          </table:table-cell>
          <table:table-cell office:value-type="date" office:date-value="2021-10-18T17:23:41.2" calcext:value-type="date">
            <text:p>18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2-03-29T00:02:24.65" calcext:value-type="date">
            <text:p>29/03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73-44.2019.4.05.8302</text:p>
          </table:table-cell>
          <table:table-cell office:value-type="date" office:date-value="2019-06-05T16:21:39.96" calcext:value-type="date">
            <text:p>05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3-10-12T19:12:44.15" calcext:value-type="date">
            <text:p>12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79-57.2021.4.05.0000</text:p>
          </table:table-cell>
          <table:table-cell office:value-type="date" office:date-value="2021-03-02T12:30:39.34" calcext:value-type="date">
            <text:p>02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4-01-19T18:52:48.58" calcext:value-type="date">
            <text:p>19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186-54.2021.4.05.8308</text:p>
          </table:table-cell>
          <table:table-cell office:value-type="date" office:date-value="2021-12-02T08:40:37.07" calcext:value-type="date">
            <text:p>02/12/2021</text:p>
          </table:table-cell>
          <table:table-cell office:value-type="date" office:date-value="2025-12-02T08:40:37.07" calcext:value-type="date">
            <text:p>02/12/202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THALYNNI MARIA DE LAVOR PASSOS</text:p>
          </table:table-cell>
          <table:table-cell office:value-type="date" office:date-value="2023-12-01T11:53:46.46" calcext:value-type="date">
            <text:p>01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204-75.2021.4.05.8308</text:p>
          </table:table-cell>
          <table:table-cell office:value-type="date" office:date-value="2021-12-13T14:33:00.52" calcext:value-type="date">
            <text:p>13/12/2021</text:p>
          </table:table-cell>
          <table:table-cell office:value-type="date" office:date-value="2025-12-13T14:33:00.52" calcext:value-type="date">
            <text:p>13/12/2025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CAMILA DECHICHA PARAHYBA</text:p>
          </table:table-cell>
          <table:table-cell office:value-type="date" office:date-value="2023-10-30T15:26:57.29" calcext:value-type="date">
            <text:p>30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233-79.2021.4.05.8000</text:p>
          </table:table-cell>
          <table:table-cell office:value-type="date" office:date-value="2019-09-26T16:12:58.09" calcext:value-type="date">
            <text:p>26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2T15:44:17.24" calcext:value-type="date">
            <text:p>22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250-97.2021.4.05.8200</text:p>
          </table:table-cell>
          <table:table-cell office:value-type="date" office:date-value="2021-03-08T20:16:54.74" calcext:value-type="date">
            <text:p>08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2-12-04T00:01:33.62" calcext:value-type="date">
            <text:p>04/12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28-26.2023.4.05.8102</text:p>
          </table:table-cell>
          <table:table-cell office:value-type="date" office:date-value="2023-11-06T10:08:12.73" calcext:value-type="date">
            <text:p>06/11/2023</text:p>
          </table:table-cell>
          <table:table-cell office:value-type="date" office:date-value="2027-11-06T10:08:12.73" calcext:value-type="date">
            <text:p>06/11/2027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12-29T00:01:42.02" calcext:value-type="date">
            <text:p>29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1-14.2017.4.05.8300</text:p>
          </table:table-cell>
          <table:table-cell office:value-type="date" office:date-value="2017-02-21T16:43:15.05" calcext:value-type="date">
            <text:p>21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08-03T14:17:36.42" calcext:value-type="date">
            <text:p>03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1-47.2022.4.05.8200</text:p>
          </table:table-cell>
          <table:table-cell office:value-type="date" office:date-value="2022-03-08T15:37:20.02" calcext:value-type="date">
            <text:p>08/03/2022</text:p>
          </table:table-cell>
          <table:table-cell office:value-type="date" office:date-value="2026-03-08T15:37:20.02" calcext:value-type="date">
            <text:p>08/03/2026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6-12T14:07:20.23" calcext:value-type="date">
            <text:p>12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2-96.2017.4.05.8300</text:p>
          </table:table-cell>
          <table:table-cell office:value-type="date" office:date-value="2017-02-14T14:28:39.04" calcext:value-type="date">
            <text:p>14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1-25T16:19:07.55" calcext:value-type="date">
            <text:p>25/0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3-81.2017.4.05.8300</text:p>
          </table:table-cell>
          <table:table-cell office:value-type="date" office:date-value="2017-02-14T15:43:03.62" calcext:value-type="date">
            <text:p>14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4-27T16:24:58.31" calcext:value-type="date">
            <text:p>27/04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4-66.2017.4.05.8300</text:p>
          </table:table-cell>
          <table:table-cell office:value-type="date" office:date-value="2017-02-17T11:08:46.91" calcext:value-type="date">
            <text:p>17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1-25T16:21:45.42" calcext:value-type="date">
            <text:p>25/0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5-51.2017.4.05.8300</text:p>
          </table:table-cell>
          <table:table-cell office:value-type="date" office:date-value="2017-02-17T11:36:51.78" calcext:value-type="date">
            <text:p>17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11-22T20:40:27.11" calcext:value-type="date">
            <text:p>22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6-58.2020.4.05.8000</text:p>
          </table:table-cell>
          <table:table-cell office:value-type="date" office:date-value="2020-01-30T17:23:19.58" calcext:value-type="date">
            <text:p>30/0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8T11:33:56.79" calcext:value-type="date">
            <text:p>18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7-21.2017.4.05.8300</text:p>
          </table:table-cell>
          <table:table-cell office:value-type="date" office:date-value="2017-02-17T16:19:32.88" calcext:value-type="date">
            <text:p>17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10-30T12:06:25.4" calcext:value-type="date">
            <text:p>30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8-06.2017.4.05.8300</text:p>
          </table:table-cell>
          <table:table-cell office:value-type="date" office:date-value="2017-02-21T08:45:53.9" calcext:value-type="date">
            <text:p>21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5-03T15:03:13.35" calcext:value-type="date">
            <text:p>03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69-58.2021.4.05.8103</text:p>
          </table:table-cell>
          <table:table-cell office:value-type="date" office:date-value="2021-12-03T13:17:22.11" calcext:value-type="date">
            <text:p>03/12/2021</text:p>
          </table:table-cell>
          <table:table-cell office:value-type="date" office:date-value="2025-12-03T13:17:22.11" calcext:value-type="date">
            <text:p>03/12/202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2-23T18:05:32.95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70-73.2017.4.05.8300</text:p>
          </table:table-cell>
          <table:table-cell office:value-type="date" office:date-value="2017-02-21T09:02:23.45" calcext:value-type="date">
            <text:p>21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5-09T09:37:33.72" calcext:value-type="date">
            <text:p>09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75-95.2017.4.05.8300</text:p>
          </table:table-cell>
          <table:table-cell office:value-type="date" office:date-value="2017-02-21T09:26:59.86" calcext:value-type="date">
            <text:p>21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11-22T20:06:01.3" calcext:value-type="date">
            <text:p>22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79-35.2017.4.05.8300</text:p>
          </table:table-cell>
          <table:table-cell office:value-type="date" office:date-value="2017-02-21T09:52:43.87" calcext:value-type="date">
            <text:p>21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12-01T16:31:24.87" calcext:value-type="date">
            <text:p>01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381-05.2017.4.05.8300</text:p>
          </table:table-cell>
          <table:table-cell office:value-type="date" office:date-value="2017-02-21T10:36:46.48" calcext:value-type="date">
            <text:p>21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TAVARES DA SILVA</text:p>
          </table:table-cell>
          <table:table-cell office:value-type="date" office:date-value="2023-02-02T14:21:16.11" calcext:value-type="date">
            <text:p>02/0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410-89.2016.4.05.8300</text:p>
          </table:table-cell>
          <table:table-cell office:value-type="date" office:date-value="2016-02-29T13:47:03.45" calcext:value-type="date">
            <text:p>29/02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ANA CAROLINA LINS PEREIRA</text:p>
          </table:table-cell>
          <table:table-cell office:value-type="date" office:date-value="2021-10-13T23:15:32.13" calcext:value-type="date">
            <text:p>13/10/2021</text:p>
          </table:table-cell>
          <table:table-cell office:value-type="string" calcext:value-type="string">
            <text:p>Juntada Co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412-79.2018.4.05.8400</text:p>
          </table:table-cell>
          <table:table-cell office:value-type="date" office:date-value="2018-03-16T15:44:01.03" calcext:value-type="date">
            <text:p>16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6T00:01:42.7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433-05.2020.4.05.8200</text:p>
          </table:table-cell>
          <table:table-cell office:value-type="date" office:date-value="2020-03-16T18:03:12.45" calcext:value-type="date">
            <text:p>16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2-05T09:39:54.42" calcext:value-type="date">
            <text:p>05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459-32.2022.4.05.8103</text:p>
          </table:table-cell>
          <table:table-cell office:value-type="date" office:date-value="2022-10-21T15:11:15.49" calcext:value-type="date">
            <text:p>21/10/2022</text:p>
          </table:table-cell>
          <table:table-cell office:value-type="date" office:date-value="2026-10-21T15:11:15.49" calcext:value-type="date">
            <text:p>21/10/2026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2-12-12T10:11:12.04" calcext:value-type="date">
            <text:p>12/12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473-61.2023.4.05.8400</text:p>
          </table:table-cell>
          <table:table-cell office:value-type="date" office:date-value="2023-03-14T14:12:08.5" calcext:value-type="date">
            <text:p>14/03/2023</text:p>
          </table:table-cell>
          <table:table-cell office:value-type="date" office:date-value="2027-03-14T14:12:08.5" calcext:value-type="date">
            <text:p>14/03/2027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7-01T00:00:51.99" calcext:value-type="date">
            <text:p>01/07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504-77.2020.4.05.8500</text:p>
          </table:table-cell>
          <table:table-cell office:value-type="date" office:date-value="2020-06-17T22:06:06.64" calcext:value-type="date">
            <text:p>17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IVON DE ARAGAO</text:p>
          </table:table-cell>
          <table:table-cell office:value-type="date" office:date-value="2024-02-16T19:04:39.97" calcext:value-type="date">
            <text:p>1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532-83.2022.4.05.8400</text:p>
          </table:table-cell>
          <table:table-cell office:value-type="date" office:date-value="2022-03-28T17:33:23.56" calcext:value-type="date">
            <text:p>28/03/2022</text:p>
          </table:table-cell>
          <table:table-cell office:value-type="date" office:date-value="2026-03-28T17:33:23.56" calcext:value-type="date">
            <text:p>28/03/2026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2-15T00:01:55.28" calcext:value-type="date">
            <text:p>15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551-96.2020.4.05.8000</text:p>
          </table:table-cell>
          <table:table-cell office:value-type="date" office:date-value="2020-03-24T11:11:17.22" calcext:value-type="date">
            <text:p>24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22T19:44:15.09" calcext:value-type="date">
            <text:p>22/02/2024</text:p>
          </table:table-cell>
          <table:table-cell office:value-type="string" calcext:value-type="string">
            <text:p>Julgamento em Diligênci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552-14.2021.4.05.8302</text:p>
          </table:table-cell>
          <table:table-cell office:value-type="date" office:date-value="2021-12-01T14:10:53.84" calcext:value-type="date">
            <text:p>01/12/2021</text:p>
          </table:table-cell>
          <table:table-cell office:value-type="date" office:date-value="2025-12-01T14:10:53.84" calcext:value-type="date">
            <text:p>01/12/202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JOSE MOREIRA DA SILVA NETO</text:p>
          </table:table-cell>
          <table:table-cell office:value-type="date" office:date-value="2024-02-26T08:49:33.08" calcext:value-type="date">
            <text:p>26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570-23.2021.4.05.8500</text:p>
          </table:table-cell>
          <table:table-cell office:value-type="date" office:date-value="2021-05-21T12:07:33.07" calcext:value-type="date">
            <text:p>21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07-19T09:03:52.12" calcext:value-type="date">
            <text:p>19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597-40.2020.4.05.8500</text:p>
          </table:table-cell>
          <table:table-cell office:value-type="date" office:date-value="2020-06-24T17:09:26.09" calcext:value-type="date">
            <text:p>24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LSOM LEANDRO DE SOUSA</text:p>
          </table:table-cell>
          <table:table-cell office:value-type="date" office:date-value="2023-10-18T14:06:47.34" calcext:value-type="date">
            <text:p>18/10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606-47.2020.4.05.8000</text:p>
          </table:table-cell>
          <table:table-cell office:value-type="date" office:date-value="2020-03-24T10:39:38.51" calcext:value-type="date">
            <text:p>24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08-18T07:30:26.71" calcext:value-type="date">
            <text:p>18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628-20.2016.4.05.8300</text:p>
          </table:table-cell>
          <table:table-cell office:value-type="date" office:date-value="2016-04-13T12:47:38.92" calcext:value-type="date">
            <text:p>13/04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2-10-10T14:35:43.72" calcext:value-type="date">
            <text:p>10/10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661-50.2020.4.05.8500</text:p>
          </table:table-cell>
          <table:table-cell office:value-type="date" office:date-value="2020-06-29T13:22:56.46" calcext:value-type="date">
            <text:p>29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3-11-17T09:16:19.8" calcext:value-type="date">
            <text:p>17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744-14.2020.4.05.8000</text:p>
          </table:table-cell>
          <table:table-cell office:value-type="date" office:date-value="2020-04-03T14:53:22.04" calcext:value-type="date">
            <text:p>03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23T11:13:47.22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755-89.2015.4.05.8300</text:p>
          </table:table-cell>
          <table:table-cell office:value-type="date" office:date-value="2015-05-07T11:41:58.47" calcext:value-type="date">
            <text:p>07/05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12-09T12:01:12.53" calcext:value-type="date">
            <text:p>09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768-94.2020.4.05.8500</text:p>
          </table:table-cell>
          <table:table-cell office:value-type="date" office:date-value="2020-07-07T16:38:59.16" calcext:value-type="date">
            <text:p>07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4-01-29T11:38:15.26" calcext:value-type="date">
            <text:p>29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775-55.2016.4.05.8200</text:p>
          </table:table-cell>
          <table:table-cell office:value-type="date" office:date-value="2016-07-25T15:07:25.6" calcext:value-type="date">
            <text:p>25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2-21T16:04:50.38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776-19.2020.4.05.8000</text:p>
          </table:table-cell>
          <table:table-cell office:value-type="date" office:date-value="2020-03-31T10:25:39.01" calcext:value-type="date">
            <text:p>31/03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01T09:17:34.64" calcext:value-type="date">
            <text:p>0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877-30.2014.4.05.8400</text:p>
          </table:table-cell>
          <table:table-cell office:value-type="date" office:date-value="2014-06-11T12:07:12.45" calcext:value-type="date">
            <text:p>11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7-24T12:32:29.29" calcext:value-type="date">
            <text:p>24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897-39.2014.4.05.8200</text:p>
          </table:table-cell>
          <table:table-cell office:value-type="date" office:date-value="2014-08-26T16:52:25.23" calcext:value-type="date">
            <text:p>26/08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E MENDONÇA LAGE</text:p>
          </table:table-cell>
          <table:table-cell office:value-type="date" office:date-value="2015-02-10T09:17:57.89" calcext:value-type="date">
            <text:p>10/02/2015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904-71.2018.4.05.8400</text:p>
          </table:table-cell>
          <table:table-cell office:value-type="date" office:date-value="2018-04-09T14:14:44.32" calcext:value-type="date">
            <text:p>09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0-03-25T21:16:54.29" calcext:value-type="date">
            <text:p>25/03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906-48.2016.4.05.8000</text:p>
          </table:table-cell>
          <table:table-cell office:value-type="date" office:date-value="2016-06-23T12:43:13.11" calcext:value-type="date">
            <text:p>23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1T11:47:16.18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2910-28.2020.4.05.8200</text:p>
          </table:table-cell>
          <table:table-cell office:value-type="date" office:date-value="2020-04-06T14:10:44.74" calcext:value-type="date">
            <text:p>06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8-04T09:34:23.67" calcext:value-type="date">
            <text:p>04/08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036-92.2017.4.05.8100</text:p>
          </table:table-cell>
          <table:table-cell office:value-type="date" office:date-value="2017-02-22T16:17:12.34" calcext:value-type="date">
            <text:p>22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5-19T10:46:46.82" calcext:value-type="date">
            <text:p>19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050-98.2021.4.05.8500</text:p>
          </table:table-cell>
          <table:table-cell office:value-type="date" office:date-value="2021-06-16T12:59:36.24" calcext:value-type="date">
            <text:p>16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3-12-07T16:50:44.16" calcext:value-type="date">
            <text:p>07/12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071-06.2023.4.05.8500</text:p>
          </table:table-cell>
          <table:table-cell office:value-type="date" office:date-value="2023-04-25T18:21:46.32" calcext:value-type="date">
            <text:p>25/04/2023</text:p>
          </table:table-cell>
          <table:table-cell office:value-type="date" office:date-value="2027-04-25T18:21:46.32" calcext:value-type="date">
            <text:p>25/04/2027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3-12-13T11:14:50.78" calcext:value-type="date">
            <text:p>13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089-25.2021.4.05.8200</text:p>
          </table:table-cell>
          <table:table-cell office:value-type="date" office:date-value="2021-03-26T08:44:35.84" calcext:value-type="date">
            <text:p>26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9-05T09:15:02.52" calcext:value-type="date">
            <text:p>05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119-89.2023.4.05.8103</text:p>
          </table:table-cell>
          <table:table-cell office:value-type="date" office:date-value="2023-10-09T13:56:44.65" calcext:value-type="date">
            <text:p>09/10/2023</text:p>
          </table:table-cell>
          <table:table-cell office:value-type="date" office:date-value="2027-10-09T13:56:44.65" calcext:value-type="date">
            <text:p>09/10/2027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1-09T10:18:30" calcext:value-type="date">
            <text:p>09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123-26.2014.4.05.8400</text:p>
          </table:table-cell>
          <table:table-cell office:value-type="date" office:date-value="2014-07-03T08:34:36.3" calcext:value-type="date">
            <text:p>03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3-02-27T00:01:19.9" calcext:value-type="date">
            <text:p>27/0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136-63.2016.4.05.8300</text:p>
          </table:table-cell>
          <table:table-cell office:value-type="date" office:date-value="2016-05-02T14:11:44.29" calcext:value-type="date">
            <text:p>02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2-07-29T17:00:37.23" calcext:value-type="date">
            <text:p>29/07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143-32.2019.4.05.8500</text:p>
          </table:table-cell>
          <table:table-cell office:value-type="date" office:date-value="2019-07-02T11:15:32.13" calcext:value-type="date">
            <text:p>02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IVON DE ARAGAO</text:p>
          </table:table-cell>
          <table:table-cell office:value-type="date" office:date-value="2020-11-20T07:34:16.55" calcext:value-type="date">
            <text:p>20/11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173-89.2022.4.05.8200</text:p>
          </table:table-cell>
          <table:table-cell office:value-type="date" office:date-value="2022-04-18T08:52:27.04" calcext:value-type="date">
            <text:p>18/04/2022</text:p>
          </table:table-cell>
          <table:table-cell office:value-type="date" office:date-value="2026-04-18T08:52:27.04" calcext:value-type="date">
            <text:p>18/04/2026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10-04T10:14:17.32" calcext:value-type="date">
            <text:p>04/10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207-54.2014.4.05.8100</text:p>
          </table:table-cell>
          <table:table-cell office:value-type="date" office:date-value="2014-06-18T15:34:47.5" calcext:value-type="date">
            <text:p>18/06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5-11T13:09:17.25" calcext:value-type="date">
            <text:p>11/05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231-36.2020.4.05.8500</text:p>
          </table:table-cell>
          <table:table-cell office:value-type="date" office:date-value="2020-07-31T16:27:51.21" calcext:value-type="date">
            <text:p>31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1-24T11:21:30.24" calcext:value-type="date">
            <text:p>24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239-36.2017.4.05.8300</text:p>
          </table:table-cell>
          <table:table-cell office:value-type="date" office:date-value="2017-03-13T17:19:29.22" calcext:value-type="date">
            <text:p>13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17-09-11T00:00:36.71" calcext:value-type="date">
            <text:p>11/09/2017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251-27.2020.4.05.8500</text:p>
          </table:table-cell>
          <table:table-cell office:value-type="date" office:date-value="2020-07-27T12:21:33.14" calcext:value-type="date">
            <text:p>27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05T14:54:14.13" calcext:value-type="date">
            <text:p>0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256-86.2014.4.05.8200</text:p>
          </table:table-cell>
          <table:table-cell office:value-type="date" office:date-value="2014-09-18T06:07:09.72" calcext:value-type="date">
            <text:p>18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2-15T15:33:37.06" calcext:value-type="date">
            <text:p>15/0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303-80.2016.4.05.8300</text:p>
          </table:table-cell>
          <table:table-cell office:value-type="date" office:date-value="2016-03-01T18:15:48.75" calcext:value-type="date">
            <text:p>01/03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4-02-25T18:33:11.31" calcext:value-type="date">
            <text:p>25/02/2024</text:p>
          </table:table-cell>
          <table:table-cell office:value-type="string" calcext:value-type="string">
            <text:p>Apreciação de Questão Interlocutóri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352-23.2018.4.05.8504</text:p>
          </table:table-cell>
          <table:table-cell office:value-type="date" office:date-value="2018-11-07T09:45:13.46" calcext:value-type="date">
            <text:p>07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19-09-30T19:57:04.51" calcext:value-type="date">
            <text:p>30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365-16.2017.4.05.8000</text:p>
          </table:table-cell>
          <table:table-cell office:value-type="date" office:date-value="2017-03-16T16:52:13.87" calcext:value-type="date">
            <text:p>16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WILDSON DA SILVA DANTAS</text:p>
          </table:table-cell>
          <table:table-cell office:value-type="date" office:date-value="2017-10-26T11:37:25.21" calcext:value-type="date">
            <text:p>26/10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366-14.2021.4.05.8500</text:p>
          </table:table-cell>
          <table:table-cell office:value-type="date" office:date-value="2021-07-06T11:13:51.17" calcext:value-type="date">
            <text:p>06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1-26T09:40:07.52" calcext:value-type="date">
            <text:p>26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368-94.2024.4.05.8300</text:p>
          </table:table-cell>
          <table:table-cell office:value-type="date" office:date-value="2024-02-09T17:37:22.01" calcext:value-type="date">
            <text:p>09/02/2024</text:p>
          </table:table-cell>
          <table:table-cell office:value-type="date" office:date-value="2028-02-09T17:37:22.01" calcext:value-type="date">
            <text:p>09/02/2028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4-02-21T00:01:53.83" calcext:value-type="date">
            <text:p>21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410-26.2018.4.05.8504</text:p>
          </table:table-cell>
          <table:table-cell office:value-type="date" office:date-value="2018-12-07T12:34:38.13" calcext:value-type="date">
            <text:p>07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FRANCO MELO MACHADO</text:p>
          </table:table-cell>
          <table:table-cell office:value-type="date" office:date-value="2019-09-05T14:32:24.67" calcext:value-type="date">
            <text:p>05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433-13.2020.4.05.8500</text:p>
          </table:table-cell>
          <table:table-cell office:value-type="date" office:date-value="2020-08-13T11:47:58.09" calcext:value-type="date">
            <text:p>13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4-02-23T06:41:02.22" calcext:value-type="date">
            <text:p>23/02/2024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450-02.2017.4.05.8000</text:p>
          </table:table-cell>
          <table:table-cell office:value-type="date" office:date-value="2017-03-22T15:24:24.58" calcext:value-type="date">
            <text:p>22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3T17:37:04.02" calcext:value-type="date">
            <text:p>23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461-46.2018.4.05.8501</text:p>
          </table:table-cell>
          <table:table-cell office:value-type="date" office:date-value="2018-12-07T12:00:20.8" calcext:value-type="date">
            <text:p>07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JOSÉ BRASILEIRO FRANCO</text:p>
          </table:table-cell>
          <table:table-cell office:value-type="date" office:date-value="2019-02-26T15:18:54.6" calcext:value-type="date">
            <text:p>26/02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473-61.2016.4.05.8200</text:p>
          </table:table-cell>
          <table:table-cell office:value-type="date" office:date-value="2016-09-12T14:57:45.08" calcext:value-type="date">
            <text:p>12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1-14T15:11:00.84" calcext:value-type="date">
            <text:p>14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560-27.2024.4.05.8300</text:p>
          </table:table-cell>
          <table:table-cell office:value-type="date" office:date-value="2024-02-16T13:15:56" calcext:value-type="date">
            <text:p>16/02/2024</text:p>
          </table:table-cell>
          <table:table-cell office:value-type="date" office:date-value="2028-02-16T13:15:56" calcext:value-type="date">
            <text:p>16/02/2028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2-22T10:26:25.01" calcext:value-type="date">
            <text:p>22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574-77.2020.4.05.8000</text:p>
          </table:table-cell>
          <table:table-cell office:value-type="date" office:date-value="2020-05-11T15:13:03.43" calcext:value-type="date">
            <text:p>11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1-04-14T11:16:42.92" calcext:value-type="date">
            <text:p>14/04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581-81.2016.4.05.8300</text:p>
          </table:table-cell>
          <table:table-cell office:value-type="date" office:date-value="2016-05-17T12:20:32.04" calcext:value-type="date">
            <text:p>17/05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3-04-17T15:19:14.45" calcext:value-type="date">
            <text:p>17/04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665-70.2020.4.05.8000</text:p>
          </table:table-cell>
          <table:table-cell office:value-type="date" office:date-value="2020-05-13T19:38:34.88" calcext:value-type="date">
            <text:p>13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05T00:01:08.18" calcext:value-type="date">
            <text:p>05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669-02.2014.4.05.8200</text:p>
          </table:table-cell>
          <table:table-cell office:value-type="date" office:date-value="2014-10-13T15:14:09.08" calcext:value-type="date">
            <text:p>13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15-02-25T18:07:35.82" calcext:value-type="date">
            <text:p>25/02/2015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675-85.2018.4.05.8000</text:p>
          </table:table-cell>
          <table:table-cell office:value-type="date" office:date-value="2018-05-17T17:19:32.1" calcext:value-type="date">
            <text:p>17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2-20T13:43:30.9" calcext:value-type="date">
            <text:p>20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01-11.2017.4.05.8100</text:p>
          </table:table-cell>
          <table:table-cell office:value-type="date" office:date-value="2017-03-08T16:16:16.12" calcext:value-type="date">
            <text:p>08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11-21T10:42:18.96" calcext:value-type="date">
            <text:p>21/11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14-66.2020.4.05.8500</text:p>
          </table:table-cell>
          <table:table-cell office:value-type="date" office:date-value="2020-08-20T15:30:10.89" calcext:value-type="date">
            <text:p>20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3-12-05T09:32:55.09" calcext:value-type="date">
            <text:p>05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15-51.2020.4.05.8500</text:p>
          </table:table-cell>
          <table:table-cell office:value-type="date" office:date-value="2020-08-22T18:42:09.79" calcext:value-type="date">
            <text:p>22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3-06-06T15:58:12.71" calcext:value-type="date">
            <text:p>06/06/2023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17-21.2020.4.05.8500</text:p>
          </table:table-cell>
          <table:table-cell office:value-type="date" office:date-value="2020-08-24T15:52:11.13" calcext:value-type="date">
            <text:p>24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4-02-25T19:15:31.16" calcext:value-type="date">
            <text:p>25/02/2024</text:p>
          </table:table-cell>
          <table:table-cell office:value-type="string" calcext:value-type="string">
            <text:p>Outras Decisões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18-29.2017.4.05.8300</text:p>
          </table:table-cell>
          <table:table-cell office:value-type="date" office:date-value="2017-03-20T15:50:55.97" calcext:value-type="date">
            <text:p>20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22-06-28T16:06:52.81" calcext:value-type="date">
            <text:p>28/06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58-83.2018.4.05.8200</text:p>
          </table:table-cell>
          <table:table-cell office:value-type="date" office:date-value="2018-05-15T09:12:17.86" calcext:value-type="date">
            <text:p>15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16T13:12:26.66" calcext:value-type="date">
            <text:p>1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773-03.2014.4.05.8100</text:p>
          </table:table-cell>
          <table:table-cell office:value-type="date" office:date-value="2014-07-11T16:48:05.93" calcext:value-type="date">
            <text:p>11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2-19T20:57:04.79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863-62.2020.4.05.8500</text:p>
          </table:table-cell>
          <table:table-cell office:value-type="date" office:date-value="2020-08-28T18:40:50.34" calcext:value-type="date">
            <text:p>28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26T10:09:36.48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889-08.2020.4.05.8000</text:p>
          </table:table-cell>
          <table:table-cell office:value-type="date" office:date-value="2020-04-07T13:41:15.69" calcext:value-type="date">
            <text:p>07/04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01T17:19:47.06" calcext:value-type="date">
            <text:p>0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895-61.2015.4.05.8300</text:p>
          </table:table-cell>
          <table:table-cell office:value-type="date" office:date-value="2015-06-15T17:39:51.4" calcext:value-type="date">
            <text:p>15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UGUSTO CÉSAR DE CARVALHO LEAL</text:p>
          </table:table-cell>
          <table:table-cell office:value-type="date" office:date-value="2020-09-17T15:10:53.39" calcext:value-type="date">
            <text:p>17/09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944-40.2022.4.05.8500</text:p>
          </table:table-cell>
          <table:table-cell office:value-type="date" office:date-value="2022-07-25T13:09:12.37" calcext:value-type="date">
            <text:p>25/07/2022</text:p>
          </table:table-cell>
          <table:table-cell office:value-type="date" office:date-value="2026-07-25T13:09:12.37" calcext:value-type="date">
            <text:p>25/07/2026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4-01-31T22:45:38.37" calcext:value-type="date">
            <text:p>31/01/2024</text:p>
          </table:table-cell>
          <table:table-cell office:value-type="string" calcext:value-type="string">
            <text:p>Audiênci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3995-63.2017.4.05.8100</text:p>
          </table:table-cell>
          <table:table-cell office:value-type="date" office:date-value="2017-03-15T13:09:05.54" calcext:value-type="date">
            <text:p>15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5-19T00:10:14.29" calcext:value-type="date">
            <text:p>19/05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030-04.2023.4.05.8103</text:p>
          </table:table-cell>
          <table:table-cell office:value-type="date" office:date-value="2023-12-20T22:00:25.65" calcext:value-type="date">
            <text:p>20/12/2023</text:p>
          </table:table-cell>
          <table:table-cell office:value-type="date" office:date-value="2027-12-20T22:00:25.65" calcext:value-type="date">
            <text:p>20/12/2027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APHAEL KISSULA LOYOLA</text:p>
          </table:table-cell>
          <table:table-cell office:value-type="date" office:date-value="2024-01-19T18:13:10.05" calcext:value-type="date">
            <text:p>19/01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076-91.2017.4.05.8300</text:p>
          </table:table-cell>
          <table:table-cell office:value-type="date" office:date-value="2017-02-02T12:31:27.52" calcext:value-type="date">
            <text:p>02/0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4-02-26T11:19:45.64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076-95.2020.4.05.8200</text:p>
          </table:table-cell>
          <table:table-cell office:value-type="date" office:date-value="2020-05-21T11:47:32.07" calcext:value-type="date">
            <text:p>21/05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06-01T10:35:51.63" calcext:value-type="date">
            <text:p>01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32-25.2015.4.05.8000</text:p>
          </table:table-cell>
          <table:table-cell office:value-type="date" office:date-value="2015-09-22T14:49:25.27" calcext:value-type="date">
            <text:p>22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11-26T00:00:19.14" calcext:value-type="date">
            <text:p>26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36-30.2018.4.05.8300</text:p>
          </table:table-cell>
          <table:table-cell office:value-type="date" office:date-value="2018-03-29T17:23:29.39" calcext:value-type="date">
            <text:p>29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2-21T10:20:05.89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47-89.2014.4.05.8400</text:p>
          </table:table-cell>
          <table:table-cell office:value-type="date" office:date-value="2014-09-01T18:09:45.92" calcext:value-type="date">
            <text:p>01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2-05-10T00:00:52.85" calcext:value-type="date">
            <text:p>10/05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56-98.2016.4.05.8200</text:p>
          </table:table-cell>
          <table:table-cell office:value-type="date" office:date-value="2016-09-16T10:10:27.82" calcext:value-type="date">
            <text:p>16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10-11T09:10:17.42" calcext:value-type="date">
            <text:p>11/10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60-76.2018.4.05.8003</text:p>
          </table:table-cell>
          <table:table-cell office:value-type="date" office:date-value="2018-06-13T14:04:24.39" calcext:value-type="date">
            <text:p>13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07-20T11:07:53.18" calcext:value-type="date">
            <text:p>20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67-77.2018.4.05.8000</text:p>
          </table:table-cell>
          <table:table-cell office:value-type="date" office:date-value="2018-05-28T21:18:32.93" calcext:value-type="date">
            <text:p>28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4-02-21T13:47:43.81" calcext:value-type="date">
            <text:p>21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68-56.2018.4.05.8002</text:p>
          </table:table-cell>
          <table:table-cell office:value-type="date" office:date-value="2018-07-05T16:32:15.47" calcext:value-type="date">
            <text:p>05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2-06-28T22:44:33.64" calcext:value-type="date">
            <text:p>28/06/2022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168-62.2018.4.05.8000</text:p>
          </table:table-cell>
          <table:table-cell office:value-type="date" office:date-value="2018-05-29T04:29:59.74" calcext:value-type="date">
            <text:p>29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BASTIÃO JOSÉ VASQUES DE MORAES</text:p>
          </table:table-cell>
          <table:table-cell office:value-type="date" office:date-value="2021-04-05T16:13:28.8" calcext:value-type="date">
            <text:p>05/04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232-58.2021.4.05.8100</text:p>
          </table:table-cell>
          <table:table-cell office:value-type="date" office:date-value="2021-04-08T17:08:47.29" calcext:value-type="date">
            <text:p>08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É FLÁVIO FONSECA DE OLIVEIRA</text:p>
          </table:table-cell>
          <table:table-cell office:value-type="date" office:date-value="2023-01-28T00:02:31.76" calcext:value-type="date">
            <text:p>28/0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259-44.2017.4.05.8500</text:p>
          </table:table-cell>
          <table:table-cell office:value-type="date" office:date-value="2017-08-23T09:15:22.03" calcext:value-type="date">
            <text:p>23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IVON DE ARAGAO</text:p>
          </table:table-cell>
          <table:table-cell office:value-type="date" office:date-value="2024-02-15T10:08:01.75" calcext:value-type="date">
            <text:p>1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284-97.2020.4.05.8000</text:p>
          </table:table-cell>
          <table:table-cell office:value-type="date" office:date-value="2020-06-01T10:24:57.1" calcext:value-type="date">
            <text:p>01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WILDSON DA SILVA DANTAS</text:p>
          </table:table-cell>
          <table:table-cell office:value-type="date" office:date-value="2020-06-01T10:43:21.47" calcext:value-type="date">
            <text:p>01/06/2020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292-36.2018.4.05.8003</text:p>
          </table:table-cell>
          <table:table-cell office:value-type="date" office:date-value="2018-09-21T12:30:41.86" calcext:value-type="date">
            <text:p>21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1-27T00:01:55.03" calcext:value-type="date">
            <text:p>27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05-83.2014.4.05.8000</text:p>
          </table:table-cell>
          <table:table-cell office:value-type="date" office:date-value="2014-11-27T18:07:28.43" calcext:value-type="date">
            <text:p>27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1-24T12:18:33.93" calcext:value-type="date">
            <text:p>24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06-41.2014.4.05.8300</text:p>
          </table:table-cell>
          <table:table-cell office:value-type="date" office:date-value="2014-07-17T18:22:17.99" calcext:value-type="date">
            <text:p>17/07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4-01-25T14:46:03.72" calcext:value-type="date">
            <text:p>25/01/2024</text:p>
          </table:table-cell>
          <table:table-cell office:value-type="string" calcext:value-type="string">
            <text:p>Recebi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22-24.2016.4.05.8300</text:p>
          </table:table-cell>
          <table:table-cell office:value-type="date" office:date-value="2016-06-03T17:03:19.22" calcext:value-type="date">
            <text:p>03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BERTO WANDERLEY NOGUEIRA</text:p>
          </table:table-cell>
          <table:table-cell office:value-type="date" office:date-value="2017-04-24T13:53:20.36" calcext:value-type="date">
            <text:p>24/04/2017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45-89.2019.4.05.8000</text:p>
          </table:table-cell>
          <table:table-cell office:value-type="date" office:date-value="2019-05-10T18:47:20.71" calcext:value-type="date">
            <text:p>10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9T09:57:14.35" calcext:value-type="date">
            <text:p>1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47-59.2019.4.05.8000</text:p>
          </table:table-cell>
          <table:table-cell office:value-type="date" office:date-value="2019-05-10T17:16:35.68" calcext:value-type="date">
            <text:p>10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3-11-10T07:34:39.01" calcext:value-type="date">
            <text:p>1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49-29.2019.4.05.8000</text:p>
          </table:table-cell>
          <table:table-cell office:value-type="date" office:date-value="2019-05-10T14:21:21.26" calcext:value-type="date">
            <text:p>10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3-10-30T16:34:47.67" calcext:value-type="date">
            <text:p>30/10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63-41.2018.4.05.8002</text:p>
          </table:table-cell>
          <table:table-cell office:value-type="date" office:date-value="2018-10-11T16:30:02.76" calcext:value-type="date">
            <text:p>11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2-11-07T11:06:20.71" calcext:value-type="date">
            <text:p>07/11/2022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70-42.2014.4.05.8400</text:p>
          </table:table-cell>
          <table:table-cell office:value-type="date" office:date-value="2014-09-10T16:39:40.17" calcext:value-type="date">
            <text:p>10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1T14:40:12.96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392-47.2021.4.05.8500</text:p>
          </table:table-cell>
          <table:table-cell office:value-type="date" office:date-value="2021-08-30T12:22:27.73" calcext:value-type="date">
            <text:p>30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4-02-13T00:00:12.49" calcext:value-type="date">
            <text:p>1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419-57.2021.4.05.8200</text:p>
          </table:table-cell>
          <table:table-cell office:value-type="date" office:date-value="2021-05-04T16:24:53.38" calcext:value-type="date">
            <text:p>04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4-26T11:52:42.99" calcext:value-type="date">
            <text:p>26/04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440-15.2021.4.05.8400</text:p>
          </table:table-cell>
          <table:table-cell office:value-type="date" office:date-value="2021-06-09T15:23:02.07" calcext:value-type="date">
            <text:p>09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3-07-13T00:00:41.36" calcext:value-type="date">
            <text:p>13/07/2023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455-22.2018.4.05.8001</text:p>
          </table:table-cell>
          <table:table-cell office:value-type="date" office:date-value="2018-08-03T15:23:52.55" calcext:value-type="date">
            <text:p>03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O DE JESUS PEREIRA NASCIMENTO</text:p>
          </table:table-cell>
          <table:table-cell office:value-type="date" office:date-value="2018-12-04T21:25:24.69" calcext:value-type="date">
            <text:p>04/12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497-06.2020.4.05.8000</text:p>
          </table:table-cell>
          <table:table-cell office:value-type="date" office:date-value="2020-06-08T18:23:22.15" calcext:value-type="date">
            <text:p>08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GELO CAVALCANTI ALVES DE MIRANDA NETO</text:p>
          </table:table-cell>
          <table:table-cell office:value-type="date" office:date-value="2021-05-07T09:13:03.68" calcext:value-type="date">
            <text:p>07/05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520-81.2018.4.05.8400</text:p>
          </table:table-cell>
          <table:table-cell office:value-type="date" office:date-value="2018-05-04T17:27:34.47" calcext:value-type="date">
            <text:p>04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18-11-14T11:45:03.72" calcext:value-type="date">
            <text:p>14/11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544-66.2019.4.05.8500</text:p>
          </table:table-cell>
          <table:table-cell office:value-type="date" office:date-value="2019-08-27T11:39:55.73" calcext:value-type="date">
            <text:p>27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NIVON DE ARAGAO</text:p>
          </table:table-cell>
          <table:table-cell office:value-type="date" office:date-value="2022-08-16T09:09:14.37" calcext:value-type="date">
            <text:p>16/08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548-91.2023.4.05.8200</text:p>
          </table:table-cell>
          <table:table-cell office:value-type="date" office:date-value="2023-06-06T09:20:56.45" calcext:value-type="date">
            <text:p>06/06/2023</text:p>
          </table:table-cell>
          <table:table-cell office:value-type="date" office:date-value="2027-06-06T09:20:56.45" calcext:value-type="date">
            <text:p>06/06/2027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1-04T01:04:11.17" calcext:value-type="date">
            <text:p>04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562-24.2018.4.05.8500</text:p>
          </table:table-cell>
          <table:table-cell office:value-type="date" office:date-value="2018-08-30T12:56:32.08" calcext:value-type="date">
            <text:p>30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1-10-15T13:47:40.56" calcext:value-type="date">
            <text:p>15/10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567-64.2018.4.05.8300</text:p>
          </table:table-cell>
          <table:table-cell office:value-type="date" office:date-value="2018-04-12T12:20:53.81" calcext:value-type="date">
            <text:p>12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CÉA MARIA BARBOSA MAGGI</text:p>
          </table:table-cell>
          <table:table-cell office:value-type="date" office:date-value="2020-10-17T00:00:16.17" calcext:value-type="date">
            <text:p>17/10/2020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589-86.2017.4.05.8000</text:p>
          </table:table-cell>
          <table:table-cell office:value-type="date" office:date-value="2017-05-05T11:33:40.89" calcext:value-type="date">
            <text:p>05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16T00:00:33.8" calcext:value-type="date">
            <text:p>1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682-40.2017.4.05.8100</text:p>
          </table:table-cell>
          <table:table-cell office:value-type="date" office:date-value="2017-03-30T12:59:07.95" calcext:value-type="date">
            <text:p>30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2-20T08:12:42.18" calcext:value-type="date">
            <text:p>20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688-47.2017.4.05.8100</text:p>
          </table:table-cell>
          <table:table-cell office:value-type="date" office:date-value="2017-03-30T15:49:51.06" calcext:value-type="date">
            <text:p>30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9-04T11:01:41.13" calcext:value-type="date">
            <text:p>04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691-02.2017.4.05.8100</text:p>
          </table:table-cell>
          <table:table-cell office:value-type="date" office:date-value="2017-03-17T13:05:22.66" calcext:value-type="date">
            <text:p>17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9-13T17:20:53.17" calcext:value-type="date">
            <text:p>13/09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709-23.2017.4.05.8100</text:p>
          </table:table-cell>
          <table:table-cell office:value-type="date" office:date-value="2017-03-17T15:01:23.79" calcext:value-type="date">
            <text:p>17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3-17T10:28:23.99" calcext:value-type="date">
            <text:p>17/03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711-90.2017.4.05.8100</text:p>
          </table:table-cell>
          <table:table-cell office:value-type="date" office:date-value="2017-03-22T13:27:28.09" calcext:value-type="date">
            <text:p>22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2-02T13:06:50.51" calcext:value-type="date">
            <text:p>02/02/2024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716-15.2017.4.05.8100</text:p>
          </table:table-cell>
          <table:table-cell office:value-type="date" office:date-value="2017-03-22T16:11:49.4" calcext:value-type="date">
            <text:p>22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1-31T17:20:36.76" calcext:value-type="date">
            <text:p>31/01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754-72.2018.4.05.8300</text:p>
          </table:table-cell>
          <table:table-cell office:value-type="date" office:date-value="2018-03-22T17:47:13.39" calcext:value-type="date">
            <text:p>22/03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LIA IVO NEVES</text:p>
          </table:table-cell>
          <table:table-cell office:value-type="date" office:date-value="2023-11-22T21:21:01.85" calcext:value-type="date">
            <text:p>22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767-35.2017.4.05.8000</text:p>
          </table:table-cell>
          <table:table-cell office:value-type="date" office:date-value="2017-05-11T17:03:22.17" calcext:value-type="date">
            <text:p>11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21T16:49:52.26" calcext:value-type="date">
            <text:p>21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843-57.2016.4.05.8400</text:p>
          </table:table-cell>
          <table:table-cell office:value-type="date" office:date-value="2016-07-20T15:47:12.78" calcext:value-type="date">
            <text:p>20/07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6T13:15:44.02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870-11.2014.4.05.8400</text:p>
          </table:table-cell>
          <table:table-cell office:value-type="date" office:date-value="2014-10-09T15:56:43.04" calcext:value-type="date">
            <text:p>09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05T09:48:02.35" calcext:value-type="date">
            <text:p>05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885-85.2020.4.05.8200</text:p>
          </table:table-cell>
          <table:table-cell office:value-type="date" office:date-value="2020-06-26T10:31:09.65" calcext:value-type="date">
            <text:p>26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22T15:41:50.99" calcext:value-type="date">
            <text:p>22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920-12.2015.4.05.8300</text:p>
          </table:table-cell>
          <table:table-cell office:value-type="date" office:date-value="2015-06-16T18:21:32.74" calcext:value-type="date">
            <text:p>16/06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ÁVIA TAVARES DANTAS</text:p>
          </table:table-cell>
          <table:table-cell office:value-type="date" office:date-value="2020-10-05T15:04:41.54" calcext:value-type="date">
            <text:p>05/10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921-94.2015.4.05.8300</text:p>
          </table:table-cell>
          <table:table-cell office:value-type="date" office:date-value="2015-07-10T15:01:02.49" calcext:value-type="date">
            <text:p>10/07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ELOISA SILVA DE MELO</text:p>
          </table:table-cell>
          <table:table-cell office:value-type="date" office:date-value="2016-11-07T14:29:17.6" calcext:value-type="date">
            <text:p>07/11/2016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4993-17.2020.4.05.8200</text:p>
          </table:table-cell>
          <table:table-cell office:value-type="date" office:date-value="2020-06-30T19:04:07.96" calcext:value-type="date">
            <text:p>30/06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26T00:00:56.39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155-95.2023.4.05.8300</text:p>
          </table:table-cell>
          <table:table-cell office:value-type="date" office:date-value="2023-03-09T12:02:18.21" calcext:value-type="date">
            <text:p>09/03/2023</text:p>
          </table:table-cell>
          <table:table-cell office:value-type="date" office:date-value="2027-03-09T12:02:18.21" calcext:value-type="date">
            <text:p>09/03/2027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CLÁUDIO KITNER</text:p>
          </table:table-cell>
          <table:table-cell office:value-type="date" office:date-value="2023-04-14T15:02:30.29" calcext:value-type="date">
            <text:p>14/04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157-05.2017.4.05.8000</text:p>
          </table:table-cell>
          <table:table-cell office:value-type="date" office:date-value="2017-05-26T15:45:59.82" calcext:value-type="date">
            <text:p>26/05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9T19:44:21.54" calcext:value-type="date">
            <text:p>1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169-69.2015.4.05.8200</text:p>
          </table:table-cell>
          <table:table-cell office:value-type="date" office:date-value="2015-12-09T15:31:07.07" calcext:value-type="date">
            <text:p>09/1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21T17:20:06.59" calcext:value-type="date">
            <text:p>2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09-70.2023.4.05.8200</text:p>
          </table:table-cell>
          <table:table-cell office:value-type="date" office:date-value="2023-06-29T15:02:15.86" calcext:value-type="date">
            <text:p>29/06/2023</text:p>
          </table:table-cell>
          <table:table-cell office:value-type="date" office:date-value="2027-06-29T15:02:15.86" calcext:value-type="date">
            <text:p>29/06/2027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1-09T00:00:25.78" calcext:value-type="date">
            <text:p>09/01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22-36.2018.4.05.8300</text:p>
          </table:table-cell>
          <table:table-cell office:value-type="date" office:date-value="2018-04-23T08:59:14.82" calcext:value-type="date">
            <text:p>23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AUGUSTO LEOPOLDINO KOEHLER</text:p>
          </table:table-cell>
          <table:table-cell office:value-type="date" office:date-value="2024-02-08T00:00:37.61" calcext:value-type="date">
            <text:p>08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37-66.2017.4.05.8000</text:p>
          </table:table-cell>
          <table:table-cell office:value-type="date" office:date-value="2017-06-01T16:48:07.13" calcext:value-type="date">
            <text:p>01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WILDSON DA SILVA DANTAS</text:p>
          </table:table-cell>
          <table:table-cell office:value-type="date" office:date-value="2017-06-01T16:58:20.03" calcext:value-type="date">
            <text:p>01/06/2017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60-62.2015.4.05.8200</text:p>
          </table:table-cell>
          <table:table-cell office:value-type="date" office:date-value="2015-12-08T10:08:30.08" calcext:value-type="date">
            <text:p>08/1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1-23T09:35:45.41" calcext:value-type="date">
            <text:p>23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67-17.2021.4.05.8500</text:p>
          </table:table-cell>
          <table:table-cell office:value-type="date" office:date-value="2021-10-18T13:25:53.87" calcext:value-type="date">
            <text:p>18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JANTSCH</text:p>
          </table:table-cell>
          <table:table-cell office:value-type="date" office:date-value="2023-03-10T08:12:41.24" calcext:value-type="date">
            <text:p>10/03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94-20.2018.4.05.8204</text:p>
          </table:table-cell>
          <table:table-cell office:value-type="date" office:date-value="2018-06-14T11:28:45.07" calcext:value-type="date">
            <text:p>14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ÉRCIUS GONDIM MAIA</text:p>
          </table:table-cell>
          <table:table-cell office:value-type="date" office:date-value="2019-07-10T09:28:20.74" calcext:value-type="date">
            <text:p>10/07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297-75.2018.4.05.8203</text:p>
          </table:table-cell>
          <table:table-cell office:value-type="date" office:date-value="2018-07-03T09:49:21.17" calcext:value-type="date">
            <text:p>03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3-04T00:00:05.39" calcext:value-type="date">
            <text:p>04/03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01-15.2018.4.05.8203</text:p>
          </table:table-cell>
          <table:table-cell office:value-type="date" office:date-value="2018-05-29T14:10:28.55" calcext:value-type="date">
            <text:p>29/05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AFAEL CHALEGRE DO RÊGO BARROS</text:p>
          </table:table-cell>
          <table:table-cell office:value-type="date" office:date-value="2023-10-18T16:15:44.28" calcext:value-type="date">
            <text:p>18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14-48.2017.4.05.8300</text:p>
          </table:table-cell>
          <table:table-cell office:value-type="date" office:date-value="2017-03-29T15:51:28.19" calcext:value-type="date">
            <text:p>29/03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4-02-15T16:10:32.38" calcext:value-type="date">
            <text:p>1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21-06.2018.4.05.8203</text:p>
          </table:table-cell>
          <table:table-cell office:value-type="date" office:date-value="2018-07-26T18:00:09.82" calcext:value-type="date">
            <text:p>26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DRIGO MAIA DA FONTE</text:p>
          </table:table-cell>
          <table:table-cell office:value-type="date" office:date-value="2018-12-05T12:17:51.86" calcext:value-type="date">
            <text:p>05/12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22-88.2018.4.05.8203</text:p>
          </table:table-cell>
          <table:table-cell office:value-type="date" office:date-value="2018-08-02T11:00:53.86" calcext:value-type="date">
            <text:p>02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AMÉRICO DE FIGUEIREDO</text:p>
          </table:table-cell>
          <table:table-cell office:value-type="date" office:date-value="2023-05-03T10:13:24.65" calcext:value-type="date">
            <text:p>03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25-37.2018.4.05.8205</text:p>
          </table:table-cell>
          <table:table-cell office:value-type="date" office:date-value="2018-06-18T14:36:56.58" calcext:value-type="date">
            <text:p>18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2-04-19T00:00:22.5" calcext:value-type="date">
            <text:p>19/04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29-74.2018.4.05.8205</text:p>
          </table:table-cell>
          <table:table-cell office:value-type="date" office:date-value="2018-06-19T13:58:01.31" calcext:value-type="date">
            <text:p>19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AUDIO GIRAO BARRETO</text:p>
          </table:table-cell>
          <table:table-cell office:value-type="date" office:date-value="2018-09-20T20:45:52.33" calcext:value-type="date">
            <text:p>20/09/2018</text:p>
          </table:table-cell>
          <table:table-cell office:value-type="string" calcext:value-type="string">
            <text:p>Liminar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361-98.2021.4.05.8100</text:p>
          </table:table-cell>
          <table:table-cell office:value-type="date" office:date-value="2021-04-22T14:23:03.39" calcext:value-type="date">
            <text:p>22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4-02-09T06:33:06.38" calcext:value-type="date">
            <text:p>09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491-41.2019.4.05.8300</text:p>
          </table:table-cell>
          <table:table-cell office:value-type="date" office:date-value="2019-04-03T14:02:11.27" calcext:value-type="date">
            <text:p>03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22-08-17T16:40:17.05" calcext:value-type="date">
            <text:p>17/08/2022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501-16.2018.4.05.8205</text:p>
          </table:table-cell>
          <table:table-cell office:value-type="date" office:date-value="2018-08-15T16:00:57.79" calcext:value-type="date">
            <text:p>15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IAGO BATISTA DE ATAIDE</text:p>
          </table:table-cell>
          <table:table-cell office:value-type="date" office:date-value="2021-07-26T09:33:23.09" calcext:value-type="date">
            <text:p>26/07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539-97.2021.4.05.0000</text:p>
          </table:table-cell>
          <table:table-cell office:value-type="date" office:date-value="2021-05-17T13:58:09.44" calcext:value-type="date">
            <text:p>17/05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ANE MENDONÇA LAGE</text:p>
          </table:table-cell>
          <table:table-cell office:value-type="date" office:date-value="2023-12-13T13:38:41.02" calcext:value-type="date">
            <text:p>13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547-41.2014.4.05.8400</text:p>
          </table:table-cell>
          <table:table-cell office:value-type="date" office:date-value="2014-11-10T13:20:34.24" calcext:value-type="date">
            <text:p>10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2T15:07:37.04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553-48.2014.4.05.8400</text:p>
          </table:table-cell>
          <table:table-cell office:value-type="date" office:date-value="2014-11-10T14:30:49.21" calcext:value-type="date">
            <text:p>10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6T11:18:07.27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562-10.2014.4.05.8400</text:p>
          </table:table-cell>
          <table:table-cell office:value-type="date" office:date-value="2014-11-10T16:09:50.63" calcext:value-type="date">
            <text:p>10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3-11-28T19:30:53.09" calcext:value-type="date">
            <text:p>28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623-69.2017.4.05.8300</text:p>
          </table:table-cell>
          <table:table-cell office:value-type="date" office:date-value="2017-04-19T11:34:00.46" calcext:value-type="date">
            <text:p>19/04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ANNE PEREIRA DA MOTTA PIRES OLIVEIRA</text:p>
          </table:table-cell>
          <table:table-cell office:value-type="date" office:date-value="2017-04-19T17:28:53.65" calcext:value-type="date">
            <text:p>19/04/2017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627-70.2016.4.05.8000</text:p>
          </table:table-cell>
          <table:table-cell office:value-type="date" office:date-value="2016-08-31T15:19:08.25" calcext:value-type="date">
            <text:p>31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2-15T18:39:36.49" calcext:value-type="date">
            <text:p>15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631-15.2018.4.05.8202</text:p>
          </table:table-cell>
          <table:table-cell office:value-type="date" office:date-value="2018-08-28T11:19:30.47" calcext:value-type="date">
            <text:p>28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COS ANTÔNIO MENDES DE ARAÚJO FILHO</text:p>
          </table:table-cell>
          <table:table-cell office:value-type="date" office:date-value="2018-08-28T11:38:17.18" calcext:value-type="date">
            <text:p>28/08/2018</text:p>
          </table:table-cell>
          <table:table-cell office:value-type="string" calcext:value-type="string">
            <text:p>Distribu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654-49.2018.4.05.8205</text:p>
          </table:table-cell>
          <table:table-cell office:value-type="date" office:date-value="2018-09-26T17:35:22.32" calcext:value-type="date">
            <text:p>26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HIAGO BATISTA DE ATAIDE</text:p>
          </table:table-cell>
          <table:table-cell office:value-type="date" office:date-value="2021-08-25T15:57:51.87" calcext:value-type="date">
            <text:p>25/08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688-84.2019.4.05.8400</text:p>
          </table:table-cell>
          <table:table-cell office:value-type="date" office:date-value="2019-06-10T14:09:44.95" calcext:value-type="date">
            <text:p>10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4-02-01T13:26:33.79" calcext:value-type="date">
            <text:p>01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692-62.2021.4.05.8300</text:p>
          </table:table-cell>
          <table:table-cell office:value-type="date" office:date-value="2021-03-18T11:19:03.28" calcext:value-type="date">
            <text:p>18/03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4-02-13T00:02:28.78" calcext:value-type="date">
            <text:p>1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714-85.2014.4.05.8100</text:p>
          </table:table-cell>
          <table:table-cell office:value-type="date" office:date-value="2014-09-25T11:09:34.4" calcext:value-type="date">
            <text:p>25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7-29T00:00:49.76" calcext:value-type="date">
            <text:p>29/07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741-49.2020.4.05.8200</text:p>
          </table:table-cell>
          <table:table-cell office:value-type="date" office:date-value="2020-07-16T17:07:32.26" calcext:value-type="date">
            <text:p>16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26T00:00:50.63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748-27.2023.4.05.8300</text:p>
          </table:table-cell>
          <table:table-cell office:value-type="date" office:date-value="2023-03-17T10:46:32.5" calcext:value-type="date">
            <text:p>17/03/2023</text:p>
          </table:table-cell>
          <table:table-cell office:value-type="date" office:date-value="2027-03-17T10:46:32.5" calcext:value-type="date">
            <text:p>17/03/202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LÁUDIO KITNER</text:p>
          </table:table-cell>
          <table:table-cell office:value-type="date" office:date-value="2023-03-30T11:54:26.72" calcext:value-type="date">
            <text:p>30/03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753-88.2019.4.05.8300</text:p>
          </table:table-cell>
          <table:table-cell office:value-type="date" office:date-value="2019-04-09T14:16:50.02" calcext:value-type="date">
            <text:p>09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19-05-02T16:26:03.56" calcext:value-type="date">
            <text:p>02/05/2019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786-53.2020.4.05.8200</text:p>
          </table:table-cell>
          <table:table-cell office:value-type="date" office:date-value="2020-07-17T15:50:38.21" calcext:value-type="date">
            <text:p>17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2-08T13:47:13.17" calcext:value-type="date">
            <text:p>0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821-70.2016.4.05.8000</text:p>
          </table:table-cell>
          <table:table-cell office:value-type="date" office:date-value="2016-09-06T10:46:36.8" calcext:value-type="date">
            <text:p>06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3T10:28:54.99" calcext:value-type="date">
            <text:p>23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844-16.2016.4.05.8000</text:p>
          </table:table-cell>
          <table:table-cell office:value-type="date" office:date-value="2016-09-05T16:19:43.75" calcext:value-type="date">
            <text:p>05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9T14:50:16.52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883-98.2021.4.05.8400</text:p>
          </table:table-cell>
          <table:table-cell office:value-type="date" office:date-value="2021-07-21T12:06:40.35" calcext:value-type="date">
            <text:p>21/07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4-02-07T12:28:50.36" calcext:value-type="date">
            <text:p>07/02/2024</text:p>
          </table:table-cell>
          <table:table-cell office:value-type="string" calcext:value-type="string">
            <text:p>Convenção das Partes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887-50.2016.4.05.8000</text:p>
          </table:table-cell>
          <table:table-cell office:value-type="date" office:date-value="2016-09-05T14:30:32.29" calcext:value-type="date">
            <text:p>05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3-11-25T00:00:25.43" calcext:value-type="date">
            <text:p>25/1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900-17.2019.4.05.8300</text:p>
          </table:table-cell>
          <table:table-cell office:value-type="date" office:date-value="2019-04-08T16:28:44.71" calcext:value-type="date">
            <text:p>08/04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UGUSTO CÉSAR DE CARVALHO LEAL</text:p>
          </table:table-cell>
          <table:table-cell office:value-type="date" office:date-value="2021-09-29T08:31:28.61" calcext:value-type="date">
            <text:p>29/09/2021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5936-93.2018.4.05.8300</text:p>
          </table:table-cell>
          <table:table-cell office:value-type="date" office:date-value="2018-04-30T14:52:35.27" calcext:value-type="date">
            <text:p>30/04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2-08T13:39:59.77" calcext:value-type="date">
            <text:p>08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038-14.2015.4.05.8400</text:p>
          </table:table-cell>
          <table:table-cell office:value-type="date" office:date-value="2015-08-21T15:57:40.21" calcext:value-type="date">
            <text:p>21/08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2-08-10T00:05:18.5" calcext:value-type="date">
            <text:p>10/08/2022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096-60.2014.4.05.8300</text:p>
          </table:table-cell>
          <table:table-cell office:value-type="date" office:date-value="2014-10-01T16:17:02.98" calcext:value-type="date">
            <text:p>01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3-09-01T16:10:17.63" calcext:value-type="date">
            <text:p>01/09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26-86.2014.4.05.8400</text:p>
          </table:table-cell>
          <table:table-cell office:value-type="date" office:date-value="2014-12-04T19:17:15.93" calcext:value-type="date">
            <text:p>04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1-29T22:03:19.79" calcext:value-type="date">
            <text:p>29/01/2024</text:p>
          </table:table-cell>
          <table:table-cell office:value-type="string" calcext:value-type="string">
            <text:p>Recebi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38-73.2018.4.05.8202</text:p>
          </table:table-cell>
          <table:table-cell office:value-type="date" office:date-value="2018-12-20T12:18:49.46" calcext:value-type="date">
            <text:p>20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CASTRO LOPO</text:p>
          </table:table-cell>
          <table:table-cell office:value-type="date" office:date-value="2024-02-22T13:47:55.12" calcext:value-type="date">
            <text:p>2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42-55.2019.4.05.8500</text:p>
          </table:table-cell>
          <table:table-cell office:value-type="date" office:date-value="2019-11-05T12:21:05.91" calcext:value-type="date">
            <text:p>05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1-01-26T00:00:03.5" calcext:value-type="date">
            <text:p>26/01/2021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59-52.2023.4.05.8500</text:p>
          </table:table-cell>
          <table:table-cell office:value-type="date" office:date-value="2023-09-26T10:58:52.11" calcext:value-type="date">
            <text:p>26/09/2023</text:p>
          </table:table-cell>
          <table:table-cell office:value-type="date" office:date-value="2027-09-26T10:58:52.11" calcext:value-type="date">
            <text:p>26/09/2027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GUILHERME JANTSCH</text:p>
          </table:table-cell>
          <table:table-cell office:value-type="date" office:date-value="2024-02-15T15:23:04.09" calcext:value-type="date">
            <text:p>1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65-10.2019.4.05.8400</text:p>
          </table:table-cell>
          <table:table-cell office:value-type="date" office:date-value="2019-06-28T13:56:00.32" calcext:value-type="date">
            <text:p>28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0T22:01:28.12" calcext:value-type="date">
            <text:p>20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73-55.2017.4.05.8400</text:p>
          </table:table-cell>
          <table:table-cell office:value-type="date" office:date-value="2017-07-11T17:30:49.74" calcext:value-type="date">
            <text:p>11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2-14T11:19:13.27" calcext:value-type="date">
            <text:p>14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183-83.2018.4.05.8200</text:p>
          </table:table-cell>
          <table:table-cell office:value-type="date" office:date-value="2018-07-09T11:10:50.25" calcext:value-type="date">
            <text:p>09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6T09:06:01.89" calcext:value-type="date">
            <text:p>1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295-81.2020.4.05.8200</text:p>
          </table:table-cell>
          <table:table-cell office:value-type="date" office:date-value="2020-07-28T11:17:10.21" calcext:value-type="date">
            <text:p>28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1-19T01:22:26.7" calcext:value-type="date">
            <text:p>1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370-24.2014.4.05.8300</text:p>
          </table:table-cell>
          <table:table-cell office:value-type="date" office:date-value="2014-10-24T12:05:09.46" calcext:value-type="date">
            <text:p>24/10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4-02-20T00:02:02.13" calcext:value-type="date">
            <text:p>20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371-42.2019.4.05.8200</text:p>
          </table:table-cell>
          <table:table-cell office:value-type="date" office:date-value="2019-06-04T16:40:41.03" calcext:value-type="date">
            <text:p>04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02-08T18:50:29.42" calcext:value-type="date">
            <text:p>08/0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40-90.2018.4.05.8400</text:p>
          </table:table-cell>
          <table:table-cell office:value-type="date" office:date-value="2018-06-12T15:10:25.96" calcext:value-type="date">
            <text:p>12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3-12-20T17:49:55.42" calcext:value-type="date">
            <text:p>20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44-88.2022.4.05.8400</text:p>
          </table:table-cell>
          <table:table-cell office:value-type="date" office:date-value="2022-08-02T14:59:28.55" calcext:value-type="date">
            <text:p>02/08/2022</text:p>
          </table:table-cell>
          <table:table-cell office:value-type="date" office:date-value="2026-08-02T14:59:28.55" calcext:value-type="date">
            <text:p>02/08/202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3-04-03T10:43:28.77" calcext:value-type="date">
            <text:p>03/04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49-07.2017.4.05.8200</text:p>
          </table:table-cell>
          <table:table-cell office:value-type="date" office:date-value="2017-08-29T18:10:36.02" calcext:value-type="date">
            <text:p>29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6-15T10:08:23.87" calcext:value-type="date">
            <text:p>15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65-53.2020.4.05.8200</text:p>
          </table:table-cell>
          <table:table-cell office:value-type="date" office:date-value="2020-07-31T08:17:56.55" calcext:value-type="date">
            <text:p>31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9-06T00:00:08.27" calcext:value-type="date">
            <text:p>06/09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72-32.2017.4.05.8400</text:p>
          </table:table-cell>
          <table:table-cell office:value-type="date" office:date-value="2017-07-18T14:43:31.31" calcext:value-type="date">
            <text:p>18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5-25T12:20:27.54" calcext:value-type="date">
            <text:p>25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76-82.2020.4.05.8200</text:p>
          </table:table-cell>
          <table:table-cell office:value-type="date" office:date-value="2020-07-31T15:05:08.3" calcext:value-type="date">
            <text:p>31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2-05-09T13:58:31.97" calcext:value-type="date">
            <text:p>09/05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80-87.2023.4.05.8500</text:p>
          </table:table-cell>
          <table:table-cell office:value-type="date" office:date-value="2023-10-11T11:57:25.68" calcext:value-type="date">
            <text:p>11/10/2023</text:p>
          </table:table-cell>
          <table:table-cell office:value-type="date" office:date-value="2027-10-11T11:57:25.68" calcext:value-type="date">
            <text:p>11/10/2027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14T20:52:25.05" calcext:value-type="date">
            <text:p>14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90-16.2022.4.05.8000</text:p>
          </table:table-cell>
          <table:table-cell office:value-type="date" office:date-value="2022-06-08T18:37:53.35" calcext:value-type="date">
            <text:p>08/06/2022</text:p>
          </table:table-cell>
          <table:table-cell office:value-type="date" office:date-value="2026-06-08T18:37:53.35" calcext:value-type="date">
            <text:p>08/06/2026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3T00:04:03.81" calcext:value-type="date">
            <text:p>23/02/2024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496-41.2023.4.05.8500</text:p>
          </table:table-cell>
          <table:table-cell office:value-type="date" office:date-value="2023-10-10T15:11:50.86" calcext:value-type="date">
            <text:p>10/10/2023</text:p>
          </table:table-cell>
          <table:table-cell office:value-type="date" office:date-value="2027-10-10T15:11:50.86" calcext:value-type="date">
            <text:p>10/10/2027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PEDRO ESPERANZA SUDÁRIO</text:p>
          </table:table-cell>
          <table:table-cell office:value-type="date" office:date-value="2023-10-13T21:47:16.19" calcext:value-type="date">
            <text:p>13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535-36.2021.4.05.8200</text:p>
          </table:table-cell>
          <table:table-cell office:value-type="date" office:date-value="2021-06-02T16:31:27.07" calcext:value-type="date">
            <text:p>02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12-06T00:00:04.2" calcext:value-type="date">
            <text:p>06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565-08.2020.4.05.8200</text:p>
          </table:table-cell>
          <table:table-cell office:value-type="date" office:date-value="2020-08-03T15:06:06.51" calcext:value-type="date">
            <text:p>03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08-21T12:46:56.88" calcext:value-type="date">
            <text:p>21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595-38.2023.4.05.8200</text:p>
          </table:table-cell>
          <table:table-cell office:value-type="date" office:date-value="2023-08-04T13:27:54.98" calcext:value-type="date">
            <text:p>04/08/2023</text:p>
          </table:table-cell>
          <table:table-cell office:value-type="date" office:date-value="2027-08-04T13:27:54.98" calcext:value-type="date">
            <text:p>04/08/2027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2-12T00:01:20.8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596-39.2022.4.05.8400</text:p>
          </table:table-cell>
          <table:table-cell office:value-type="date" office:date-value="2022-08-08T14:11:21.35" calcext:value-type="date">
            <text:p>08/08/2022</text:p>
          </table:table-cell>
          <table:table-cell office:value-type="date" office:date-value="2026-08-08T14:11:21.35" calcext:value-type="date">
            <text:p>08/08/2026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8-18T17:09:38.74" calcext:value-type="date">
            <text:p>18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631-52.2015.4.05.8300</text:p>
          </table:table-cell>
          <table:table-cell office:value-type="date" office:date-value="2015-09-08T10:36:30.03" calcext:value-type="date">
            <text:p>08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5-22T17:10:49.15" calcext:value-type="date">
            <text:p>22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659-08.2019.4.05.8000</text:p>
          </table:table-cell>
          <table:table-cell office:value-type="date" office:date-value="2019-08-16T13:28:03.77" calcext:value-type="date">
            <text:p>16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1-20T00:06:13.3" calcext:value-type="date">
            <text:p>20/11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737-95.2016.4.05.8100</text:p>
          </table:table-cell>
          <table:table-cell office:value-type="date" office:date-value="2016-06-17T10:48:46.15" calcext:value-type="date">
            <text:p>17/06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3-06-01T15:46:56.99" calcext:value-type="date">
            <text:p>01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793-81.2014.4.05.8300</text:p>
          </table:table-cell>
          <table:table-cell office:value-type="date" office:date-value="2014-09-17T16:07:19.33" calcext:value-type="date">
            <text:p>17/09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SAAC BATISTA DE CARVALHO NETO</text:p>
          </table:table-cell>
          <table:table-cell office:value-type="date" office:date-value="2022-02-01T14:16:17.45" calcext:value-type="date">
            <text:p>01/02/2022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836-18.2014.4.05.8300</text:p>
          </table:table-cell>
          <table:table-cell office:value-type="date" office:date-value="2014-11-17T12:29:25.73" calcext:value-type="date">
            <text:p>17/11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2-23T12:49:50.73" calcext:value-type="date">
            <text:p>23/0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846-48.2017.4.05.8400</text:p>
          </table:table-cell>
          <table:table-cell office:value-type="date" office:date-value="2017-07-21T16:23:53.05" calcext:value-type="date">
            <text:p>21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4-02-26T14:37:07.85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882-06.2020.4.05.8200</text:p>
          </table:table-cell>
          <table:table-cell office:value-type="date" office:date-value="2020-08-07T21:06:56.51" calcext:value-type="date">
            <text:p>07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4-02-05T18:25:01.99" calcext:value-type="date">
            <text:p>0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888-88.2017.4.05.8500</text:p>
          </table:table-cell>
          <table:table-cell office:value-type="date" office:date-value="2017-12-20T09:38:45.87" calcext:value-type="date">
            <text:p>20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LMA MARIA SANTOS MACHADO</text:p>
          </table:table-cell>
          <table:table-cell office:value-type="date" office:date-value="2024-02-15T13:13:34.29" calcext:value-type="date">
            <text:p>1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890-58.2017.4.05.8500</text:p>
          </table:table-cell>
          <table:table-cell office:value-type="date" office:date-value="2017-12-19T12:33:01.09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3-10-17T17:06:49.94" calcext:value-type="date">
            <text:p>17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953-26.2020.4.05.8000</text:p>
          </table:table-cell>
          <table:table-cell office:value-type="date" office:date-value="2020-07-02T17:56:16.03" calcext:value-type="date">
            <text:p>02/07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1-12T17:07:02.64" calcext:value-type="date">
            <text:p>12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6965-90.2018.4.05.8200</text:p>
          </table:table-cell>
          <table:table-cell office:value-type="date" office:date-value="2018-07-24T18:03:39.34" calcext:value-type="date">
            <text:p>24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8-07-31T11:56:00.22" calcext:value-type="date">
            <text:p>31/07/2018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035-68.2022.4.05.8200</text:p>
          </table:table-cell>
          <table:table-cell office:value-type="date" office:date-value="2022-08-24T10:56:29.83" calcext:value-type="date">
            <text:p>24/08/2022</text:p>
          </table:table-cell>
          <table:table-cell office:value-type="date" office:date-value="2026-08-24T10:56:29.83" calcext:value-type="date">
            <text:p>24/08/2026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11-14T19:07:34.55" calcext:value-type="date">
            <text:p>14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167-17.2020.4.05.8000</text:p>
          </table:table-cell>
          <table:table-cell office:value-type="date" office:date-value="2020-08-18T10:26:58.27" calcext:value-type="date">
            <text:p>18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GA DAMASCENO</text:p>
          </table:table-cell>
          <table:table-cell office:value-type="date" office:date-value="2023-06-16T17:47:36.97" calcext:value-type="date">
            <text:p>16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382-20.2021.4.05.8400</text:p>
          </table:table-cell>
          <table:table-cell office:value-type="date" office:date-value="2021-08-19T13:29:50.26" calcext:value-type="date">
            <text:p>19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3-08-30T12:33:08.43" calcext:value-type="date">
            <text:p>30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389-65.2014.4.05.8300</text:p>
          </table:table-cell>
          <table:table-cell office:value-type="date" office:date-value="2014-12-10T17:17:39.38" calcext:value-type="date">
            <text:p>10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3-06-28T14:21:01.79" calcext:value-type="date">
            <text:p>28/06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27-47.2018.4.05.8200</text:p>
          </table:table-cell>
          <table:table-cell office:value-type="date" office:date-value="2018-08-15T18:24:06.58" calcext:value-type="date">
            <text:p>15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2-05T13:17:27.34" calcext:value-type="date">
            <text:p>05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40-76.2014.4.05.8300</text:p>
          </table:table-cell>
          <table:table-cell office:value-type="date" office:date-value="2014-12-12T18:38:07.18" calcext:value-type="date">
            <text:p>12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3-11-22T22:39:31.23" calcext:value-type="date">
            <text:p>22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65-41.2018.4.05.8303</text:p>
          </table:table-cell>
          <table:table-cell office:value-type="date" office:date-value="2018-07-16T16:57:12.62" calcext:value-type="date">
            <text:p>16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07-24T11:20:58.65" calcext:value-type="date">
            <text:p>24/07/2018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73-18.2018.4.05.8303</text:p>
          </table:table-cell>
          <table:table-cell office:value-type="date" office:date-value="2018-07-17T13:26:44.24" calcext:value-type="date">
            <text:p>17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18-12-06T16:10:44.57" calcext:value-type="date">
            <text:p>06/12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74-80.2016.4.05.8300</text:p>
          </table:table-cell>
          <table:table-cell office:value-type="date" office:date-value="2016-09-21T12:27:53.39" calcext:value-type="date">
            <text:p>21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LVES DOS SANTOS JÚNIOR</text:p>
          </table:table-cell>
          <table:table-cell office:value-type="date" office:date-value="2022-07-26T12:07:01.21" calcext:value-type="date">
            <text:p>26/07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75-65.2016.4.05.8300</text:p>
          </table:table-cell>
          <table:table-cell office:value-type="date" office:date-value="2016-09-05T14:59:02.38" calcext:value-type="date">
            <text:p>05/09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3-09-21T16:33:08.25" calcext:value-type="date">
            <text:p>21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480-58.2014.4.05.8300</text:p>
          </table:table-cell>
          <table:table-cell office:value-type="date" office:date-value="2014-12-17T14:37:12.46" calcext:value-type="date">
            <text:p>17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3-11-13T16:37:46.56" calcext:value-type="date">
            <text:p>13/11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503-53.2018.4.05.8303</text:p>
          </table:table-cell>
          <table:table-cell office:value-type="date" office:date-value="2018-08-01T17:07:39.57" calcext:value-type="date">
            <text:p>01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ANUEL JOSÉ MATIAS GUERRA</text:p>
          </table:table-cell>
          <table:table-cell office:value-type="date" office:date-value="2018-12-12T14:04:30.03" calcext:value-type="date">
            <text:p>12/12/2018</text:p>
          </table:table-cell>
          <table:table-cell office:value-type="string" calcext:value-type="string">
            <text:p>Juntada Co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508-43.2020.4.05.8000</text:p>
          </table:table-cell>
          <table:table-cell office:value-type="date" office:date-value="2020-08-18T11:06:52.4" calcext:value-type="date">
            <text:p>18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2-26T15:34:44.43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516-54.2019.4.05.8000</text:p>
          </table:table-cell>
          <table:table-cell office:value-type="date" office:date-value="2019-09-13T15:07:43.54" calcext:value-type="date">
            <text:p>13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11:32:18.11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527-32.2014.4.05.8300</text:p>
          </table:table-cell>
          <table:table-cell office:value-type="date" office:date-value="2014-12-12T14:53:57.21" calcext:value-type="date">
            <text:p>12/12/2014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1-10-28T10:41:33.25" calcext:value-type="date">
            <text:p>28/10/2021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582-50.2018.4.05.8200</text:p>
          </table:table-cell>
          <table:table-cell office:value-type="date" office:date-value="2018-08-13T19:01:27.2" calcext:value-type="date">
            <text:p>13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0-18T16:18:13.09" calcext:value-type="date">
            <text:p>18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585-45.2022.4.05.8400</text:p>
          </table:table-cell>
          <table:table-cell office:value-type="date" office:date-value="2022-09-06T10:28:15.42" calcext:value-type="date">
            <text:p>06/09/2022</text:p>
          </table:table-cell>
          <table:table-cell office:value-type="date" office:date-value="2026-09-06T10:28:15.42" calcext:value-type="date">
            <text:p>06/09/2026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4-02-05T00:00:19.54" calcext:value-type="date">
            <text:p>05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617-25.2023.4.05.8300</text:p>
          </table:table-cell>
          <table:table-cell office:value-type="date" office:date-value="2023-04-04T15:47:54.53" calcext:value-type="date">
            <text:p>04/04/2023</text:p>
          </table:table-cell>
          <table:table-cell office:value-type="date" office:date-value="2027-04-04T15:47:54.53" calcext:value-type="date">
            <text:p>04/04/2027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3-05-22T10:59:13.76" calcext:value-type="date">
            <text:p>22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660-78.2017.4.05.8200</text:p>
          </table:table-cell>
          <table:table-cell office:value-type="date" office:date-value="2017-09-14T13:35:41.63" calcext:value-type="date">
            <text:p>14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5T17:43:56.18" calcext:value-type="date">
            <text:p>15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718-29.2018.4.05.8303</text:p>
          </table:table-cell>
          <table:table-cell office:value-type="date" office:date-value="2018-10-17T07:19:51.09" calcext:value-type="date">
            <text:p>17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RNARDO MONTEIRO FERRAZ</text:p>
          </table:table-cell>
          <table:table-cell office:value-type="date" office:date-value="2019-02-16T00:02:06.17" calcext:value-type="date">
            <text:p>16/02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765-21.2018.4.05.8200</text:p>
          </table:table-cell>
          <table:table-cell office:value-type="date" office:date-value="2018-08-30T11:28:00.55" calcext:value-type="date">
            <text:p>30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1-04-29T15:25:59.51" calcext:value-type="date">
            <text:p>29/04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767-70.2018.4.05.8109</text:p>
          </table:table-cell>
          <table:table-cell office:value-type="date" office:date-value="2018-06-18T18:07:55.14" calcext:value-type="date">
            <text:p>18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RIBEIRO CAMPOS</text:p>
          </table:table-cell>
          <table:table-cell office:value-type="date" office:date-value="2018-10-26T14:06:24.83" calcext:value-type="date">
            <text:p>26/10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773-56.2022.4.05.8200</text:p>
          </table:table-cell>
          <table:table-cell office:value-type="date" office:date-value="2022-09-20T15:06:14.19" calcext:value-type="date">
            <text:p>20/09/2022</text:p>
          </table:table-cell>
          <table:table-cell office:value-type="date" office:date-value="2026-09-20T15:06:14.19" calcext:value-type="date">
            <text:p>20/09/202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1-01T01:21:40.49" calcext:value-type="date">
            <text:p>01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792-87.2021.4.05.8300</text:p>
          </table:table-cell>
          <table:table-cell office:value-type="date" office:date-value="2021-04-19T19:30:29.4" calcext:value-type="date">
            <text:p>19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2-09-04T00:00:01.58" calcext:value-type="date">
            <text:p>04/09/2022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02-32.2019.4.05.8000</text:p>
          </table:table-cell>
          <table:table-cell office:value-type="date" office:date-value="2019-09-26T16:12:58.09" calcext:value-type="date">
            <text:p>26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10:01:37.24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33-54.2021.4.05.8300</text:p>
          </table:table-cell>
          <table:table-cell office:value-type="date" office:date-value="2021-04-22T09:16:44.76" calcext:value-type="date">
            <text:p>22/04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4-02-07T17:01:54.12" calcext:value-type="date">
            <text:p>07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55-11.2018.4.05.8303</text:p>
          </table:table-cell>
          <table:table-cell office:value-type="date" office:date-value="2018-12-03T14:08:47.6" calcext:value-type="date">
            <text:p>03/1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LIPE MOTA PIMENTEL DE OLIVEIRA</text:p>
          </table:table-cell>
          <table:table-cell office:value-type="date" office:date-value="2020-09-28T16:35:05.41" calcext:value-type="date">
            <text:p>28/09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63-60.2019.4.05.8300</text:p>
          </table:table-cell>
          <table:table-cell office:value-type="date" office:date-value="2019-05-13T14:05:48.13" calcext:value-type="date">
            <text:p>13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ÊNIS SOARES FRANÇA</text:p>
          </table:table-cell>
          <table:table-cell office:value-type="date" office:date-value="2022-07-26T10:44:20.13" calcext:value-type="date">
            <text:p>26/07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92-18.2016.4.05.8300</text:p>
          </table:table-cell>
          <table:table-cell office:value-type="date" office:date-value="2016-10-10T10:05:27.96" calcext:value-type="date">
            <text:p>10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4-02-09T11:55:53.8" calcext:value-type="date">
            <text:p>09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96-90.2018.4.05.8104</text:p>
          </table:table-cell>
          <table:table-cell office:value-type="date" office:date-value="2018-09-12T16:40:57.73" calcext:value-type="date">
            <text:p>12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 GUERRA ALVES</text:p>
          </table:table-cell>
          <table:table-cell office:value-type="date" office:date-value="2024-01-25T00:00:48.65" calcext:value-type="date">
            <text:p>25/01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897-63.2018.4.05.8302</text:p>
          </table:table-cell>
          <table:table-cell office:value-type="date" office:date-value="2018-07-20T16:33:25.55" calcext:value-type="date">
            <text:p>20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8-11-30T12:56:36.25" calcext:value-type="date">
            <text:p>30/11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911-50.2018.4.05.8107</text:p>
          </table:table-cell>
          <table:table-cell office:value-type="date" office:date-value="2018-02-17T17:19:00.54" calcext:value-type="date">
            <text:p>1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06-10T00:00:22.79" calcext:value-type="date">
            <text:p>10/06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912-35.2018.4.05.8107</text:p>
          </table:table-cell>
          <table:table-cell office:value-type="date" office:date-value="2018-02-17T17:19:00.54" calcext:value-type="date">
            <text:p>17/02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ABRÍCIO DE LIMA BORGES</text:p>
          </table:table-cell>
          <table:table-cell office:value-type="date" office:date-value="2023-05-09T06:26:13.79" calcext:value-type="date">
            <text:p>09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929-70.2015.4.05.8400</text:p>
          </table:table-cell>
          <table:table-cell office:value-type="date" office:date-value="2015-10-27T09:10:08.17" calcext:value-type="date">
            <text:p>27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1-06T10:44:54.54" calcext:value-type="date">
            <text:p>06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944-40.2018.4.05.8107</text:p>
          </table:table-cell>
          <table:table-cell office:value-type="date" office:date-value="2018-08-17T14:26:26.52" calcext:value-type="date">
            <text:p>17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ÁBIO BEZERRA RODRIGUES</text:p>
          </table:table-cell>
          <table:table-cell office:value-type="date" office:date-value="2023-10-17T16:53:50.98" calcext:value-type="date">
            <text:p>17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956-91.2017.4.05.8300</text:p>
          </table:table-cell>
          <table:table-cell office:value-type="date" office:date-value="2017-06-14T10:35:22.45" calcext:value-type="date">
            <text:p>14/06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3-10-30T09:18:24.94" calcext:value-type="date">
            <text:p>30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7984-19.2018.4.05.8108</text:p>
          </table:table-cell>
          <table:table-cell office:value-type="date" office:date-value="2018-09-17T13:41:36.99" calcext:value-type="date">
            <text:p>17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20T00:01:47.53" calcext:value-type="date">
            <text:p>20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104-61.2019.4.05.8000</text:p>
          </table:table-cell>
          <table:table-cell office:value-type="date" office:date-value="2019-10-07T22:59:41.77" calcext:value-type="date">
            <text:p>07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GELO CAVALCANTI ALVES DE MIRANDA NETO</text:p>
          </table:table-cell>
          <table:table-cell office:value-type="date" office:date-value="2024-02-17T09:13:31.89" calcext:value-type="date">
            <text:p>17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125-53.2018.4.05.8200</text:p>
          </table:table-cell>
          <table:table-cell office:value-type="date" office:date-value="2018-09-03T13:32:30.8" calcext:value-type="date">
            <text:p>03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RUNO TEIXEIRA DE PAIVA</text:p>
          </table:table-cell>
          <table:table-cell office:value-type="date" office:date-value="2019-08-28T07:55:28.55" calcext:value-type="date">
            <text:p>28/08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130-60.2018.4.05.8108</text:p>
          </table:table-cell>
          <table:table-cell office:value-type="date" office:date-value="2018-11-30T17:08:12.56" calcext:value-type="date">
            <text:p>30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3-07-01T10:03:58.86" calcext:value-type="date">
            <text:p>01/07/2023</text:p>
          </table:table-cell>
          <table:table-cell office:value-type="string" calcext:value-type="string">
            <text:p>Decisão de Saneamento e Organiza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132-32.2015.4.05.8400</text:p>
          </table:table-cell>
          <table:table-cell office:value-type="date" office:date-value="2015-11-04T13:54:46.68" calcext:value-type="date">
            <text:p>04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2-06-23T05:08:23.14" calcext:value-type="date">
            <text:p>23/06/2022</text:p>
          </table:table-cell>
          <table:table-cell office:value-type="string" calcext:value-type="string">
            <text:p>Decisão Interlocutória de Méri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132-32.2015.4.05.8400</text:p>
          </table:table-cell>
          <table:table-cell office:value-type="date" office:date-value="2015-11-04T13:54:46.68" calcext:value-type="date">
            <text:p>04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2-06-23T05:08:23.14" calcext:value-type="date">
            <text:p>23/06/2022</text:p>
          </table:table-cell>
          <table:table-cell office:value-type="string" calcext:value-type="string">
            <text:p>Pronúncia de Decadência ou Prescr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198-09.2019.4.05.8000</text:p>
          </table:table-cell>
          <table:table-cell office:value-type="date" office:date-value="2019-10-10T14:51:16.4" calcext:value-type="date">
            <text:p>10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1-30T00:01:06.87" calcext:value-type="date">
            <text:p>30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276-64.2019.4.05.8400</text:p>
          </table:table-cell>
          <table:table-cell office:value-type="date" office:date-value="2019-08-06T10:50:05.82" calcext:value-type="date">
            <text:p>06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4-13T16:35:20.56" calcext:value-type="date">
            <text:p>13/04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288-33.2018.4.05.8103</text:p>
          </table:table-cell>
          <table:table-cell office:value-type="date" office:date-value="2018-08-17T11:41:58.31" calcext:value-type="date">
            <text:p>17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08T15:09:49.88" calcext:value-type="date">
            <text:p>08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04-34.2020.4.05.8000</text:p>
          </table:table-cell>
          <table:table-cell office:value-type="date" office:date-value="2020-09-29T17:02:33.13" calcext:value-type="date">
            <text:p>29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GELO CAVALCANTI ALVES DE MIRANDA NETO</text:p>
          </table:table-cell>
          <table:table-cell office:value-type="date" office:date-value="2021-08-30T17:09:27.59" calcext:value-type="date">
            <text:p>30/08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56-83.2018.4.05.8102</text:p>
          </table:table-cell>
          <table:table-cell office:value-type="date" office:date-value="2018-08-23T09:18:38.26" calcext:value-type="date">
            <text:p>23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1-06-01T14:09:27.44" calcext:value-type="date">
            <text:p>01/06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63-83.2020.4.05.8400</text:p>
          </table:table-cell>
          <table:table-cell office:value-type="date" office:date-value="2020-11-12T14:42:30.7" calcext:value-type="date">
            <text:p>12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1-10T16:34:02.89" calcext:value-type="date">
            <text:p>10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65-53.2020.4.05.8400</text:p>
          </table:table-cell>
          <table:table-cell office:value-type="date" office:date-value="2020-11-18T14:07:33.46" calcext:value-type="date">
            <text:p>18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2-03-21T22:29:06.48" calcext:value-type="date">
            <text:p>21/03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66-81.2019.4.05.8300</text:p>
          </table:table-cell>
          <table:table-cell office:value-type="date" office:date-value="2019-05-06T12:26:17.36" calcext:value-type="date">
            <text:p>06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4-02-13T00:06:07.34" calcext:value-type="date">
            <text:p>13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87-97.2023.4.05.8500</text:p>
          </table:table-cell>
          <table:table-cell office:value-type="date" office:date-value="2023-12-20T11:07:25.73" calcext:value-type="date">
            <text:p>20/12/2023</text:p>
          </table:table-cell>
          <table:table-cell office:value-type="date" office:date-value="2027-12-20T11:07:25.73" calcext:value-type="date">
            <text:p>20/12/2027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EDMILSON DA SILVA PIMENTA</text:p>
          </table:table-cell>
          <table:table-cell office:value-type="date" office:date-value="2024-02-23T13:44:00.82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389-84.2015.4.05.8100</text:p>
          </table:table-cell>
          <table:table-cell office:value-type="date" office:date-value="2015-12-02T12:59:52.62" calcext:value-type="date">
            <text:p>02/12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7-27T11:18:32.88" calcext:value-type="date">
            <text:p>27/07/2023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415-29.2022.4.05.8200</text:p>
          </table:table-cell>
          <table:table-cell office:value-type="date" office:date-value="2022-10-17T12:25:38.43" calcext:value-type="date">
            <text:p>17/10/2022</text:p>
          </table:table-cell>
          <table:table-cell office:value-type="date" office:date-value="2026-10-17T12:25:38.43" calcext:value-type="date">
            <text:p>17/10/2026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6T10:07:33.22" calcext:value-type="date">
            <text:p>1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439-32.2023.4.05.8100</text:p>
          </table:table-cell>
          <table:table-cell office:value-type="date" office:date-value="2023-04-13T14:27:49.66" calcext:value-type="date">
            <text:p>13/04/2023</text:p>
          </table:table-cell>
          <table:table-cell office:value-type="date" office:date-value="2027-04-13T14:27:49.66" calcext:value-type="date">
            <text:p>13/04/2027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JOÃO LUIS NOGUEIRA MATIAS</text:p>
          </table:table-cell>
          <table:table-cell office:value-type="date" office:date-value="2024-02-09T10:28:45.77" calcext:value-type="date">
            <text:p>09/02/2024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478-89.2015.4.05.8300</text:p>
          </table:table-cell>
          <table:table-cell office:value-type="date" office:date-value="2015-10-20T12:43:44.37" calcext:value-type="date">
            <text:p>20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3-09-20T16:59:38.38" calcext:value-type="date">
            <text:p>20/09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490-06.2015.4.05.8300</text:p>
          </table:table-cell>
          <table:table-cell office:value-type="date" office:date-value="2015-09-30T15:51:13.12" calcext:value-type="date">
            <text:p>30/09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CÉA MARIA BARBOSA MAGGI</text:p>
          </table:table-cell>
          <table:table-cell office:value-type="date" office:date-value="2022-02-18T12:48:10.98" calcext:value-type="date">
            <text:p>18/02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491-88.2015.4.05.8300</text:p>
          </table:table-cell>
          <table:table-cell office:value-type="date" office:date-value="2015-11-26T13:43:56.81" calcext:value-type="date">
            <text:p>26/11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ILHERME SOARES DINIZ</text:p>
          </table:table-cell>
          <table:table-cell office:value-type="date" office:date-value="2017-07-10T15:31:50.73" calcext:value-type="date">
            <text:p>10/07/2017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492-73.2015.4.05.8300</text:p>
          </table:table-cell>
          <table:table-cell office:value-type="date" office:date-value="2015-10-13T14:46:30.97" calcext:value-type="date">
            <text:p>13/10/2015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ERNANDO BRAZ XIMENES</text:p>
          </table:table-cell>
          <table:table-cell office:value-type="date" office:date-value="2020-06-20T23:22:06.86" calcext:value-type="date">
            <text:p>20/06/2020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519-71.2020.4.05.8400</text:p>
          </table:table-cell>
          <table:table-cell office:value-type="date" office:date-value="2020-11-25T18:04:02.13" calcext:value-type="date">
            <text:p>25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1-04-06T10:41:40.62" calcext:value-type="date">
            <text:p>06/04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534-15.2023.4.05.0000</text:p>
          </table:table-cell>
          <table:table-cell office:value-type="date" office:date-value="2023-07-07T14:48:24.06" calcext:value-type="date">
            <text:p>07/07/2023</text:p>
          </table:table-cell>
          <table:table-cell office:value-type="date" office:date-value="2027-07-07T14:48:24.06" calcext:value-type="date">
            <text:p>07/07/2027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MARINA COFFERRI</text:p>
          </table:table-cell>
          <table:table-cell office:value-type="date" office:date-value="2023-08-30T14:05:27.91" calcext:value-type="date">
            <text:p>30/08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535-30.2017.4.05.8400</text:p>
          </table:table-cell>
          <table:table-cell office:value-type="date" office:date-value="2017-08-31T13:49:12.65" calcext:value-type="date">
            <text:p>31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ANNE PEREIRA DA MOTTA PIRES OLIVEIRA</text:p>
          </table:table-cell>
          <table:table-cell office:value-type="date" office:date-value="2024-02-08T13:14:05.25" calcext:value-type="date">
            <text:p>08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539-35.2019.4.05.8000</text:p>
          </table:table-cell>
          <table:table-cell office:value-type="date" office:date-value="2019-09-18T11:57:55.9" calcext:value-type="date">
            <text:p>18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ÉRGIO JOSÉ WANDERLEY DE MENDONÇA</text:p>
          </table:table-cell>
          <table:table-cell office:value-type="date" office:date-value="2023-03-06T20:03:29.91" calcext:value-type="date">
            <text:p>06/03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618-12.2018.4.05.8400</text:p>
          </table:table-cell>
          <table:table-cell office:value-type="date" office:date-value="2018-08-02T10:53:09.5" calcext:value-type="date">
            <text:p>02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19-08-14T08:27:20.12" calcext:value-type="date">
            <text:p>14/08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618-64.2017.4.05.8200</text:p>
          </table:table-cell>
          <table:table-cell office:value-type="date" office:date-value="2017-10-30T11:02:05.37" calcext:value-type="date">
            <text:p>30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2-08-08T11:16:05.32" calcext:value-type="date">
            <text:p>08/08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633-03.2021.4.05.8100</text:p>
          </table:table-cell>
          <table:table-cell office:value-type="date" office:date-value="2021-06-25T15:18:05.11" calcext:value-type="date">
            <text:p>25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23-12-01T13:59:18.81" calcext:value-type="date">
            <text:p>01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680-70.2018.4.05.8103</text:p>
          </table:table-cell>
          <table:table-cell office:value-type="date" office:date-value="2018-10-22T10:41:12.3" calcext:value-type="date">
            <text:p>22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ACI ROLIM DE SOUSA</text:p>
          </table:table-cell>
          <table:table-cell office:value-type="date" office:date-value="2024-02-16T13:16:24.4" calcext:value-type="date">
            <text:p>1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746-27.2021.4.05.8400</text:p>
          </table:table-cell>
          <table:table-cell office:value-type="date" office:date-value="2021-09-30T18:07:29.15" calcext:value-type="date">
            <text:p>3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4-02-19T00:03:08.98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789-87.2018.4.05.8102</text:p>
          </table:table-cell>
          <table:table-cell office:value-type="date" office:date-value="2018-10-16T10:10:27.79" calcext:value-type="date">
            <text:p>16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VIEIRA DE LIMA</text:p>
          </table:table-cell>
          <table:table-cell office:value-type="date" office:date-value="2023-08-03T12:26:48.3" calcext:value-type="date">
            <text:p>03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810-30.2022.4.05.8100</text:p>
          </table:table-cell>
          <table:table-cell office:value-type="date" office:date-value="2022-06-13T14:17:01.34" calcext:value-type="date">
            <text:p>13/06/2022</text:p>
          </table:table-cell>
          <table:table-cell office:value-type="date" office:date-value="2026-06-13T14:17:01.34" calcext:value-type="date">
            <text:p>13/06/2026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2-11-06T21:17:30.26" calcext:value-type="date">
            <text:p>06/11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884-59.2023.4.05.8000</text:p>
          </table:table-cell>
          <table:table-cell office:value-type="date" office:date-value="2023-07-07T15:42:22.44" calcext:value-type="date">
            <text:p>07/07/2023</text:p>
          </table:table-cell>
          <table:table-cell office:value-type="date" office:date-value="2027-07-07T15:42:22.44" calcext:value-type="date">
            <text:p>07/07/2027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3-12-06T14:24:36.72" calcext:value-type="date">
            <text:p>06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890-82.2022.4.05.8200</text:p>
          </table:table-cell>
          <table:table-cell office:value-type="date" office:date-value="2022-11-09T15:31:56.56" calcext:value-type="date">
            <text:p>09/11/2022</text:p>
          </table:table-cell>
          <table:table-cell office:value-type="date" office:date-value="2026-11-09T15:31:56.56" calcext:value-type="date">
            <text:p>09/11/2026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07-20T00:00:15.52" calcext:value-type="date">
            <text:p>20/07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912-85.2018.4.05.8102</text:p>
          </table:table-cell>
          <table:table-cell office:value-type="date" office:date-value="2018-10-24T11:22:14.59" calcext:value-type="date">
            <text:p>24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2-08-22T16:48:39.67" calcext:value-type="date">
            <text:p>22/08/2022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921-98.2019.4.05.8300</text:p>
          </table:table-cell>
          <table:table-cell office:value-type="date" office:date-value="2019-05-23T16:06:35.97" calcext:value-type="date">
            <text:p>23/05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4-01-30T23:14:24.17" calcext:value-type="date">
            <text:p>30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922-38.2018.4.05.8100</text:p>
          </table:table-cell>
          <table:table-cell office:value-type="date" office:date-value="2018-06-18T19:28:42.19" calcext:value-type="date">
            <text:p>18/06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ARLA DE ALMEIDA MIRANDA MAIA</text:p>
          </table:table-cell>
          <table:table-cell office:value-type="date" office:date-value="2023-06-22T15:12:47.68" calcext:value-type="date">
            <text:p>22/06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939-27.2016.4.05.8300</text:p>
          </table:table-cell>
          <table:table-cell office:value-type="date" office:date-value="2016-11-11T17:57:47.48" calcext:value-type="date">
            <text:p>11/1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LIA IVO NEVES</text:p>
          </table:table-cell>
          <table:table-cell office:value-type="date" office:date-value="2023-07-21T15:55:56.99" calcext:value-type="date">
            <text:p>21/07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974-59.2017.4.05.8200</text:p>
          </table:table-cell>
          <table:table-cell office:value-type="date" office:date-value="2017-10-02T17:56:22.04" calcext:value-type="date">
            <text:p>02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08-24T20:53:16.71" calcext:value-type="date">
            <text:p>24/08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8975-44.2017.4.05.8200</text:p>
          </table:table-cell>
          <table:table-cell office:value-type="date" office:date-value="2017-11-10T17:44:34.18" calcext:value-type="date">
            <text:p>10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1-01-19T15:19:11.45" calcext:value-type="date">
            <text:p>19/01/2021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018-26.2018.4.05.8400</text:p>
          </table:table-cell>
          <table:table-cell office:value-type="date" office:date-value="2018-08-09T15:01:54.8" calcext:value-type="date">
            <text:p>09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1-20T11:12:10.99" calcext:value-type="date">
            <text:p>2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020-48.2017.4.05.8200</text:p>
          </table:table-cell>
          <table:table-cell office:value-type="date" office:date-value="2017-11-13T17:24:35.48" calcext:value-type="date">
            <text:p>13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2-12T08:27:18.2" calcext:value-type="date">
            <text:p>12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022-61.2016.4.05.8100</text:p>
          </table:table-cell>
          <table:table-cell office:value-type="date" office:date-value="2016-08-16T14:00:37.54" calcext:value-type="date">
            <text:p>16/08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LUIZ CAVALCANTI SILVEIRA</text:p>
          </table:table-cell>
          <table:table-cell office:value-type="date" office:date-value="2024-02-26T14:08:05.91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098-55.2020.4.05.8000</text:p>
          </table:table-cell>
          <table:table-cell office:value-type="date" office:date-value="2020-10-26T19:51:04.1" calcext:value-type="date">
            <text:p>26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09-06T17:11:23.34" calcext:value-type="date">
            <text:p>06/09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153-11.2017.4.05.8000</text:p>
          </table:table-cell>
          <table:table-cell office:value-type="date" office:date-value="2017-09-21T13:52:51.07" calcext:value-type="date">
            <text:p>21/09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2-05-30T09:26:59.24" calcext:value-type="date">
            <text:p>30/05/2022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160-97.2022.4.05.8300</text:p>
          </table:table-cell>
          <table:table-cell office:value-type="date" office:date-value="2022-06-07T13:17:53.52" calcext:value-type="date">
            <text:p>07/06/2022</text:p>
          </table:table-cell>
          <table:table-cell office:value-type="date" office:date-value="2026-06-07T13:17:53.52" calcext:value-type="date">
            <text:p>07/06/202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POLYANA FALCAO BRITO</text:p>
          </table:table-cell>
          <table:table-cell office:value-type="date" office:date-value="2024-02-13T02:18:16.75" calcext:value-type="date">
            <text:p>13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168-07.2018.4.05.8400</text:p>
          </table:table-cell>
          <table:table-cell office:value-type="date" office:date-value="2018-08-20T14:22:31.37" calcext:value-type="date">
            <text:p>20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0-18T11:36:20.95" calcext:value-type="date">
            <text:p>18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182-24.2023.4.05.8300</text:p>
          </table:table-cell>
          <table:table-cell office:value-type="date" office:date-value="2023-04-27T10:46:03.36" calcext:value-type="date">
            <text:p>27/04/2023</text:p>
          </table:table-cell>
          <table:table-cell office:value-type="date" office:date-value="2027-04-27T10:46:03.36" calcext:value-type="date">
            <text:p>27/04/202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4-02-20T11:52:09.91" calcext:value-type="date">
            <text:p>20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193-72.2017.4.05.8200</text:p>
          </table:table-cell>
          <table:table-cell office:value-type="date" office:date-value="2017-11-24T11:10:18.84" calcext:value-type="date">
            <text:p>24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2-16T20:26:22.8" calcext:value-type="date">
            <text:p>16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243-98.2017.4.05.8200</text:p>
          </table:table-cell>
          <table:table-cell office:value-type="date" office:date-value="2017-07-17T17:05:29.46" calcext:value-type="date">
            <text:p>17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3-31T11:37:43.24" calcext:value-type="date">
            <text:p>31/03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304-56.2017.4.05.8200</text:p>
          </table:table-cell>
          <table:table-cell office:value-type="date" office:date-value="2017-11-22T19:21:06.63" calcext:value-type="date">
            <text:p>22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07-06T15:37:06.61" calcext:value-type="date">
            <text:p>06/07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337-59.2020.4.05.8000</text:p>
          </table:table-cell>
          <table:table-cell office:value-type="date" office:date-value="2020-11-02T20:39:22.29" calcext:value-type="date">
            <text:p>02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9T00:02:20.35" calcext:value-type="date">
            <text:p>1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382-50.2017.4.05.8200</text:p>
          </table:table-cell>
          <table:table-cell office:value-type="date" office:date-value="2017-11-30T22:04:43.63" calcext:value-type="date">
            <text:p>30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11-29T14:39:24.8" calcext:value-type="date">
            <text:p>29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463-96.2017.4.05.8200</text:p>
          </table:table-cell>
          <table:table-cell office:value-type="date" office:date-value="2017-12-04T11:19:40.64" calcext:value-type="date">
            <text:p>04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6-19T13:11:45.95" calcext:value-type="date">
            <text:p>19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464-89.2023.4.05.8000</text:p>
          </table:table-cell>
          <table:table-cell office:value-type="date" office:date-value="2023-08-03T17:49:16.53" calcext:value-type="date">
            <text:p>03/08/2023</text:p>
          </table:table-cell>
          <table:table-cell office:value-type="date" office:date-value="2027-08-03T17:49:16.53" calcext:value-type="date">
            <text:p>03/08/2027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17T00:01:53.8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474-28.2017.4.05.8200</text:p>
          </table:table-cell>
          <table:table-cell office:value-type="date" office:date-value="2017-12-04T05:18:30.02" calcext:value-type="date">
            <text:p>04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09-26T00:00:38.97" calcext:value-type="date">
            <text:p>26/09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493-92.2021.4.05.8200</text:p>
          </table:table-cell>
          <table:table-cell office:value-type="date" office:date-value="2021-08-12T10:38:53.49" calcext:value-type="date">
            <text:p>12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BOSCO MEDEIROS DE SOUSA</text:p>
          </table:table-cell>
          <table:table-cell office:value-type="date" office:date-value="2021-10-27T00:00:52.26" calcext:value-type="date">
            <text:p>27/10/2021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523-19.2019.4.05.8000</text:p>
          </table:table-cell>
          <table:table-cell office:value-type="date" office:date-value="2019-11-12T18:30:38.16" calcext:value-type="date">
            <text:p>12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2-26T00:02:28.36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534-98.2017.4.05.8200</text:p>
          </table:table-cell>
          <table:table-cell office:value-type="date" office:date-value="2017-12-06T14:50:45.26" calcext:value-type="date">
            <text:p>06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2-17T00:01:15.38" calcext:value-type="date">
            <text:p>17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551-37.2017.4.05.8200</text:p>
          </table:table-cell>
          <table:table-cell office:value-type="date" office:date-value="2017-12-05T15:07:43.67" calcext:value-type="date">
            <text:p>05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07-28T12:15:11.35" calcext:value-type="date">
            <text:p>28/07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564-36.2017.4.05.8200</text:p>
          </table:table-cell>
          <table:table-cell office:value-type="date" office:date-value="2017-12-06T18:41:16.86" calcext:value-type="date">
            <text:p>06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2-26T08:35:15.35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574-80.2017.4.05.8200</text:p>
          </table:table-cell>
          <table:table-cell office:value-type="date" office:date-value="2017-12-07T19:31:41.82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1-28T02:38:06.13" calcext:value-type="date">
            <text:p>28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580-53.2018.4.05.8200</text:p>
          </table:table-cell>
          <table:table-cell office:value-type="date" office:date-value="2018-10-18T14:01:56.45" calcext:value-type="date">
            <text:p>18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23T08:49:31.99" calcext:value-type="date">
            <text:p>23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698-58.2020.4.05.8200</text:p>
          </table:table-cell>
          <table:table-cell office:value-type="date" office:date-value="2020-10-02T16:55:04.73" calcext:value-type="date">
            <text:p>02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10-06T08:05:09.6" calcext:value-type="date">
            <text:p>06/10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721-08.2023.4.05.8100</text:p>
          </table:table-cell>
          <table:table-cell office:value-type="date" office:date-value="2023-06-09T16:35:42.37" calcext:value-type="date">
            <text:p>09/06/2023</text:p>
          </table:table-cell>
          <table:table-cell office:value-type="date" office:date-value="2027-06-09T16:35:42.37" calcext:value-type="date">
            <text:p>09/06/2027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3-11-10T17:44:42.69" calcext:value-type="date">
            <text:p>10/11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748-21.2019.4.05.8200</text:p>
          </table:table-cell>
          <table:table-cell office:value-type="date" office:date-value="2019-07-31T14:17:37.82" calcext:value-type="date">
            <text:p>31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0-18T16:20:38.18" calcext:value-type="date">
            <text:p>18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768-46.2018.4.05.8200</text:p>
          </table:table-cell>
          <table:table-cell office:value-type="date" office:date-value="2018-10-23T16:28:29.96" calcext:value-type="date">
            <text:p>23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BOSCO MEDEIROS DE SOUSA</text:p>
          </table:table-cell>
          <table:table-cell office:value-type="date" office:date-value="2021-11-25T13:34:24.3" calcext:value-type="date">
            <text:p>25/11/2021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779-23.2019.4.05.8400</text:p>
          </table:table-cell>
          <table:table-cell office:value-type="date" office:date-value="2019-09-19T14:38:39.18" calcext:value-type="date">
            <text:p>19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3-12-21T14:07:35.98" calcext:value-type="date">
            <text:p>21/12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783-49.2017.4.05.8200</text:p>
          </table:table-cell>
          <table:table-cell office:value-type="date" office:date-value="2017-12-08T22:29:12.93" calcext:value-type="date">
            <text:p>0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3-06-22T12:47:19.78" calcext:value-type="date">
            <text:p>22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04-92.2022.4.05.8300</text:p>
          </table:table-cell>
          <table:table-cell office:value-type="date" office:date-value="2022-06-14T16:57:38.29" calcext:value-type="date">
            <text:p>14/06/2022</text:p>
          </table:table-cell>
          <table:table-cell office:value-type="date" office:date-value="2026-06-14T16:57:38.29" calcext:value-type="date">
            <text:p>14/06/202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4-02-22T08:32:51.43" calcext:value-type="date">
            <text:p>2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77-49.2017.4.05.8200</text:p>
          </table:table-cell>
          <table:table-cell office:value-type="date" office:date-value="2017-12-19T19:08:16.75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1-10T01:20:37.43" calcext:value-type="date">
            <text:p>10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78-34.2017.4.05.8200</text:p>
          </table:table-cell>
          <table:table-cell office:value-type="date" office:date-value="2017-12-19T19:06:34.72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2-14T02:15:38.11" calcext:value-type="date">
            <text:p>14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79-19.2017.4.05.8200</text:p>
          </table:table-cell>
          <table:table-cell office:value-type="date" office:date-value="2017-12-19T19:05:26.02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2-08-25T13:41:03.66" calcext:value-type="date">
            <text:p>25/08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80-04.2017.4.05.8200</text:p>
          </table:table-cell>
          <table:table-cell office:value-type="date" office:date-value="2017-12-19T19:03:47.19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3-03-31T18:20:20.18" calcext:value-type="date">
            <text:p>31/03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81-86.2017.4.05.8200</text:p>
          </table:table-cell>
          <table:table-cell office:value-type="date" office:date-value="2017-12-19T19:02:19.47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09-14T00:00:42.22" calcext:value-type="date">
            <text:p>14/09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82-71.2017.4.05.8200</text:p>
          </table:table-cell>
          <table:table-cell office:value-type="date" office:date-value="2017-12-19T19:01:02.99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3-03-31T12:30:19.13" calcext:value-type="date">
            <text:p>31/03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84-41.2017.4.05.8200</text:p>
          </table:table-cell>
          <table:table-cell office:value-type="date" office:date-value="2017-12-19T18:58:29.6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03-24T11:10:22.54" calcext:value-type="date">
            <text:p>24/03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09989-63.2017.4.05.8200</text:p>
          </table:table-cell>
          <table:table-cell office:value-type="date" office:date-value="2017-12-19T18:55:52.54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6-20T00:00:37.99" calcext:value-type="date">
            <text:p>20/06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026-90.2017.4.05.8200</text:p>
          </table:table-cell>
          <table:table-cell office:value-type="date" office:date-value="2017-12-21T16:20:27.05" calcext:value-type="date">
            <text:p>21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4-02-01T15:57:56.37" calcext:value-type="date">
            <text:p>01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093-95.2021.4.05.8400</text:p>
          </table:table-cell>
          <table:table-cell office:value-type="date" office:date-value="2021-11-04T11:58:25.21" calcext:value-type="date">
            <text:p>04/11/2021</text:p>
          </table:table-cell>
          <table:table-cell office:value-type="date" office:date-value="2025-11-04T11:58:25.21" calcext:value-type="date">
            <text:p>04/11/202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06-28T10:42:22.47" calcext:value-type="date">
            <text:p>28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173-19.2017.4.05.8200</text:p>
          </table:table-cell>
          <table:table-cell office:value-type="date" office:date-value="2017-12-27T18:43:31.2" calcext:value-type="date">
            <text:p>2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05-25T12:50:37.26" calcext:value-type="date">
            <text:p>25/05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207-95.2020.4.05.8100</text:p>
          </table:table-cell>
          <table:table-cell office:value-type="date" office:date-value="2020-09-10T09:10:43.55" calcext:value-type="date">
            <text:p>10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IANE MEIRA LIMA</text:p>
          </table:table-cell>
          <table:table-cell office:value-type="date" office:date-value="2024-02-22T15:08:35.56" calcext:value-type="date">
            <text:p>22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293-52.2023.4.05.8200</text:p>
          </table:table-cell>
          <table:table-cell office:value-type="date" office:date-value="2023-12-19T13:13:29.57" calcext:value-type="date">
            <text:p>19/12/2023</text:p>
          </table:table-cell>
          <table:table-cell office:value-type="date" office:date-value="2027-12-19T13:13:29.57" calcext:value-type="date">
            <text:p>19/12/2027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4-02-17T00:00:55.38" calcext:value-type="date">
            <text:p>17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303-72.2018.4.05.8200</text:p>
          </table:table-cell>
          <table:table-cell office:value-type="date" office:date-value="2018-11-12T14:19:40.8" calcext:value-type="date">
            <text:p>12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05-22T12:01:35.8" calcext:value-type="date">
            <text:p>22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307-07.2021.4.05.8200</text:p>
          </table:table-cell>
          <table:table-cell office:value-type="date" office:date-value="2021-09-03T12:21:03.36" calcext:value-type="date">
            <text:p>03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1-11-30T09:55:32.08" calcext:value-type="date">
            <text:p>30/11/2021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308-71.2021.4.05.8400</text:p>
          </table:table-cell>
          <table:table-cell office:value-type="date" office:date-value="2021-11-17T15:05:43.75" calcext:value-type="date">
            <text:p>17/11/2021</text:p>
          </table:table-cell>
          <table:table-cell office:value-type="date" office:date-value="2025-11-17T15:05:43.75" calcext:value-type="date">
            <text:p>17/11/2025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4-02-26T15:23:07.35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311-83.2017.4.05.8200</text:p>
          </table:table-cell>
          <table:table-cell office:value-type="date" office:date-value="2017-12-28T15:25:54.56" calcext:value-type="date">
            <text:p>2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0-02T15:33:34.41" calcext:value-type="date">
            <text:p>02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312-68.2017.4.05.8200</text:p>
          </table:table-cell>
          <table:table-cell office:value-type="date" office:date-value="2017-12-28T15:42:41.07" calcext:value-type="date">
            <text:p>2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0-18T15:53:20.89" calcext:value-type="date">
            <text:p>18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399-30.2022.4.05.8400</text:p>
          </table:table-cell>
          <table:table-cell office:value-type="date" office:date-value="2022-11-24T10:11:39.93" calcext:value-type="date">
            <text:p>24/11/2022</text:p>
          </table:table-cell>
          <table:table-cell office:value-type="date" office:date-value="2026-11-24T10:11:39.93" calcext:value-type="date">
            <text:p>24/11/20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3-11-28T21:10:06.83" calcext:value-type="date">
            <text:p>28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422-51.2018.4.05.8000</text:p>
          </table:table-cell>
          <table:table-cell office:value-type="date" office:date-value="2018-11-16T08:45:44.03" calcext:value-type="date">
            <text:p>16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09T00:00:28.5" calcext:value-type="date">
            <text:p>0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489-50.2017.4.05.8000</text:p>
          </table:table-cell>
          <table:table-cell office:value-type="date" office:date-value="2017-11-23T16:15:11.82" calcext:value-type="date">
            <text:p>23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6T14:32:20.9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511-72.2017.4.05.8400</text:p>
          </table:table-cell>
          <table:table-cell office:value-type="date" office:date-value="2017-10-24T13:23:25.08" calcext:value-type="date">
            <text:p>24/10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2-11-09T09:37:21.47" calcext:value-type="date">
            <text:p>09/11/2022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517-58.2021.4.05.8200</text:p>
          </table:table-cell>
          <table:table-cell office:value-type="date" office:date-value="2021-09-06T11:53:25.76" calcext:value-type="date">
            <text:p>06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23-11-18T01:51:48.97" calcext:value-type="date">
            <text:p>18/11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677-16.2017.4.05.8300</text:p>
          </table:table-cell>
          <table:table-cell office:value-type="date" office:date-value="2017-07-12T11:56:41.53" calcext:value-type="date">
            <text:p>12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3-08-11T00:00:41.02" calcext:value-type="date">
            <text:p>11/08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731-63.2018.4.05.8100</text:p>
          </table:table-cell>
          <table:table-cell office:value-type="date" office:date-value="2018-07-16T19:08:01.76" calcext:value-type="date">
            <text:p>16/07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CIDES SALDANHA LIMA</text:p>
          </table:table-cell>
          <table:table-cell office:value-type="date" office:date-value="2024-01-25T00:00:52.53" calcext:value-type="date">
            <text:p>25/01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748-22.2020.4.05.8200</text:p>
          </table:table-cell>
          <table:table-cell office:value-type="date" office:date-value="2020-10-26T18:45:38.6" calcext:value-type="date">
            <text:p>26/10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3-12-19T08:21:29.62" calcext:value-type="date">
            <text:p>19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751-36.2018.4.05.8300</text:p>
          </table:table-cell>
          <table:table-cell office:value-type="date" office:date-value="2018-08-01T09:49:55.62" calcext:value-type="date">
            <text:p>01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3-12-18T22:58:33.99" calcext:value-type="date">
            <text:p>18/1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799-47.2017.4.05.8100</text:p>
          </table:table-cell>
          <table:table-cell office:value-type="date" office:date-value="2017-08-21T13:41:41.26" calcext:value-type="date">
            <text:p>21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IANE MEIRA LIMA</text:p>
          </table:table-cell>
          <table:table-cell office:value-type="date" office:date-value="2024-02-22T16:09:43.12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966-46.2017.4.05.8300</text:p>
          </table:table-cell>
          <table:table-cell office:value-type="date" office:date-value="2017-07-20T13:37:09.64" calcext:value-type="date">
            <text:p>20/07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CÉA MARIA BARBOSA MAGGI</text:p>
          </table:table-cell>
          <table:table-cell office:value-type="date" office:date-value="2017-09-28T00:00:49.92" calcext:value-type="date">
            <text:p>28/09/2017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967-80.2021.4.05.8400</text:p>
          </table:table-cell>
          <table:table-cell office:value-type="date" office:date-value="2021-12-07T18:00:17.52" calcext:value-type="date">
            <text:p>07/12/2021</text:p>
          </table:table-cell>
          <table:table-cell office:value-type="date" office:date-value="2025-12-07T18:00:17.52" calcext:value-type="date">
            <text:p>07/12/202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1-12T18:32:31.69" calcext:value-type="date">
            <text:p>12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0988-56.2021.4.05.8400</text:p>
          </table:table-cell>
          <table:table-cell office:value-type="date" office:date-value="2021-12-07T22:37:13.91" calcext:value-type="date">
            <text:p>07/12/2021</text:p>
          </table:table-cell>
          <table:table-cell office:value-type="date" office:date-value="2025-12-07T22:37:13.91" calcext:value-type="date">
            <text:p>07/12/2025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LIANNE PEREIRA DA MOTTA PIRES OLIVEIRA</text:p>
          </table:table-cell>
          <table:table-cell office:value-type="date" office:date-value="2024-02-02T09:43:34.19" calcext:value-type="date">
            <text:p>0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015-28.2019.4.05.8200</text:p>
          </table:table-cell>
          <table:table-cell office:value-type="date" office:date-value="2019-08-29T14:36:38.41" calcext:value-type="date">
            <text:p>29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5-22T08:57:02.08" calcext:value-type="date">
            <text:p>22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024-76.2017.4.05.8000</text:p>
          </table:table-cell>
          <table:table-cell office:value-type="date" office:date-value="2017-12-07T16:00:01.29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1-11T17:41:04.49" calcext:value-type="date">
            <text:p>11/01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093-96.2022.4.05.8400</text:p>
          </table:table-cell>
          <table:table-cell office:value-type="date" office:date-value="2022-12-14T18:44:40.43" calcext:value-type="date">
            <text:p>14/12/2022</text:p>
          </table:table-cell>
          <table:table-cell office:value-type="date" office:date-value="2026-12-14T18:44:40.43" calcext:value-type="date">
            <text:p>14/12/202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4-02-05T17:36:49.21" calcext:value-type="date">
            <text:p>0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094-07.2019.4.05.8200</text:p>
          </table:table-cell>
          <table:table-cell office:value-type="date" office:date-value="2018-08-06T14:39:25.41" calcext:value-type="date">
            <text:p>06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RISTINA MARIA COSTA GARCEZ</text:p>
          </table:table-cell>
          <table:table-cell office:value-type="date" office:date-value="2019-08-30T14:52:04.44" calcext:value-type="date">
            <text:p>30/08/2019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144-22.2017.4.05.8000</text:p>
          </table:table-cell>
          <table:table-cell office:value-type="date" office:date-value="2017-12-08T11:09:05.05" calcext:value-type="date">
            <text:p>0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18T00:00:39.35" calcext:value-type="date">
            <text:p>1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175-42.2017.4.05.8000</text:p>
          </table:table-cell>
          <table:table-cell office:value-type="date" office:date-value="2017-12-14T16:40:33.97" calcext:value-type="date">
            <text:p>14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12-24T00:11:19.41" calcext:value-type="date">
            <text:p>24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193-63.2017.4.05.8000</text:p>
          </table:table-cell>
          <table:table-cell office:value-type="date" office:date-value="2017-12-14T15:49:02.44" calcext:value-type="date">
            <text:p>14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3-10-10T13:26:21.02" calcext:value-type="date">
            <text:p>10/10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01-28.2022.4.05.8400</text:p>
          </table:table-cell>
          <table:table-cell office:value-type="date" office:date-value="2022-12-19T11:06:54.42" calcext:value-type="date">
            <text:p>19/12/2022</text:p>
          </table:table-cell>
          <table:table-cell office:value-type="date" office:date-value="2026-12-19T11:06:54.42" calcext:value-type="date">
            <text:p>19/12/202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3-11-29T10:44:59.03" calcext:value-type="date">
            <text:p>29/11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48-14.2017.4.05.8000</text:p>
          </table:table-cell>
          <table:table-cell office:value-type="date" office:date-value="2017-12-15T12:13:39.66" calcext:value-type="date">
            <text:p>15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12-24T00:12:16.07" calcext:value-type="date">
            <text:p>24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49-28.2019.4.05.8000</text:p>
          </table:table-cell>
          <table:table-cell office:value-type="date" office:date-value="2019-12-21T10:35:07.19" calcext:value-type="date">
            <text:p>21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3-12-12T13:36:14.29" calcext:value-type="date">
            <text:p>12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52-87.2018.4.05.8300</text:p>
          </table:table-cell>
          <table:table-cell office:value-type="date" office:date-value="2018-08-09T16:16:56.71" calcext:value-type="date">
            <text:p>09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AIO DINIZ FONSECA</text:p>
          </table:table-cell>
          <table:table-cell office:value-type="date" office:date-value="2019-03-27T14:03:32.64" calcext:value-type="date">
            <text:p>27/03/2019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52-87.2018.4.05.8300</text:p>
          </table:table-cell>
          <table:table-cell office:value-type="date" office:date-value="2018-08-09T16:16:56.71" calcext:value-type="date">
            <text:p>09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19-03-27T14:03:32.64" calcext:value-type="date">
            <text:p>27/03/2019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65-50.2017.4.05.8000</text:p>
          </table:table-cell>
          <table:table-cell office:value-type="date" office:date-value="2017-12-07T17:37:58.41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3-12-25T00:04:35.85" calcext:value-type="date">
            <text:p>25/1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84-56.2017.4.05.8000</text:p>
          </table:table-cell>
          <table:table-cell office:value-type="date" office:date-value="2017-12-15T16:52:19.99" calcext:value-type="date">
            <text:p>15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2-23T09:58:46.44" calcext:value-type="date">
            <text:p>23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288-88.2020.4.05.8000</text:p>
          </table:table-cell>
          <table:table-cell office:value-type="date" office:date-value="2020-12-14T11:42:21.88" calcext:value-type="date">
            <text:p>14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3-09-11T11:58:09.43" calcext:value-type="date">
            <text:p>11/09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307-02.2017.4.05.8000</text:p>
          </table:table-cell>
          <table:table-cell office:value-type="date" office:date-value="2017-12-07T18:23:19.14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GELO CAVALCANTI ALVES DE MIRANDA NETO</text:p>
          </table:table-cell>
          <table:table-cell office:value-type="date" office:date-value="2024-01-29T09:58:45.34" calcext:value-type="date">
            <text:p>29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312-24.2017.4.05.8000</text:p>
          </table:table-cell>
          <table:table-cell office:value-type="date" office:date-value="2017-12-15T14:11:03.28" calcext:value-type="date">
            <text:p>15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1-16T14:59:01.71" calcext:value-type="date">
            <text:p>16/01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367-72.2017.4.05.8000</text:p>
          </table:table-cell>
          <table:table-cell office:value-type="date" office:date-value="2017-12-16T10:35:28.64" calcext:value-type="date">
            <text:p>16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20T16:09:29.67" calcext:value-type="date">
            <text:p>20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368-57.2017.4.05.8000</text:p>
          </table:table-cell>
          <table:table-cell office:value-type="date" office:date-value="2017-12-07T18:50:21.8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3-11-06T14:47:36.9" calcext:value-type="date">
            <text:p>06/11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389-35.2019.4.05.8300</text:p>
          </table:table-cell>
          <table:table-cell office:value-type="date" office:date-value="2019-06-27T21:59:22.34" calcext:value-type="date">
            <text:p>27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3-02-02T16:53:37.62" calcext:value-type="date">
            <text:p>02/0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398-92.2017.4.05.8000</text:p>
          </table:table-cell>
          <table:table-cell office:value-type="date" office:date-value="2017-12-15T17:55:39.95" calcext:value-type="date">
            <text:p>15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16T22:02:00.22" calcext:value-type="date">
            <text:p>1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404-02.2017.4.05.8000</text:p>
          </table:table-cell>
          <table:table-cell office:value-type="date" office:date-value="2017-12-18T14:39:40.4" calcext:value-type="date">
            <text:p>1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1-25T18:47:47.93" calcext:value-type="date">
            <text:p>25/01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413-61.2017.4.05.8000</text:p>
          </table:table-cell>
          <table:table-cell office:value-type="date" office:date-value="2017-12-07T18:17:25.38" calcext:value-type="date">
            <text:p>07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NDRÉ CARVALHO MONTEIRO</text:p>
          </table:table-cell>
          <table:table-cell office:value-type="date" office:date-value="2024-02-15T20:44:42.14" calcext:value-type="date">
            <text:p>15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420-53.2017.4.05.8000</text:p>
          </table:table-cell>
          <table:table-cell office:value-type="date" office:date-value="2017-12-20T09:40:12.73" calcext:value-type="date">
            <text:p>20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23T10:53:18.97" calcext:value-type="date">
            <text:p>23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455-44.2021.4.05.8300</text:p>
          </table:table-cell>
          <table:table-cell office:value-type="date" office:date-value="2021-06-07T14:24:57.92" calcext:value-type="date">
            <text:p>07/06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Z CORRÊA DE AZEVEDO</text:p>
          </table:table-cell>
          <table:table-cell office:value-type="date" office:date-value="2022-09-06T16:13:37.57" calcext:value-type="date">
            <text:p>06/09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492-42.2019.4.05.8300</text:p>
          </table:table-cell>
          <table:table-cell office:value-type="date" office:date-value="2019-07-01T09:50:35.7" calcext:value-type="date">
            <text:p>01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2-07T15:59:35.5" calcext:value-type="date">
            <text:p>07/02/2023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526-51.2018.4.05.8300</text:p>
          </table:table-cell>
          <table:table-cell office:value-type="date" office:date-value="2018-08-11T20:03:31.37" calcext:value-type="date">
            <text:p>11/08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5-06T20:27:13.24" calcext:value-type="date">
            <text:p>06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551-26.2016.4.05.8400</text:p>
          </table:table-cell>
          <table:table-cell office:value-type="date" office:date-value="2016-11-25T13:26:48.32" calcext:value-type="date">
            <text:p>25/1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24-02-26T15:14:02.4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573-76.2023.4.05.8000</text:p>
          </table:table-cell>
          <table:table-cell office:value-type="date" office:date-value="2023-09-25T14:35:19.62" calcext:value-type="date">
            <text:p>25/09/2023</text:p>
          </table:table-cell>
          <table:table-cell office:value-type="date" office:date-value="2027-09-25T14:35:19.62" calcext:value-type="date">
            <text:p>25/09/2027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MILA MONTEIRO PULLIN MILAN</text:p>
          </table:table-cell>
          <table:table-cell office:value-type="date" office:date-value="2023-12-18T19:31:09.79" calcext:value-type="date">
            <text:p>18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618-85.2020.4.05.8000</text:p>
          </table:table-cell>
          <table:table-cell office:value-type="date" office:date-value="2020-12-18T15:29:10.3" calcext:value-type="date">
            <text:p>18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LINE SOARES LUCENA CARNAÚBA</text:p>
          </table:table-cell>
          <table:table-cell office:value-type="date" office:date-value="2024-02-22T16:40:12.74" calcext:value-type="date">
            <text:p>22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623-10.2020.4.05.8000</text:p>
          </table:table-cell>
          <table:table-cell office:value-type="date" office:date-value="2020-12-18T15:58:01.31" calcext:value-type="date">
            <text:p>18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18T18:27:52.38" calcext:value-type="date">
            <text:p>18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624-49.2021.4.05.8100</text:p>
          </table:table-cell>
          <table:table-cell office:value-type="date" office:date-value="2021-08-12T15:07:22.15" calcext:value-type="date">
            <text:p>12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3-02-27T21:10:33.23" calcext:value-type="date">
            <text:p>27/02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672-83.2018.4.05.8400</text:p>
          </table:table-cell>
          <table:table-cell office:value-type="date" office:date-value="2018-10-04T14:54:01.47" calcext:value-type="date">
            <text:p>04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19-11-14T16:00:15.43" calcext:value-type="date">
            <text:p>14/11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684-63.2019.4.05.8400</text:p>
          </table:table-cell>
          <table:table-cell office:value-type="date" office:date-value="2019-11-08T11:54:42.42" calcext:value-type="date">
            <text:p>0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IANNE PEREIRA DA MOTTA PIRES OLIVEIRA</text:p>
          </table:table-cell>
          <table:table-cell office:value-type="date" office:date-value="2024-02-06T23:35:07.42" calcext:value-type="date">
            <text:p>0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685-55.2017.4.05.8000</text:p>
          </table:table-cell>
          <table:table-cell office:value-type="date" office:date-value="2017-12-19T19:04:28.91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1-21T00:06:14.67" calcext:value-type="date">
            <text:p>21/01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704-04.2021.4.05.8200</text:p>
          </table:table-cell>
          <table:table-cell office:value-type="date" office:date-value="2021-10-26T11:12:16.12" calcext:value-type="date">
            <text:p>26/10/2021</text:p>
          </table:table-cell>
          <table:table-cell office:value-type="date" office:date-value="2025-10-26T11:12:16.12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2-09-26T00:02:15.95" calcext:value-type="date">
            <text:p>26/09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733-09.2020.4.05.8000</text:p>
          </table:table-cell>
          <table:table-cell office:value-type="date" office:date-value="2020-12-18T23:00:01.35" calcext:value-type="date">
            <text:p>18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23T10:08:21.26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759-07.2020.4.05.8000</text:p>
          </table:table-cell>
          <table:table-cell office:value-type="date" office:date-value="2020-12-19T06:15:06.5" calcext:value-type="date">
            <text:p>19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04T00:01:08.94" calcext:value-type="date">
            <text:p>04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814-71.2019.4.05.8200</text:p>
          </table:table-cell>
          <table:table-cell office:value-type="date" office:date-value="2019-09-11T14:19:59.27" calcext:value-type="date">
            <text:p>11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18T00:00:29.74" calcext:value-type="date">
            <text:p>18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839-84.2019.4.05.8200</text:p>
          </table:table-cell>
          <table:table-cell office:value-type="date" office:date-value="2019-09-11T17:51:29.03" calcext:value-type="date">
            <text:p>11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5-03T15:42:53.41" calcext:value-type="date">
            <text:p>03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1934-67.2017.4.05.8400</text:p>
          </table:table-cell>
          <table:table-cell office:value-type="date" office:date-value="2017-11-17T14:55:47.85" calcext:value-type="date">
            <text:p>17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18-08-01T15:19:27.17" calcext:value-type="date">
            <text:p>01/08/2018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086-27.2017.4.05.8300</text:p>
          </table:table-cell>
          <table:table-cell office:value-type="date" office:date-value="2017-08-16T17:17:11.94" calcext:value-type="date">
            <text:p>16/08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NA COFFERRI</text:p>
          </table:table-cell>
          <table:table-cell office:value-type="date" office:date-value="2023-11-29T00:00:06.24" calcext:value-type="date">
            <text:p>29/11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126-97.2017.4.05.8400</text:p>
          </table:table-cell>
          <table:table-cell office:value-type="date" office:date-value="2017-11-23T13:40:13.82" calcext:value-type="date">
            <text:p>23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NILSON BEZERRA DE SIQUEIRA</text:p>
          </table:table-cell>
          <table:table-cell office:value-type="date" office:date-value="2022-09-05T12:08:33.04" calcext:value-type="date">
            <text:p>05/09/2022</text:p>
          </table:table-cell>
          <table:table-cell office:value-type="string" calcext:value-type="string">
            <text:p>A depender do julgamento de outra causa, de outro juízo ou declaração incidente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133-18.2023.4.05.8000</text:p>
          </table:table-cell>
          <table:table-cell office:value-type="date" office:date-value="2023-10-10T15:39:10.73" calcext:value-type="date">
            <text:p>10/10/2023</text:p>
          </table:table-cell>
          <table:table-cell office:value-type="date" office:date-value="2027-10-10T15:39:10.73" calcext:value-type="date">
            <text:p>10/10/2027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FLAVIO MARCONDES SOARES RODRIGUES</text:p>
          </table:table-cell>
          <table:table-cell office:value-type="date" office:date-value="2024-02-12T00:02:43.71" calcext:value-type="date">
            <text:p>12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194-47.2017.4.05.8400</text:p>
          </table:table-cell>
          <table:table-cell office:value-type="date" office:date-value="2017-11-27T08:16:07.79" calcext:value-type="date">
            <text:p>27/11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4-02-23T11:33:32.2" calcext:value-type="date">
            <text:p>23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440-09.2018.4.05.8400</text:p>
          </table:table-cell>
          <table:table-cell office:value-type="date" office:date-value="2018-10-25T13:28:15.06" calcext:value-type="date">
            <text:p>25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1-27T16:24:37.76" calcext:value-type="date">
            <text:p>27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676-21.2023.4.05.8000</text:p>
          </table:table-cell>
          <table:table-cell office:value-type="date" office:date-value="2023-10-25T15:35:36.31" calcext:value-type="date">
            <text:p>25/10/2023</text:p>
          </table:table-cell>
          <table:table-cell office:value-type="date" office:date-value="2027-10-25T15:35:36.31" calcext:value-type="date">
            <text:p>25/10/2027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SEM MAGISTRADO NO CARGO DISTRIBUÍDO</text:p>
          </table:table-cell>
          <table:table-cell office:value-type="date" office:date-value="2024-02-26T21:52:51.3" calcext:value-type="date">
            <text:p>26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753-37.2022.4.05.8300</text:p>
          </table:table-cell>
          <table:table-cell office:value-type="date" office:date-value="2022-08-04T11:09:18.34" calcext:value-type="date">
            <text:p>04/08/2022</text:p>
          </table:table-cell>
          <table:table-cell office:value-type="date" office:date-value="2026-08-04T11:09:18.34" calcext:value-type="date">
            <text:p>04/08/2026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CLÁUDIO KITNER</text:p>
          </table:table-cell>
          <table:table-cell office:value-type="date" office:date-value="2023-09-15T00:01:37.66" calcext:value-type="date">
            <text:p>15/09/2023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829-28.2017.4.05.8400</text:p>
          </table:table-cell>
          <table:table-cell office:value-type="date" office:date-value="2017-12-12T15:05:48.12" calcext:value-type="date">
            <text:p>12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2-06T23:34:20.94" calcext:value-type="date">
            <text:p>06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866-45.2023.4.05.8400</text:p>
          </table:table-cell>
          <table:table-cell office:value-type="date" office:date-value="2023-12-12T08:44:49.52" calcext:value-type="date">
            <text:p>12/12/2023</text:p>
          </table:table-cell>
          <table:table-cell office:value-type="date" office:date-value="2027-12-12T08:44:49.52" calcext:value-type="date">
            <text:p>12/12/2027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4-02-21T00:00:49.84" calcext:value-type="date">
            <text:p>21/02/2024</text:p>
          </table:table-cell>
          <table:table-cell office:value-type="string" calcext:value-type="string">
            <text:p>Juntada CertR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898-64.2020.4.05.8300</text:p>
          </table:table-cell>
          <table:table-cell office:value-type="date" office:date-value="2020-08-07T10:39:30.32" calcext:value-type="date">
            <text:p>07/08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3-02-25T18:56:06.85" calcext:value-type="date">
            <text:p>25/0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933-20.2017.4.05.8400</text:p>
          </table:table-cell>
          <table:table-cell office:value-type="date" office:date-value="2017-12-13T18:35:47.6" calcext:value-type="date">
            <text:p>13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ISELE MARIA DA SILVA ARAÚJO LEITE</text:p>
          </table:table-cell>
          <table:table-cell office:value-type="date" office:date-value="2022-06-20T08:49:25.08" calcext:value-type="date">
            <text:p>20/06/2022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2950-56.2017.4.05.8400</text:p>
          </table:table-cell>
          <table:table-cell office:value-type="date" office:date-value="2017-12-13T11:49:17.78" calcext:value-type="date">
            <text:p>13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4-02-26T00:03:00.23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184-51.2020.4.05.8200</text:p>
          </table:table-cell>
          <table:table-cell office:value-type="date" office:date-value="2020-12-22T10:51:46.67" calcext:value-type="date">
            <text:p>22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2-12-24T00:01:56.92" calcext:value-type="date">
            <text:p>24/12/2022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382-25.2019.4.05.8200</text:p>
          </table:table-cell>
          <table:table-cell office:value-type="date" office:date-value="2019-09-19T17:47:44.55" calcext:value-type="date">
            <text:p>19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IEGO FERNANDES GUIMARÃES</text:p>
          </table:table-cell>
          <table:table-cell office:value-type="date" office:date-value="2023-05-09T09:32:45.8" calcext:value-type="date">
            <text:p>09/05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394-21.2019.4.05.8400</text:p>
          </table:table-cell>
          <table:table-cell office:value-type="date" office:date-value="2019-12-17T14:34:25.99" calcext:value-type="date">
            <text:p>17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4-02-26T13:25:53.59" calcext:value-type="date">
            <text:p>26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396-88.2019.4.05.8400</text:p>
          </table:table-cell>
          <table:table-cell office:value-type="date" office:date-value="2019-12-18T11:41:12.51" calcext:value-type="date">
            <text:p>18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ONIKY MAYARA COSTA FONSÊCA</text:p>
          </table:table-cell>
          <table:table-cell office:value-type="date" office:date-value="2024-02-26T00:00:08.88" calcext:value-type="date">
            <text:p>26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410-90.2019.4.05.8200</text:p>
          </table:table-cell>
          <table:table-cell office:value-type="date" office:date-value="2019-09-26T13:15:32.32" calcext:value-type="date">
            <text:p>26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05-05T19:24:42.2" calcext:value-type="date">
            <text:p>05/05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540-32.2023.4.05.8300</text:p>
          </table:table-cell>
          <table:table-cell office:value-type="date" office:date-value="2023-06-27T17:59:12.02" calcext:value-type="date">
            <text:p>27/06/2023</text:p>
          </table:table-cell>
          <table:table-cell office:value-type="date" office:date-value="2027-06-27T17:59:12.02" calcext:value-type="date">
            <text:p>27/06/2027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3-06-30T17:20:04.93" calcext:value-type="date">
            <text:p>30/06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580-87.2018.4.05.8300</text:p>
          </table:table-cell>
          <table:table-cell office:value-type="date" office:date-value="2018-09-21T14:59:28.68" calcext:value-type="date">
            <text:p>21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LIA IVO NEVES</text:p>
          </table:table-cell>
          <table:table-cell office:value-type="date" office:date-value="2024-01-29T11:34:45.85" calcext:value-type="date">
            <text:p>29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627-27.2019.4.05.8300</text:p>
          </table:table-cell>
          <table:table-cell office:value-type="date" office:date-value="2019-07-11T17:15:06.22" calcext:value-type="date">
            <text:p>11/07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CLÁUDIO KITNER</text:p>
          </table:table-cell>
          <table:table-cell office:value-type="date" office:date-value="2023-07-06T11:54:27.56" calcext:value-type="date">
            <text:p>06/07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644-88.2018.4.05.8400</text:p>
          </table:table-cell>
          <table:table-cell office:value-type="date" office:date-value="2018-11-12T13:27:35.57" calcext:value-type="date">
            <text:p>12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VAN LIRA DE CARVALHO</text:p>
          </table:table-cell>
          <table:table-cell office:value-type="date" office:date-value="2019-09-04T13:10:21.18" calcext:value-type="date">
            <text:p>04/09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749-49.2019.4.05.8200</text:p>
          </table:table-cell>
          <table:table-cell office:value-type="date" office:date-value="2019-09-30T16:42:04.25" calcext:value-type="date">
            <text:p>30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WANESSA FIGUEIREDO DOS SANTOS LIMA</text:p>
          </table:table-cell>
          <table:table-cell office:value-type="date" office:date-value="2024-02-21T13:54:35.12" calcext:value-type="date">
            <text:p>21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750-34.2019.4.05.8200</text:p>
          </table:table-cell>
          <table:table-cell office:value-type="date" office:date-value="2019-09-30T17:19:33.19" calcext:value-type="date">
            <text:p>30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DRIANA CARNEIRO DA CUNHA MONTEIRO NÓBREGA</text:p>
          </table:table-cell>
          <table:table-cell office:value-type="date" office:date-value="2023-12-01T12:34:19.41" calcext:value-type="date">
            <text:p>01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765-19.2018.4.05.8400</text:p>
          </table:table-cell>
          <table:table-cell office:value-type="date" office:date-value="2018-11-20T12:15:03.38" calcext:value-type="date">
            <text:p>20/11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GNUS AUGUSTO COSTA DELGADO</text:p>
          </table:table-cell>
          <table:table-cell office:value-type="date" office:date-value="2023-10-19T14:17:16.39" calcext:value-type="date">
            <text:p>19/10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3773-52.2020.4.05.8100</text:p>
          </table:table-cell>
          <table:table-cell office:value-type="date" office:date-value="2020-11-20T11:16:55.37" calcext:value-type="date">
            <text:p>20/11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DANIELLE MACÊDO PEIXOTO DE CARVALHO</text:p>
          </table:table-cell>
          <table:table-cell office:value-type="date" office:date-value="2024-02-21T15:27:02.48" calcext:value-type="date">
            <text:p>21/02/2024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4548-09.2016.4.05.8100</text:p>
          </table:table-cell>
          <table:table-cell office:value-type="date" office:date-value="2016-10-31T14:54:27.21" calcext:value-type="date">
            <text:p>31/10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9-04T11:07:01.07" calcext:value-type="date">
            <text:p>04/09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4616-56.2016.4.05.8100</text:p>
          </table:table-cell>
          <table:table-cell office:value-type="date" office:date-value="2016-11-10T11:51:35.8" calcext:value-type="date">
            <text:p>10/11/2016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RGE LUIS GIRAO BARRETO</text:p>
          </table:table-cell>
          <table:table-cell office:value-type="date" office:date-value="2023-04-25T15:15:40.66" calcext:value-type="date">
            <text:p>25/04/2023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4669-23.2019.4.05.8200</text:p>
          </table:table-cell>
          <table:table-cell office:value-type="date" office:date-value="2019-10-11T11:03:58.26" calcext:value-type="date">
            <text:p>11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MILIANO ZAPATA DE MIRANDA LEITÃO</text:p>
          </table:table-cell>
          <table:table-cell office:value-type="date" office:date-value="2022-08-19T14:40:23.11" calcext:value-type="date">
            <text:p>19/08/2022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4977-59.2019.4.05.8200</text:p>
          </table:table-cell>
          <table:table-cell office:value-type="date" office:date-value="2019-10-14T18:31:23.12" calcext:value-type="date">
            <text:p>14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3-03-23T14:14:59.01" calcext:value-type="date">
            <text:p>23/03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4983-57.2019.4.05.8300</text:p>
          </table:table-cell>
          <table:table-cell office:value-type="date" office:date-value="2019-08-07T10:22:06.72" calcext:value-type="date">
            <text:p>07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UBIRATAN DE COUTO MAURÍCIO</text:p>
          </table:table-cell>
          <table:table-cell office:value-type="date" office:date-value="2022-03-12T18:31:42.96" calcext:value-type="date">
            <text:p>12/03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013-13.2019.4.05.8100</text:p>
          </table:table-cell>
          <table:table-cell office:value-type="date" office:date-value="2019-08-01T14:08:30.16" calcext:value-type="date">
            <text:p>01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IANE MEIRA LIMA</text:p>
          </table:table-cell>
          <table:table-cell office:value-type="date" office:date-value="2023-10-24T15:57:35.43" calcext:value-type="date">
            <text:p>24/10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073-02.2018.4.05.8300</text:p>
          </table:table-cell>
          <table:table-cell office:value-type="date" office:date-value="2018-10-16T11:51:32.61" calcext:value-type="date">
            <text:p>16/10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08-30T21:35:15.93" calcext:value-type="date">
            <text:p>30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125-95.2018.4.05.8300</text:p>
          </table:table-cell>
          <table:table-cell office:value-type="date" office:date-value="2018-09-26T12:39:29.32" calcext:value-type="date">
            <text:p>26/09/2018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RILIA IVO NEVES</text:p>
          </table:table-cell>
          <table:table-cell office:value-type="date" office:date-value="2024-01-29T11:25:02.76" calcext:value-type="date">
            <text:p>29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172-91.2021.4.05.8000</text:p>
          </table:table-cell>
          <table:table-cell office:value-type="date" office:date-value="2021-09-22T09:14:21.3" calcext:value-type="date">
            <text:p>22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3-11-30T13:24:31.84" calcext:value-type="date">
            <text:p>30/11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278-19.2022.4.05.8000</text:p>
          </table:table-cell>
          <table:table-cell office:value-type="date" office:date-value="2022-11-30T11:40:27.93" calcext:value-type="date">
            <text:p>30/11/2022</text:p>
          </table:table-cell>
          <table:table-cell office:value-type="date" office:date-value="2026-11-30T11:40:27.93" calcext:value-type="date">
            <text:p>30/11/2026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ICARDO LUIZ BARBOSA DE SAMPAIO ZAGALLO</text:p>
          </table:table-cell>
          <table:table-cell office:value-type="date" office:date-value="2024-02-23T07:56:43.97" calcext:value-type="date">
            <text:p>23/02/2024</text:p>
          </table:table-cell>
          <table:table-cell office:value-type="string" calcext:value-type="string">
            <text:p>Expedição de document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542-27.2022.4.05.8100</text:p>
          </table:table-cell>
          <table:table-cell office:value-type="date" office:date-value="2022-10-07T10:47:26.96" calcext:value-type="date">
            <text:p>07/10/2022</text:p>
          </table:table-cell>
          <table:table-cell office:value-type="date" office:date-value="2026-10-07T10:47:26.96" calcext:value-type="date">
            <text:p>07/10/2026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HELOISA SILVA DE MELO</text:p>
          </table:table-cell>
          <table:table-cell office:value-type="date" office:date-value="2022-10-07T11:00:04.17" calcext:value-type="date">
            <text:p>07/10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695-13.2020.4.05.8300</text:p>
          </table:table-cell>
          <table:table-cell office:value-type="date" office:date-value="2020-09-24T09:36:23.9" calcext:value-type="date">
            <text:p>24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0-11-26T21:29:26.32" calcext:value-type="date">
            <text:p>26/11/2020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705-91.2019.4.05.8300</text:p>
          </table:table-cell>
          <table:table-cell office:value-type="date" office:date-value="2019-08-16T18:05:46.91" calcext:value-type="date">
            <text:p>16/08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19-10-27T00:03:03.66" calcext:value-type="date">
            <text:p>27/10/2019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709-94.2020.4.05.8300</text:p>
          </table:table-cell>
          <table:table-cell office:value-type="date" office:date-value="2020-09-24T12:04:58.28" calcext:value-type="date">
            <text:p>24/09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NILCÉA MARIA BARBOSA MAGGI</text:p>
          </table:table-cell>
          <table:table-cell office:value-type="date" office:date-value="2020-10-11T00:04:25.31" calcext:value-type="date">
            <text:p>11/10/2020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5725-41.2021.4.05.8000</text:p>
          </table:table-cell>
          <table:table-cell office:value-type="date" office:date-value="2021-08-17T15:11:08.8" calcext:value-type="date">
            <text:p>17/08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ROSMAR ANTONNI RODRIGUES CAVALCANTI DE ALENCAR</text:p>
          </table:table-cell>
          <table:table-cell office:value-type="date" office:date-value="2024-02-09T00:00:45.38" calcext:value-type="date">
            <text:p>09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6192-20.2021.4.05.8000</text:p>
          </table:table-cell>
          <table:table-cell office:value-type="date" office:date-value="2021-09-20T14:10:23.81" calcext:value-type="date">
            <text:p>2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4-02-22T00:00:36.24" calcext:value-type="date">
            <text:p>22/02/2024</text:p>
          </table:table-cell>
          <table:table-cell office:value-type="string" calcext:value-type="string">
            <text:p>Juntada Certdp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6234-71.2023.4.05.8300</text:p>
          </table:table-cell>
          <table:table-cell office:value-type="date" office:date-value="2023-08-03T22:37:06.14" calcext:value-type="date">
            <text:p>03/08/2023</text:p>
          </table:table-cell>
          <table:table-cell office:value-type="date" office:date-value="2027-08-03T22:37:06.14" calcext:value-type="date">
            <text:p>03/08/2027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MARINA COFFERRI</text:p>
          </table:table-cell>
          <table:table-cell office:value-type="date" office:date-value="2023-08-22T15:47:45.12" calcext:value-type="date">
            <text:p>22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6629-86.2020.4.05.8100</text:p>
          </table:table-cell>
          <table:table-cell office:value-type="date" office:date-value="2020-12-17T14:26:16.6" calcext:value-type="date">
            <text:p>17/12/2020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1-10-08T10:41:26.82" calcext:value-type="date">
            <text:p>08/10/2021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6719-13.2019.4.05.8300</text:p>
          </table:table-cell>
          <table:table-cell office:value-type="date" office:date-value="2019-09-02T15:13:06.86" calcext:value-type="date">
            <text:p>02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08-08T21:00:25.66" calcext:value-type="date">
            <text:p>08/08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7288-09.2022.4.05.8300</text:p>
          </table:table-cell>
          <table:table-cell office:value-type="date" office:date-value="2022-10-19T13:57:31.94" calcext:value-type="date">
            <text:p>19/10/2022</text:p>
          </table:table-cell>
          <table:table-cell office:value-type="date" office:date-value="2026-10-19T13:57:31.94" calcext:value-type="date">
            <text:p>19/10/2026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4-02-14T17:21:01.99" calcext:value-type="date">
            <text:p>14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8344-82.2019.4.05.8300</text:p>
          </table:table-cell>
          <table:table-cell office:value-type="date" office:date-value="2019-09-23T13:40:10.21" calcext:value-type="date">
            <text:p>23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UGUSTO CÉSAR DE CARVALHO LEAL</text:p>
          </table:table-cell>
          <table:table-cell office:value-type="date" office:date-value="2020-10-20T18:22:31.29" calcext:value-type="date">
            <text:p>20/10/2020</text:p>
          </table:table-cell>
          <table:table-cell office:value-type="string" calcext:value-type="string">
            <text:p>Remess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8507-12.2021.4.05.8100</text:p>
          </table:table-cell>
          <table:table-cell office:value-type="date" office:date-value="2021-12-17T13:05:31.74" calcext:value-type="date">
            <text:p>17/12/2021</text:p>
          </table:table-cell>
          <table:table-cell office:value-type="date" office:date-value="2025-12-17T13:05:31.74" calcext:value-type="date">
            <text:p>17/12/202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KARLA DE ALMEIDA MIRANDA MAIA</text:p>
          </table:table-cell>
          <table:table-cell office:value-type="date" office:date-value="2024-02-22T12:45:16.19" calcext:value-type="date">
            <text:p>22/02/2024</text:p>
          </table:table-cell>
          <table:table-cell office:value-type="string" calcext:value-type="string">
            <text:p>Aguardando Julgamento de Processo ou Recurs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8608-70.2017.4.05.8300</text:p>
          </table:table-cell>
          <table:table-cell office:value-type="date" office:date-value="2017-12-08T20:08:52.12" calcext:value-type="date">
            <text:p>08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POLYANA FALCAO BRITO</text:p>
          </table:table-cell>
          <table:table-cell office:value-type="date" office:date-value="2023-10-31T17:11:40.99" calcext:value-type="date">
            <text:p>31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8894-77.2019.4.05.8300</text:p>
          </table:table-cell>
          <table:table-cell office:value-type="date" office:date-value="2019-09-26T14:52:04.36" calcext:value-type="date">
            <text:p>26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A CÁRITA MUNIZ DA SILVA</text:p>
          </table:table-cell>
          <table:table-cell office:value-type="date" office:date-value="2024-02-19T06:14:42.38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9308-46.2017.4.05.8300</text:p>
          </table:table-cell>
          <table:table-cell office:value-type="date" office:date-value="2017-12-19T13:26:30.63" calcext:value-type="date">
            <text:p>19/12/2017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4-01-25T22:42:00.97" calcext:value-type="date">
            <text:p>25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9465-07.2021.4.05.8000</text:p>
          </table:table-cell>
          <table:table-cell office:value-type="date" office:date-value="2021-12-29T11:15:05.85" calcext:value-type="date">
            <text:p>29/12/2021</text:p>
          </table:table-cell>
          <table:table-cell office:value-type="date" office:date-value="2025-12-29T11:15:05.85" calcext:value-type="date">
            <text:p>29/12/2025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GUSTAVO DE <text:s/>MENDONÇA GOMES</text:p>
          </table:table-cell>
          <table:table-cell office:value-type="date" office:date-value="2023-12-13T23:49:38.77" calcext:value-type="date">
            <text:p>13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9666-35.2022.4.05.8300</text:p>
          </table:table-cell>
          <table:table-cell office:value-type="date" office:date-value="2022-12-06T15:28:34.12" calcext:value-type="date">
            <text:p>06/12/2022</text:p>
          </table:table-cell>
          <table:table-cell office:value-type="date" office:date-value="2026-12-06T15:28:34.12" calcext:value-type="date">
            <text:p>06/12/2026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AUGUSTO CÉSAR DE CARVALHO LEAL</text:p>
          </table:table-cell>
          <table:table-cell office:value-type="date" office:date-value="2022-12-13T01:09:10.81" calcext:value-type="date">
            <text:p>13/12/2022</text:p>
          </table:table-cell>
          <table:table-cell office:value-type="string" calcext:value-type="string">
            <text:p>Mero expediente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19818-20.2021.4.05.8300</text:p>
          </table:table-cell>
          <table:table-cell office:value-type="date" office:date-value="2021-09-30T15:52:29.51" calcext:value-type="date">
            <text:p>3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MANDA TORRES DE LUCENA DINIZ ARAÚJO</text:p>
          </table:table-cell>
          <table:table-cell office:value-type="date" office:date-value="2024-01-30T18:52:56.49" calcext:value-type="date">
            <text:p>30/01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0463-11.2022.4.05.8300</text:p>
          </table:table-cell>
          <table:table-cell office:value-type="date" office:date-value="2022-12-21T15:09:04.17" calcext:value-type="date">
            <text:p>21/12/2022</text:p>
          </table:table-cell>
          <table:table-cell office:value-type="date" office:date-value="2026-12-21T15:09:04.17" calcext:value-type="date">
            <text:p>21/12/202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CLÁUDIO KITNER</text:p>
          </table:table-cell>
          <table:table-cell office:value-type="date" office:date-value="2023-08-21T10:44:02.56" calcext:value-type="date">
            <text:p>21/08/2023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0468-56.2019.4.05.8100</text:p>
          </table:table-cell>
          <table:table-cell office:value-type="date" office:date-value="2019-09-25T14:02:01.85" calcext:value-type="date">
            <text:p>25/09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GEORGE MARMELSTEIN LIMA</text:p>
          </table:table-cell>
          <table:table-cell office:value-type="date" office:date-value="2022-06-14T16:45:12.42" calcext:value-type="date">
            <text:p>14/06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0977-45.2023.4.05.8100</text:p>
          </table:table-cell>
          <table:table-cell office:value-type="date" office:date-value="2023-12-05T16:26:01.34" calcext:value-type="date">
            <text:p>05/12/2023</text:p>
          </table:table-cell>
          <table:table-cell office:value-type="date" office:date-value="2027-12-05T16:26:01.34" calcext:value-type="date">
            <text:p>05/12/2027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ALCIDES SALDANHA LIMA</text:p>
          </table:table-cell>
          <table:table-cell office:value-type="date" office:date-value="2023-12-19T18:05:46.25" calcext:value-type="date">
            <text:p>19/12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0999-56.2021.4.05.8300</text:p>
          </table:table-cell>
          <table:table-cell office:value-type="date" office:date-value="2021-09-30T16:19:40.67" calcext:value-type="date">
            <text:p>30/09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A CÁRITA MUNIZ DA SILVA</text:p>
          </table:table-cell>
          <table:table-cell office:value-type="date" office:date-value="2024-02-02T19:58:44.35" calcext:value-type="date">
            <text:p>02/02/2024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1000-41.2021.4.05.8300</text:p>
          </table:table-cell>
          <table:table-cell office:value-type="date" office:date-value="2021-10-20T17:17:58.2" calcext:value-type="date">
            <text:p>20/10/2021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A CÁRITA MUNIZ DA SILVA</text:p>
          </table:table-cell>
          <table:table-cell office:value-type="date" office:date-value="2024-02-19T14:19:25.07" calcext:value-type="date">
            <text:p>19/02/2024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1471-37.2019.4.05.8200</text:p>
          </table:table-cell>
          <table:table-cell office:value-type="date" office:date-value="2019-12-13T17:34:06.82" calcext:value-type="date">
            <text:p>13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20-07-07T16:09:17.31" calcext:value-type="date">
            <text:p>07/07/2020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2471-81.2019.4.05.8100</text:p>
          </table:table-cell>
          <table:table-cell office:value-type="date" office:date-value="2019-11-18T13:03:30" calcext:value-type="date">
            <text:p>18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LEONARDO RESENDE MARTINS</text:p>
          </table:table-cell>
          <table:table-cell office:value-type="date" office:date-value="2021-03-07T17:03:04.89" calcext:value-type="date">
            <text:p>07/03/2021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3510-56.2023.4.05.8300</text:p>
          </table:table-cell>
          <table:table-cell office:value-type="date" office:date-value="2023-11-13T12:02:06.01" calcext:value-type="date">
            <text:p>13/11/2023</text:p>
          </table:table-cell>
          <table:table-cell office:value-type="date" office:date-value="2027-11-13T12:02:06.01" calcext:value-type="date">
            <text:p>13/11/2027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3-12-13T11:13:09.47" calcext:value-type="date">
            <text:p>13/12/2023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3517-48.2023.4.05.8300</text:p>
          </table:table-cell>
          <table:table-cell office:value-type="date" office:date-value="2023-11-13T12:29:46.21" calcext:value-type="date">
            <text:p>13/11/2023</text:p>
          </table:table-cell>
          <table:table-cell office:value-type="date" office:date-value="2027-11-13T12:29:46.21" calcext:value-type="date">
            <text:p>13/11/2027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FRANCISCO ANTÔNIO DE BARROS E SILVA NETO</text:p>
          </table:table-cell>
          <table:table-cell office:value-type="date" office:date-value="2023-12-05T10:35:29.47" calcext:value-type="date">
            <text:p>05/12/2023</text:p>
          </table:table-cell>
          <table:table-cell office:value-type="string" calcext:value-type="string">
            <text:p>Juntada Cer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3727-41.2019.4.05.8300</text:p>
          </table:table-cell>
          <table:table-cell office:value-type="date" office:date-value="2019-11-26T09:48:13.29" calcext:value-type="date">
            <text:p>26/1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ÉLIO SÍLVIO OUREM CAMPOS</text:p>
          </table:table-cell>
          <table:table-cell office:value-type="date" office:date-value="2022-10-20T10:15:43.21" calcext:value-type="date">
            <text:p>20/10/2022</text:p>
          </table:table-cell>
          <table:table-cell office:value-type="string" calcext:value-type="string">
            <text:p>Conclus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4559-74.2019.4.05.8300</text:p>
          </table:table-cell>
          <table:table-cell office:value-type="date" office:date-value="2019-12-05T11:13:47.17" calcext:value-type="date">
            <text:p>05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AIME TRAVASSOS SARINHO</text:p>
          </table:table-cell>
          <table:table-cell office:value-type="date" office:date-value="2024-02-23T12:46:05.78" calcext:value-type="date">
            <text:p>23/02/2024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4735-82.2021.4.05.8300</text:p>
          </table:table-cell>
          <table:table-cell office:value-type="date" office:date-value="2021-12-16T22:24:32.75" calcext:value-type="date">
            <text:p>16/12/2021</text:p>
          </table:table-cell>
          <table:table-cell office:value-type="date" office:date-value="2025-12-16T22:24:32.75" calcext:value-type="date">
            <text:p>16/12/2025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3-11-13T10:59:07.59" calcext:value-type="date">
            <text:p>13/11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4902-02.2021.4.05.8300</text:p>
          </table:table-cell>
          <table:table-cell office:value-type="date" office:date-value="2021-12-27T23:03:10.13" calcext:value-type="date">
            <text:p>27/12/2021</text:p>
          </table:table-cell>
          <table:table-cell office:value-type="date" office:date-value="2025-12-27T23:03:10.13" calcext:value-type="date">
            <text:p>27/12/202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FREDERICO JOSÉ PINTO AZEVEDO</text:p>
          </table:table-cell>
          <table:table-cell office:value-type="date" office:date-value="2024-02-11T00:03:54.61" calcext:value-type="date">
            <text:p>11/02/2024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0824930-67.2021.4.05.8300</text:p>
          </table:table-cell>
          <table:table-cell office:value-type="date" office:date-value="2021-12-30T00:02:39.08" calcext:value-type="date">
            <text:p>30/12/2021</text:p>
          </table:table-cell>
          <table:table-cell office:value-type="date" office:date-value="2025-12-30T00:02:39.08" calcext:value-type="date">
            <text:p>30/12/2025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CAMILA DECHICHA PARAHYBA</text:p>
          </table:table-cell>
          <table:table-cell office:value-type="date" office:date-value="2023-10-13T09:54:05.35" calcext:value-type="date">
            <text:p>13/10/2023</text:p>
          </table:table-cell>
          <table:table-cell office:value-type="string" calcext:value-type="string">
            <text:p>Petiçã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0002-31.2019.4.05.8200</text:p>
          </table:table-cell>
          <table:table-cell office:value-type="date" office:date-value="2019-01-29T11:48:00" calcext:value-type="date">
            <text:p>29/01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3-11T11:49:06.42" calcext:value-type="date">
            <text:p>11/03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0002-31.2019.4.05.8200</text:p>
          </table:table-cell>
          <table:table-cell office:value-type="date" office:date-value="2019-03-08T14:37:48.01" calcext:value-type="date">
            <text:p>08/03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ÃO PEREIRA DE ANDRADE FILHO</text:p>
          </table:table-cell>
          <table:table-cell office:value-type="date" office:date-value="2019-08-26T14:29:50.01" calcext:value-type="date">
            <text:p>26/08/2019</text:p>
          </table:table-cell>
          <table:table-cell office:value-type="string" calcext:value-type="string">
            <text:p>Baixa Definitiva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0015-15.2019.4.05.8302</text:p>
          </table:table-cell>
          <table:table-cell office:value-type="date" office:date-value="2019-06-04T16:32:00" calcext:value-type="date">
            <text:p>04/06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AGO ANTUNES DE AGUIAR</text:p>
          </table:table-cell>
          <table:table-cell office:value-type="date" office:date-value="2019-07-17T14:46:30.39" calcext:value-type="date">
            <text:p>17/07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0026-44.2019.4.05.8302</text:p>
          </table:table-cell>
          <table:table-cell office:value-type="date" office:date-value="2019-10-21T12:19:00" calcext:value-type="date">
            <text:p>21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19-12-11T13:12:50.14" calcext:value-type="date">
            <text:p>11/12/2019</text:p>
          </table:table-cell>
          <table:table-cell office:value-type="string" calcext:value-type="string">
            <text:p>Baixa Definitiva - Processo Migrado para o PJe no 1º grau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0026-44.2019.4.05.8302</text:p>
          </table:table-cell>
          <table:table-cell office:value-type="date" office:date-value="2019-12-11T13:06:54.58" calcext:value-type="date">
            <text:p>11/12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EMÍSTOCLES ARAUJO AZEVEDO</text:p>
          </table:table-cell>
          <table:table-cell office:value-type="date" office:date-value="2020-10-17T00:02:49.23" calcext:value-type="date">
            <text:p>17/10/2020</text:p>
          </table:table-cell>
          <table:table-cell office:value-type="string" calcext:value-type="string">
            <text:p>Juntada CertInt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ª Vara Federa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0028-14.2019.4.05.8302</text:p>
          </table:table-cell>
          <table:table-cell office:value-type="date" office:date-value="2019-10-29T13:59:00" calcext:value-type="date">
            <text:p>29/10/2019</text:p>
          </table:table-cell>
          <table:table-cell office:value-type="date" office:date-value="2025-10-26" calcext:value-type="date">
            <text:p>26/10/2025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JOSE MOREIRA DA SILVA NETO</text:p>
          </table:table-cell>
          <table:table-cell office:value-type="date" office:date-value="2019-12-19T11:43:00" calcext:value-type="date">
            <text:p>19/12/2019</text:p>
          </table:table-cell>
          <table:table-cell office:value-type="string" calcext:value-type="string">
            <text:p>Definitivo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ª Vara Federal</text:p>
          </table:table-cell>
          <table:table-cell table:number-columns-repeated="16374"/>
        </table:table-row>
        <table:table-row table:style-name="ro1" table:number-rows-repeated="10466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day number:style="long"/>
      <number:text>/</number:text>
      <number:month number:style="long"/>
      <number:text>/</number:text>
      <number:year number:style="long"/>
    </number:date-style>
    <number:number-style style:name="N138">
      <number:number number:decimal-places="0" number:min-decimal-places="0" number:min-integer-digits="1"/>
    </number:number-style>
    <number:number-style style:name="N139">
      <number:scientific-number number:decimal-places="14" number:min-decimal-places="1" number:min-integer-digits="0" number:min-exponent-digits="3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7:56:27</meta:creation-date>
    <dc:date>2024-03-03T11:07:09.782000000</dc:date>
    <meta:generator>LibreOffice/7.5.4.2$Windows_X86_64 LibreOffice_project/36ccfdc35048b057fd9854c757a8b67ec53977b6</meta:generator>
    <meta:editing-duration>PT16S</meta:editing-duration>
    <meta:editing-cycles>1</meta:editing-cycles>
    <meta:document-statistic meta:table-count="1" meta:cell-count="18940" meta:object-count="0"/>
    <meta:user-defined meta:name="AppVersion">12.0000</meta:user-defined>
  </office:meta>
</office:document-meta>
</file>